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20.8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97mm"/>
    </style:style>
    <style:style style:name="co8" style:family="table-column">
      <style:table-column-properties fo:break-before="auto" style:column-width="93.54mm"/>
    </style:style>
    <style:style style:name="co9" style:family="table-column">
      <style:table-column-properties fo:break-before="auto" style:column-width="48.33mm"/>
    </style:style>
    <style:style style:name="co10" style:family="table-column">
      <style:table-column-properties fo:break-before="auto" style:column-width="95.41mm"/>
    </style:style>
    <style:style style:name="co11" style:family="table-column">
      <style:table-column-properties fo:break-before="auto" style:column-width="122.24mm"/>
    </style:style>
    <style:style style:name="co12" style:family="table-column">
      <style:table-column-properties fo:break-before="auto" style:column-width="124.32mm"/>
    </style:style>
    <style:style style:name="co13" style:family="table-column">
      <style:table-column-properties fo:break-before="auto" style:column-width="100.75mm"/>
    </style:style>
    <style:style style:name="co14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3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79921" calcext:value-type="float">
            <text:p>79921</text:p>
          </table:table-cell>
          <table:table-cell office:value-type="float" office:value="46880" calcext:value-type="float">
            <text:p>4688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EAVER RIVER</text:p>
          </table:table-cell>
          <table:table-cell office:value-type="float" office:value="72694" calcext:value-type="float">
            <text:p>72694</text:p>
          </table:table-cell>
          <table:table-cell office:value-type="float" office:value="43320" calcext:value-type="float">
            <text:p>4332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00058" calcext:value-type="float">
            <text:p>100058</text:p>
          </table:table-cell>
          <table:table-cell office:value-type="float" office:value="74301" calcext:value-type="float">
            <text:p>743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</text:p>
          </table:table-cell>
          <table:table-cell office:value-type="float" office:value="110520" calcext:value-type="float">
            <text:p>110520</text:p>
          </table:table-cell>
          <table:table-cell office:value-type="float" office:value="77825" calcext:value-type="float">
            <text:p>7782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9649" calcext:value-type="float">
            <text:p>109649</text:p>
          </table:table-cell>
          <table:table-cell office:value-type="float" office:value="67065" calcext:value-type="float">
            <text:p>67065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7906" calcext:value-type="float">
            <text:p>107906</text:p>
          </table:table-cell>
          <table:table-cell office:value-type="float" office:value="70062" calcext:value-type="float">
            <text:p>7006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9305" calcext:value-type="float">
            <text:p>109305</text:p>
          </table:table-cell>
          <table:table-cell office:value-type="float" office:value="77198" calcext:value-type="float">
            <text:p>77198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98661" calcext:value-type="float">
            <text:p>98661</text:p>
          </table:table-cell>
          <table:table-cell office:value-type="float" office:value="69650" calcext:value-type="float">
            <text:p>6965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70315" calcext:value-type="float">
            <text:p>70315</text:p>
          </table:table-cell>
          <table:table-cell office:value-type="float" office:value="45499" calcext:value-type="float">
            <text:p>45499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91433" calcext:value-type="float">
            <text:p>91433</text:p>
          </table:table-cell>
          <table:table-cell office:value-type="float" office:value="57553" calcext:value-type="float">
            <text:p>5755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106598" calcext:value-type="float">
            <text:p>106598</text:p>
          </table:table-cell>
          <table:table-cell office:value-type="float" office:value="67483" calcext:value-type="float">
            <text:p>67483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WEST</text:p>
          </table:table-cell>
          <table:table-cell office:value-type="float" office:value="80010" calcext:value-type="float">
            <text:p>80010</text:p>
          </table:table-cell>
          <table:table-cell office:value-type="float" office:value="55485" calcext:value-type="float">
            <text:p>55485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102512" calcext:value-type="float">
            <text:p>102512</text:p>
          </table:table-cell>
          <table:table-cell office:value-type="float" office:value="65007" calcext:value-type="float">
            <text:p>65007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03293" calcext:value-type="float">
            <text:p>103293</text:p>
          </table:table-cell>
          <table:table-cell office:value-type="float" office:value="70987" calcext:value-type="float">
            <text:p>7098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0136" calcext:value-type="float">
            <text:p>90136</text:p>
          </table:table-cell>
          <table:table-cell office:value-type="float" office:value="67962" calcext:value-type="float">
            <text:p>67962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77896" calcext:value-type="float">
            <text:p>77896</text:p>
          </table:table-cell>
          <table:table-cell office:value-type="float" office:value="50363" calcext:value-type="float">
            <text:p>50363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6170" calcext:value-type="float">
            <text:p>96170</text:p>
          </table:table-cell>
          <table:table-cell office:value-type="float" office:value="62357" calcext:value-type="float">
            <text:p>62357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65664" calcext:value-type="float">
            <text:p>65664</text:p>
          </table:table-cell>
          <table:table-cell office:value-type="float" office:value="44076" calcext:value-type="float">
            <text:p>4407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89243" calcext:value-type="float">
            <text:p>89243</text:p>
          </table:table-cell>
          <table:table-cell office:value-type="float" office:value="57865" calcext:value-type="float">
            <text:p>57865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4721" calcext:value-type="float">
            <text:p>104721</text:p>
          </table:table-cell>
          <table:table-cell office:value-type="float" office:value="61055" calcext:value-type="float">
            <text:p>61055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96957" calcext:value-type="float">
            <text:p>96957</text:p>
          </table:table-cell>
          <table:table-cell office:value-type="float" office:value="62470" calcext:value-type="float">
            <text:p>6247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82993" calcext:value-type="float">
            <text:p>82993</text:p>
          </table:table-cell>
          <table:table-cell office:value-type="float" office:value="53853" calcext:value-type="float">
            <text:p>5385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</text:p>
          </table:table-cell>
          <table:table-cell office:value-type="float" office:value="75570" calcext:value-type="float">
            <text:p>75570</text:p>
          </table:table-cell>
          <table:table-cell office:value-type="float" office:value="49113" calcext:value-type="float">
            <text:p>49113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79398" calcext:value-type="float">
            <text:p>79398</text:p>
          </table:table-cell>
          <table:table-cell office:value-type="float" office:value="53651" calcext:value-type="float">
            <text:p>53651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79238" calcext:value-type="float">
            <text:p>79238</text:p>
          </table:table-cell>
          <table:table-cell office:value-type="float" office:value="53511" calcext:value-type="float">
            <text:p>53511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4964" calcext:value-type="float">
            <text:p>84964</text:p>
          </table:table-cell>
          <table:table-cell office:value-type="float" office:value="53078" calcext:value-type="float">
            <text:p>5307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KINGSWAY</text:p>
          </table:table-cell>
          <table:table-cell office:value-type="float" office:value="107984" calcext:value-type="float">
            <text:p>107984</text:p>
          </table:table-cell>
          <table:table-cell office:value-type="float" office:value="74245" calcext:value-type="float">
            <text:p>74245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PILANO--HOWE SOUND</text:p>
          </table:table-cell>
          <table:table-cell office:value-type="float" office:value="74243" calcext:value-type="float">
            <text:p>74243</text:p>
          </table:table-cell>
          <table:table-cell office:value-type="float" office:value="52585" calcext:value-type="float">
            <text:p>52585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70663" calcext:value-type="float">
            <text:p>70663</text:p>
          </table:table-cell>
          <table:table-cell office:value-type="float" office:value="42041" calcext:value-type="float">
            <text:p>42041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MOX--ALBERNI</text:p>
          </table:table-cell>
          <table:table-cell office:value-type="float" office:value="90036" calcext:value-type="float">
            <text:p>90036</text:p>
          </table:table-cell>
          <table:table-cell office:value-type="float" office:value="61779" calcext:value-type="float">
            <text:p>61779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</text:p>
          </table:table-cell>
          <table:table-cell office:value-type="float" office:value="82415" calcext:value-type="float">
            <text:p>82415</text:p>
          </table:table-cell>
          <table:table-cell office:value-type="float" office:value="54267" calcext:value-type="float">
            <text:p>54267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82160" calcext:value-type="float">
            <text:p>82160</text:p>
          </table:table-cell>
          <table:table-cell office:value-type="float" office:value="58176" calcext:value-type="float">
            <text:p>58176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EAST</text:p>
          </table:table-cell>
          <table:table-cell office:value-type="float" office:value="82875" calcext:value-type="float">
            <text:p>82875</text:p>
          </table:table-cell>
          <table:table-cell office:value-type="float" office:value="54465" calcext:value-type="float">
            <text:p>54465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WEST</text:p>
          </table:table-cell>
          <table:table-cell office:value-type="float" office:value="95014" calcext:value-type="float">
            <text:p>95014</text:p>
          </table:table-cell>
          <table:table-cell office:value-type="float" office:value="65687" calcext:value-type="float">
            <text:p>65687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float" office:value="79538" calcext:value-type="float">
            <text:p>79538</text:p>
          </table:table-cell>
          <table:table-cell office:value-type="float" office:value="52463" calcext:value-type="float">
            <text:p>5246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EAST</text:p>
          </table:table-cell>
          <table:table-cell office:value-type="float" office:value="70802" calcext:value-type="float">
            <text:p>70802</text:p>
          </table:table-cell>
          <table:table-cell office:value-type="float" office:value="43267" calcext:value-type="float">
            <text:p>43267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WEST--REVELSTOKE</text:p>
          </table:table-cell>
          <table:table-cell office:value-type="float" office:value="67317" calcext:value-type="float">
            <text:p>67317</text:p>
          </table:table-cell>
          <table:table-cell office:value-type="float" office:value="42096" calcext:value-type="float">
            <text:p>42096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MISSION--COQUITLAM</text:p>
          </table:table-cell>
          <table:table-cell office:value-type="float" office:value="91814" calcext:value-type="float">
            <text:p>91814</text:p>
          </table:table-cell>
          <table:table-cell office:value-type="float" office:value="62641" calcext:value-type="float">
            <text:p>62641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00151" calcext:value-type="float">
            <text:p>100151</text:p>
          </table:table-cell>
          <table:table-cell office:value-type="float" office:value="69950" calcext:value-type="float">
            <text:p>6995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BURNABY</text:p>
          </table:table-cell>
          <table:table-cell office:value-type="float" office:value="102992" calcext:value-type="float">
            <text:p>102992</text:p>
          </table:table-cell>
          <table:table-cell office:value-type="float" office:value="74598" calcext:value-type="float">
            <text:p>74598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ISLAND--POWELL RIVER</text:p>
          </table:table-cell>
          <table:table-cell office:value-type="float" office:value="86709" calcext:value-type="float">
            <text:p>86709</text:p>
          </table:table-cell>
          <table:table-cell office:value-type="float" office:value="55348" calcext:value-type="float">
            <text:p>55348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85093" calcext:value-type="float">
            <text:p>85093</text:p>
          </table:table-cell>
          <table:table-cell office:value-type="float" office:value="61099" calcext:value-type="float">
            <text:p>61099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 CENTRE</text:p>
          </table:table-cell>
          <table:table-cell office:value-type="float" office:value="89730" calcext:value-type="float">
            <text:p>89730</text:p>
          </table:table-cell>
          <table:table-cell office:value-type="float" office:value="66806" calcext:value-type="float">
            <text:p>6680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79074" calcext:value-type="float">
            <text:p>79074</text:p>
          </table:table-cell>
          <table:table-cell office:value-type="float" office:value="53603" calcext:value-type="float">
            <text:p>53603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IMILKAMEEN--MERRITT</text:p>
          </table:table-cell>
          <table:table-cell office:value-type="float" office:value="78861" calcext:value-type="float">
            <text:p>78861</text:p>
          </table:table-cell>
          <table:table-cell office:value-type="float" office:value="53577" calcext:value-type="float">
            <text:p>53577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</text:p>
          </table:table-cell>
          <table:table-cell office:value-type="float" office:value="93180" calcext:value-type="float">
            <text:p>93180</text:p>
          </table:table-cell>
          <table:table-cell office:value-type="float" office:value="67800" calcext:value-type="float">
            <text:p>678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86178" calcext:value-type="float">
            <text:p>86178</text:p>
          </table:table-cell>
          <table:table-cell office:value-type="float" office:value="48547" calcext:value-type="float">
            <text:p>48547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87933" calcext:value-type="float">
            <text:p>87933</text:p>
          </table:table-cell>
          <table:table-cell office:value-type="float" office:value="49087" calcext:value-type="float">
            <text:p>4908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08492" calcext:value-type="float">
            <text:p>108492</text:p>
          </table:table-cell>
          <table:table-cell office:value-type="float" office:value="72868" calcext:value-type="float">
            <text:p>72868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00510" calcext:value-type="float">
            <text:p>100510</text:p>
          </table:table-cell>
          <table:table-cell office:value-type="float" office:value="77506" calcext:value-type="float">
            <text:p>77506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74309" calcext:value-type="float">
            <text:p>74309</text:p>
          </table:table-cell>
          <table:table-cell office:value-type="float" office:value="41567" calcext:value-type="float">
            <text:p>41567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7052" calcext:value-type="float">
            <text:p>107052</text:p>
          </table:table-cell>
          <table:table-cell office:value-type="float" office:value="71877" calcext:value-type="float">
            <text:p>71877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--WHITE ROCK</text:p>
          </table:table-cell>
          <table:table-cell office:value-type="float" office:value="103497" calcext:value-type="float">
            <text:p>103497</text:p>
          </table:table-cell>
          <table:table-cell office:value-type="float" office:value="76270" calcext:value-type="float">
            <text:p>7627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04346" calcext:value-type="float">
            <text:p>104346</text:p>
          </table:table-cell>
          <table:table-cell office:value-type="float" office:value="82107" calcext:value-type="float">
            <text:p>82107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99883" calcext:value-type="float">
            <text:p>99883</text:p>
          </table:table-cell>
          <table:table-cell office:value-type="float" office:value="57924" calcext:value-type="float">
            <text:p>57924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01988" calcext:value-type="float">
            <text:p>101988</text:p>
          </table:table-cell>
          <table:table-cell office:value-type="float" office:value="68631" calcext:value-type="float">
            <text:p>6863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03931" calcext:value-type="float">
            <text:p>103931</text:p>
          </table:table-cell>
          <table:table-cell office:value-type="float" office:value="67170" calcext:value-type="float">
            <text:p>67170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94597" calcext:value-type="float">
            <text:p>94597</text:p>
          </table:table-cell>
          <table:table-cell office:value-type="float" office:value="73993" calcext:value-type="float">
            <text:p>73993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4762" calcext:value-type="float">
            <text:p>74762</text:p>
          </table:table-cell>
          <table:table-cell office:value-type="float" office:value="51288" calcext:value-type="float">
            <text:p>51288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68911" calcext:value-type="float">
            <text:p>68911</text:p>
          </table:table-cell>
          <table:table-cell office:value-type="float" office:value="40436" calcext:value-type="float">
            <text:p>40436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65812" calcext:value-type="float">
            <text:p>65812</text:p>
          </table:table-cell>
          <table:table-cell office:value-type="float" office:value="46412" calcext:value-type="float">
            <text:p>46412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LISGAR--MARQUETTE</text:p>
          </table:table-cell>
          <table:table-cell office:value-type="float" office:value="68408" calcext:value-type="float">
            <text:p>68408</text:p>
          </table:table-cell>
          <table:table-cell office:value-type="float" office:value="46154" calcext:value-type="float">
            <text:p>4615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INTERLAKE</text:p>
          </table:table-cell>
          <table:table-cell office:value-type="float" office:value="69287" calcext:value-type="float">
            <text:p>69287</text:p>
          </table:table-cell>
          <table:table-cell office:value-type="float" office:value="48211" calcext:value-type="float">
            <text:p>48211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1383" calcext:value-type="float">
            <text:p>71383</text:p>
          </table:table-cell>
          <table:table-cell office:value-type="float" office:value="48385" calcext:value-type="float">
            <text:p>4838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</text:p>
          </table:table-cell>
          <table:table-cell office:value-type="float" office:value="80455" calcext:value-type="float">
            <text:p>80455</text:p>
          </table:table-cell>
          <table:table-cell office:value-type="float" office:value="58435" calcext:value-type="float">
            <text:p>58435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T. BONIFACE</text:p>
          </table:table-cell>
          <table:table-cell office:value-type="float" office:value="80240" calcext:value-type="float">
            <text:p>80240</text:p>
          </table:table-cell>
          <table:table-cell office:value-type="float" office:value="58254" calcext:value-type="float">
            <text:p>58254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84572" calcext:value-type="float">
            <text:p>84572</text:p>
          </table:table-cell>
          <table:table-cell office:value-type="float" office:value="58663" calcext:value-type="float">
            <text:p>58663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82688" calcext:value-type="float">
            <text:p>82688</text:p>
          </table:table-cell>
          <table:table-cell office:value-type="float" office:value="45010" calcext:value-type="float">
            <text:p>45010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2940" calcext:value-type="float">
            <text:p>82940</text:p>
          </table:table-cell>
          <table:table-cell office:value-type="float" office:value="61172" calcext:value-type="float">
            <text:p>61172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8247" calcext:value-type="float">
            <text:p>78247</text:p>
          </table:table-cell>
          <table:table-cell office:value-type="float" office:value="57929" calcext:value-type="float">
            <text:p>57929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ST. JAMES</text:p>
          </table:table-cell>
          <table:table-cell office:value-type="float" office:value="75009" calcext:value-type="float">
            <text:p>75009</text:p>
          </table:table-cell>
          <table:table-cell office:value-type="float" office:value="52822" calcext:value-type="float">
            <text:p>5282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TRANSCONA</text:p>
          </table:table-cell>
          <table:table-cell office:value-type="float" office:value="80302" calcext:value-type="float">
            <text:p>80302</text:p>
          </table:table-cell>
          <table:table-cell office:value-type="float" office:value="56110" calcext:value-type="float">
            <text:p>5611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67750" calcext:value-type="float">
            <text:p>67750</text:p>
          </table:table-cell>
          <table:table-cell office:value-type="float" office:value="48398" calcext:value-type="float">
            <text:p>48398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RLETON--CHARLOTTE</text:p>
          </table:table-cell>
          <table:table-cell office:value-type="float" office:value="64845" calcext:value-type="float">
            <text:p>64845</text:p>
          </table:table-cell>
          <table:table-cell office:value-type="float" office:value="45935" calcext:value-type="float">
            <text:p>45935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5350" calcext:value-type="float">
            <text:p>85350</text:p>
          </table:table-cell>
          <table:table-cell office:value-type="float" office:value="63502" calcext:value-type="float">
            <text:p>63502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83387" calcext:value-type="float">
            <text:p>83387</text:p>
          </table:table-cell>
          <table:table-cell office:value-type="float" office:value="59239" calcext:value-type="float">
            <text:p>59239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GLOUCESTER</text:p>
          </table:table-cell>
          <table:table-cell office:value-type="float" office:value="72787" calcext:value-type="float">
            <text:p>72787</text:p>
          </table:table-cell>
          <table:table-cell office:value-type="float" office:value="51397" calcext:value-type="float">
            <text:p>51397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VICTORIA</text:p>
          </table:table-cell>
          <table:table-cell office:value-type="float" office:value="58166" calcext:value-type="float">
            <text:p>58166</text:p>
          </table:table-cell>
          <table:table-cell office:value-type="float" office:value="40931" calcext:value-type="float">
            <text:p>4093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6243" calcext:value-type="float">
            <text:p>56243</text:p>
          </table:table-cell>
          <table:table-cell office:value-type="float" office:value="39445" calcext:value-type="float">
            <text:p>39445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88128" calcext:value-type="float">
            <text:p>88128</text:p>
          </table:table-cell>
          <table:table-cell office:value-type="float" office:value="65269" calcext:value-type="float">
            <text:p>65269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RESTIGOUCHE</text:p>
          </table:table-cell>
          <table:table-cell office:value-type="float" office:value="54607" calcext:value-type="float">
            <text:p>54607</text:p>
          </table:table-cell>
          <table:table-cell office:value-type="float" office:value="38670" calcext:value-type="float">
            <text:p>38670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8179" calcext:value-type="float">
            <text:p>78179</text:p>
          </table:table-cell>
          <table:table-cell office:value-type="float" office:value="55955" calcext:value-type="float">
            <text:p>55955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89907" calcext:value-type="float">
            <text:p>89907</text:p>
          </table:table-cell>
          <table:table-cell office:value-type="float" office:value="61770" calcext:value-type="float">
            <text:p>6177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--ST. GEORGE'S</text:p>
          </table:table-cell>
          <table:table-cell office:value-type="float" office:value="83299" calcext:value-type="float">
            <text:p>83299</text:p>
          </table:table-cell>
          <table:table-cell office:value-type="float" office:value="54769" calcext:value-type="float">
            <text:p>54769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--GRAND FALLS</text:p>
          </table:table-cell>
          <table:table-cell office:value-type="float" office:value="84928" calcext:value-type="float">
            <text:p>84928</text:p>
          </table:table-cell>
          <table:table-cell office:value-type="float" office:value="56119" calcext:value-type="float">
            <text:p>56119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80984" calcext:value-type="float">
            <text:p>80984</text:p>
          </table:table-cell>
          <table:table-cell office:value-type="float" office:value="53773" calcext:value-type="float">
            <text:p>53773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8741" calcext:value-type="float">
            <text:p>28741</text:p>
          </table:table-cell>
          <table:table-cell office:value-type="float" office:value="17318" calcext:value-type="float">
            <text:p>1731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6299" calcext:value-type="float">
            <text:p>106299</text:p>
          </table:table-cell>
          <table:table-cell office:value-type="float" office:value="74765" calcext:value-type="float">
            <text:p>74765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94191" calcext:value-type="float">
            <text:p>94191</text:p>
          </table:table-cell>
          <table:table-cell office:value-type="float" office:value="65722" calcext:value-type="float">
            <text:p>6572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TSIAQ</text:p>
          </table:table-cell>
          <table:table-cell office:value-type="float" office:value="19952" calcext:value-type="float">
            <text:p>19952</text:p>
          </table:table-cell>
          <table:table-cell office:value-type="float" office:value="11392" calcext:value-type="float">
            <text:p>11392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2286" calcext:value-type="float">
            <text:p>32286</text:p>
          </table:table-cell>
          <table:table-cell office:value-type="float" office:value="18721" calcext:value-type="float">
            <text:p>1872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ANNAPOLIS VALLEY--HANTS</text:p>
          </table:table-cell>
          <table:table-cell office:value-type="float" office:value="89823" calcext:value-type="float">
            <text:p>89823</text:p>
          </table:table-cell>
          <table:table-cell office:value-type="float" office:value="65898" calcext:value-type="float">
            <text:p>65898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EAST RICHMOND</text:p>
          </table:table-cell>
          <table:table-cell office:value-type="float" office:value="62822" calcext:value-type="float">
            <text:p>62822</text:p>
          </table:table-cell>
          <table:table-cell office:value-type="float" office:value="44209" calcext:value-type="float">
            <text:p>44209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 HIGHLANDS--CANSO</text:p>
          </table:table-cell>
          <table:table-cell office:value-type="float" office:value="66077" calcext:value-type="float">
            <text:p>66077</text:p>
          </table:table-cell>
          <table:table-cell office:value-type="float" office:value="48498" calcext:value-type="float">
            <text:p>48498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THE SYDNEYS</text:p>
          </table:table-cell>
          <table:table-cell office:value-type="float" office:value="68714" calcext:value-type="float">
            <text:p>68714</text:p>
          </table:table-cell>
          <table:table-cell office:value-type="float" office:value="48990" calcext:value-type="float">
            <text:p>4899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2676" calcext:value-type="float">
            <text:p>72676</text:p>
          </table:table-cell>
          <table:table-cell office:value-type="float" office:value="52325" calcext:value-type="float">
            <text:p>52325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79912" calcext:value-type="float">
            <text:p>79912</text:p>
          </table:table-cell>
          <table:table-cell office:value-type="float" office:value="59136" calcext:value-type="float">
            <text:p>59136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95894" calcext:value-type="float">
            <text:p>95894</text:p>
          </table:table-cell>
          <table:table-cell office:value-type="float" office:value="69953" calcext:value-type="float">
            <text:p>69953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91139" calcext:value-type="float">
            <text:p>91139</text:p>
          </table:table-cell>
          <table:table-cell office:value-type="float" office:value="71168" calcext:value-type="float">
            <text:p>71168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96481" calcext:value-type="float">
            <text:p>96481</text:p>
          </table:table-cell>
          <table:table-cell office:value-type="float" office:value="74149" calcext:value-type="float">
            <text:p>74149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7124" calcext:value-type="float">
            <text:p>77124</text:p>
          </table:table-cell>
          <table:table-cell office:value-type="float" office:value="57207" calcext:value-type="float">
            <text:p>5720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WEST NOVA</text:p>
          </table:table-cell>
          <table:table-cell office:value-type="float" office:value="72514" calcext:value-type="float">
            <text:p>72514</text:p>
          </table:table-cell>
          <table:table-cell office:value-type="float" office:value="52820" calcext:value-type="float">
            <text:p>5282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</text:p>
          </table:table-cell>
          <table:table-cell office:value-type="float" office:value="66870" calcext:value-type="float">
            <text:p>66870</text:p>
          </table:table-cell>
          <table:table-cell office:value-type="float" office:value="44523" calcext:value-type="float">
            <text:p>44523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WOODBINE</text:p>
          </table:table-cell>
          <table:table-cell office:value-type="float" office:value="94920" calcext:value-type="float">
            <text:p>94920</text:p>
          </table:table-cell>
          <table:table-cell office:value-type="float" office:value="60205" calcext:value-type="float">
            <text:p>60205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</text:p>
          </table:table-cell>
          <table:table-cell office:value-type="float" office:value="122128" calcext:value-type="float">
            <text:p>122128</text:p>
          </table:table-cell>
          <table:table-cell office:value-type="float" office:value="82760" calcext:value-type="float">
            <text:p>8276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MALTON</text:p>
          </table:table-cell>
          <table:table-cell office:value-type="float" office:value="100388" calcext:value-type="float">
            <text:p>100388</text:p>
          </table:table-cell>
          <table:table-cell office:value-type="float" office:value="57354" calcext:value-type="float">
            <text:p>57354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94540" calcext:value-type="float">
            <text:p>94540</text:p>
          </table:table-cell>
          <table:table-cell office:value-type="float" office:value="66603" calcext:value-type="float">
            <text:p>66603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--GREENWOOD</text:p>
          </table:table-cell>
          <table:table-cell office:value-type="float" office:value="91517" calcext:value-type="float">
            <text:p>91517</text:p>
          </table:table-cell>
          <table:table-cell office:value-type="float" office:value="55124" calcext:value-type="float">
            <text:p>55124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</text:p>
          </table:table-cell>
          <table:table-cell office:value-type="float" office:value="90127" calcext:value-type="float">
            <text:p>90127</text:p>
          </table:table-cell>
          <table:table-cell office:value-type="float" office:value="67587" calcext:value-type="float">
            <text:p>67587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1327" calcext:value-type="float">
            <text:p>91327</text:p>
          </table:table-cell>
          <table:table-cell office:value-type="float" office:value="65582" calcext:value-type="float">
            <text:p>65582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06050" calcext:value-type="float">
            <text:p>106050</text:p>
          </table:table-cell>
          <table:table-cell office:value-type="float" office:value="71209" calcext:value-type="float">
            <text:p>71209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GLOUCESTER</text:p>
          </table:table-cell>
          <table:table-cell office:value-type="float" office:value="104377" calcext:value-type="float">
            <text:p>104377</text:p>
          </table:table-cell>
          <table:table-cell office:value-type="float" office:value="64455" calcext:value-type="float">
            <text:p>64455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OCHRANE--SUPERIOR</text:p>
          </table:table-cell>
          <table:table-cell office:value-type="float" office:value="63160" calcext:value-type="float">
            <text:p>63160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93909" calcext:value-type="float">
            <text:p>93909</text:p>
          </table:table-cell>
          <table:table-cell office:value-type="float" office:value="38763" calcext:value-type="float">
            <text:p>38763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89902" calcext:value-type="float">
            <text:p>89902</text:p>
          </table:table-cell>
          <table:table-cell office:value-type="float" office:value="56566" calcext:value-type="float">
            <text:p>56566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</text:p>
          </table:table-cell>
          <table:table-cell office:value-type="float" office:value="88206" calcext:value-type="float">
            <text:p>88206</text:p>
          </table:table-cell>
          <table:table-cell office:value-type="float" office:value="52348" calcext:value-type="float">
            <text:p>52348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93733" calcext:value-type="float">
            <text:p>93733</text:p>
          </table:table-cell>
          <table:table-cell office:value-type="float" office:value="65080" calcext:value-type="float">
            <text:p>65080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93897" calcext:value-type="float">
            <text:p>93897</text:p>
          </table:table-cell>
          <table:table-cell office:value-type="float" office:value="70969" calcext:value-type="float">
            <text:p>70969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97145" calcext:value-type="float">
            <text:p>97145</text:p>
          </table:table-cell>
          <table:table-cell office:value-type="float" office:value="54362" calcext:value-type="float">
            <text:p>5436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</text:p>
          </table:table-cell>
          <table:table-cell office:value-type="float" office:value="81167" calcext:value-type="float">
            <text:p>81167</text:p>
          </table:table-cell>
          <table:table-cell office:value-type="float" office:value="56973" calcext:value-type="float">
            <text:p>56973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</text:p>
          </table:table-cell>
          <table:table-cell office:value-type="float" office:value="75617" calcext:value-type="float">
            <text:p>75617</text:p>
          </table:table-cell>
          <table:table-cell office:value-type="float" office:value="52475" calcext:value-type="float">
            <text:p>5247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KENT</text:p>
          </table:table-cell>
          <table:table-cell office:value-type="float" office:value="76524" calcext:value-type="float">
            <text:p>76524</text:p>
          </table:table-cell>
          <table:table-cell office:value-type="float" office:value="52144" calcext:value-type="float">
            <text:p>52144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WINDSOR</text:p>
          </table:table-cell>
          <table:table-cell office:value-type="float" office:value="87754" calcext:value-type="float">
            <text:p>87754</text:p>
          </table:table-cell>
          <table:table-cell office:value-type="float" office:value="57390" calcext:value-type="float">
            <text:p>5739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89157" calcext:value-type="float">
            <text:p>89157</text:p>
          </table:table-cell>
          <table:table-cell office:value-type="float" office:value="62644" calcext:value-type="float">
            <text:p>62644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93753" calcext:value-type="float">
            <text:p>93753</text:p>
          </table:table-cell>
          <table:table-cell office:value-type="float" office:value="62321" calcext:value-type="float">
            <text:p>62321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0313" calcext:value-type="float">
            <text:p>100313</text:p>
          </table:table-cell>
          <table:table-cell office:value-type="float" office:value="64891" calcext:value-type="float">
            <text:p>6489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87138" calcext:value-type="float">
            <text:p>87138</text:p>
          </table:table-cell>
          <table:table-cell office:value-type="float" office:value="68868" calcext:value-type="float">
            <text:p>68868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01546" calcext:value-type="float">
            <text:p>101546</text:p>
          </table:table-cell>
          <table:table-cell office:value-type="float" office:value="78562" calcext:value-type="float">
            <text:p>78562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85789" calcext:value-type="float">
            <text:p>85789</text:p>
          </table:table-cell>
          <table:table-cell office:value-type="float" office:value="60684" calcext:value-type="float">
            <text:p>60684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--PEEL</text:p>
          </table:table-cell>
          <table:table-cell office:value-type="float" office:value="95798" calcext:value-type="float">
            <text:p>95798</text:p>
          </table:table-cell>
          <table:table-cell office:value-type="float" office:value="68841" calcext:value-type="float">
            <text:p>6884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83199" calcext:value-type="float">
            <text:p>83199</text:p>
          </table:table-cell>
          <table:table-cell office:value-type="float" office:value="54070" calcext:value-type="float">
            <text:p>5407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91697" calcext:value-type="float">
            <text:p>91697</text:p>
          </table:table-cell>
          <table:table-cell office:value-type="float" office:value="66261" calcext:value-type="float">
            <text:p>6626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--WENTWORTH</text:p>
          </table:table-cell>
          <table:table-cell office:value-type="float" office:value="98229" calcext:value-type="float">
            <text:p>98229</text:p>
          </table:table-cell>
          <table:table-cell office:value-type="float" office:value="74178" calcext:value-type="float">
            <text:p>74178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86845" calcext:value-type="float">
            <text:p>86845</text:p>
          </table:table-cell>
          <table:table-cell office:value-type="float" office:value="62738" calcext:value-type="float">
            <text:p>62738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82209" calcext:value-type="float">
            <text:p>82209</text:p>
          </table:table-cell>
          <table:table-cell office:value-type="float" office:value="58675" calcext:value-type="float">
            <text:p>58675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88586" calcext:value-type="float">
            <text:p>88586</text:p>
          </table:table-cell>
          <table:table-cell office:value-type="float" office:value="61779" calcext:value-type="float">
            <text:p>61779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0514" calcext:value-type="float">
            <text:p>70514</text:p>
          </table:table-cell>
          <table:table-cell office:value-type="float" office:value="49450" calcext:value-type="float">
            <text:p>4945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</text:p>
          </table:table-cell>
          <table:table-cell office:value-type="float" office:value="81117" calcext:value-type="float">
            <text:p>81117</text:p>
          </table:table-cell>
          <table:table-cell office:value-type="float" office:value="55936" calcext:value-type="float">
            <text:p>55936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94898" calcext:value-type="float">
            <text:p>94898</text:p>
          </table:table-cell>
          <table:table-cell office:value-type="float" office:value="77014" calcext:value-type="float">
            <text:p>7701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float" office:value="101460" calcext:value-type="float">
            <text:p>101460</text:p>
          </table:table-cell>
          <table:table-cell office:value-type="float" office:value="72501" calcext:value-type="float">
            <text:p>725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MIDDLESEX</text:p>
          </table:table-cell>
          <table:table-cell office:value-type="float" office:value="74836" calcext:value-type="float">
            <text:p>74836</text:p>
          </table:table-cell>
          <table:table-cell office:value-type="float" office:value="53522" calcext:value-type="float">
            <text:p>53522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01299" calcext:value-type="float">
            <text:p>101299</text:p>
          </table:table-cell>
          <table:table-cell office:value-type="float" office:value="75150" calcext:value-type="float">
            <text:p>7515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84582" calcext:value-type="float">
            <text:p>84582</text:p>
          </table:table-cell>
          <table:table-cell office:value-type="float" office:value="60943" calcext:value-type="float">
            <text:p>60943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INCOLN</text:p>
          </table:table-cell>
          <table:table-cell office:value-type="float" office:value="94775" calcext:value-type="float">
            <text:p>94775</text:p>
          </table:table-cell>
          <table:table-cell office:value-type="float" office:value="67019" calcext:value-type="float">
            <text:p>67019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EAST</text:p>
          </table:table-cell>
          <table:table-cell office:value-type="float" office:value="96831" calcext:value-type="float">
            <text:p>96831</text:p>
          </table:table-cell>
          <table:table-cell office:value-type="float" office:value="74243" calcext:value-type="float">
            <text:p>74243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MIDDLESEX</text:p>
          </table:table-cell>
          <table:table-cell office:value-type="float" office:value="94707" calcext:value-type="float">
            <text:p>94707</text:p>
          </table:table-cell>
          <table:table-cell office:value-type="float" office:value="66394" calcext:value-type="float">
            <text:p>66394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03615" calcext:value-type="float">
            <text:p>103615</text:p>
          </table:table-cell>
          <table:table-cell office:value-type="float" office:value="79917" calcext:value-type="float">
            <text:p>79917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29732" calcext:value-type="float">
            <text:p>129732</text:p>
          </table:table-cell>
          <table:table-cell office:value-type="float" office:value="91656" calcext:value-type="float">
            <text:p>91656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13216" calcext:value-type="float">
            <text:p>113216</text:p>
          </table:table-cell>
          <table:table-cell office:value-type="float" office:value="70152" calcext:value-type="float">
            <text:p>70152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96033" calcext:value-type="float">
            <text:p>96033</text:p>
          </table:table-cell>
          <table:table-cell office:value-type="float" office:value="62778" calcext:value-type="float">
            <text:p>62778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130738" calcext:value-type="float">
            <text:p>130738</text:p>
          </table:table-cell>
          <table:table-cell office:value-type="float" office:value="93312" calcext:value-type="float">
            <text:p>93312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95490" calcext:value-type="float">
            <text:p>95490</text:p>
          </table:table-cell>
          <table:table-cell office:value-type="float" office:value="69804" calcext:value-type="float">
            <text:p>6980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84601" calcext:value-type="float">
            <text:p>84601</text:p>
          </table:table-cell>
          <table:table-cell office:value-type="float" office:value="60530" calcext:value-type="float">
            <text:p>60530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74608" calcext:value-type="float">
            <text:p>74608</text:p>
          </table:table-cell>
          <table:table-cell office:value-type="float" office:value="51312" calcext:value-type="float">
            <text:p>51312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1929" calcext:value-type="float">
            <text:p>71929</text:p>
          </table:table-cell>
          <table:table-cell office:value-type="float" office:value="51513" calcext:value-type="float">
            <text:p>51513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83016" calcext:value-type="float">
            <text:p>83016</text:p>
          </table:table-cell>
          <table:table-cell office:value-type="float" office:value="62067" calcext:value-type="float">
            <text:p>62067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--MILTON</text:p>
          </table:table-cell>
          <table:table-cell office:value-type="float" office:value="113052" calcext:value-type="float">
            <text:p>113052</text:p>
          </table:table-cell>
          <table:table-cell office:value-type="float" office:value="83742" calcext:value-type="float">
            <text:p>8374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NTARIO</text:p>
          </table:table-cell>
          <table:table-cell office:value-type="float" office:value="127090" calcext:value-type="float">
            <text:p>127090</text:p>
          </table:table-cell>
          <table:table-cell office:value-type="float" office:value="95824" calcext:value-type="float">
            <text:p>95824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95189" calcext:value-type="float">
            <text:p>95189</text:p>
          </table:table-cell>
          <table:table-cell office:value-type="float" office:value="63626" calcext:value-type="float">
            <text:p>63626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83224" calcext:value-type="float">
            <text:p>83224</text:p>
          </table:table-cell>
          <table:table-cell office:value-type="float" office:value="61431" calcext:value-type="float">
            <text:p>6143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94191" calcext:value-type="float">
            <text:p>94191</text:p>
          </table:table-cell>
          <table:table-cell office:value-type="float" office:value="67830" calcext:value-type="float">
            <text:p>67830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88712" calcext:value-type="float">
            <text:p>88712</text:p>
          </table:table-cell>
          <table:table-cell office:value-type="float" office:value="65118" calcext:value-type="float">
            <text:p>65118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</text:p>
          </table:table-cell>
          <table:table-cell office:value-type="float" office:value="80464" calcext:value-type="float">
            <text:p>80464</text:p>
          </table:table-cell>
          <table:table-cell office:value-type="float" office:value="59606" calcext:value-type="float">
            <text:p>59606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0591" calcext:value-type="float">
            <text:p>90591</text:p>
          </table:table-cell>
          <table:table-cell office:value-type="float" office:value="64737" calcext:value-type="float">
            <text:p>64737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93424" calcext:value-type="float">
            <text:p>93424</text:p>
          </table:table-cell>
          <table:table-cell office:value-type="float" office:value="58533" calcext:value-type="float">
            <text:p>58533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74063" calcext:value-type="float">
            <text:p>74063</text:p>
          </table:table-cell>
          <table:table-cell office:value-type="float" office:value="57396" calcext:value-type="float">
            <text:p>57396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--WATERLOO</text:p>
          </table:table-cell>
          <table:table-cell office:value-type="float" office:value="92026" calcext:value-type="float">
            <text:p>92026</text:p>
          </table:table-cell>
          <table:table-cell office:value-type="float" office:value="64148" calcext:value-type="float">
            <text:p>64148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94999" calcext:value-type="float">
            <text:p>94999</text:p>
          </table:table-cell>
          <table:table-cell office:value-type="float" office:value="73405" calcext:value-type="float">
            <text:p>7340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88936" calcext:value-type="float">
            <text:p>88936</text:p>
          </table:table-cell>
          <table:table-cell office:value-type="float" office:value="65143" calcext:value-type="float">
            <text:p>65143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</text:p>
          </table:table-cell>
          <table:table-cell office:value-type="float" office:value="90376" calcext:value-type="float">
            <text:p>90376</text:p>
          </table:table-cell>
          <table:table-cell office:value-type="float" office:value="61870" calcext:value-type="float">
            <text:p>6187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OSEDALE</text:p>
          </table:table-cell>
          <table:table-cell office:value-type="float" office:value="106893" calcext:value-type="float">
            <text:p>106893</text:p>
          </table:table-cell>
          <table:table-cell office:value-type="float" office:value="72038" calcext:value-type="float">
            <text:p>72038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85700" calcext:value-type="float">
            <text:p>85700</text:p>
          </table:table-cell>
          <table:table-cell office:value-type="float" office:value="57683" calcext:value-type="float">
            <text:p>5768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76447" calcext:value-type="float">
            <text:p>76447</text:p>
          </table:table-cell>
          <table:table-cell office:value-type="float" office:value="53556" calcext:value-type="float">
            <text:p>53556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97257" calcext:value-type="float">
            <text:p>97257</text:p>
          </table:table-cell>
          <table:table-cell office:value-type="float" office:value="58727" calcext:value-type="float">
            <text:p>58727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87000" calcext:value-type="float">
            <text:p>87000</text:p>
          </table:table-cell>
          <table:table-cell office:value-type="float" office:value="57164" calcext:value-type="float">
            <text:p>57164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90044" calcext:value-type="float">
            <text:p>90044</text:p>
          </table:table-cell>
          <table:table-cell office:value-type="float" office:value="55890" calcext:value-type="float">
            <text:p>55890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9165" calcext:value-type="float">
            <text:p>119165</text:p>
          </table:table-cell>
          <table:table-cell office:value-type="float" office:value="67623" calcext:value-type="float">
            <text:p>67623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WEST</text:p>
          </table:table-cell>
          <table:table-cell office:value-type="float" office:value="91210" calcext:value-type="float">
            <text:p>91210</text:p>
          </table:table-cell>
          <table:table-cell office:value-type="float" office:value="57376" calcext:value-type="float">
            <text:p>57376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CENTRE</text:p>
          </table:table-cell>
          <table:table-cell office:value-type="float" office:value="97694" calcext:value-type="float">
            <text:p>97694</text:p>
          </table:table-cell>
          <table:table-cell office:value-type="float" office:value="72978" calcext:value-type="float">
            <text:p>72978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90507" calcext:value-type="float">
            <text:p>90507</text:p>
          </table:table-cell>
          <table:table-cell office:value-type="float" office:value="68644" calcext:value-type="float">
            <text:p>6864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92861" calcext:value-type="float">
            <text:p>92861</text:p>
          </table:table-cell>
          <table:table-cell office:value-type="float" office:value="65684" calcext:value-type="float">
            <text:p>6568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98055" calcext:value-type="float">
            <text:p>98055</text:p>
          </table:table-cell>
          <table:table-cell office:value-type="float" office:value="67199" calcext:value-type="float">
            <text:p>67199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</text:p>
          </table:table-cell>
          <table:table-cell office:value-type="float" office:value="81275" calcext:value-type="float">
            <text:p>81275</text:p>
          </table:table-cell>
          <table:table-cell office:value-type="float" office:value="59060" calcext:value-type="float">
            <text:p>59060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78515" calcext:value-type="float">
            <text:p>78515</text:p>
          </table:table-cell>
          <table:table-cell office:value-type="float" office:value="58144" calcext:value-type="float">
            <text:p>5814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68555" calcext:value-type="float">
            <text:p>68555</text:p>
          </table:table-cell>
          <table:table-cell office:value-type="float" office:value="48556" calcext:value-type="float">
            <text:p>4855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NIPIGON</text:p>
          </table:table-cell>
          <table:table-cell office:value-type="float" office:value="70195" calcext:value-type="float">
            <text:p>70195</text:p>
          </table:table-cell>
          <table:table-cell office:value-type="float" office:value="50483" calcext:value-type="float">
            <text:p>50483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</text:p>
          </table:table-cell>
          <table:table-cell office:value-type="float" office:value="58268" calcext:value-type="float">
            <text:p>58268</text:p>
          </table:table-cell>
          <table:table-cell office:value-type="float" office:value="40934" calcext:value-type="float">
            <text:p>4093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CHAPLEAU</text:p>
          </table:table-cell>
          <table:table-cell office:value-type="float" office:value="63839" calcext:value-type="float">
            <text:p>63839</text:p>
          </table:table-cell>
          <table:table-cell office:value-type="float" office:value="44244" calcext:value-type="float">
            <text:p>44244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93407" calcext:value-type="float">
            <text:p>93407</text:p>
          </table:table-cell>
          <table:table-cell office:value-type="float" office:value="54536" calcext:value-type="float">
            <text:p>54536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--HALIBURTON</text:p>
          </table:table-cell>
          <table:table-cell office:value-type="float" office:value="84620" calcext:value-type="float">
            <text:p>84620</text:p>
          </table:table-cell>
          <table:table-cell office:value-type="float" office:value="65670" calcext:value-type="float">
            <text:p>6567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03685" calcext:value-type="float">
            <text:p>103685</text:p>
          </table:table-cell>
          <table:table-cell office:value-type="float" office:value="80513" calcext:value-type="float">
            <text:p>80513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--ST. CATHARINES--THOROLD</text:p>
          </table:table-cell>
          <table:table-cell office:value-type="float" office:value="85706" calcext:value-type="float">
            <text:p>85706</text:p>
          </table:table-cell>
          <table:table-cell office:value-type="float" office:value="63623" calcext:value-type="float">
            <text:p>63623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GREY--DUFFERIN--SIMCOE</text:p>
          </table:table-cell>
          <table:table-cell office:value-type="float" office:value="95216" calcext:value-type="float">
            <text:p>95216</text:p>
          </table:table-cell>
          <table:table-cell office:value-type="float" office:value="69186" calcext:value-type="float">
            <text:p>6918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94259" calcext:value-type="float">
            <text:p>94259</text:p>
          </table:table-cell>
          <table:table-cell office:value-type="float" office:value="65066" calcext:value-type="float">
            <text:p>65066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LAKE ST. CLAIR</text:p>
          </table:table-cell>
          <table:table-cell office:value-type="float" office:value="87157" calcext:value-type="float">
            <text:p>87157</text:p>
          </table:table-cell>
          <table:table-cell office:value-type="float" office:value="59438" calcext:value-type="float">
            <text:p>59438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91916" calcext:value-type="float">
            <text:p>91916</text:p>
          </table:table-cell>
          <table:table-cell office:value-type="float" office:value="63010" calcext:value-type="float">
            <text:p>63010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92976" calcext:value-type="float">
            <text:p>92976</text:p>
          </table:table-cell>
          <table:table-cell office:value-type="float" office:value="56740" calcext:value-type="float">
            <text:p>56740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144226" calcext:value-type="float">
            <text:p>144226</text:p>
          </table:table-cell>
          <table:table-cell office:value-type="float" office:value="116131" calcext:value-type="float">
            <text:p>116131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06719" calcext:value-type="float">
            <text:p>106719</text:p>
          </table:table-cell>
          <table:table-cell office:value-type="float" office:value="77049" calcext:value-type="float">
            <text:p>77049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94314" calcext:value-type="float">
            <text:p>94314</text:p>
          </table:table-cell>
          <table:table-cell office:value-type="float" office:value="53203" calcext:value-type="float">
            <text:p>53203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2162" calcext:value-type="float">
            <text:p>102162</text:p>
          </table:table-cell>
          <table:table-cell office:value-type="float" office:value="48189" calcext:value-type="float">
            <text:p>48189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29794" calcext:value-type="float">
            <text:p>29794</text:p>
          </table:table-cell>
          <table:table-cell office:value-type="float" office:value="20458" calcext:value-type="float">
            <text:p>2045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627" calcext:value-type="float">
            <text:p>34627</text:p>
          </table:table-cell>
          <table:table-cell office:value-type="float" office:value="23602" calcext:value-type="float">
            <text:p>23602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1832" calcext:value-type="float">
            <text:p>31832</text:p>
          </table:table-cell>
          <table:table-cell office:value-type="float" office:value="24252" calcext:value-type="float">
            <text:p>24252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0393" calcext:value-type="float">
            <text:p>30393</text:p>
          </table:table-cell>
          <table:table-cell office:value-type="float" office:value="21234" calcext:value-type="float">
            <text:p>21234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86991" calcext:value-type="float">
            <text:p>86991</text:p>
          </table:table-cell>
          <table:table-cell office:value-type="float" office:value="61409" calcext:value-type="float">
            <text:p>61409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91014" calcext:value-type="float">
            <text:p>91014</text:p>
          </table:table-cell>
          <table:table-cell office:value-type="float" office:value="66906" calcext:value-type="float">
            <text:p>66906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97635" calcext:value-type="float">
            <text:p>97635</text:p>
          </table:table-cell>
          <table:table-cell office:value-type="float" office:value="73763" calcext:value-type="float">
            <text:p>73763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</text:p>
          </table:table-cell>
          <table:table-cell office:value-type="float" office:value="73524" calcext:value-type="float">
            <text:p>73524</text:p>
          </table:table-cell>
          <table:table-cell office:value-type="float" office:value="55217" calcext:value-type="float">
            <text:p>55217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5674" calcext:value-type="float">
            <text:p>95674</text:p>
          </table:table-cell>
          <table:table-cell office:value-type="float" office:value="68530" calcext:value-type="float">
            <text:p>68530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85212" calcext:value-type="float">
            <text:p>85212</text:p>
          </table:table-cell>
          <table:table-cell office:value-type="float" office:value="65032" calcext:value-type="float">
            <text:p>65032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</text:p>
          </table:table-cell>
          <table:table-cell office:value-type="float" office:value="83395" calcext:value-type="float">
            <text:p>83395</text:p>
          </table:table-cell>
          <table:table-cell office:value-type="float" office:value="59986" calcext:value-type="float">
            <text:p>59986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94035" calcext:value-type="float">
            <text:p>94035</text:p>
          </table:table-cell>
          <table:table-cell office:value-type="float" office:value="72746" calcext:value-type="float">
            <text:p>72746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LAINVILLE--DEUX-MONTAGNES</text:p>
          </table:table-cell>
          <table:table-cell office:value-type="float" office:value="114778" calcext:value-type="float">
            <text:p>114778</text:p>
          </table:table-cell>
          <table:table-cell office:value-type="float" office:value="88069" calcext:value-type="float">
            <text:p>88069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ÎLES-DE-LA-MADELEINE</text:p>
          </table:table-cell>
          <table:table-cell office:value-type="float" office:value="51719" calcext:value-type="float">
            <text:p>51719</text:p>
          </table:table-cell>
          <table:table-cell office:value-type="float" office:value="36609" calcext:value-type="float">
            <text:p>36609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0303" calcext:value-type="float">
            <text:p>90303</text:p>
          </table:table-cell>
          <table:table-cell office:value-type="float" office:value="62097" calcext:value-type="float">
            <text:p>62097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75964" calcext:value-type="float">
            <text:p>75964</text:p>
          </table:table-cell>
          <table:table-cell office:value-type="float" office:value="55464" calcext:value-type="float">
            <text:p>55464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92685" calcext:value-type="float">
            <text:p>92685</text:p>
          </table:table-cell>
          <table:table-cell office:value-type="float" office:value="67286" calcext:value-type="float">
            <text:p>67286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5473" calcext:value-type="float">
            <text:p>85473</text:p>
          </table:table-cell>
          <table:table-cell office:value-type="float" office:value="61672" calcext:value-type="float">
            <text:p>61672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06894" calcext:value-type="float">
            <text:p>106894</text:p>
          </table:table-cell>
          <table:table-cell office:value-type="float" office:value="77676" calcext:value-type="float">
            <text:p>7767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81102" calcext:value-type="float">
            <text:p>81102</text:p>
          </table:table-cell>
          <table:table-cell office:value-type="float" office:value="57275" calcext:value-type="float">
            <text:p>57275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88268" calcext:value-type="float">
            <text:p>88268</text:p>
          </table:table-cell>
          <table:table-cell office:value-type="float" office:value="70945" calcext:value-type="float">
            <text:p>70945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6241" calcext:value-type="float">
            <text:p>86241</text:p>
          </table:table-cell>
          <table:table-cell office:value-type="float" office:value="58609" calcext:value-type="float">
            <text:p>58609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79608" calcext:value-type="float">
            <text:p>79608</text:p>
          </table:table-cell>
          <table:table-cell office:value-type="float" office:value="57832" calcext:value-type="float">
            <text:p>57832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UVERNAY</text:p>
          </table:table-cell>
          <table:table-cell office:value-type="float" office:value="94435" calcext:value-type="float">
            <text:p>94435</text:p>
          </table:table-cell>
          <table:table-cell office:value-type="float" office:value="71474" calcext:value-type="float">
            <text:p>71474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</text:p>
          </table:table-cell>
          <table:table-cell office:value-type="float" office:value="63658" calcext:value-type="float">
            <text:p>63658</text:p>
          </table:table-cell>
          <table:table-cell office:value-type="float" office:value="44383" calcext:value-type="float">
            <text:p>44383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</text:p>
          </table:table-cell>
          <table:table-cell office:value-type="float" office:value="60736" calcext:value-type="float">
            <text:p>60736</text:p>
          </table:table-cell>
          <table:table-cell office:value-type="float" office:value="40982" calcext:value-type="float">
            <text:p>40982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--LA LIÈVRE</text:p>
          </table:table-cell>
          <table:table-cell office:value-type="float" office:value="108818" calcext:value-type="float">
            <text:p>108818</text:p>
          </table:table-cell>
          <table:table-cell office:value-type="float" office:value="78810" calcext:value-type="float">
            <text:p>78810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82184" calcext:value-type="float">
            <text:p>82184</text:p>
          </table:table-cell>
          <table:table-cell office:value-type="float" office:value="61240" calcext:value-type="float">
            <text:p>61240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87698" calcext:value-type="float">
            <text:p>87698</text:p>
          </table:table-cell>
          <table:table-cell office:value-type="float" office:value="63094" calcext:value-type="float">
            <text:p>63094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5270" calcext:value-type="float">
            <text:p>95270</text:p>
          </table:table-cell>
          <table:table-cell office:value-type="float" office:value="72067" calcext:value-type="float">
            <text:p>7206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7598" calcext:value-type="float">
            <text:p>67598</text:p>
          </table:table-cell>
          <table:table-cell office:value-type="float" office:value="46846" calcext:value-type="float">
            <text:p>46846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</text:p>
          </table:table-cell>
          <table:table-cell office:value-type="float" office:value="72753" calcext:value-type="float">
            <text:p>72753</text:p>
          </table:table-cell>
          <table:table-cell office:value-type="float" office:value="51603" calcext:value-type="float">
            <text:p>51603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RAIRIE</text:p>
          </table:table-cell>
          <table:table-cell office:value-type="float" office:value="97639" calcext:value-type="float">
            <text:p>97639</text:p>
          </table:table-cell>
          <table:table-cell office:value-type="float" office:value="72723" calcext:value-type="float">
            <text:p>72723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69391" calcext:value-type="float">
            <text:p>69391</text:p>
          </table:table-cell>
          <table:table-cell office:value-type="float" office:value="47132" calcext:value-type="float">
            <text:p>4713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HINE--LAC-SAINT-LOUIS</text:p>
          </table:table-cell>
          <table:table-cell office:value-type="float" office:value="97592" calcext:value-type="float">
            <text:p>97592</text:p>
          </table:table-cell>
          <table:table-cell office:value-type="float" office:value="70051" calcext:value-type="float">
            <text:p>70051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NGELIER</text:p>
          </table:table-cell>
          <table:table-cell office:value-type="float" office:value="94243" calcext:value-type="float">
            <text:p>94243</text:p>
          </table:table-cell>
          <table:table-cell office:value-type="float" office:value="74312" calcext:value-type="float">
            <text:p>74312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5884" calcext:value-type="float">
            <text:p>95884</text:p>
          </table:table-cell>
          <table:table-cell office:value-type="float" office:value="67854" calcext:value-type="float">
            <text:p>6785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99124" calcext:value-type="float">
            <text:p>99124</text:p>
          </table:table-cell>
          <table:table-cell office:value-type="float" office:value="78847" calcext:value-type="float">
            <text:p>78847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83492" calcext:value-type="float">
            <text:p>83492</text:p>
          </table:table-cell>
          <table:table-cell office:value-type="float" office:value="59956" calcext:value-type="float">
            <text:p>59956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95774" calcext:value-type="float">
            <text:p>95774</text:p>
          </table:table-cell>
          <table:table-cell office:value-type="float" office:value="70688" calcext:value-type="float">
            <text:p>70688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DES-RAPIDES</text:p>
          </table:table-cell>
          <table:table-cell office:value-type="float" office:value="93955" calcext:value-type="float">
            <text:p>93955</text:p>
          </table:table-cell>
          <table:table-cell office:value-type="float" office:value="70941" calcext:value-type="float">
            <text:p>70941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04366" calcext:value-type="float">
            <text:p>104366</text:p>
          </table:table-cell>
          <table:table-cell office:value-type="float" office:value="77784" calcext:value-type="float">
            <text:p>77784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106857" calcext:value-type="float">
            <text:p>106857</text:p>
          </table:table-cell>
          <table:table-cell office:value-type="float" office:value="77055" calcext:value-type="float">
            <text:p>77055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92423" calcext:value-type="float">
            <text:p>92423</text:p>
          </table:table-cell>
          <table:table-cell office:value-type="float" office:value="65599" calcext:value-type="float">
            <text:p>65599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4500" calcext:value-type="float">
            <text:p>94500</text:p>
          </table:table-cell>
          <table:table-cell office:value-type="float" office:value="77036" calcext:value-type="float">
            <text:p>77036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7075" calcext:value-type="float">
            <text:p>57075</text:p>
          </table:table-cell>
          <table:table-cell office:value-type="float" office:value="37182" calcext:value-type="float">
            <text:p>37182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65390" calcext:value-type="float">
            <text:p>65390</text:p>
          </table:table-cell>
          <table:table-cell office:value-type="float" office:value="46097" calcext:value-type="float">
            <text:p>46097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COMPTON--STANSTEAD</text:p>
          </table:table-cell>
          <table:table-cell office:value-type="float" office:value="73921" calcext:value-type="float">
            <text:p>73921</text:p>
          </table:table-cell>
          <table:table-cell office:value-type="float" office:value="52830" calcext:value-type="float">
            <text:p>52830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105829" calcext:value-type="float">
            <text:p>105829</text:p>
          </table:table-cell>
          <table:table-cell office:value-type="float" office:value="77812" calcext:value-type="float">
            <text:p>77812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2593" calcext:value-type="float">
            <text:p>92593</text:p>
          </table:table-cell>
          <table:table-cell office:value-type="float" office:value="60890" calcext:value-type="float">
            <text:p>60890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ORENCY--ORLÉANS</text:p>
          </table:table-cell>
          <table:table-cell office:value-type="float" office:value="92589" calcext:value-type="float">
            <text:p>92589</text:p>
          </table:table-cell>
          <table:table-cell office:value-type="float" office:value="69268" calcext:value-type="float">
            <text:p>69268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</text:p>
          </table:table-cell>
          <table:table-cell office:value-type="float" office:value="80115" calcext:value-type="float">
            <text:p>80115</text:p>
          </table:table-cell>
          <table:table-cell office:value-type="float" office:value="54284" calcext:value-type="float">
            <text:p>54284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3996" calcext:value-type="float">
            <text:p>93996</text:p>
          </table:table-cell>
          <table:table-cell office:value-type="float" office:value="60902" calcext:value-type="float">
            <text:p>609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MICHEL</text:p>
          </table:table-cell>
          <table:table-cell office:value-type="float" office:value="89068" calcext:value-type="float">
            <text:p>89068</text:p>
          </table:table-cell>
          <table:table-cell office:value-type="float" office:value="57470" calcext:value-type="float">
            <text:p>57470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99955" calcext:value-type="float">
            <text:p>99955</text:p>
          </table:table-cell>
          <table:table-cell office:value-type="float" office:value="69739" calcext:value-type="float">
            <text:p>69739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77421" calcext:value-type="float">
            <text:p>77421</text:p>
          </table:table-cell>
          <table:table-cell office:value-type="float" office:value="55143" calcext:value-type="float">
            <text:p>55143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75013" calcext:value-type="float">
            <text:p>75013</text:p>
          </table:table-cell>
          <table:table-cell office:value-type="float" office:value="56486" calcext:value-type="float">
            <text:p>56486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-EST</text:p>
          </table:table-cell>
          <table:table-cell office:value-type="float" office:value="93662" calcext:value-type="float">
            <text:p>93662</text:p>
          </table:table-cell>
          <table:table-cell office:value-type="float" office:value="71271" calcext:value-type="float">
            <text:p>71271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1431" calcext:value-type="float">
            <text:p>81431</text:p>
          </table:table-cell>
          <table:table-cell office:value-type="float" office:value="59440" calcext:value-type="float">
            <text:p>59440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WOLFE</text:p>
          </table:table-cell>
          <table:table-cell office:value-type="float" office:value="76731" calcext:value-type="float">
            <text:p>76731</text:p>
          </table:table-cell>
          <table:table-cell office:value-type="float" office:value="54301" calcext:value-type="float">
            <text:p>54301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-TÉMISCOUATA</text:p>
          </table:table-cell>
          <table:table-cell office:value-type="float" office:value="74640" calcext:value-type="float">
            <text:p>74640</text:p>
          </table:table-cell>
          <table:table-cell office:value-type="float" office:value="54396" calcext:value-type="float">
            <text:p>54396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5024" calcext:value-type="float">
            <text:p>75024</text:p>
          </table:table-cell>
          <table:table-cell office:value-type="float" office:value="49094" calcext:value-type="float">
            <text:p>49094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92178" calcext:value-type="float">
            <text:p>92178</text:p>
          </table:table-cell>
          <table:table-cell office:value-type="float" office:value="67754" calcext:value-type="float">
            <text:p>67754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DENIS</text:p>
          </table:table-cell>
          <table:table-cell office:value-type="float" office:value="90931" calcext:value-type="float">
            <text:p>90931</text:p>
          </table:table-cell>
          <table:table-cell office:value-type="float" office:value="56971" calcext:value-type="float">
            <text:p>56971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ENRI--WESTMOUNT</text:p>
          </table:table-cell>
          <table:table-cell office:value-type="float" office:value="82057" calcext:value-type="float">
            <text:p>82057</text:p>
          </table:table-cell>
          <table:table-cell office:value-type="float" office:value="55737" calcext:value-type="float">
            <text:p>55737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UBERT</text:p>
          </table:table-cell>
          <table:table-cell office:value-type="float" office:value="108726" calcext:value-type="float">
            <text:p>108726</text:p>
          </table:table-cell>
          <table:table-cell office:value-type="float" office:value="73280" calcext:value-type="float">
            <text:p>73280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85679" calcext:value-type="float">
            <text:p>85679</text:p>
          </table:table-cell>
          <table:table-cell office:value-type="float" office:value="63185" calcext:value-type="float">
            <text:p>6318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83093" calcext:value-type="float">
            <text:p>83093</text:p>
          </table:table-cell>
          <table:table-cell office:value-type="float" office:value="62192" calcext:value-type="float">
            <text:p>62192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</text:p>
          </table:table-cell>
          <table:table-cell office:value-type="float" office:value="88880" calcext:value-type="float">
            <text:p>88880</text:p>
          </table:table-cell>
          <table:table-cell office:value-type="float" office:value="58282" calcext:value-type="float">
            <text:p>58282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</text:p>
          </table:table-cell>
          <table:table-cell office:value-type="float" office:value="90878" calcext:value-type="float">
            <text:p>90878</text:p>
          </table:table-cell>
          <table:table-cell office:value-type="float" office:value="62845" calcext:value-type="float">
            <text:p>6284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2845" calcext:value-type="float">
            <text:p>72845</text:p>
          </table:table-cell>
          <table:table-cell office:value-type="float" office:value="55944" calcext:value-type="float">
            <text:p>55944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86104" calcext:value-type="float">
            <text:p>86104</text:p>
          </table:table-cell>
          <table:table-cell office:value-type="float" office:value="63846" calcext:value-type="float">
            <text:p>63846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0855" calcext:value-type="float">
            <text:p>90855</text:p>
          </table:table-cell>
          <table:table-cell office:value-type="float" office:value="73879" calcext:value-type="float">
            <text:p>73879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1610" calcext:value-type="float">
            <text:p>81610</text:p>
          </table:table-cell>
          <table:table-cell office:value-type="float" office:value="57084" calcext:value-type="float">
            <text:p>57084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</text:p>
          </table:table-cell>
          <table:table-cell office:value-type="float" office:value="119812" calcext:value-type="float">
            <text:p>119812</text:p>
          </table:table-cell>
          <table:table-cell office:value-type="float" office:value="92980" calcext:value-type="float">
            <text:p>92980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75433" calcext:value-type="float">
            <text:p>75433</text:p>
          </table:table-cell>
          <table:table-cell office:value-type="float" office:value="59806" calcext:value-type="float">
            <text:p>59806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</text:p>
          </table:table-cell>
          <table:table-cell office:value-type="float" office:value="91954" calcext:value-type="float">
            <text:p>91954</text:p>
          </table:table-cell>
          <table:table-cell office:value-type="float" office:value="68636" calcext:value-type="float">
            <text:p>68636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82258" calcext:value-type="float">
            <text:p>82258</text:p>
          </table:table-cell>
          <table:table-cell office:value-type="float" office:value="61609" calcext:value-type="float">
            <text:p>61609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PAUL</text:p>
          </table:table-cell>
          <table:table-cell office:value-type="float" office:value="85810" calcext:value-type="float">
            <text:p>85810</text:p>
          </table:table-cell>
          <table:table-cell office:value-type="float" office:value="62126" calcext:value-type="float">
            <text:p>62126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KINDERSLEY--LLOYDMINSTER</text:p>
          </table:table-cell>
          <table:table-cell office:value-type="float" office:value="69883" calcext:value-type="float">
            <text:p>69883</text:p>
          </table:table-cell>
          <table:table-cell office:value-type="float" office:value="42916" calcext:value-type="float">
            <text:p>4291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ACKENZIE</text:p>
          </table:table-cell>
          <table:table-cell office:value-type="float" office:value="65469" calcext:value-type="float">
            <text:p>65469</text:p>
          </table:table-cell>
          <table:table-cell office:value-type="float" office:value="43435" calcext:value-type="float">
            <text:p>43435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</text:p>
          </table:table-cell>
          <table:table-cell office:value-type="float" office:value="69635" calcext:value-type="float">
            <text:p>69635</text:p>
          </table:table-cell>
          <table:table-cell office:value-type="float" office:value="46211" calcext:value-type="float">
            <text:p>46211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--CHURCHILL RIVER</text:p>
          </table:table-cell>
          <table:table-cell office:value-type="float" office:value="73077" calcext:value-type="float">
            <text:p>73077</text:p>
          </table:table-cell>
          <table:table-cell office:value-type="float" office:value="44548" calcext:value-type="float">
            <text:p>44548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</text:p>
          </table:table-cell>
          <table:table-cell office:value-type="float" office:value="75760" calcext:value-type="float">
            <text:p>75760</text:p>
          </table:table-cell>
          <table:table-cell office:value-type="float" office:value="50066" calcext:value-type="float">
            <text:p>50066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173" calcext:value-type="float">
            <text:p>69173</text:p>
          </table:table-cell>
          <table:table-cell office:value-type="float" office:value="45346" calcext:value-type="float">
            <text:p>45346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4221" calcext:value-type="float">
            <text:p>74221</text:p>
          </table:table-cell>
          <table:table-cell office:value-type="float" office:value="54397" calcext:value-type="float">
            <text:p>54397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CLARK'S CROSSING</text:p>
          </table:table-cell>
          <table:table-cell office:value-type="float" office:value="83186" calcext:value-type="float">
            <text:p>83186</text:p>
          </table:table-cell>
          <table:table-cell office:value-type="float" office:value="56002" calcext:value-type="float">
            <text:p>56002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DUNDURN</text:p>
          </table:table-cell>
          <table:table-cell office:value-type="float" office:value="79667" calcext:value-type="float">
            <text:p>79667</text:p>
          </table:table-cell>
          <table:table-cell office:value-type="float" office:value="56125" calcext:value-type="float">
            <text:p>56125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69187" calcext:value-type="float">
            <text:p>69187</text:p>
          </table:table-cell>
          <table:table-cell office:value-type="float" office:value="50434" calcext:value-type="float">
            <text:p>50434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1558" calcext:value-type="float">
            <text:p>71558</text:p>
          </table:table-cell>
          <table:table-cell office:value-type="float" office:value="47304" calcext:value-type="float">
            <text:p>4730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WIFT CURRENT--MAPLE CREEK--ASSINIBOIA</text:p>
          </table:table-cell>
          <table:table-cell office:value-type="float" office:value="69027" calcext:value-type="float">
            <text:p>69027</text:p>
          </table:table-cell>
          <table:table-cell office:value-type="float" office:value="45168" calcext:value-type="float">
            <text:p>45168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THE BATTLEFORDS--MEADOW LAKE</text:p>
          </table:table-cell>
          <table:table-cell office:value-type="float" office:value="72868" calcext:value-type="float">
            <text:p>72868</text:p>
          </table:table-cell>
          <table:table-cell office:value-type="float" office:value="47957" calcext:value-type="float">
            <text:p>47957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902" calcext:value-type="float">
            <text:p>66902</text:p>
          </table:table-cell>
          <table:table-cell office:value-type="float" office:value="45251" calcext:value-type="float">
            <text:p>45251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</text:p>
          </table:table-cell>
          <table:table-cell office:value-type="string" calcext:value-type="string">
            <text:p>YUKON</text:p>
          </table:table-cell>
          <table:table-cell office:value-type="float" office:value="23504" calcext:value-type="float">
            <text:p>23504</text:p>
          </table:table-cell>
          <table:table-cell office:value-type="float" office:value="16396" calcext:value-type="float">
            <text:p>1639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</table:table>
      <table:table table:name="3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0261" calcext:value-type="float">
            <text:p>80261</text:p>
          </table:table-cell>
          <table:table-cell office:value-type="float" office:value="54875" calcext:value-type="float">
            <text:p>5487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EAVER RIVER</text:p>
          </table:table-cell>
          <table:table-cell office:value-type="float" office:value="72738" calcext:value-type="float">
            <text:p>72738</text:p>
          </table:table-cell>
          <table:table-cell office:value-type="float" office:value="45853" calcext:value-type="float">
            <text:p>45853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03779" calcext:value-type="float">
            <text:p>103779</text:p>
          </table:table-cell>
          <table:table-cell office:value-type="float" office:value="86851" calcext:value-type="float">
            <text:p>86851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</text:p>
          </table:table-cell>
          <table:table-cell office:value-type="float" office:value="128566" calcext:value-type="float">
            <text:p>128566</text:p>
          </table:table-cell>
          <table:table-cell office:value-type="float" office:value="98589" calcext:value-type="float">
            <text:p>98589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24290" calcext:value-type="float">
            <text:p>124290</text:p>
          </table:table-cell>
          <table:table-cell office:value-type="float" office:value="79632" calcext:value-type="float">
            <text:p>79632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19739" calcext:value-type="float">
            <text:p>119739</text:p>
          </table:table-cell>
          <table:table-cell office:value-type="float" office:value="86430" calcext:value-type="float">
            <text:p>8643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25245" calcext:value-type="float">
            <text:p>125245</text:p>
          </table:table-cell>
          <table:table-cell office:value-type="float" office:value="96213" calcext:value-type="float">
            <text:p>9621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8178" calcext:value-type="float">
            <text:p>108178</text:p>
          </table:table-cell>
          <table:table-cell office:value-type="float" office:value="87421" calcext:value-type="float">
            <text:p>87421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69717" calcext:value-type="float">
            <text:p>69717</text:p>
          </table:table-cell>
          <table:table-cell office:value-type="float" office:value="50275" calcext:value-type="float">
            <text:p>5027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94889" calcext:value-type="float">
            <text:p>94889</text:p>
          </table:table-cell>
          <table:table-cell office:value-type="float" office:value="67361" calcext:value-type="float">
            <text:p>67361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116650" calcext:value-type="float">
            <text:p>116650</text:p>
          </table:table-cell>
          <table:table-cell office:value-type="float" office:value="79002" calcext:value-type="float">
            <text:p>79002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WEST</text:p>
          </table:table-cell>
          <table:table-cell office:value-type="float" office:value="81170" calcext:value-type="float">
            <text:p>81170</text:p>
          </table:table-cell>
          <table:table-cell office:value-type="float" office:value="61650" calcext:value-type="float">
            <text:p>6165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112939" calcext:value-type="float">
            <text:p>112939</text:p>
          </table:table-cell>
          <table:table-cell office:value-type="float" office:value="77071" calcext:value-type="float">
            <text:p>77071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17758" calcext:value-type="float">
            <text:p>117758</text:p>
          </table:table-cell>
          <table:table-cell office:value-type="float" office:value="86851" calcext:value-type="float">
            <text:p>86851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3335" calcext:value-type="float">
            <text:p>93335</text:p>
          </table:table-cell>
          <table:table-cell office:value-type="float" office:value="76779" calcext:value-type="float">
            <text:p>76779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86839" calcext:value-type="float">
            <text:p>86839</text:p>
          </table:table-cell>
          <table:table-cell office:value-type="float" office:value="62526" calcext:value-type="float">
            <text:p>62526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0127" calcext:value-type="float">
            <text:p>100127</text:p>
          </table:table-cell>
          <table:table-cell office:value-type="float" office:value="71132" calcext:value-type="float">
            <text:p>71132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3304" calcext:value-type="float">
            <text:p>93304</text:p>
          </table:table-cell>
          <table:table-cell office:value-type="float" office:value="53240" calcext:value-type="float">
            <text:p>5324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91034" calcext:value-type="float">
            <text:p>91034</text:p>
          </table:table-cell>
          <table:table-cell office:value-type="float" office:value="64333" calcext:value-type="float">
            <text:p>64333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6962" calcext:value-type="float">
            <text:p>106962</text:p>
          </table:table-cell>
          <table:table-cell office:value-type="float" office:value="69401" calcext:value-type="float">
            <text:p>69401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3400" calcext:value-type="float">
            <text:p>103400</text:p>
          </table:table-cell>
          <table:table-cell office:value-type="float" office:value="75715" calcext:value-type="float">
            <text:p>7571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95605" calcext:value-type="float">
            <text:p>95605</text:p>
          </table:table-cell>
          <table:table-cell office:value-type="float" office:value="69430" calcext:value-type="float">
            <text:p>6943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</text:p>
          </table:table-cell>
          <table:table-cell office:value-type="float" office:value="73062" calcext:value-type="float">
            <text:p>73062</text:p>
          </table:table-cell>
          <table:table-cell office:value-type="float" office:value="52376" calcext:value-type="float">
            <text:p>52376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84514" calcext:value-type="float">
            <text:p>84514</text:p>
          </table:table-cell>
          <table:table-cell office:value-type="float" office:value="62813" calcext:value-type="float">
            <text:p>6281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92092" calcext:value-type="float">
            <text:p>92092</text:p>
          </table:table-cell>
          <table:table-cell office:value-type="float" office:value="73655" calcext:value-type="float">
            <text:p>73655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9361" calcext:value-type="float">
            <text:p>89361</text:p>
          </table:table-cell>
          <table:table-cell office:value-type="float" office:value="62348" calcext:value-type="float">
            <text:p>62348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KINGSWAY</text:p>
          </table:table-cell>
          <table:table-cell office:value-type="float" office:value="119305" calcext:value-type="float">
            <text:p>119305</text:p>
          </table:table-cell>
          <table:table-cell office:value-type="float" office:value="81683" calcext:value-type="float">
            <text:p>81683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PILANO--HOWE SOUND</text:p>
          </table:table-cell>
          <table:table-cell office:value-type="float" office:value="83407" calcext:value-type="float">
            <text:p>83407</text:p>
          </table:table-cell>
          <table:table-cell office:value-type="float" office:value="62566" calcext:value-type="float">
            <text:p>62566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72605" calcext:value-type="float">
            <text:p>72605</text:p>
          </table:table-cell>
          <table:table-cell office:value-type="float" office:value="48958" calcext:value-type="float">
            <text:p>48958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MOX--ALBERNI</text:p>
          </table:table-cell>
          <table:table-cell office:value-type="float" office:value="103805" calcext:value-type="float">
            <text:p>103805</text:p>
          </table:table-cell>
          <table:table-cell office:value-type="float" office:value="80233" calcext:value-type="float">
            <text:p>80233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</text:p>
          </table:table-cell>
          <table:table-cell office:value-type="float" office:value="92629" calcext:value-type="float">
            <text:p>92629</text:p>
          </table:table-cell>
          <table:table-cell office:value-type="float" office:value="65700" calcext:value-type="float">
            <text:p>657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92105" calcext:value-type="float">
            <text:p>92105</text:p>
          </table:table-cell>
          <table:table-cell office:value-type="float" office:value="70662" calcext:value-type="float">
            <text:p>70662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EAST</text:p>
          </table:table-cell>
          <table:table-cell office:value-type="float" office:value="99344" calcext:value-type="float">
            <text:p>99344</text:p>
          </table:table-cell>
          <table:table-cell office:value-type="float" office:value="74102" calcext:value-type="float">
            <text:p>74102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WEST</text:p>
          </table:table-cell>
          <table:table-cell office:value-type="float" office:value="124091" calcext:value-type="float">
            <text:p>124091</text:p>
          </table:table-cell>
          <table:table-cell office:value-type="float" office:value="92245" calcext:value-type="float">
            <text:p>92245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float" office:value="87144" calcext:value-type="float">
            <text:p>87144</text:p>
          </table:table-cell>
          <table:table-cell office:value-type="float" office:value="64324" calcext:value-type="float">
            <text:p>6432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EAST</text:p>
          </table:table-cell>
          <table:table-cell office:value-type="float" office:value="70562" calcext:value-type="float">
            <text:p>70562</text:p>
          </table:table-cell>
          <table:table-cell office:value-type="float" office:value="50929" calcext:value-type="float">
            <text:p>5092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WEST--REVELSTOKE</text:p>
          </table:table-cell>
          <table:table-cell office:value-type="float" office:value="68403" calcext:value-type="float">
            <text:p>68403</text:p>
          </table:table-cell>
          <table:table-cell office:value-type="float" office:value="50146" calcext:value-type="float">
            <text:p>50146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MISSION--COQUITLAM</text:p>
          </table:table-cell>
          <table:table-cell office:value-type="float" office:value="115375" calcext:value-type="float">
            <text:p>115375</text:p>
          </table:table-cell>
          <table:table-cell office:value-type="float" office:value="81410" calcext:value-type="float">
            <text:p>81410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8952" calcext:value-type="float">
            <text:p>118952</text:p>
          </table:table-cell>
          <table:table-cell office:value-type="float" office:value="92093" calcext:value-type="float">
            <text:p>92093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BURNABY</text:p>
          </table:table-cell>
          <table:table-cell office:value-type="float" office:value="112510" calcext:value-type="float">
            <text:p>112510</text:p>
          </table:table-cell>
          <table:table-cell office:value-type="float" office:value="88192" calcext:value-type="float">
            <text:p>88192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ISLAND--POWELL RIVER</text:p>
          </table:table-cell>
          <table:table-cell office:value-type="float" office:value="94833" calcext:value-type="float">
            <text:p>94833</text:p>
          </table:table-cell>
          <table:table-cell office:value-type="float" office:value="68621" calcext:value-type="float">
            <text:p>68621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93938" calcext:value-type="float">
            <text:p>93938</text:p>
          </table:table-cell>
          <table:table-cell office:value-type="float" office:value="70082" calcext:value-type="float">
            <text:p>70082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 CENTRE</text:p>
          </table:table-cell>
          <table:table-cell office:value-type="float" office:value="111846" calcext:value-type="float">
            <text:p>111846</text:p>
          </table:table-cell>
          <table:table-cell office:value-type="float" office:value="93596" calcext:value-type="float">
            <text:p>93596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88188" calcext:value-type="float">
            <text:p>88188</text:p>
          </table:table-cell>
          <table:table-cell office:value-type="float" office:value="72604" calcext:value-type="float">
            <text:p>72604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IMILKAMEEN--MERRITT</text:p>
          </table:table-cell>
          <table:table-cell office:value-type="float" office:value="87726" calcext:value-type="float">
            <text:p>87726</text:p>
          </table:table-cell>
          <table:table-cell office:value-type="float" office:value="67914" calcext:value-type="float">
            <text:p>6791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</text:p>
          </table:table-cell>
          <table:table-cell office:value-type="float" office:value="114524" calcext:value-type="float">
            <text:p>114524</text:p>
          </table:table-cell>
          <table:table-cell office:value-type="float" office:value="86247" calcext:value-type="float">
            <text:p>8624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86829" calcext:value-type="float">
            <text:p>86829</text:p>
          </table:table-cell>
          <table:table-cell office:value-type="float" office:value="56842" calcext:value-type="float">
            <text:p>56842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89821" calcext:value-type="float">
            <text:p>89821</text:p>
          </table:table-cell>
          <table:table-cell office:value-type="float" office:value="58316" calcext:value-type="float">
            <text:p>5831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26624" calcext:value-type="float">
            <text:p>126624</text:p>
          </table:table-cell>
          <table:table-cell office:value-type="float" office:value="83668" calcext:value-type="float">
            <text:p>83668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2051" calcext:value-type="float">
            <text:p>112051</text:p>
          </table:table-cell>
          <table:table-cell office:value-type="float" office:value="97952" calcext:value-type="float">
            <text:p>97952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78443" calcext:value-type="float">
            <text:p>78443</text:p>
          </table:table-cell>
          <table:table-cell office:value-type="float" office:value="50502" calcext:value-type="float">
            <text:p>50502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42797" calcext:value-type="float">
            <text:p>142797</text:p>
          </table:table-cell>
          <table:table-cell office:value-type="float" office:value="96255" calcext:value-type="float">
            <text:p>96255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--WHITE ROCK--SOUTH LANGLEY</text:p>
          </table:table-cell>
          <table:table-cell office:value-type="float" office:value="134816" calcext:value-type="float">
            <text:p>134816</text:p>
          </table:table-cell>
          <table:table-cell office:value-type="float" office:value="102164" calcext:value-type="float">
            <text:p>102164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14559" calcext:value-type="float">
            <text:p>114559</text:p>
          </table:table-cell>
          <table:table-cell office:value-type="float" office:value="100841" calcext:value-type="float">
            <text:p>10084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9069" calcext:value-type="float">
            <text:p>109069</text:p>
          </table:table-cell>
          <table:table-cell office:value-type="float" office:value="69381" calcext:value-type="float">
            <text:p>69381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0717" calcext:value-type="float">
            <text:p>110717</text:p>
          </table:table-cell>
          <table:table-cell office:value-type="float" office:value="77987" calcext:value-type="float">
            <text:p>77987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14031" calcext:value-type="float">
            <text:p>114031</text:p>
          </table:table-cell>
          <table:table-cell office:value-type="float" office:value="74071" calcext:value-type="float">
            <text:p>7407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1012" calcext:value-type="float">
            <text:p>101012</text:p>
          </table:table-cell>
          <table:table-cell office:value-type="float" office:value="91060" calcext:value-type="float">
            <text:p>9106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2113" calcext:value-type="float">
            <text:p>72113</text:p>
          </table:table-cell>
          <table:table-cell office:value-type="float" office:value="53659" calcext:value-type="float">
            <text:p>53659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67949" calcext:value-type="float">
            <text:p>67949</text:p>
          </table:table-cell>
          <table:table-cell office:value-type="float" office:value="44055" calcext:value-type="float">
            <text:p>44055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64555" calcext:value-type="float">
            <text:p>64555</text:p>
          </table:table-cell>
          <table:table-cell office:value-type="float" office:value="46310" calcext:value-type="float">
            <text:p>4631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LISGAR--MARQUETTE</text:p>
          </table:table-cell>
          <table:table-cell office:value-type="float" office:value="66752" calcext:value-type="float">
            <text:p>66752</text:p>
          </table:table-cell>
          <table:table-cell office:value-type="float" office:value="76861" calcext:value-type="float">
            <text:p>76861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INTERLAKE</text:p>
          </table:table-cell>
          <table:table-cell office:value-type="float" office:value="72051" calcext:value-type="float">
            <text:p>72051</text:p>
          </table:table-cell>
          <table:table-cell office:value-type="float" office:value="51778" calcext:value-type="float">
            <text:p>5177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6271" calcext:value-type="float">
            <text:p>76271</text:p>
          </table:table-cell>
          <table:table-cell office:value-type="float" office:value="52835" calcext:value-type="float">
            <text:p>52835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T. BONIFACE</text:p>
          </table:table-cell>
          <table:table-cell office:value-type="float" office:value="88376" calcext:value-type="float">
            <text:p>88376</text:p>
          </table:table-cell>
          <table:table-cell office:value-type="float" office:value="65920" calcext:value-type="float">
            <text:p>65920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RED RIVER</text:p>
          </table:table-cell>
          <table:table-cell office:value-type="float" office:value="86201" calcext:value-type="float">
            <text:p>86201</text:p>
          </table:table-cell>
          <table:table-cell office:value-type="float" office:value="64538" calcext:value-type="float">
            <text:p>64538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93586" calcext:value-type="float">
            <text:p>93586</text:p>
          </table:table-cell>
          <table:table-cell office:value-type="float" office:value="63779" calcext:value-type="float">
            <text:p>63779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79569" calcext:value-type="float">
            <text:p>79569</text:p>
          </table:table-cell>
          <table:table-cell office:value-type="float" office:value="50968" calcext:value-type="float">
            <text:p>50968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ST. JAMES</text:p>
          </table:table-cell>
          <table:table-cell office:value-type="float" office:value="71627" calcext:value-type="float">
            <text:p>71627</text:p>
          </table:table-cell>
          <table:table-cell office:value-type="float" office:value="55703" calcext:value-type="float">
            <text:p>55703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93794" calcext:value-type="float">
            <text:p>93794</text:p>
          </table:table-cell>
          <table:table-cell office:value-type="float" office:value="72611" calcext:value-type="float">
            <text:p>7261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6651" calcext:value-type="float">
            <text:p>76651</text:p>
          </table:table-cell>
          <table:table-cell office:value-type="float" office:value="63187" calcext:value-type="float">
            <text:p>63187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TRANSCONA</text:p>
          </table:table-cell>
          <table:table-cell office:value-type="float" office:value="82447" calcext:value-type="float">
            <text:p>82447</text:p>
          </table:table-cell>
          <table:table-cell office:value-type="float" office:value="59169" calcext:value-type="float">
            <text:p>59169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2351" calcext:value-type="float">
            <text:p>72351</text:p>
          </table:table-cell>
          <table:table-cell office:value-type="float" office:value="55413" calcext:value-type="float">
            <text:p>55413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68735" calcext:value-type="float">
            <text:p>68735</text:p>
          </table:table-cell>
          <table:table-cell office:value-type="float" office:value="53518" calcext:value-type="float">
            <text:p>53518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RLETON--CHARLOTTE</text:p>
          </table:table-cell>
          <table:table-cell office:value-type="float" office:value="65293" calcext:value-type="float">
            <text:p>65293</text:p>
          </table:table-cell>
          <table:table-cell office:value-type="float" office:value="49329" calcext:value-type="float">
            <text:p>49329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--YORK--SUNBURY</text:p>
          </table:table-cell>
          <table:table-cell office:value-type="float" office:value="91650" calcext:value-type="float">
            <text:p>91650</text:p>
          </table:table-cell>
          <table:table-cell office:value-type="float" office:value="74427" calcext:value-type="float">
            <text:p>74427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89863" calcext:value-type="float">
            <text:p>89863</text:p>
          </table:table-cell>
          <table:table-cell office:value-type="float" office:value="67311" calcext:value-type="float">
            <text:p>67311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VICTORIA</text:p>
          </table:table-cell>
          <table:table-cell office:value-type="float" office:value="57340" calcext:value-type="float">
            <text:p>57340</text:p>
          </table:table-cell>
          <table:table-cell office:value-type="float" office:value="44507" calcext:value-type="float">
            <text:p>44507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5995" calcext:value-type="float">
            <text:p>55995</text:p>
          </table:table-cell>
          <table:table-cell office:value-type="float" office:value="42812" calcext:value-type="float">
            <text:p>4281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91759" calcext:value-type="float">
            <text:p>91759</text:p>
          </table:table-cell>
          <table:table-cell office:value-type="float" office:value="75184" calcext:value-type="float">
            <text:p>75184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RESTIGOUCHE--CHALEUR</text:p>
          </table:table-cell>
          <table:table-cell office:value-type="float" office:value="54510" calcext:value-type="float">
            <text:p>54510</text:p>
          </table:table-cell>
          <table:table-cell office:value-type="float" office:value="41117" calcext:value-type="float">
            <text:p>41117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6404" calcext:value-type="float">
            <text:p>76404</text:p>
          </table:table-cell>
          <table:table-cell office:value-type="float" office:value="58510" calcext:value-type="float">
            <text:p>58510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88827" calcext:value-type="float">
            <text:p>88827</text:p>
          </table:table-cell>
          <table:table-cell office:value-type="float" office:value="65282" calcext:value-type="float">
            <text:p>65282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--ST. GEORGE'S</text:p>
          </table:table-cell>
          <table:table-cell office:value-type="float" office:value="79263" calcext:value-type="float">
            <text:p>79263</text:p>
          </table:table-cell>
          <table:table-cell office:value-type="float" office:value="57053" calcext:value-type="float">
            <text:p>5705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--GRAND FALLS</text:p>
          </table:table-cell>
          <table:table-cell office:value-type="float" office:value="82408" calcext:value-type="float">
            <text:p>82408</text:p>
          </table:table-cell>
          <table:table-cell office:value-type="float" office:value="59322" calcext:value-type="float">
            <text:p>5932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9398" calcext:value-type="float">
            <text:p>79398</text:p>
          </table:table-cell>
          <table:table-cell office:value-type="float" office:value="57701" calcext:value-type="float">
            <text:p>57701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30379" calcext:value-type="float">
            <text:p>30379</text:p>
          </table:table-cell>
          <table:table-cell office:value-type="float" office:value="20435" calcext:value-type="float">
            <text:p>2043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9064" calcext:value-type="float">
            <text:p>109064</text:p>
          </table:table-cell>
          <table:table-cell office:value-type="float" office:value="83662" calcext:value-type="float">
            <text:p>83662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99135" calcext:value-type="float">
            <text:p>99135</text:p>
          </table:table-cell>
          <table:table-cell office:value-type="float" office:value="76180" calcext:value-type="float">
            <text:p>7618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TSIAQ</text:p>
          </table:table-cell>
          <table:table-cell office:value-type="float" office:value="22943" calcext:value-type="float">
            <text:p>22943</text:p>
          </table:table-cell>
          <table:table-cell office:value-type="float" office:value="14368" calcext:value-type="float">
            <text:p>14368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4706" calcext:value-type="float">
            <text:p>34706</text:p>
          </table:table-cell>
          <table:table-cell office:value-type="float" office:value="23740" calcext:value-type="float">
            <text:p>2374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ANNAPOLIS VALLEY--HANTS</text:p>
          </table:table-cell>
          <table:table-cell office:value-type="float" office:value="94160" calcext:value-type="float">
            <text:p>94160</text:p>
          </table:table-cell>
          <table:table-cell office:value-type="float" office:value="74480" calcext:value-type="float">
            <text:p>74480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EAST RICHMOND</text:p>
          </table:table-cell>
          <table:table-cell office:value-type="float" office:value="61525" calcext:value-type="float">
            <text:p>61525</text:p>
          </table:table-cell>
          <table:table-cell office:value-type="float" office:value="48416" calcext:value-type="float">
            <text:p>48416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 HIGHLANDS--CANSO</text:p>
          </table:table-cell>
          <table:table-cell office:value-type="float" office:value="64761" calcext:value-type="float">
            <text:p>64761</text:p>
          </table:table-cell>
          <table:table-cell office:value-type="float" office:value="50258" calcext:value-type="float">
            <text:p>50258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THE SYDNEYS</text:p>
          </table:table-cell>
          <table:table-cell office:value-type="float" office:value="66348" calcext:value-type="float">
            <text:p>66348</text:p>
          </table:table-cell>
          <table:table-cell office:value-type="float" office:value="50332" calcext:value-type="float">
            <text:p>5033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4178" calcext:value-type="float">
            <text:p>74178</text:p>
          </table:table-cell>
          <table:table-cell office:value-type="float" office:value="55369" calcext:value-type="float">
            <text:p>55369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81967" calcext:value-type="float">
            <text:p>81967</text:p>
          </table:table-cell>
          <table:table-cell office:value-type="float" office:value="63465" calcext:value-type="float">
            <text:p>63465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103105" calcext:value-type="float">
            <text:p>103105</text:p>
          </table:table-cell>
          <table:table-cell office:value-type="float" office:value="78693" calcext:value-type="float">
            <text:p>78693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90203" calcext:value-type="float">
            <text:p>90203</text:p>
          </table:table-cell>
          <table:table-cell office:value-type="float" office:value="79568" calcext:value-type="float">
            <text:p>79568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113013" calcext:value-type="float">
            <text:p>113013</text:p>
          </table:table-cell>
          <table:table-cell office:value-type="float" office:value="92906" calcext:value-type="float">
            <text:p>92906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7902" calcext:value-type="float">
            <text:p>77902</text:p>
          </table:table-cell>
          <table:table-cell office:value-type="float" office:value="59144" calcext:value-type="float">
            <text:p>59144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WEST NOVA</text:p>
          </table:table-cell>
          <table:table-cell office:value-type="float" office:value="72780" calcext:value-type="float">
            <text:p>72780</text:p>
          </table:table-cell>
          <table:table-cell office:value-type="float" office:value="54571" calcext:value-type="float">
            <text:p>54571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</text:p>
          </table:table-cell>
          <table:table-cell office:value-type="float" office:value="64447" calcext:value-type="float">
            <text:p>64447</text:p>
          </table:table-cell>
          <table:table-cell office:value-type="float" office:value="47706" calcext:value-type="float">
            <text:p>4770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WOODBINE</text:p>
          </table:table-cell>
          <table:table-cell office:value-type="float" office:value="96142" calcext:value-type="float">
            <text:p>96142</text:p>
          </table:table-cell>
          <table:table-cell office:value-type="float" office:value="66267" calcext:value-type="float">
            <text:p>66267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03589" calcext:value-type="float">
            <text:p>103589</text:p>
          </table:table-cell>
          <table:table-cell office:value-type="float" office:value="63469" calcext:value-type="float">
            <text:p>63469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</text:p>
          </table:table-cell>
          <table:table-cell office:value-type="float" office:value="166746" calcext:value-type="float">
            <text:p>166746</text:p>
          </table:table-cell>
          <table:table-cell office:value-type="float" office:value="105055" calcext:value-type="float">
            <text:p>105055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1730" calcext:value-type="float">
            <text:p>101730</text:p>
          </table:table-cell>
          <table:table-cell office:value-type="float" office:value="74260" calcext:value-type="float">
            <text:p>74260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--GREENWOOD</text:p>
          </table:table-cell>
          <table:table-cell office:value-type="float" office:value="90367" calcext:value-type="float">
            <text:p>90367</text:p>
          </table:table-cell>
          <table:table-cell office:value-type="float" office:value="60175" calcext:value-type="float">
            <text:p>60175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</text:p>
          </table:table-cell>
          <table:table-cell office:value-type="float" office:value="100675" calcext:value-type="float">
            <text:p>100675</text:p>
          </table:table-cell>
          <table:table-cell office:value-type="float" office:value="76911" calcext:value-type="float">
            <text:p>7691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3424" calcext:value-type="float">
            <text:p>93424</text:p>
          </table:table-cell>
          <table:table-cell office:value-type="float" office:value="72665" calcext:value-type="float">
            <text:p>72665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5463" calcext:value-type="float">
            <text:p>125463</text:p>
          </table:table-cell>
          <table:table-cell office:value-type="float" office:value="85267" calcext:value-type="float">
            <text:p>85267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GLOUCESTER</text:p>
          </table:table-cell>
          <table:table-cell office:value-type="float" office:value="134781" calcext:value-type="float">
            <text:p>134781</text:p>
          </table:table-cell>
          <table:table-cell office:value-type="float" office:value="101920" calcext:value-type="float">
            <text:p>101920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OCHRANE--SUPERIOR</text:p>
          </table:table-cell>
          <table:table-cell office:value-type="float" office:value="63459" calcext:value-type="float">
            <text:p>63459</text:p>
          </table:table-cell>
          <table:table-cell office:value-type="float" office:value="43630" calcext:value-type="float">
            <text:p>43630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96172" calcext:value-type="float">
            <text:p>96172</text:p>
          </table:table-cell>
          <table:table-cell office:value-type="float" office:value="42682" calcext:value-type="float">
            <text:p>4268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92287" calcext:value-type="float">
            <text:p>92287</text:p>
          </table:table-cell>
          <table:table-cell office:value-type="float" office:value="60164" calcext:value-type="float">
            <text:p>60164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</text:p>
          </table:table-cell>
          <table:table-cell office:value-type="float" office:value="86913" calcext:value-type="float">
            <text:p>86913</text:p>
          </table:table-cell>
          <table:table-cell office:value-type="float" office:value="54111" calcext:value-type="float">
            <text:p>5411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95382" calcext:value-type="float">
            <text:p>95382</text:p>
          </table:table-cell>
          <table:table-cell office:value-type="float" office:value="73198" calcext:value-type="float">
            <text:p>73198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9575" calcext:value-type="float">
            <text:p>119575</text:p>
          </table:table-cell>
          <table:table-cell office:value-type="float" office:value="89279" calcext:value-type="float">
            <text:p>89279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98094" calcext:value-type="float">
            <text:p>98094</text:p>
          </table:table-cell>
          <table:table-cell office:value-type="float" office:value="59254" calcext:value-type="float">
            <text:p>59254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NORFOLK</text:p>
          </table:table-cell>
          <table:table-cell office:value-type="float" office:value="87248" calcext:value-type="float">
            <text:p>87248</text:p>
          </table:table-cell>
          <table:table-cell office:value-type="float" office:value="63151" calcext:value-type="float">
            <text:p>6315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</text:p>
          </table:table-cell>
          <table:table-cell office:value-type="float" office:value="81473" calcext:value-type="float">
            <text:p>81473</text:p>
          </table:table-cell>
          <table:table-cell office:value-type="float" office:value="57417" calcext:value-type="float">
            <text:p>57417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KENT</text:p>
          </table:table-cell>
          <table:table-cell office:value-type="float" office:value="79894" calcext:value-type="float">
            <text:p>79894</text:p>
          </table:table-cell>
          <table:table-cell office:value-type="float" office:value="56050" calcext:value-type="float">
            <text:p>56050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WINDSOR</text:p>
          </table:table-cell>
          <table:table-cell office:value-type="float" office:value="95162" calcext:value-type="float">
            <text:p>95162</text:p>
          </table:table-cell>
          <table:table-cell office:value-type="float" office:value="68770" calcext:value-type="float">
            <text:p>68770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87244" calcext:value-type="float">
            <text:p>87244</text:p>
          </table:table-cell>
          <table:table-cell office:value-type="float" office:value="62531" calcext:value-type="float">
            <text:p>6253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3014" calcext:value-type="float">
            <text:p>103014</text:p>
          </table:table-cell>
          <table:table-cell office:value-type="float" office:value="66425" calcext:value-type="float">
            <text:p>66425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96592" calcext:value-type="float">
            <text:p>96592</text:p>
          </table:table-cell>
          <table:table-cell office:value-type="float" office:value="68979" calcext:value-type="float">
            <text:p>68979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9809" calcext:value-type="float">
            <text:p>99809</text:p>
          </table:table-cell>
          <table:table-cell office:value-type="float" office:value="81284" calcext:value-type="float">
            <text:p>81284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15075" calcext:value-type="float">
            <text:p>115075</text:p>
          </table:table-cell>
          <table:table-cell office:value-type="float" office:value="93250" calcext:value-type="float">
            <text:p>93250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90246" calcext:value-type="float">
            <text:p>90246</text:p>
          </table:table-cell>
          <table:table-cell office:value-type="float" office:value="68615" calcext:value-type="float">
            <text:p>68615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--PEEL</text:p>
          </table:table-cell>
          <table:table-cell office:value-type="float" office:value="114670" calcext:value-type="float">
            <text:p>114670</text:p>
          </table:table-cell>
          <table:table-cell office:value-type="float" office:value="86076" calcext:value-type="float">
            <text:p>8607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81401" calcext:value-type="float">
            <text:p>81401</text:p>
          </table:table-cell>
          <table:table-cell office:value-type="float" office:value="55783" calcext:value-type="float">
            <text:p>55783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89662" calcext:value-type="float">
            <text:p>89662</text:p>
          </table:table-cell>
          <table:table-cell office:value-type="float" office:value="66960" calcext:value-type="float">
            <text:p>66960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--WENTWORTH</text:p>
          </table:table-cell>
          <table:table-cell office:value-type="float" office:value="124854" calcext:value-type="float">
            <text:p>124854</text:p>
          </table:table-cell>
          <table:table-cell office:value-type="float" office:value="90300" calcext:value-type="float">
            <text:p>90300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85796" calcext:value-type="float">
            <text:p>85796</text:p>
          </table:table-cell>
          <table:table-cell office:value-type="float" office:value="66640" calcext:value-type="float">
            <text:p>66640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90831" calcext:value-type="float">
            <text:p>90831</text:p>
          </table:table-cell>
          <table:table-cell office:value-type="float" office:value="71355" calcext:value-type="float">
            <text:p>7135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94731" calcext:value-type="float">
            <text:p>94731</text:p>
          </table:table-cell>
          <table:table-cell office:value-type="float" office:value="68712" calcext:value-type="float">
            <text:p>6871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4771" calcext:value-type="float">
            <text:p>74771</text:p>
          </table:table-cell>
          <table:table-cell office:value-type="float" office:value="54399" calcext:value-type="float">
            <text:p>5439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</text:p>
          </table:table-cell>
          <table:table-cell office:value-type="float" office:value="83344" calcext:value-type="float">
            <text:p>83344</text:p>
          </table:table-cell>
          <table:table-cell office:value-type="float" office:value="58415" calcext:value-type="float">
            <text:p>58415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06373" calcext:value-type="float">
            <text:p>106373</text:p>
          </table:table-cell>
          <table:table-cell office:value-type="float" office:value="95154" calcext:value-type="float">
            <text:p>95154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float" office:value="110950" calcext:value-type="float">
            <text:p>110950</text:p>
          </table:table-cell>
          <table:table-cell office:value-type="float" office:value="79446" calcext:value-type="float">
            <text:p>79446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MIDDLESEX</text:p>
          </table:table-cell>
          <table:table-cell office:value-type="float" office:value="80663" calcext:value-type="float">
            <text:p>80663</text:p>
          </table:table-cell>
          <table:table-cell office:value-type="float" office:value="59302" calcext:value-type="float">
            <text:p>59302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12945" calcext:value-type="float">
            <text:p>112945</text:p>
          </table:table-cell>
          <table:table-cell office:value-type="float" office:value="97788" calcext:value-type="float">
            <text:p>97788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0235" calcext:value-type="float">
            <text:p>90235</text:p>
          </table:table-cell>
          <table:table-cell office:value-type="float" office:value="70425" calcext:value-type="float">
            <text:p>70425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INCOLN</text:p>
          </table:table-cell>
          <table:table-cell office:value-type="float" office:value="105621" calcext:value-type="float">
            <text:p>105621</text:p>
          </table:table-cell>
          <table:table-cell office:value-type="float" office:value="77974" calcext:value-type="float">
            <text:p>77974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EAST</text:p>
          </table:table-cell>
          <table:table-cell office:value-type="float" office:value="106359" calcext:value-type="float">
            <text:p>106359</text:p>
          </table:table-cell>
          <table:table-cell office:value-type="float" office:value="86760" calcext:value-type="float">
            <text:p>86760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MIDDLESEX</text:p>
          </table:table-cell>
          <table:table-cell office:value-type="float" office:value="110996" calcext:value-type="float">
            <text:p>110996</text:p>
          </table:table-cell>
          <table:table-cell office:value-type="float" office:value="77395" calcext:value-type="float">
            <text:p>77395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3959" calcext:value-type="float">
            <text:p>113959</text:p>
          </table:table-cell>
          <table:table-cell office:value-type="float" office:value="93521" calcext:value-type="float">
            <text:p>93521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WHITCHURCH-STOUFFVILLE</text:p>
          </table:table-cell>
          <table:table-cell office:value-type="float" office:value="172168" calcext:value-type="float">
            <text:p>172168</text:p>
          </table:table-cell>
          <table:table-cell office:value-type="float" office:value="110696" calcext:value-type="float">
            <text:p>110696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21584" calcext:value-type="float">
            <text:p>121584</text:p>
          </table:table-cell>
          <table:table-cell office:value-type="float" office:value="77125" calcext:value-type="float">
            <text:p>77125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96208" calcext:value-type="float">
            <text:p>96208</text:p>
          </table:table-cell>
          <table:table-cell office:value-type="float" office:value="66018" calcext:value-type="float">
            <text:p>66018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209706" calcext:value-type="float">
            <text:p>209706</text:p>
          </table:table-cell>
          <table:table-cell office:value-type="float" office:value="143835" calcext:value-type="float">
            <text:p>143835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107627" calcext:value-type="float">
            <text:p>107627</text:p>
          </table:table-cell>
          <table:table-cell office:value-type="float" office:value="81918" calcext:value-type="float">
            <text:p>81918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88344" calcext:value-type="float">
            <text:p>88344</text:p>
          </table:table-cell>
          <table:table-cell office:value-type="float" office:value="66044" calcext:value-type="float">
            <text:p>66044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1015" calcext:value-type="float">
            <text:p>81015</text:p>
          </table:table-cell>
          <table:table-cell office:value-type="float" office:value="62869" calcext:value-type="float">
            <text:p>62869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7920" calcext:value-type="float">
            <text:p>77920</text:p>
          </table:table-cell>
          <table:table-cell office:value-type="float" office:value="61181" calcext:value-type="float">
            <text:p>6118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5132" calcext:value-type="float">
            <text:p>95132</text:p>
          </table:table-cell>
          <table:table-cell office:value-type="float" office:value="70963" calcext:value-type="float">
            <text:p>70963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--MILTON</text:p>
          </table:table-cell>
          <table:table-cell office:value-type="float" office:value="140013" calcext:value-type="float">
            <text:p>140013</text:p>
          </table:table-cell>
          <table:table-cell office:value-type="float" office:value="100723" calcext:value-type="float">
            <text:p>100723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NTARIO</text:p>
          </table:table-cell>
          <table:table-cell office:value-type="float" office:value="183160" calcext:value-type="float">
            <text:p>183160</text:p>
          </table:table-cell>
          <table:table-cell office:value-type="float" office:value="127661" calcext:value-type="float">
            <text:p>127661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95278" calcext:value-type="float">
            <text:p>95278</text:p>
          </table:table-cell>
          <table:table-cell office:value-type="float" office:value="67349" calcext:value-type="float">
            <text:p>67349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83775" calcext:value-type="float">
            <text:p>83775</text:p>
          </table:table-cell>
          <table:table-cell office:value-type="float" office:value="76190" calcext:value-type="float">
            <text:p>76190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02882" calcext:value-type="float">
            <text:p>102882</text:p>
          </table:table-cell>
          <table:table-cell office:value-type="float" office:value="77784" calcext:value-type="float">
            <text:p>7778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91286" calcext:value-type="float">
            <text:p>91286</text:p>
          </table:table-cell>
          <table:table-cell office:value-type="float" office:value="78617" calcext:value-type="float">
            <text:p>78617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</text:p>
          </table:table-cell>
          <table:table-cell office:value-type="float" office:value="79694" calcext:value-type="float">
            <text:p>79694</text:p>
          </table:table-cell>
          <table:table-cell office:value-type="float" office:value="64315" calcext:value-type="float">
            <text:p>6431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8600" calcext:value-type="float">
            <text:p>98600</text:p>
          </table:table-cell>
          <table:table-cell office:value-type="float" office:value="70891" calcext:value-type="float">
            <text:p>7089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96464" calcext:value-type="float">
            <text:p>96464</text:p>
          </table:table-cell>
          <table:table-cell office:value-type="float" office:value="62600" calcext:value-type="float">
            <text:p>62600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6424" calcext:value-type="float">
            <text:p>86424</text:p>
          </table:table-cell>
          <table:table-cell office:value-type="float" office:value="67150" calcext:value-type="float">
            <text:p>6715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--WATERLOO</text:p>
          </table:table-cell>
          <table:table-cell office:value-type="float" office:value="99563" calcext:value-type="float">
            <text:p>99563</text:p>
          </table:table-cell>
          <table:table-cell office:value-type="float" office:value="70544" calcext:value-type="float">
            <text:p>70544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7289" calcext:value-type="float">
            <text:p>107289</text:p>
          </table:table-cell>
          <table:table-cell office:value-type="float" office:value="84507" calcext:value-type="float">
            <text:p>8450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92417" calcext:value-type="float">
            <text:p>92417</text:p>
          </table:table-cell>
          <table:table-cell office:value-type="float" office:value="71989" calcext:value-type="float">
            <text:p>71989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3066" calcext:value-type="float">
            <text:p>93066</text:p>
          </table:table-cell>
          <table:table-cell office:value-type="float" office:value="69649" calcext:value-type="float">
            <text:p>69649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OSEDALE</text:p>
          </table:table-cell>
          <table:table-cell office:value-type="float" office:value="118380" calcext:value-type="float">
            <text:p>118380</text:p>
          </table:table-cell>
          <table:table-cell office:value-type="float" office:value="90630" calcext:value-type="float">
            <text:p>90630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96438" calcext:value-type="float">
            <text:p>96438</text:p>
          </table:table-cell>
          <table:table-cell office:value-type="float" office:value="71919" calcext:value-type="float">
            <text:p>71919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87870" calcext:value-type="float">
            <text:p>87870</text:p>
          </table:table-cell>
          <table:table-cell office:value-type="float" office:value="62927" calcext:value-type="float">
            <text:p>62927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76781" calcext:value-type="float">
            <text:p>76781</text:p>
          </table:table-cell>
          <table:table-cell office:value-type="float" office:value="56906" calcext:value-type="float">
            <text:p>56906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88409" calcext:value-type="float">
            <text:p>88409</text:p>
          </table:table-cell>
          <table:table-cell office:value-type="float" office:value="59431" calcext:value-type="float">
            <text:p>5943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92713" calcext:value-type="float">
            <text:p>92713</text:p>
          </table:table-cell>
          <table:table-cell office:value-type="float" office:value="58971" calcext:value-type="float">
            <text:p>5897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WEST</text:p>
          </table:table-cell>
          <table:table-cell office:value-type="float" office:value="94212" calcext:value-type="float">
            <text:p>94212</text:p>
          </table:table-cell>
          <table:table-cell office:value-type="float" office:value="61574" calcext:value-type="float">
            <text:p>61574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1283" calcext:value-type="float">
            <text:p>101283</text:p>
          </table:table-cell>
          <table:table-cell office:value-type="float" office:value="61892" calcext:value-type="float">
            <text:p>61892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47981" calcext:value-type="float">
            <text:p>147981</text:p>
          </table:table-cell>
          <table:table-cell office:value-type="float" office:value="79273" calcext:value-type="float">
            <text:p>79273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CENTRE</text:p>
          </table:table-cell>
          <table:table-cell office:value-type="float" office:value="125380" calcext:value-type="float">
            <text:p>125380</text:p>
          </table:table-cell>
          <table:table-cell office:value-type="float" office:value="101329" calcext:value-type="float">
            <text:p>101329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03132" calcext:value-type="float">
            <text:p>103132</text:p>
          </table:table-cell>
          <table:table-cell office:value-type="float" office:value="80963" calcext:value-type="float">
            <text:p>80963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00660" calcext:value-type="float">
            <text:p>100660</text:p>
          </table:table-cell>
          <table:table-cell office:value-type="float" office:value="73966" calcext:value-type="float">
            <text:p>7396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</text:p>
          </table:table-cell>
          <table:table-cell office:value-type="float" office:value="85195" calcext:value-type="float">
            <text:p>85195</text:p>
          </table:table-cell>
          <table:table-cell office:value-type="float" office:value="63315" calcext:value-type="float">
            <text:p>63315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0925" calcext:value-type="float">
            <text:p>80925</text:p>
          </table:table-cell>
          <table:table-cell office:value-type="float" office:value="65243" calcext:value-type="float">
            <text:p>65243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68169" calcext:value-type="float">
            <text:p>68169</text:p>
          </table:table-cell>
          <table:table-cell office:value-type="float" office:value="51174" calcext:value-type="float">
            <text:p>5117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NIPIGON</text:p>
          </table:table-cell>
          <table:table-cell office:value-type="float" office:value="72602" calcext:value-type="float">
            <text:p>72602</text:p>
          </table:table-cell>
          <table:table-cell office:value-type="float" office:value="55532" calcext:value-type="float">
            <text:p>55532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--FRENCH-RIVER</text:p>
          </table:table-cell>
          <table:table-cell office:value-type="float" office:value="57057" calcext:value-type="float">
            <text:p>57057</text:p>
          </table:table-cell>
          <table:table-cell office:value-type="float" office:value="42882" calcext:value-type="float">
            <text:p>42882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CHAPLEAU</text:p>
          </table:table-cell>
          <table:table-cell office:value-type="float" office:value="65504" calcext:value-type="float">
            <text:p>65504</text:p>
          </table:table-cell>
          <table:table-cell office:value-type="float" office:value="47518" calcext:value-type="float">
            <text:p>47518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97286" calcext:value-type="float">
            <text:p>97286</text:p>
          </table:table-cell>
          <table:table-cell office:value-type="float" office:value="65814" calcext:value-type="float">
            <text:p>65814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--HALIBURTON</text:p>
          </table:table-cell>
          <table:table-cell office:value-type="float" office:value="101513" calcext:value-type="float">
            <text:p>101513</text:p>
          </table:table-cell>
          <table:table-cell office:value-type="float" office:value="79919" calcext:value-type="float">
            <text:p>79919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20008" calcext:value-type="float">
            <text:p>120008</text:p>
          </table:table-cell>
          <table:table-cell office:value-type="float" office:value="99234" calcext:value-type="float">
            <text:p>99234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--ST. CATHARINES--THOROLD</text:p>
          </table:table-cell>
          <table:table-cell office:value-type="float" office:value="92012" calcext:value-type="float">
            <text:p>92012</text:p>
          </table:table-cell>
          <table:table-cell office:value-type="float" office:value="72936" calcext:value-type="float">
            <text:p>72936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GREY--DUFFERIN--SIMCOE</text:p>
          </table:table-cell>
          <table:table-cell office:value-type="float" office:value="112778" calcext:value-type="float">
            <text:p>112778</text:p>
          </table:table-cell>
          <table:table-cell office:value-type="float" office:value="82935" calcext:value-type="float">
            <text:p>82935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0739" calcext:value-type="float">
            <text:p>100739</text:p>
          </table:table-cell>
          <table:table-cell office:value-type="float" office:value="67520" calcext:value-type="float">
            <text:p>67520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ST. CLAIR</text:p>
          </table:table-cell>
          <table:table-cell office:value-type="float" office:value="89079" calcext:value-type="float">
            <text:p>89079</text:p>
          </table:table-cell>
          <table:table-cell office:value-type="float" office:value="64815" calcext:value-type="float">
            <text:p>64815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91199" calcext:value-type="float">
            <text:p>91199</text:p>
          </table:table-cell>
          <table:table-cell office:value-type="float" office:value="68628" calcext:value-type="float">
            <text:p>68628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92322" calcext:value-type="float">
            <text:p>92322</text:p>
          </table:table-cell>
          <table:table-cell office:value-type="float" office:value="60315" calcext:value-type="float">
            <text:p>60315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233302" calcext:value-type="float">
            <text:p>233302</text:p>
          </table:table-cell>
          <table:table-cell office:value-type="float" office:value="162848" calcext:value-type="float">
            <text:p>162848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97861" calcext:value-type="float">
            <text:p>97861</text:p>
          </table:table-cell>
          <table:table-cell office:value-type="float" office:value="55153" calcext:value-type="float">
            <text:p>55153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5254" calcext:value-type="float">
            <text:p>105254</text:p>
          </table:table-cell>
          <table:table-cell office:value-type="float" office:value="50307" calcext:value-type="float">
            <text:p>50307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36082" calcext:value-type="float">
            <text:p>136082</text:p>
          </table:table-cell>
          <table:table-cell office:value-type="float" office:value="99717" calcext:value-type="float">
            <text:p>99717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058" calcext:value-type="float">
            <text:p>30058</text:p>
          </table:table-cell>
          <table:table-cell office:value-type="float" office:value="21815" calcext:value-type="float">
            <text:p>21815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266" calcext:value-type="float">
            <text:p>34266</text:p>
          </table:table-cell>
          <table:table-cell office:value-type="float" office:value="25170" calcext:value-type="float">
            <text:p>251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3976" calcext:value-type="float">
            <text:p>33976</text:p>
          </table:table-cell>
          <table:table-cell office:value-type="float" office:value="29068" calcext:value-type="float">
            <text:p>29068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1465" calcext:value-type="float">
            <text:p>31465</text:p>
          </table:table-cell>
          <table:table-cell office:value-type="float" office:value="23592" calcext:value-type="float">
            <text:p>23592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90165" calcext:value-type="float">
            <text:p>90165</text:p>
          </table:table-cell>
          <table:table-cell office:value-type="float" office:value="67000" calcext:value-type="float">
            <text:p>67000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89954" calcext:value-type="float">
            <text:p>89954</text:p>
          </table:table-cell>
          <table:table-cell office:value-type="float" office:value="63385" calcext:value-type="float">
            <text:p>63385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111128" calcext:value-type="float">
            <text:p>111128</text:p>
          </table:table-cell>
          <table:table-cell office:value-type="float" office:value="79535" calcext:value-type="float">
            <text:p>79535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</text:p>
          </table:table-cell>
          <table:table-cell office:value-type="float" office:value="84119" calcext:value-type="float">
            <text:p>84119</text:p>
          </table:table-cell>
          <table:table-cell office:value-type="float" office:value="66082" calcext:value-type="float">
            <text:p>66082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8820" calcext:value-type="float">
            <text:p>98820</text:p>
          </table:table-cell>
          <table:table-cell office:value-type="float" office:value="70866" calcext:value-type="float">
            <text:p>70866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88024" calcext:value-type="float">
            <text:p>88024</text:p>
          </table:table-cell>
          <table:table-cell office:value-type="float" office:value="66562" calcext:value-type="float">
            <text:p>66562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MONTMORENCY--ORLÉANS</text:p>
          </table:table-cell>
          <table:table-cell office:value-type="float" office:value="100143" calcext:value-type="float">
            <text:p>100143</text:p>
          </table:table-cell>
          <table:table-cell office:value-type="float" office:value="75546" calcext:value-type="float">
            <text:p>75546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</text:p>
          </table:table-cell>
          <table:table-cell office:value-type="float" office:value="80187" calcext:value-type="float">
            <text:p>80187</text:p>
          </table:table-cell>
          <table:table-cell office:value-type="float" office:value="60112" calcext:value-type="float">
            <text:p>60112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103766" calcext:value-type="float">
            <text:p>103766</text:p>
          </table:table-cell>
          <table:table-cell office:value-type="float" office:value="82061" calcext:value-type="float">
            <text:p>82061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LAINVILLE--DEUX-MONTAGNES</text:p>
          </table:table-cell>
          <table:table-cell office:value-type="float" office:value="145292" calcext:value-type="float">
            <text:p>145292</text:p>
          </table:table-cell>
          <table:table-cell office:value-type="float" office:value="106788" calcext:value-type="float">
            <text:p>106788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ÎLES-DE-LA-MADELEINE</text:p>
          </table:table-cell>
          <table:table-cell office:value-type="float" office:value="50295" calcext:value-type="float">
            <text:p>50295</text:p>
          </table:table-cell>
          <table:table-cell office:value-type="float" office:value="36853" calcext:value-type="float">
            <text:p>3685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85516" calcext:value-type="float">
            <text:p>85516</text:p>
          </table:table-cell>
          <table:table-cell office:value-type="float" office:value="58156" calcext:value-type="float">
            <text:p>58156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0316" calcext:value-type="float">
            <text:p>80316</text:p>
          </table:table-cell>
          <table:table-cell office:value-type="float" office:value="59132" calcext:value-type="float">
            <text:p>59132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103627" calcext:value-type="float">
            <text:p>103627</text:p>
          </table:table-cell>
          <table:table-cell office:value-type="float" office:value="76921" calcext:value-type="float">
            <text:p>76921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6168" calcext:value-type="float">
            <text:p>86168</text:p>
          </table:table-cell>
          <table:table-cell office:value-type="float" office:value="63744" calcext:value-type="float">
            <text:p>63744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11464" calcext:value-type="float">
            <text:p>111464</text:p>
          </table:table-cell>
          <table:table-cell office:value-type="float" office:value="85930" calcext:value-type="float">
            <text:p>85930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9200" calcext:value-type="float">
            <text:p>79200</text:p>
          </table:table-cell>
          <table:table-cell office:value-type="float" office:value="57132" calcext:value-type="float">
            <text:p>57132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7806" calcext:value-type="float">
            <text:p>87806</text:p>
          </table:table-cell>
          <table:table-cell office:value-type="float" office:value="65021" calcext:value-type="float">
            <text:p>65021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102305" calcext:value-type="float">
            <text:p>102305</text:p>
          </table:table-cell>
          <table:table-cell office:value-type="float" office:value="81024" calcext:value-type="float">
            <text:p>81024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4005" calcext:value-type="float">
            <text:p>84005</text:p>
          </table:table-cell>
          <table:table-cell office:value-type="float" office:value="62065" calcext:value-type="float">
            <text:p>62065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</text:p>
          </table:table-cell>
          <table:table-cell office:value-type="float" office:value="60799" calcext:value-type="float">
            <text:p>60799</text:p>
          </table:table-cell>
          <table:table-cell office:value-type="float" office:value="44314" calcext:value-type="float">
            <text:p>44314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</text:p>
          </table:table-cell>
          <table:table-cell office:value-type="float" office:value="55673" calcext:value-type="float">
            <text:p>55673</text:p>
          </table:table-cell>
          <table:table-cell office:value-type="float" office:value="42347" calcext:value-type="float">
            <text:p>42347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--LA LIÈVRE</text:p>
          </table:table-cell>
          <table:table-cell office:value-type="float" office:value="128910" calcext:value-type="float">
            <text:p>128910</text:p>
          </table:table-cell>
          <table:table-cell office:value-type="float" office:value="97695" calcext:value-type="float">
            <text:p>97695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83172" calcext:value-type="float">
            <text:p>83172</text:p>
          </table:table-cell>
          <table:table-cell office:value-type="float" office:value="59945" calcext:value-type="float">
            <text:p>59945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92951" calcext:value-type="float">
            <text:p>92951</text:p>
          </table:table-cell>
          <table:table-cell office:value-type="float" office:value="69419" calcext:value-type="float">
            <text:p>69419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111863" calcext:value-type="float">
            <text:p>111863</text:p>
          </table:table-cell>
          <table:table-cell office:value-type="float" office:value="85365" calcext:value-type="float">
            <text:p>8536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7867" calcext:value-type="float">
            <text:p>67867</text:p>
          </table:table-cell>
          <table:table-cell office:value-type="float" office:value="49655" calcext:value-type="float">
            <text:p>49655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</text:p>
          </table:table-cell>
          <table:table-cell office:value-type="float" office:value="70605" calcext:value-type="float">
            <text:p>70605</text:p>
          </table:table-cell>
          <table:table-cell office:value-type="float" office:value="52864" calcext:value-type="float">
            <text:p>52864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RAIRIE</text:p>
          </table:table-cell>
          <table:table-cell office:value-type="float" office:value="69083" calcext:value-type="float">
            <text:p>69083</text:p>
          </table:table-cell>
          <table:table-cell office:value-type="float" office:value="48861" calcext:value-type="float">
            <text:p>48861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111771" calcext:value-type="float">
            <text:p>111771</text:p>
          </table:table-cell>
          <table:table-cell office:value-type="float" office:value="78503" calcext:value-type="float">
            <text:p>78503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HINE--LAC-SAINT-LOUIS</text:p>
          </table:table-cell>
          <table:table-cell office:value-type="float" office:value="99781" calcext:value-type="float">
            <text:p>99781</text:p>
          </table:table-cell>
          <table:table-cell office:value-type="float" office:value="71306" calcext:value-type="float">
            <text:p>71306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3542" calcext:value-type="float">
            <text:p>93542</text:p>
          </table:table-cell>
          <table:table-cell office:value-type="float" office:value="65005" calcext:value-type="float">
            <text:p>65005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15667" calcext:value-type="float">
            <text:p>115667</text:p>
          </table:table-cell>
          <table:table-cell office:value-type="float" office:value="92721" calcext:value-type="float">
            <text:p>92721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79378" calcext:value-type="float">
            <text:p>79378</text:p>
          </table:table-cell>
          <table:table-cell office:value-type="float" office:value="59126" calcext:value-type="float">
            <text:p>59126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CENTRE</text:p>
          </table:table-cell>
          <table:table-cell office:value-type="float" office:value="102538" calcext:value-type="float">
            <text:p>102538</text:p>
          </table:table-cell>
          <table:table-cell office:value-type="float" office:value="74485" calcext:value-type="float">
            <text:p>74485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EAST</text:p>
          </table:table-cell>
          <table:table-cell office:value-type="float" office:value="103189" calcext:value-type="float">
            <text:p>103189</text:p>
          </table:table-cell>
          <table:table-cell office:value-type="float" office:value="75536" calcext:value-type="float">
            <text:p>75536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WEST</text:p>
          </table:table-cell>
          <table:table-cell office:value-type="float" office:value="108671" calcext:value-type="float">
            <text:p>108671</text:p>
          </table:table-cell>
          <table:table-cell office:value-type="float" office:value="79486" calcext:value-type="float">
            <text:p>79486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111847" calcext:value-type="float">
            <text:p>111847</text:p>
          </table:table-cell>
          <table:table-cell office:value-type="float" office:value="79740" calcext:value-type="float">
            <text:p>79740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94316" calcext:value-type="float">
            <text:p>94316</text:p>
          </table:table-cell>
          <table:table-cell office:value-type="float" office:value="68411" calcext:value-type="float">
            <text:p>68411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7757" calcext:value-type="float">
            <text:p>97757</text:p>
          </table:table-cell>
          <table:table-cell office:value-type="float" office:value="81033" calcext:value-type="float">
            <text:p>81033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17619" calcext:value-type="float">
            <text:p>117619</text:p>
          </table:table-cell>
          <table:table-cell office:value-type="float" office:value="88310" calcext:value-type="float">
            <text:p>88310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8192" calcext:value-type="float">
            <text:p>58192</text:p>
          </table:table-cell>
          <table:table-cell office:value-type="float" office:value="39501" calcext:value-type="float">
            <text:p>39501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61942" calcext:value-type="float">
            <text:p>61942</text:p>
          </table:table-cell>
          <table:table-cell office:value-type="float" office:value="45421" calcext:value-type="float">
            <text:p>45421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106721" calcext:value-type="float">
            <text:p>106721</text:p>
          </table:table-cell>
          <table:table-cell office:value-type="float" office:value="77905" calcext:value-type="float">
            <text:p>77905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4296" calcext:value-type="float">
            <text:p>94296</text:p>
          </table:table-cell>
          <table:table-cell office:value-type="float" office:value="60305" calcext:value-type="float">
            <text:p>60305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COMPTON--STANSTEAD</text:p>
          </table:table-cell>
          <table:table-cell office:value-type="float" office:value="75319" calcext:value-type="float">
            <text:p>75319</text:p>
          </table:table-cell>
          <table:table-cell office:value-type="float" office:value="53867" calcext:value-type="float">
            <text:p>53867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</text:p>
          </table:table-cell>
          <table:table-cell office:value-type="float" office:value="78703" calcext:value-type="float">
            <text:p>78703</text:p>
          </table:table-cell>
          <table:table-cell office:value-type="float" office:value="51468" calcext:value-type="float">
            <text:p>51468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4124" calcext:value-type="float">
            <text:p>94124</text:p>
          </table:table-cell>
          <table:table-cell office:value-type="float" office:value="60655" calcext:value-type="float">
            <text:p>60655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MICHEL</text:p>
          </table:table-cell>
          <table:table-cell office:value-type="float" office:value="85440" calcext:value-type="float">
            <text:p>85440</text:p>
          </table:table-cell>
          <table:table-cell office:value-type="float" office:value="52808" calcext:value-type="float">
            <text:p>52808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16085" calcext:value-type="float">
            <text:p>116085</text:p>
          </table:table-cell>
          <table:table-cell office:value-type="float" office:value="77076" calcext:value-type="float">
            <text:p>77076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80038" calcext:value-type="float">
            <text:p>80038</text:p>
          </table:table-cell>
          <table:table-cell office:value-type="float" office:value="60072" calcext:value-type="float">
            <text:p>60072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4947" calcext:value-type="float">
            <text:p>84947</text:p>
          </table:table-cell>
          <table:table-cell office:value-type="float" office:value="64457" calcext:value-type="float">
            <text:p>64457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0045" calcext:value-type="float">
            <text:p>90045</text:p>
          </table:table-cell>
          <table:table-cell office:value-type="float" office:value="70489" calcext:value-type="float">
            <text:p>70489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-EST</text:p>
          </table:table-cell>
          <table:table-cell office:value-type="float" office:value="102839" calcext:value-type="float">
            <text:p>102839</text:p>
          </table:table-cell>
          <table:table-cell office:value-type="float" office:value="80312" calcext:value-type="float">
            <text:p>803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1957" calcext:value-type="float">
            <text:p>81957</text:p>
          </table:table-cell>
          <table:table-cell office:value-type="float" office:value="60340" calcext:value-type="float">
            <text:p>60340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WOLFE</text:p>
          </table:table-cell>
          <table:table-cell office:value-type="float" office:value="79542" calcext:value-type="float">
            <text:p>79542</text:p>
          </table:table-cell>
          <table:table-cell office:value-type="float" office:value="57734" calcext:value-type="float">
            <text:p>57734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-TÉMISCOUATA</text:p>
          </table:table-cell>
          <table:table-cell office:value-type="float" office:value="74485" calcext:value-type="float">
            <text:p>74485</text:p>
          </table:table-cell>
          <table:table-cell office:value-type="float" office:value="56186" calcext:value-type="float">
            <text:p>5618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2854" calcext:value-type="float">
            <text:p>72854</text:p>
          </table:table-cell>
          <table:table-cell office:value-type="float" office:value="49583" calcext:value-type="float">
            <text:p>49583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87257" calcext:value-type="float">
            <text:p>87257</text:p>
          </table:table-cell>
          <table:table-cell office:value-type="float" office:value="64717" calcext:value-type="float">
            <text:p>64717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DENIS</text:p>
          </table:table-cell>
          <table:table-cell office:value-type="float" office:value="90211" calcext:value-type="float">
            <text:p>90211</text:p>
          </table:table-cell>
          <table:table-cell office:value-type="float" office:value="54555" calcext:value-type="float">
            <text:p>54555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ENRI--WESTMOUNT</text:p>
          </table:table-cell>
          <table:table-cell office:value-type="float" office:value="84965" calcext:value-type="float">
            <text:p>84965</text:p>
          </table:table-cell>
          <table:table-cell office:value-type="float" office:value="57491" calcext:value-type="float">
            <text:p>57491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UBERT</text:p>
          </table:table-cell>
          <table:table-cell office:value-type="float" office:value="115118" calcext:value-type="float">
            <text:p>115118</text:p>
          </table:table-cell>
          <table:table-cell office:value-type="float" office:value="78418" calcext:value-type="float">
            <text:p>78418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89723" calcext:value-type="float">
            <text:p>89723</text:p>
          </table:table-cell>
          <table:table-cell office:value-type="float" office:value="66489" calcext:value-type="float">
            <text:p>66489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3507" calcext:value-type="float">
            <text:p>93507</text:p>
          </table:table-cell>
          <table:table-cell office:value-type="float" office:value="68541" calcext:value-type="float">
            <text:p>68541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95015" calcext:value-type="float">
            <text:p>95015</text:p>
          </table:table-cell>
          <table:table-cell office:value-type="float" office:value="58885" calcext:value-type="float">
            <text:p>5888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</text:p>
          </table:table-cell>
          <table:table-cell office:value-type="float" office:value="87843" calcext:value-type="float">
            <text:p>87843</text:p>
          </table:table-cell>
          <table:table-cell office:value-type="float" office:value="60710" calcext:value-type="float">
            <text:p>60710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5185" calcext:value-type="float">
            <text:p>75185</text:p>
          </table:table-cell>
          <table:table-cell office:value-type="float" office:value="57307" calcext:value-type="float">
            <text:p>57307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5251" calcext:value-type="float">
            <text:p>95251</text:p>
          </table:table-cell>
          <table:table-cell office:value-type="float" office:value="67584" calcext:value-type="float">
            <text:p>67584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5171" calcext:value-type="float">
            <text:p>95171</text:p>
          </table:table-cell>
          <table:table-cell office:value-type="float" office:value="74350" calcext:value-type="float">
            <text:p>74350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</text:p>
          </table:table-cell>
          <table:table-cell office:value-type="float" office:value="152721" calcext:value-type="float">
            <text:p>152721</text:p>
          </table:table-cell>
          <table:table-cell office:value-type="float" office:value="111511" calcext:value-type="float">
            <text:p>111511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79784" calcext:value-type="float">
            <text:p>79784</text:p>
          </table:table-cell>
          <table:table-cell office:value-type="float" office:value="62836" calcext:value-type="float">
            <text:p>62836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3547" calcext:value-type="float">
            <text:p>83547</text:p>
          </table:table-cell>
          <table:table-cell office:value-type="float" office:value="59276" calcext:value-type="float">
            <text:p>59276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</text:p>
          </table:table-cell>
          <table:table-cell office:value-type="float" office:value="110838" calcext:value-type="float">
            <text:p>110838</text:p>
          </table:table-cell>
          <table:table-cell office:value-type="float" office:value="81844" calcext:value-type="float">
            <text:p>81844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96594" calcext:value-type="float">
            <text:p>96594</text:p>
          </table:table-cell>
          <table:table-cell office:value-type="float" office:value="72690" calcext:value-type="float">
            <text:p>72690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PAUL</text:p>
          </table:table-cell>
          <table:table-cell office:value-type="float" office:value="86405" calcext:value-type="float">
            <text:p>86405</text:p>
          </table:table-cell>
          <table:table-cell office:value-type="float" office:value="61838" calcext:value-type="float">
            <text:p>6183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KINDERSLEY--LLOYDMINSTER</text:p>
          </table:table-cell>
          <table:table-cell office:value-type="float" office:value="63871" calcext:value-type="float">
            <text:p>63871</text:p>
          </table:table-cell>
          <table:table-cell office:value-type="float" office:value="42242" calcext:value-type="float">
            <text:p>42242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ACKENZIE</text:p>
          </table:table-cell>
          <table:table-cell office:value-type="float" office:value="60732" calcext:value-type="float">
            <text:p>60732</text:p>
          </table:table-cell>
          <table:table-cell office:value-type="float" office:value="42232" calcext:value-type="float">
            <text:p>4223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</text:p>
          </table:table-cell>
          <table:table-cell office:value-type="float" office:value="65820" calcext:value-type="float">
            <text:p>65820</text:p>
          </table:table-cell>
          <table:table-cell office:value-type="float" office:value="47693" calcext:value-type="float">
            <text:p>47693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--CHURCHILL RIVER</text:p>
          </table:table-cell>
          <table:table-cell office:value-type="float" office:value="73952" calcext:value-type="float">
            <text:p>73952</text:p>
          </table:table-cell>
          <table:table-cell office:value-type="float" office:value="48507" calcext:value-type="float">
            <text:p>4850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</text:p>
          </table:table-cell>
          <table:table-cell office:value-type="float" office:value="78177" calcext:value-type="float">
            <text:p>78177</text:p>
          </table:table-cell>
          <table:table-cell office:value-type="float" office:value="54311" calcext:value-type="float">
            <text:p>54311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210" calcext:value-type="float">
            <text:p>69210</text:p>
          </table:table-cell>
          <table:table-cell office:value-type="float" office:value="48144" calcext:value-type="float">
            <text:p>48144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5896" calcext:value-type="float">
            <text:p>75896</text:p>
          </table:table-cell>
          <table:table-cell office:value-type="float" office:value="59772" calcext:value-type="float">
            <text:p>59772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CLARK'S CROSSING</text:p>
          </table:table-cell>
          <table:table-cell office:value-type="float" office:value="85358" calcext:value-type="float">
            <text:p>85358</text:p>
          </table:table-cell>
          <table:table-cell office:value-type="float" office:value="60680" calcext:value-type="float">
            <text:p>6068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DUNDURN</text:p>
          </table:table-cell>
          <table:table-cell office:value-type="float" office:value="81864" calcext:value-type="float">
            <text:p>81864</text:p>
          </table:table-cell>
          <table:table-cell office:value-type="float" office:value="62259" calcext:value-type="float">
            <text:p>62259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1080" calcext:value-type="float">
            <text:p>71080</text:p>
          </table:table-cell>
          <table:table-cell office:value-type="float" office:value="55461" calcext:value-type="float">
            <text:p>5546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885" calcext:value-type="float">
            <text:p>66885</text:p>
          </table:table-cell>
          <table:table-cell office:value-type="float" office:value="47238" calcext:value-type="float">
            <text:p>47238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WIFT CURRENT--MAPLE CREEK--ASSINIBOIA</text:p>
          </table:table-cell>
          <table:table-cell office:value-type="float" office:value="62939" calcext:value-type="float">
            <text:p>62939</text:p>
          </table:table-cell>
          <table:table-cell office:value-type="float" office:value="42814" calcext:value-type="float">
            <text:p>42814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THE BATTLEFORDS--MEADOW LAKE</text:p>
          </table:table-cell>
          <table:table-cell office:value-type="float" office:value="70745" calcext:value-type="float">
            <text:p>70745</text:p>
          </table:table-cell>
          <table:table-cell office:value-type="float" office:value="48128" calcext:value-type="float">
            <text:p>48128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2399" calcext:value-type="float">
            <text:p>62399</text:p>
          </table:table-cell>
          <table:table-cell office:value-type="float" office:value="44767" calcext:value-type="float">
            <text:p>44767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</text:p>
          </table:table-cell>
          <table:table-cell office:value-type="string" calcext:value-type="string">
            <text:p>YUKON</text:p>
          </table:table-cell>
          <table:table-cell office:value-type="float" office:value="27797" calcext:value-type="float">
            <text:p>27797</text:p>
          </table:table-cell>
          <table:table-cell office:value-type="float" office:value="20565" calcext:value-type="float">
            <text:p>2056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</table:table>
      <table:table table:name="36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–Trinity–Conception</text:p>
          </table:table-cell>
          <table:table-cell office:value-type="float" office:value="94842" calcext:value-type="float">
            <text:p>94842</text:p>
          </table:table-cell>
          <table:table-cell office:value-type="float" office:value="68065" calcext:value-type="float">
            <text:p>68065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–St. George’s</text:p>
          </table:table-cell>
          <table:table-cell office:value-type="float" office:value="79263" calcext:value-type="float">
            <text:p>79263</text:p>
          </table:table-cell>
          <table:table-cell office:value-type="float" office:value="55869" calcext:value-type="float">
            <text:p>55869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–Grand Falls</text:p>
          </table:table-cell>
          <table:table-cell office:value-type="float" office:value="82408" calcext:value-type="float">
            <text:p>82408</text:p>
          </table:table-cell>
          <table:table-cell office:value-type="float" office:value="58598" calcext:value-type="float">
            <text:p>58598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–St. Barbe–Baie Verte</text:p>
          </table:table-cell>
          <table:table-cell office:value-type="float" office:value="79398" calcext:value-type="float">
            <text:p>79398</text:p>
          </table:table-cell>
          <table:table-cell office:value-type="float" office:value="55341" calcext:value-type="float">
            <text:p>55341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30379" calcext:value-type="float">
            <text:p>30379</text:p>
          </table:table-cell>
          <table:table-cell office:value-type="float" office:value="20197" calcext:value-type="float">
            <text:p>20197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1057" calcext:value-type="float">
            <text:p>101057</text:p>
          </table:table-cell>
          <table:table-cell office:value-type="float" office:value="75839" calcext:value-type="float">
            <text:p>75839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101127" calcext:value-type="float">
            <text:p>101127</text:p>
          </table:table-cell>
          <table:table-cell office:value-type="float" office:value="73200" calcext:value-type="float">
            <text:p>732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058" calcext:value-type="float">
            <text:p>30058</text:p>
          </table:table-cell>
          <table:table-cell office:value-type="float" office:value="21887" calcext:value-type="float">
            <text:p>21887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266" calcext:value-type="float">
            <text:p>34266</text:p>
          </table:table-cell>
          <table:table-cell office:value-type="float" office:value="24992" calcext:value-type="float">
            <text:p>24992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3976" calcext:value-type="float">
            <text:p>33976</text:p>
          </table:table-cell>
          <table:table-cell office:value-type="float" office:value="26453" calcext:value-type="float">
            <text:p>26453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1465" calcext:value-type="float">
            <text:p>31465</text:p>
          </table:table-cell>
          <table:table-cell office:value-type="float" office:value="24470" calcext:value-type="float">
            <text:p>2447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Bras d'Or</text:p>
          </table:table-cell>
          <table:table-cell office:value-type="float" office:value="78181" calcext:value-type="float">
            <text:p>78181</text:p>
          </table:table-cell>
          <table:table-cell office:value-type="float" office:value="57129" calcext:value-type="float">
            <text:p>57129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–Colchester</text:p>
          </table:table-cell>
          <table:table-cell office:value-type="float" office:value="81967" calcext:value-type="float">
            <text:p>81967</text:p>
          </table:table-cell>
          <table:table-cell office:value-type="float" office:value="61460" calcext:value-type="float">
            <text:p>6146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84269" calcext:value-type="float">
            <text:p>84269</text:p>
          </table:table-cell>
          <table:table-cell office:value-type="float" office:value="58595" calcext:value-type="float">
            <text:p>58595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4511" calcext:value-type="float">
            <text:p>84511</text:p>
          </table:table-cell>
          <table:table-cell office:value-type="float" office:value="65061" calcext:value-type="float">
            <text:p>6506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 West</text:p>
          </table:table-cell>
          <table:table-cell office:value-type="float" office:value="82395" calcext:value-type="float">
            <text:p>82395</text:p>
          </table:table-cell>
          <table:table-cell office:value-type="float" office:value="68989" calcext:value-type="float">
            <text:p>68989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–Hants</text:p>
          </table:table-cell>
          <table:table-cell office:value-type="float" office:value="94160" calcext:value-type="float">
            <text:p>94160</text:p>
          </table:table-cell>
          <table:table-cell office:value-type="float" office:value="73395" calcext:value-type="float">
            <text:p>7339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Pictou–Antigonish–Guysborough</text:p>
          </table:table-cell>
          <table:table-cell office:value-type="float" office:value="80601" calcext:value-type="float">
            <text:p>80601</text:p>
          </table:table-cell>
          <table:table-cell office:value-type="float" office:value="60034" calcext:value-type="float">
            <text:p>6003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–Eastern Shore</text:p>
          </table:table-cell>
          <table:table-cell office:value-type="float" office:value="79671" calcext:value-type="float">
            <text:p>79671</text:p>
          </table:table-cell>
          <table:table-cell office:value-type="float" office:value="61744" calcext:value-type="float">
            <text:p>61744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 Shore</text:p>
          </table:table-cell>
          <table:table-cell office:value-type="float" office:value="77900" calcext:value-type="float">
            <text:p>77900</text:p>
          </table:table-cell>
          <table:table-cell office:value-type="float" office:value="58653" calcext:value-type="float">
            <text:p>58653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–Victoria</text:p>
          </table:table-cell>
          <table:table-cell office:value-type="float" office:value="83505" calcext:value-type="float">
            <text:p>83505</text:p>
          </table:table-cell>
          <table:table-cell office:value-type="float" office:value="59663" calcext:value-type="float">
            <text:p>59663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 Nova</text:p>
          </table:table-cell>
          <table:table-cell office:value-type="float" office:value="72782" calcext:value-type="float">
            <text:p>72782</text:p>
          </table:table-cell>
          <table:table-cell office:value-type="float" office:value="52441" calcext:value-type="float">
            <text:p>5244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–Bathurst</text:p>
          </table:table-cell>
          <table:table-cell office:value-type="float" office:value="87613" calcext:value-type="float">
            <text:p>87613</text:p>
          </table:table-cell>
          <table:table-cell office:value-type="float" office:value="67912" calcext:value-type="float">
            <text:p>67912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–Petitcodiac</text:p>
          </table:table-cell>
          <table:table-cell office:value-type="float" office:value="80959" calcext:value-type="float">
            <text:p>80959</text:p>
          </table:table-cell>
          <table:table-cell office:value-type="float" office:value="63203" calcext:value-type="float">
            <text:p>63203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harlotte</text:p>
          </table:table-cell>
          <table:table-cell office:value-type="float" office:value="57994" calcext:value-type="float">
            <text:p>57994</text:p>
          </table:table-cell>
          <table:table-cell office:value-type="float" office:value="44441" calcext:value-type="float">
            <text:p>4444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71263" calcext:value-type="float">
            <text:p>71263</text:p>
          </table:table-cell>
          <table:table-cell office:value-type="float" office:value="53782" calcext:value-type="float">
            <text:p>53782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–Royal</text:p>
          </table:table-cell>
          <table:table-cell office:value-type="float" office:value="70836" calcext:value-type="float">
            <text:p>70836</text:p>
          </table:table-cell>
          <table:table-cell office:value-type="float" office:value="53173" calcext:value-type="float">
            <text:p>53173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–Restigouche</text:p>
          </table:table-cell>
          <table:table-cell office:value-type="float" office:value="73473" calcext:value-type="float">
            <text:p>73473</text:p>
          </table:table-cell>
          <table:table-cell office:value-type="float" office:value="55613" calcext:value-type="float">
            <text:p>55613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60360" calcext:value-type="float">
            <text:p>60360</text:p>
          </table:table-cell>
          <table:table-cell office:value-type="float" office:value="45799" calcext:value-type="float">
            <text:p>45799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83743" calcext:value-type="float">
            <text:p>83743</text:p>
          </table:table-cell>
          <table:table-cell office:value-type="float" office:value="67158" calcext:value-type="float">
            <text:p>67158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 John</text:p>
          </table:table-cell>
          <table:table-cell office:value-type="float" office:value="75136" calcext:value-type="float">
            <text:p>75136</text:p>
          </table:table-cell>
          <table:table-cell office:value-type="float" office:value="52950" calcext:value-type="float">
            <text:p>5295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–Mactaquac</text:p>
          </table:table-cell>
          <table:table-cell office:value-type="float" office:value="62523" calcext:value-type="float">
            <text:p>62523</text:p>
          </table:table-cell>
          <table:table-cell office:value-type="float" office:value="47499" calcext:value-type="float">
            <text:p>47499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92396" calcext:value-type="float">
            <text:p>92396</text:p>
          </table:table-cell>
          <table:table-cell office:value-type="float" office:value="65737" calcext:value-type="float">
            <text:p>6573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6022" calcext:value-type="float">
            <text:p>106022</text:p>
          </table:table-cell>
          <table:table-cell office:value-type="float" office:value="75839" calcext:value-type="float">
            <text:p>75839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–Rivière-des-Prairies</text:p>
          </table:table-cell>
          <table:table-cell office:value-type="float" office:value="91446" calcext:value-type="float">
            <text:p>91446</text:p>
          </table:table-cell>
          <table:table-cell office:value-type="float" office:value="67976" calcext:value-type="float">
            <text:p>67976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–Papineau</text:p>
          </table:table-cell>
          <table:table-cell office:value-type="float" office:value="89815" calcext:value-type="float">
            <text:p>89815</text:p>
          </table:table-cell>
          <table:table-cell office:value-type="float" office:value="75301" calcext:value-type="float">
            <text:p>75301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6478" calcext:value-type="float">
            <text:p>96478</text:p>
          </table:table-cell>
          <table:table-cell office:value-type="float" office:value="72343" calcext:value-type="float">
            <text:p>72343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–Salaberry</text:p>
          </table:table-cell>
          <table:table-cell office:value-type="float" office:value="93197" calcext:value-type="float">
            <text:p>93197</text:p>
          </table:table-cell>
          <table:table-cell office:value-type="float" office:value="69450" calcext:value-type="float">
            <text:p>6945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–Montmorency–Orléans</text:p>
          </table:table-cell>
          <table:table-cell office:value-type="float" office:value="97307" calcext:value-type="float">
            <text:p>97307</text:p>
          </table:table-cell>
          <table:table-cell office:value-type="float" office:value="75840" calcext:value-type="float">
            <text:p>7584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–Etchemins–Montmagny–L'Islet</text:p>
          </table:table-cell>
          <table:table-cell office:value-type="float" office:value="84053" calcext:value-type="float">
            <text:p>84053</text:p>
          </table:table-cell>
          <table:table-cell office:value-type="float" office:value="63838" calcext:value-type="float">
            <text:p>63838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–Montcalm</text:p>
          </table:table-cell>
          <table:table-cell office:value-type="float" office:value="109276" calcext:value-type="float">
            <text:p>109276</text:p>
          </table:table-cell>
          <table:table-cell office:value-type="float" office:value="91867" calcext:value-type="float">
            <text:p>91867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–Gaspé–Îles-de-la-Madeleine–Pabok</text:p>
          </table:table-cell>
          <table:table-cell office:value-type="float" office:value="76455" calcext:value-type="float">
            <text:p>76455</text:p>
          </table:table-cell>
          <table:table-cell office:value-type="float" office:value="57617" calcext:value-type="float">
            <text:p>57617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4214" calcext:value-type="float">
            <text:p>94214</text:p>
          </table:table-cell>
          <table:table-cell office:value-type="float" office:value="63341" calcext:value-type="float">
            <text:p>63341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–Missisquoi</text:p>
          </table:table-cell>
          <table:table-cell office:value-type="float" office:value="80316" calcext:value-type="float">
            <text:p>80316</text:p>
          </table:table-cell>
          <table:table-cell office:value-type="float" office:value="61553" calcext:value-type="float">
            <text:p>61553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–La Prairie</text:p>
          </table:table-cell>
          <table:table-cell office:value-type="float" office:value="94367" calcext:value-type="float">
            <text:p>94367</text:p>
          </table:table-cell>
          <table:table-cell office:value-type="float" office:value="69182" calcext:value-type="float">
            <text:p>69182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91972" calcext:value-type="float">
            <text:p>91972</text:p>
          </table:table-cell>
          <table:table-cell office:value-type="float" office:value="73357" calcext:value-type="float">
            <text:p>73357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8479" calcext:value-type="float">
            <text:p>88479</text:p>
          </table:table-cell>
          <table:table-cell office:value-type="float" office:value="67129" calcext:value-type="float">
            <text:p>67129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00011" calcext:value-type="float">
            <text:p>100011</text:p>
          </table:table-cell>
          <table:table-cell office:value-type="float" office:value="79031" calcext:value-type="float">
            <text:p>7903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9200" calcext:value-type="float">
            <text:p>79200</text:p>
          </table:table-cell>
          <table:table-cell office:value-type="float" office:value="58730" calcext:value-type="float">
            <text:p>58730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99210" calcext:value-type="float">
            <text:p>99210</text:p>
          </table:table-cell>
          <table:table-cell office:value-type="float" office:value="78422" calcext:value-type="float">
            <text:p>7842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6048" calcext:value-type="float">
            <text:p>86048</text:p>
          </table:table-cell>
          <table:table-cell office:value-type="float" office:value="64122" calcext:value-type="float">
            <text:p>64122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–Stanstead</text:p>
          </table:table-cell>
          <table:table-cell office:value-type="float" office:value="73033" calcext:value-type="float">
            <text:p>73033</text:p>
          </table:table-cell>
          <table:table-cell office:value-type="float" office:value="55705" calcext:value-type="float">
            <text:p>557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79654" calcext:value-type="float">
            <text:p>79654</text:p>
          </table:table-cell>
          <table:table-cell office:value-type="float" office:value="62407" calcext:value-type="float">
            <text:p>62407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–Mégantic</text:p>
          </table:table-cell>
          <table:table-cell office:value-type="float" office:value="70106" calcext:value-type="float">
            <text:p>70106</text:p>
          </table:table-cell>
          <table:table-cell office:value-type="float" office:value="52876" calcext:value-type="float">
            <text:p>52876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8585" calcext:value-type="float">
            <text:p>108585</text:p>
          </table:table-cell>
          <table:table-cell office:value-type="float" office:value="84066" calcext:value-type="float">
            <text:p>84066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–Maisonneuve</text:p>
          </table:table-cell>
          <table:table-cell office:value-type="float" office:value="97348" calcext:value-type="float">
            <text:p>97348</text:p>
          </table:table-cell>
          <table:table-cell office:value-type="float" office:value="68720" calcext:value-type="float">
            <text:p>6872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–Aylmer</text:p>
          </table:table-cell>
          <table:table-cell office:value-type="float" office:value="92951" calcext:value-type="float">
            <text:p>92951</text:p>
          </table:table-cell>
          <table:table-cell office:value-type="float" office:value="69366" calcext:value-type="float">
            <text:p>69366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87360" calcext:value-type="float">
            <text:p>87360</text:p>
          </table:table-cell>
          <table:table-cell office:value-type="float" office:value="69304" calcext:value-type="float">
            <text:p>69304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9622" calcext:value-type="float">
            <text:p>69622</text:p>
          </table:table-cell>
          <table:table-cell office:value-type="float" office:value="51844" calcext:value-type="float">
            <text:p>51844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–Rivière-du-Loup–Témiscouata–Les Basques</text:p>
          </table:table-cell>
          <table:table-cell office:value-type="float" office:value="88426" calcext:value-type="float">
            <text:p>88426</text:p>
          </table:table-cell>
          <table:table-cell office:value-type="float" office:value="66748" calcext:value-type="float">
            <text:p>66748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69086" calcext:value-type="float">
            <text:p>69086</text:p>
          </table:table-cell>
          <table:table-cell office:value-type="float" office:value="51184" calcext:value-type="float">
            <text:p>5118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1615" calcext:value-type="float">
            <text:p>101615</text:p>
          </table:table-cell>
          <table:table-cell office:value-type="float" office:value="74550" calcext:value-type="float">
            <text:p>74550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–Émard</text:p>
          </table:table-cell>
          <table:table-cell office:value-type="float" office:value="100499" calcext:value-type="float">
            <text:p>100499</text:p>
          </table:table-cell>
          <table:table-cell office:value-type="float" office:value="70173" calcext:value-type="float">
            <text:p>70173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08801" calcext:value-type="float">
            <text:p>108801</text:p>
          </table:table-cell>
          <table:table-cell office:value-type="float" office:value="91862" calcext:value-type="float">
            <text:p>91862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–Sainte-Marie</text:p>
          </table:table-cell>
          <table:table-cell office:value-type="float" office:value="96487" calcext:value-type="float">
            <text:p>96487</text:p>
          </table:table-cell>
          <table:table-cell office:value-type="float" office:value="72606" calcext:value-type="float">
            <text:p>72606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Centre</text:p>
          </table:table-cell>
          <table:table-cell office:value-type="float" office:value="102538" calcext:value-type="float">
            <text:p>102538</text:p>
          </table:table-cell>
          <table:table-cell office:value-type="float" office:value="77895" calcext:value-type="float">
            <text:p>77895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East</text:p>
          </table:table-cell>
          <table:table-cell office:value-type="float" office:value="103189" calcext:value-type="float">
            <text:p>103189</text:p>
          </table:table-cell>
          <table:table-cell office:value-type="float" office:value="78364" calcext:value-type="float">
            <text:p>78364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West</text:p>
          </table:table-cell>
          <table:table-cell office:value-type="float" office:value="108671" calcext:value-type="float">
            <text:p>108671</text:p>
          </table:table-cell>
          <table:table-cell office:value-type="float" office:value="84109" calcext:value-type="float">
            <text:p>841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12409" calcext:value-type="float">
            <text:p>112409</text:p>
          </table:table-cell>
          <table:table-cell office:value-type="float" office:value="89862" calcext:value-type="float">
            <text:p>89862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82740" calcext:value-type="float">
            <text:p>82740</text:p>
          </table:table-cell>
          <table:table-cell office:value-type="float" office:value="61159" calcext:value-type="float">
            <text:p>6115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69325" calcext:value-type="float">
            <text:p>69325</text:p>
          </table:table-cell>
          <table:table-cell office:value-type="float" office:value="50585" calcext:value-type="float">
            <text:p>50585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7757" calcext:value-type="float">
            <text:p>97757</text:p>
          </table:table-cell>
          <table:table-cell office:value-type="float" office:value="78913" calcext:value-type="float">
            <text:p>78913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4984" calcext:value-type="float">
            <text:p>54984</text:p>
          </table:table-cell>
          <table:table-cell office:value-type="float" office:value="39526" calcext:value-type="float">
            <text:p>39526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–Matane</text:p>
          </table:table-cell>
          <table:table-cell office:value-type="float" office:value="74777" calcext:value-type="float">
            <text:p>74777</text:p>
          </table:table-cell>
          <table:table-cell office:value-type="float" office:value="55386" calcext:value-type="float">
            <text:p>55386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96502" calcext:value-type="float">
            <text:p>96502</text:p>
          </table:table-cell>
          <table:table-cell office:value-type="float" office:value="70737" calcext:value-type="float">
            <text:p>70737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 Royal</text:p>
          </table:table-cell>
          <table:table-cell office:value-type="float" office:value="92859" calcext:value-type="float">
            <text:p>92859</text:p>
          </table:table-cell>
          <table:table-cell office:value-type="float" office:value="62055" calcext:value-type="float">
            <text:p>62055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–Lachine</text:p>
          </table:table-cell>
          <table:table-cell office:value-type="float" office:value="101519" calcext:value-type="float">
            <text:p>101519</text:p>
          </table:table-cell>
          <table:table-cell office:value-type="float" office:value="68644" calcext:value-type="float">
            <text:p>68644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153" calcext:value-type="float">
            <text:p>95153</text:p>
          </table:table-cell>
          <table:table-cell office:value-type="float" office:value="61703" calcext:value-type="float">
            <text:p>61703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–Saint-Denis</text:p>
          </table:table-cell>
          <table:table-cell office:value-type="float" office:value="106546" calcext:value-type="float">
            <text:p>106546</text:p>
          </table:table-cell>
          <table:table-cell office:value-type="float" office:value="66706" calcext:value-type="float">
            <text:p>66706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–Dollard</text:p>
          </table:table-cell>
          <table:table-cell office:value-type="float" office:value="105320" calcext:value-type="float">
            <text:p>105320</text:p>
          </table:table-cell>
          <table:table-cell office:value-type="float" office:value="73444" calcext:value-type="float">
            <text:p>73444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–Gatineau–Labelle</text:p>
          </table:table-cell>
          <table:table-cell office:value-type="float" office:value="94730" calcext:value-type="float">
            <text:p>94730</text:p>
          </table:table-cell>
          <table:table-cell office:value-type="float" office:value="76014" calcext:value-type="float">
            <text:p>76014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1543" calcext:value-type="float">
            <text:p>81543</text:p>
          </table:table-cell>
          <table:table-cell office:value-type="float" office:value="65151" calcext:value-type="float">
            <text:p>65151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103409" calcext:value-type="float">
            <text:p>103409</text:p>
          </table:table-cell>
          <table:table-cell office:value-type="float" office:value="80368" calcext:value-type="float">
            <text:p>80368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 East</text:p>
          </table:table-cell>
          <table:table-cell office:value-type="float" office:value="104857" calcext:value-type="float">
            <text:p>104857</text:p>
          </table:table-cell>
          <table:table-cell office:value-type="float" office:value="84707" calcext:value-type="float">
            <text:p>84707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6706" calcext:value-type="float">
            <text:p>106706</text:p>
          </table:table-cell>
          <table:table-cell office:value-type="float" office:value="84686" calcext:value-type="float">
            <text:p>8468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8821" calcext:value-type="float">
            <text:p>88821</text:p>
          </table:table-cell>
          <table:table-cell office:value-type="float" office:value="66566" calcext:value-type="float">
            <text:p>66566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–Arthabaska</text:p>
          </table:table-cell>
          <table:table-cell office:value-type="float" office:value="95749" calcext:value-type="float">
            <text:p>95749</text:p>
          </table:table-cell>
          <table:table-cell office:value-type="float" office:value="72969" calcext:value-type="float">
            <text:p>72969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–Mitis</text:p>
          </table:table-cell>
          <table:table-cell office:value-type="float" office:value="71447" calcext:value-type="float">
            <text:p>71447</text:p>
          </table:table-cell>
          <table:table-cell office:value-type="float" office:value="55665" calcext:value-type="float">
            <text:p>5566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2854" calcext:value-type="float">
            <text:p>72854</text:p>
          </table:table-cell>
          <table:table-cell office:value-type="float" office:value="51844" calcext:value-type="float">
            <text:p>51844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104415" calcext:value-type="float">
            <text:p>104415</text:p>
          </table:table-cell>
          <table:table-cell office:value-type="float" office:value="73551" calcext:value-type="float">
            <text:p>73551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–Saint-Hubert</text:p>
          </table:table-cell>
          <table:table-cell office:value-type="float" office:value="97901" calcext:value-type="float">
            <text:p>97901</text:p>
          </table:table-cell>
          <table:table-cell office:value-type="float" office:value="71590" calcext:value-type="float">
            <text:p>7159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Eustache–Sainte-Thérèse</text:p>
          </table:table-cell>
          <table:table-cell office:value-type="float" office:value="103005" calcext:value-type="float">
            <text:p>103005</text:p>
          </table:table-cell>
          <table:table-cell office:value-type="float" office:value="79701" calcext:value-type="float">
            <text:p>79701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–Bagot</text:p>
          </table:table-cell>
          <table:table-cell office:value-type="float" office:value="91441" calcext:value-type="float">
            <text:p>91441</text:p>
          </table:table-cell>
          <table:table-cell office:value-type="float" office:value="69072" calcext:value-type="float">
            <text:p>69072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87857" calcext:value-type="float">
            <text:p>87857</text:p>
          </table:table-cell>
          <table:table-cell office:value-type="float" office:value="66529" calcext:value-type="float">
            <text:p>66529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1149" calcext:value-type="float">
            <text:p>91149</text:p>
          </table:table-cell>
          <table:table-cell office:value-type="float" office:value="64869" calcext:value-type="float">
            <text:p>6486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–Cartierville</text:p>
          </table:table-cell>
          <table:table-cell office:value-type="float" office:value="95015" calcext:value-type="float">
            <text:p>95015</text:p>
          </table:table-cell>
          <table:table-cell office:value-type="float" office:value="65105" calcext:value-type="float">
            <text:p>65105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–Saint-Michel</text:p>
          </table:table-cell>
          <table:table-cell office:value-type="float" office:value="106224" calcext:value-type="float">
            <text:p>106224</text:p>
          </table:table-cell>
          <table:table-cell office:value-type="float" office:value="69434" calcext:value-type="float">
            <text:p>69434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9168" calcext:value-type="float">
            <text:p>79168</text:p>
          </table:table-cell>
          <table:table-cell office:value-type="float" office:value="61134" calcext:value-type="float">
            <text:p>61134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89773" calcext:value-type="float">
            <text:p>89773</text:p>
          </table:table-cell>
          <table:table-cell office:value-type="float" office:value="67413" calcext:value-type="float">
            <text:p>67413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5204" calcext:value-type="float">
            <text:p>95204</text:p>
          </table:table-cell>
          <table:table-cell office:value-type="float" office:value="75725" calcext:value-type="float">
            <text:p>75725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4524" calcext:value-type="float">
            <text:p>84524</text:p>
          </table:table-cell>
          <table:table-cell office:value-type="float" office:value="61340" calcext:value-type="float">
            <text:p>61340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–Blainville</text:p>
          </table:table-cell>
          <table:table-cell office:value-type="float" office:value="99089" calcext:value-type="float">
            <text:p>99089</text:p>
          </table:table-cell>
          <table:table-cell office:value-type="float" office:value="78338" calcext:value-type="float">
            <text:p>78338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0810" calcext:value-type="float">
            <text:p>90810</text:p>
          </table:table-cell>
          <table:table-cell office:value-type="float" office:value="71265" calcext:value-type="float">
            <text:p>71265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–Soulanges</text:p>
          </table:table-cell>
          <table:table-cell office:value-type="float" office:value="84503" calcext:value-type="float">
            <text:p>84503</text:p>
          </table:table-cell>
          <table:table-cell office:value-type="float" office:value="68134" calcext:value-type="float">
            <text:p>68134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92958" calcext:value-type="float">
            <text:p>92958</text:p>
          </table:table-cell>
          <table:table-cell office:value-type="float" office:value="75079" calcext:value-type="float">
            <text:p>75079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–Saint-Henri</text:p>
          </table:table-cell>
          <table:table-cell office:value-type="float" office:value="93849" calcext:value-type="float">
            <text:p>93849</text:p>
          </table:table-cell>
          <table:table-cell office:value-type="float" office:value="65447" calcext:value-type="float">
            <text:p>65447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–Ville-Marie</text:p>
          </table:table-cell>
          <table:table-cell office:value-type="float" office:value="90838" calcext:value-type="float">
            <text:p>90838</text:p>
          </table:table-cell>
          <table:table-cell office:value-type="float" office:value="64289" calcext:value-type="float">
            <text:p>64289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–Manitoulin</text:p>
          </table:table-cell>
          <table:table-cell office:value-type="float" office:value="76253" calcext:value-type="float">
            <text:p>76253</text:p>
          </table:table-cell>
          <table:table-cell office:value-type="float" office:value="54727" calcext:value-type="float">
            <text:p>54727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–Simcoe–Bradford</text:p>
          </table:table-cell>
          <table:table-cell office:value-type="float" office:value="102097" calcext:value-type="float">
            <text:p>102097</text:p>
          </table:table-cell>
          <table:table-cell office:value-type="float" office:value="85045" calcext:value-type="float">
            <text:p>85045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–East York</text:p>
          </table:table-cell>
          <table:table-cell office:value-type="float" office:value="104346" calcext:value-type="float">
            <text:p>104346</text:p>
          </table:table-cell>
          <table:table-cell office:value-type="float" office:value="68127" calcext:value-type="float">
            <text:p>68127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–Gore–Malton</text:p>
          </table:table-cell>
          <table:table-cell office:value-type="float" office:value="103589" calcext:value-type="float">
            <text:p>103589</text:p>
          </table:table-cell>
          <table:table-cell office:value-type="float" office:value="67510" calcext:value-type="float">
            <text:p>67510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 Centre</text:p>
          </table:table-cell>
          <table:table-cell office:value-type="float" office:value="100431" calcext:value-type="float">
            <text:p>100431</text:p>
          </table:table-cell>
          <table:table-cell office:value-type="float" office:value="63673" calcext:value-type="float">
            <text:p>63673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 West–Mississauga</text:p>
          </table:table-cell>
          <table:table-cell office:value-type="float" office:value="93798" calcext:value-type="float">
            <text:p>93798</text:p>
          </table:table-cell>
          <table:table-cell office:value-type="float" office:value="74885" calcext:value-type="float">
            <text:p>74885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1730" calcext:value-type="float">
            <text:p>101730</text:p>
          </table:table-cell>
          <table:table-cell office:value-type="float" office:value="72647" calcext:value-type="float">
            <text:p>7264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–Greenwood</text:p>
          </table:table-cell>
          <table:table-cell office:value-type="float" office:value="99225" calcext:value-type="float">
            <text:p>99225</text:p>
          </table:table-cell>
          <table:table-cell office:value-type="float" office:value="62943" calcext:value-type="float">
            <text:p>62943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–Grey</text:p>
          </table:table-cell>
          <table:table-cell office:value-type="float" office:value="96224" calcext:value-type="float">
            <text:p>96224</text:p>
          </table:table-cell>
          <table:table-cell office:value-type="float" office:value="71052" calcext:value-type="float">
            <text:p>71052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6779" calcext:value-type="float">
            <text:p>96779</text:p>
          </table:table-cell>
          <table:table-cell office:value-type="float" office:value="71725" calcext:value-type="float">
            <text:p>71725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05581" calcext:value-type="float">
            <text:p>105581</text:p>
          </table:table-cell>
          <table:table-cell office:value-type="float" office:value="74659" calcext:value-type="float">
            <text:p>74659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–Gloucester</text:p>
          </table:table-cell>
          <table:table-cell office:value-type="float" office:value="91859" calcext:value-type="float">
            <text:p>91859</text:p>
          </table:table-cell>
          <table:table-cell office:value-type="float" office:value="68590" calcext:value-type="float">
            <text:p>68590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1785" calcext:value-type="float">
            <text:p>101785</text:p>
          </table:table-cell>
          <table:table-cell office:value-type="float" office:value="42558" calcext:value-type="float">
            <text:p>42558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 Valley Ea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65438" calcext:value-type="float">
            <text:p>65438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 Valley West</text:p>
          </table:table-cell>
          <table:table-cell office:value-type="float" office:value="103026" calcext:value-type="float">
            <text:p>103026</text:p>
          </table:table-cell>
          <table:table-cell office:value-type="float" office:value="68824" calcext:value-type="float">
            <text:p>6882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–Peel–Wellington–Grey</text:p>
          </table:table-cell>
          <table:table-cell office:value-type="float" office:value="98460" calcext:value-type="float">
            <text:p>98460</text:p>
          </table:table-cell>
          <table:table-cell office:value-type="float" office:value="73860" calcext:value-type="float">
            <text:p>73860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91254" calcext:value-type="float">
            <text:p>91254</text:p>
          </table:table-cell>
          <table:table-cell office:value-type="float" office:value="71792" calcext:value-type="float">
            <text:p>71792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–Lawrence</text:p>
          </table:table-cell>
          <table:table-cell office:value-type="float" office:value="103242" calcext:value-type="float">
            <text:p>103242</text:p>
          </table:table-cell>
          <table:table-cell office:value-type="float" office:value="65945" calcext:value-type="float">
            <text:p>65945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–Middlesex–London</text:p>
          </table:table-cell>
          <table:table-cell office:value-type="float" office:value="96665" calcext:value-type="float">
            <text:p>96665</text:p>
          </table:table-cell>
          <table:table-cell office:value-type="float" office:value="69962" calcext:value-type="float">
            <text:p>6996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–Lincoln</text:p>
          </table:table-cell>
          <table:table-cell office:value-type="float" office:value="91119" calcext:value-type="float">
            <text:p>91119</text:p>
          </table:table-cell>
          <table:table-cell office:value-type="float" office:value="65035" calcext:value-type="float">
            <text:p>65035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99263" calcext:value-type="float">
            <text:p>99263</text:p>
          </table:table-cell>
          <table:table-cell office:value-type="float" office:value="76573" calcext:value-type="float">
            <text:p>76573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02526" calcext:value-type="float">
            <text:p>102526</text:p>
          </table:table-cell>
          <table:table-cell office:value-type="float" office:value="70301" calcext:value-type="float">
            <text:p>703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–Lakeshore</text:p>
          </table:table-cell>
          <table:table-cell office:value-type="float" office:value="103438" calcext:value-type="float">
            <text:p>103438</text:p>
          </table:table-cell>
          <table:table-cell office:value-type="float" office:value="68225" calcext:value-type="float">
            <text:p>68225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 North</text:p>
          </table:table-cell>
          <table:table-cell office:value-type="float" office:value="104029" calcext:value-type="float">
            <text:p>104029</text:p>
          </table:table-cell>
          <table:table-cell office:value-type="float" office:value="59291" calcext:value-type="float">
            <text:p>5929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–Prescott–Russell</text:p>
          </table:table-cell>
          <table:table-cell office:value-type="float" office:value="92158" calcext:value-type="float">
            <text:p>92158</text:p>
          </table:table-cell>
          <table:table-cell office:value-type="float" office:value="71639" calcext:value-type="float">
            <text:p>71639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–Wellington</text:p>
          </table:table-cell>
          <table:table-cell office:value-type="float" office:value="102610" calcext:value-type="float">
            <text:p>102610</text:p>
          </table:table-cell>
          <table:table-cell office:value-type="float" office:value="79141" calcext:value-type="float">
            <text:p>7914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–Norfolk–Brant</text:p>
          </table:table-cell>
          <table:table-cell office:value-type="float" office:value="95652" calcext:value-type="float">
            <text:p>95652</text:p>
          </table:table-cell>
          <table:table-cell office:value-type="float" office:value="70671" calcext:value-type="float">
            <text:p>7067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335" calcext:value-type="float">
            <text:p>100335</text:p>
          </table:table-cell>
          <table:table-cell office:value-type="float" office:value="81616" calcext:value-type="float">
            <text:p>81616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East</text:p>
          </table:table-cell>
          <table:table-cell office:value-type="float" office:value="98567" calcext:value-type="float">
            <text:p>98567</text:p>
          </table:table-cell>
          <table:table-cell office:value-type="float" office:value="61662" calcext:value-type="float">
            <text:p>61662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Mountain</text:p>
          </table:table-cell>
          <table:table-cell office:value-type="float" office:value="98477" calcext:value-type="float">
            <text:p>98477</text:p>
          </table:table-cell>
          <table:table-cell office:value-type="float" office:value="73135" calcext:value-type="float">
            <text:p>73135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West</text:p>
          </table:table-cell>
          <table:table-cell office:value-type="float" office:value="101471" calcext:value-type="float">
            <text:p>101471</text:p>
          </table:table-cell>
          <table:table-cell office:value-type="float" office:value="68255" calcext:value-type="float">
            <text:p>68255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–Frontenac–Lennox and Addington</text:p>
          </table:table-cell>
          <table:table-cell office:value-type="float" office:value="90424" calcext:value-type="float">
            <text:p>90424</text:p>
          </table:table-cell>
          <table:table-cell office:value-type="float" office:value="69076" calcext:value-type="float">
            <text:p>69076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–Bruce</text:p>
          </table:table-cell>
          <table:table-cell office:value-type="float" office:value="94731" calcext:value-type="float">
            <text:p>94731</text:p>
          </table:table-cell>
          <table:table-cell office:value-type="float" office:value="67361" calcext:value-type="float">
            <text:p>6736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–Rainy River</text:p>
          </table:table-cell>
          <table:table-cell office:value-type="float" office:value="76320" calcext:value-type="float">
            <text:p>76320</text:p>
          </table:table-cell>
          <table:table-cell office:value-type="float" office:value="55764" calcext:value-type="float">
            <text:p>55764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–Essex</text:p>
          </table:table-cell>
          <table:table-cell office:value-type="float" office:value="102125" calcext:value-type="float">
            <text:p>102125</text:p>
          </table:table-cell>
          <table:table-cell office:value-type="float" office:value="72624" calcext:value-type="float">
            <text:p>72624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 and the Islands</text:p>
          </table:table-cell>
          <table:table-cell office:value-type="float" office:value="106780" calcext:value-type="float">
            <text:p>106780</text:p>
          </table:table-cell>
          <table:table-cell office:value-type="float" office:value="82869" calcext:value-type="float">
            <text:p>82869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 Centre</text:p>
          </table:table-cell>
          <table:table-cell office:value-type="float" office:value="107181" calcext:value-type="float">
            <text:p>107181</text:p>
          </table:table-cell>
          <table:table-cell office:value-type="float" office:value="75224" calcext:value-type="float">
            <text:p>75224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–Waterloo</text:p>
          </table:table-cell>
          <table:table-cell office:value-type="float" office:value="102643" calcext:value-type="float">
            <text:p>102643</text:p>
          </table:table-cell>
          <table:table-cell office:value-type="float" office:value="84655" calcext:value-type="float">
            <text:p>84655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–Kent–Middlesex</text:p>
          </table:table-cell>
          <table:table-cell office:value-type="float" office:value="96182" calcext:value-type="float">
            <text:p>96182</text:p>
          </table:table-cell>
          <table:table-cell office:value-type="float" office:value="70122" calcext:value-type="float">
            <text:p>70122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–Carleton</text:p>
          </table:table-cell>
          <table:table-cell office:value-type="float" office:value="106794" calcext:value-type="float">
            <text:p>106794</text:p>
          </table:table-cell>
          <table:table-cell office:value-type="float" office:value="86899" calcext:value-type="float">
            <text:p>8689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–Grenville</text:p>
          </table:table-cell>
          <table:table-cell office:value-type="float" office:value="90235" calcext:value-type="float">
            <text:p>90235</text:p>
          </table:table-cell>
          <table:table-cell office:value-type="float" office:value="69623" calcext:value-type="float">
            <text:p>69623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–Fanshawe</text:p>
          </table:table-cell>
          <table:table-cell office:value-type="float" office:value="97152" calcext:value-type="float">
            <text:p>97152</text:p>
          </table:table-cell>
          <table:table-cell office:value-type="float" office:value="68687" calcext:value-type="float">
            <text:p>68687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 North Centre</text:p>
          </table:table-cell>
          <table:table-cell office:value-type="float" office:value="102470" calcext:value-type="float">
            <text:p>102470</text:p>
          </table:table-cell>
          <table:table-cell office:value-type="float" office:value="77263" calcext:value-type="float">
            <text:p>77263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 West</text:p>
          </table:table-cell>
          <table:table-cell office:value-type="float" office:value="101116" calcext:value-type="float">
            <text:p>101116</text:p>
          </table:table-cell>
          <table:table-cell office:value-type="float" office:value="74991" calcext:value-type="float">
            <text:p>7499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04430" calcext:value-type="float">
            <text:p>104430</text:p>
          </table:table-cell>
          <table:table-cell office:value-type="float" office:value="68366" calcext:value-type="float">
            <text:p>68366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Centre</text:p>
          </table:table-cell>
          <table:table-cell office:value-type="float" office:value="98140" calcext:value-type="float">
            <text:p>98140</text:p>
          </table:table-cell>
          <table:table-cell office:value-type="float" office:value="65451" calcext:value-type="float">
            <text:p>6545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East</text:p>
          </table:table-cell>
          <table:table-cell office:value-type="float" office:value="103261" calcext:value-type="float">
            <text:p>103261</text:p>
          </table:table-cell>
          <table:table-cell office:value-type="float" office:value="61934" calcext:value-type="float">
            <text:p>61934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South</text:p>
          </table:table-cell>
          <table:table-cell office:value-type="float" office:value="99333" calcext:value-type="float">
            <text:p>99333</text:p>
          </table:table-cell>
          <table:table-cell office:value-type="float" office:value="64726" calcext:value-type="float">
            <text:p>6472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West</text:p>
          </table:table-cell>
          <table:table-cell office:value-type="float" office:value="99281" calcext:value-type="float">
            <text:p>99281</text:p>
          </table:table-cell>
          <table:table-cell office:value-type="float" office:value="77481" calcext:value-type="float">
            <text:p>7748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–Carleton</text:p>
          </table:table-cell>
          <table:table-cell office:value-type="float" office:value="99709" calcext:value-type="float">
            <text:p>99709</text:p>
          </table:table-cell>
          <table:table-cell office:value-type="float" office:value="77452" calcext:value-type="float">
            <text:p>77452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 Centre</text:p>
          </table:table-cell>
          <table:table-cell office:value-type="float" office:value="99869" calcext:value-type="float">
            <text:p>99869</text:p>
          </table:table-cell>
          <table:table-cell office:value-type="float" office:value="75052" calcext:value-type="float">
            <text:p>75052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 Falls</text:p>
          </table:table-cell>
          <table:table-cell office:value-type="float" office:value="91260" calcext:value-type="float">
            <text:p>91260</text:p>
          </table:table-cell>
          <table:table-cell office:value-type="float" office:value="65649" calcext:value-type="float">
            <text:p>65649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 Belt</text:p>
          </table:table-cell>
          <table:table-cell office:value-type="float" office:value="78439" calcext:value-type="float">
            <text:p>78439</text:p>
          </table:table-cell>
          <table:table-cell office:value-type="float" office:value="58885" calcext:value-type="float">
            <text:p>58885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6544" calcext:value-type="float">
            <text:p>76544</text:p>
          </table:table-cell>
          <table:table-cell office:value-type="float" office:value="55422" calcext:value-type="float">
            <text:p>55422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5132" calcext:value-type="float">
            <text:p>95132</text:p>
          </table:table-cell>
          <table:table-cell office:value-type="float" office:value="71459" calcext:value-type="float">
            <text:p>71459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 Ridges</text:p>
          </table:table-cell>
          <table:table-cell office:value-type="float" office:value="102118" calcext:value-type="float">
            <text:p>102118</text:p>
          </table:table-cell>
          <table:table-cell office:value-type="float" office:value="78324" calcext:value-type="float">
            <text:p>78324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0833" calcext:value-type="float">
            <text:p>100833</text:p>
          </table:table-cell>
          <table:table-cell office:value-type="float" office:value="70871" calcext:value-type="float">
            <text:p>7087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05405" calcext:value-type="float">
            <text:p>105405</text:p>
          </table:table-cell>
          <table:table-cell office:value-type="float" office:value="72556" calcext:value-type="float">
            <text:p>72556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Centre</text:p>
          </table:table-cell>
          <table:table-cell office:value-type="float" office:value="106562" calcext:value-type="float">
            <text:p>106562</text:p>
          </table:table-cell>
          <table:table-cell office:value-type="float" office:value="82633" calcext:value-type="float">
            <text:p>82633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South</text:p>
          </table:table-cell>
          <table:table-cell office:value-type="float" office:value="107915" calcext:value-type="float">
            <text:p>107915</text:p>
          </table:table-cell>
          <table:table-cell office:value-type="float" office:value="74859" calcext:value-type="float">
            <text:p>74859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–Vanier</text:p>
          </table:table-cell>
          <table:table-cell office:value-type="float" office:value="102795" calcext:value-type="float">
            <text:p>102795</text:p>
          </table:table-cell>
          <table:table-cell office:value-type="float" office:value="75179" calcext:value-type="float">
            <text:p>75179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West—Nepean</text:p>
          </table:table-cell>
          <table:table-cell office:value-type="float" office:value="107336" calcext:value-type="float">
            <text:p>107336</text:p>
          </table:table-cell>
          <table:table-cell office:value-type="float" office:value="75696" calcext:value-type="float">
            <text:p>75696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2888" calcext:value-type="float">
            <text:p>92888</text:p>
          </table:table-cell>
          <table:table-cell office:value-type="float" office:value="67955" calcext:value-type="float">
            <text:p>6795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–High Park</text:p>
          </table:table-cell>
          <table:table-cell office:value-type="float" office:value="104159" calcext:value-type="float">
            <text:p>104159</text:p>
          </table:table-cell>
          <table:table-cell office:value-type="float" office:value="62999" calcext:value-type="float">
            <text:p>62999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 Sound–Muskoka</text:p>
          </table:table-cell>
          <table:table-cell office:value-type="float" office:value="79179" calcext:value-type="float">
            <text:p>79179</text:p>
          </table:table-cell>
          <table:table-cell office:value-type="float" office:value="61951" calcext:value-type="float">
            <text:p>61951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–Middlesex</text:p>
          </table:table-cell>
          <table:table-cell office:value-type="float" office:value="91496" calcext:value-type="float">
            <text:p>91496</text:p>
          </table:table-cell>
          <table:table-cell office:value-type="float" office:value="66042" calcext:value-type="float">
            <text:p>66042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7289" calcext:value-type="float">
            <text:p>107289</text:p>
          </table:table-cell>
          <table:table-cell office:value-type="float" office:value="82647" calcext:value-type="float">
            <text:p>82647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–Ajax–Uxbridge</text:p>
          </table:table-cell>
          <table:table-cell office:value-type="float" office:value="101510" calcext:value-type="float">
            <text:p>101510</text:p>
          </table:table-cell>
          <table:table-cell office:value-type="float" office:value="75008" calcext:value-type="float">
            <text:p>75008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 Edward–Hastings</text:p>
          </table:table-cell>
          <table:table-cell office:value-type="float" office:value="92417" calcext:value-type="float">
            <text:p>92417</text:p>
          </table:table-cell>
          <table:table-cell office:value-type="float" office:value="68750" calcext:value-type="float">
            <text:p>68750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–Nipissing–Pembroke</text:p>
          </table:table-cell>
          <table:table-cell office:value-type="float" office:value="93066" calcext:value-type="float">
            <text:p>93066</text:p>
          </table:table-cell>
          <table:table-cell office:value-type="float" office:value="71534" calcext:value-type="float">
            <text:p>71534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 Catharines</text:p>
          </table:table-cell>
          <table:table-cell office:value-type="float" office:value="105299" calcext:value-type="float">
            <text:p>105299</text:p>
          </table:table-cell>
          <table:table-cell office:value-type="float" office:value="74484" calcext:value-type="float">
            <text:p>74484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 Paul's</text:p>
          </table:table-cell>
          <table:table-cell office:value-type="float" office:value="100537" calcext:value-type="float">
            <text:p>100537</text:p>
          </table:table-cell>
          <table:table-cell office:value-type="float" office:value="70843" calcext:value-type="float">
            <text:p>70843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–Lambton</text:p>
          </table:table-cell>
          <table:table-cell office:value-type="float" office:value="92049" calcext:value-type="float">
            <text:p>92049</text:p>
          </table:table-cell>
          <table:table-cell office:value-type="float" office:value="63419" calcext:value-type="float">
            <text:p>63419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 Ste. Marie</text:p>
          </table:table-cell>
          <table:table-cell office:value-type="float" office:value="81476" calcext:value-type="float">
            <text:p>81476</text:p>
          </table:table-cell>
          <table:table-cell office:value-type="float" office:value="57255" calcext:value-type="float">
            <text:p>5725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–Agincourt</text:p>
          </table:table-cell>
          <table:table-cell office:value-type="float" office:value="101283" calcext:value-type="float">
            <text:p>101283</text:p>
          </table:table-cell>
          <table:table-cell office:value-type="float" office:value="60492" calcext:value-type="float">
            <text:p>60492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Centre</text:p>
          </table:table-cell>
          <table:table-cell office:value-type="float" office:value="107373" calcext:value-type="float">
            <text:p>107373</text:p>
          </table:table-cell>
          <table:table-cell office:value-type="float" office:value="68258" calcext:value-type="float">
            <text:p>68258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East</text:p>
          </table:table-cell>
          <table:table-cell office:value-type="float" office:value="103134" calcext:value-type="float">
            <text:p>103134</text:p>
          </table:table-cell>
          <table:table-cell office:value-type="float" office:value="65882" calcext:value-type="float">
            <text:p>65882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–Rouge River</text:p>
          </table:table-cell>
          <table:table-cell office:value-type="float" office:value="111257" calcext:value-type="float">
            <text:p>111257</text:p>
          </table:table-cell>
          <table:table-cell office:value-type="float" office:value="62053" calcext:value-type="float">
            <text:p>62053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Southwest</text:p>
          </table:table-cell>
          <table:table-cell office:value-type="float" office:value="101551" calcext:value-type="float">
            <text:p>101551</text:p>
          </table:table-cell>
          <table:table-cell office:value-type="float" office:value="61932" calcext:value-type="float">
            <text:p>61932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–Grey</text:p>
          </table:table-cell>
          <table:table-cell office:value-type="float" office:value="99584" calcext:value-type="float">
            <text:p>99584</text:p>
          </table:table-cell>
          <table:table-cell office:value-type="float" office:value="78191" calcext:value-type="float">
            <text:p>7819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 North</text:p>
          </table:table-cell>
          <table:table-cell office:value-type="float" office:value="98440" calcext:value-type="float">
            <text:p>98440</text:p>
          </table:table-cell>
          <table:table-cell office:value-type="float" office:value="77132" calcext:value-type="float">
            <text:p>77132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ney Creek</text:p>
          </table:table-cell>
          <table:table-cell office:value-type="float" office:value="98198" calcext:value-type="float">
            <text:p>98198</text:p>
          </table:table-cell>
          <table:table-cell office:value-type="float" office:value="72886" calcext:value-type="float">
            <text:p>72886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–Dundas</text:p>
          </table:table-cell>
          <table:table-cell office:value-type="float" office:value="92846" calcext:value-type="float">
            <text:p>92846</text:p>
          </table:table-cell>
          <table:table-cell office:value-type="float" office:value="67404" calcext:value-type="float">
            <text:p>67404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7692" calcext:value-type="float">
            <text:p>87692</text:p>
          </table:table-cell>
          <table:table-cell office:value-type="float" office:value="64806" calcext:value-type="float">
            <text:p>64806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95291" calcext:value-type="float">
            <text:p>95291</text:p>
          </table:table-cell>
          <table:table-cell office:value-type="float" office:value="65372" calcext:value-type="float">
            <text:p>65372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 Bay–Atikokan</text:p>
          </table:table-cell>
          <table:table-cell office:value-type="float" office:value="76922" calcext:value-type="float">
            <text:p>76922</text:p>
          </table:table-cell>
          <table:table-cell office:value-type="float" office:value="56257" calcext:value-type="float">
            <text:p>56257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 Bay–Nipigon</text:p>
          </table:table-cell>
          <table:table-cell office:value-type="float" office:value="81625" calcext:value-type="float">
            <text:p>81625</text:p>
          </table:table-cell>
          <table:table-cell office:value-type="float" office:value="55725" calcext:value-type="float">
            <text:p>55725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–Cochrane</text:p>
          </table:table-cell>
          <table:table-cell office:value-type="float" office:value="76745" calcext:value-type="float">
            <text:p>76745</text:p>
          </table:table-cell>
          <table:table-cell office:value-type="float" office:value="55438" calcext:value-type="float">
            <text:p>55438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–James Bay</text:p>
          </table:table-cell>
          <table:table-cell office:value-type="float" office:value="78414" calcext:value-type="float">
            <text:p>78414</text:p>
          </table:table-cell>
          <table:table-cell office:value-type="float" office:value="54632" calcext:value-type="float">
            <text:p>5463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 Centre–Rosedale</text:p>
          </table:table-cell>
          <table:table-cell office:value-type="float" office:value="105581" calcext:value-type="float">
            <text:p>105581</text:p>
          </table:table-cell>
          <table:table-cell office:value-type="float" office:value="70234" calcext:value-type="float">
            <text:p>70234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–Spadina</text:p>
          </table:table-cell>
          <table:table-cell office:value-type="float" office:value="101070" calcext:value-type="float">
            <text:p>101070</text:p>
          </table:table-cell>
          <table:table-cell office:value-type="float" office:value="60583" calcext:value-type="float">
            <text:p>60583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–King–Aurora</text:p>
          </table:table-cell>
          <table:table-cell office:value-type="float" office:value="103631" calcext:value-type="float">
            <text:p>103631</text:p>
          </table:table-cell>
          <table:table-cell office:value-type="float" office:value="80099" calcext:value-type="float">
            <text:p>80099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–Haliburton</text:p>
          </table:table-cell>
          <table:table-cell office:value-type="float" office:value="100978" calcext:value-type="float">
            <text:p>100978</text:p>
          </table:table-cell>
          <table:table-cell office:value-type="float" office:value="78908" calcext:value-type="float">
            <text:p>78908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–Wellington</text:p>
          </table:table-cell>
          <table:table-cell office:value-type="float" office:value="101770" calcext:value-type="float">
            <text:p>101770</text:p>
          </table:table-cell>
          <table:table-cell office:value-type="float" office:value="72549" calcext:value-type="float">
            <text:p>72549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ntworth–Burlington</text:p>
          </table:table-cell>
          <table:table-cell office:value-type="float" office:value="88661" calcext:value-type="float">
            <text:p>88661</text:p>
          </table:table-cell>
          <table:table-cell office:value-type="float" office:value="68448" calcext:value-type="float">
            <text:p>6844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–Ajax</text:p>
          </table:table-cell>
          <table:table-cell office:value-type="float" office:value="99844" calcext:value-type="float">
            <text:p>99844</text:p>
          </table:table-cell>
          <table:table-cell office:value-type="float" office:value="74268" calcext:value-type="float">
            <text:p>74268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3468" calcext:value-type="float">
            <text:p>103468</text:p>
          </table:table-cell>
          <table:table-cell office:value-type="float" office:value="69024" calcext:value-type="float">
            <text:p>69024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–St. Clair</text:p>
          </table:table-cell>
          <table:table-cell office:value-type="float" office:value="103124" calcext:value-type="float">
            <text:p>103124</text:p>
          </table:table-cell>
          <table:table-cell office:value-type="float" office:value="69987" calcext:value-type="float">
            <text:p>69987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 West</text:p>
          </table:table-cell>
          <table:table-cell office:value-type="float" office:value="102282" calcext:value-type="float">
            <text:p>102282</text:p>
          </table:table-cell>
          <table:table-cell office:value-type="float" office:value="72448" calcext:value-type="float">
            <text:p>72448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Centre</text:p>
          </table:table-cell>
          <table:table-cell office:value-type="float" office:value="103889" calcext:value-type="float">
            <text:p>103889</text:p>
          </table:table-cell>
          <table:table-cell office:value-type="float" office:value="61189" calcext:value-type="float">
            <text:p>61189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North</text:p>
          </table:table-cell>
          <table:table-cell office:value-type="float" office:value="99511" calcext:value-type="float">
            <text:p>99511</text:p>
          </table:table-cell>
          <table:table-cell office:value-type="float" office:value="77315" calcext:value-type="float">
            <text:p>77315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South–Weston</text:p>
          </table:table-cell>
          <table:table-cell office:value-type="float" office:value="104201" calcext:value-type="float">
            <text:p>104201</text:p>
          </table:table-cell>
          <table:table-cell office:value-type="float" office:value="56733" calcext:value-type="float">
            <text:p>56733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West</text:p>
          </table:table-cell>
          <table:table-cell office:value-type="float" office:value="99230" calcext:value-type="float">
            <text:p>99230</text:p>
          </table:table-cell>
          <table:table-cell office:value-type="float" office:value="47994" calcext:value-type="float">
            <text:p>47994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–Souris</text:p>
          </table:table-cell>
          <table:table-cell office:value-type="float" office:value="78263" calcext:value-type="float">
            <text:p>78263</text:p>
          </table:table-cell>
          <table:table-cell office:value-type="float" office:value="55735" calcext:value-type="float">
            <text:p>55735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–Assiniboine</text:p>
          </table:table-cell>
          <table:table-cell office:value-type="float" office:value="77226" calcext:value-type="float">
            <text:p>77226</text:p>
          </table:table-cell>
          <table:table-cell office:value-type="float" office:value="55236" calcext:value-type="float">
            <text:p>55236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86" calcext:value-type="float">
            <text:p>73486</text:p>
          </table:table-cell>
          <table:table-cell office:value-type="float" office:value="46801" calcext:value-type="float">
            <text:p>46801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–Swan River</text:p>
          </table:table-cell>
          <table:table-cell office:value-type="float" office:value="76568" calcext:value-type="float">
            <text:p>76568</text:p>
          </table:table-cell>
          <table:table-cell office:value-type="float" office:value="54752" calcext:value-type="float">
            <text:p>5475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–Lisgar</text:p>
          </table:table-cell>
          <table:table-cell office:value-type="float" office:value="79161" calcext:value-type="float">
            <text:p>79161</text:p>
          </table:table-cell>
          <table:table-cell office:value-type="float" office:value="55706" calcext:value-type="float">
            <text:p>55706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9968" calcext:value-type="float">
            <text:p>79968</text:p>
          </table:table-cell>
          <table:table-cell office:value-type="float" office:value="56442" calcext:value-type="float">
            <text:p>56442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 Boniface</text:p>
          </table:table-cell>
          <table:table-cell office:value-type="float" office:value="79716" calcext:value-type="float">
            <text:p>79716</text:p>
          </table:table-cell>
          <table:table-cell office:value-type="float" office:value="56586" calcext:value-type="float">
            <text:p>56586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–Interlake</text:p>
          </table:table-cell>
          <table:table-cell office:value-type="float" office:value="78228" calcext:value-type="float">
            <text:p>78228</text:p>
          </table:table-cell>
          <table:table-cell office:value-type="float" office:value="59422" calcext:value-type="float">
            <text:p>59422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Centre</text:p>
          </table:table-cell>
          <table:table-cell office:value-type="float" office:value="78504" calcext:value-type="float">
            <text:p>78504</text:p>
          </table:table-cell>
          <table:table-cell office:value-type="float" office:value="47753" calcext:value-type="float">
            <text:p>47753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North Centre</text:p>
          </table:table-cell>
          <table:table-cell office:value-type="float" office:value="77423" calcext:value-type="float">
            <text:p>77423</text:p>
          </table:table-cell>
          <table:table-cell office:value-type="float" office:value="47635" calcext:value-type="float">
            <text:p>47635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North–St. Paul</text:p>
          </table:table-cell>
          <table:table-cell office:value-type="float" office:value="78417" calcext:value-type="float">
            <text:p>78417</text:p>
          </table:table-cell>
          <table:table-cell office:value-type="float" office:value="55011" calcext:value-type="float">
            <text:p>5501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South</text:p>
          </table:table-cell>
          <table:table-cell office:value-type="float" office:value="76797" calcext:value-type="float">
            <text:p>76797</text:p>
          </table:table-cell>
          <table:table-cell office:value-type="float" office:value="56670" calcext:value-type="float">
            <text:p>566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South Centre</text:p>
          </table:table-cell>
          <table:table-cell office:value-type="float" office:value="77313" calcext:value-type="float">
            <text:p>77313</text:p>
          </table:table-cell>
          <table:table-cell office:value-type="float" office:value="55600" calcext:value-type="float">
            <text:p>55600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–Transcona</text:p>
          </table:table-cell>
          <table:table-cell office:value-type="float" office:value="80872" calcext:value-type="float">
            <text:p>80872</text:p>
          </table:table-cell>
          <table:table-cell office:value-type="float" office:value="55177" calcext:value-type="float">
            <text:p>55177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–Lloydminster</text:p>
          </table:table-cell>
          <table:table-cell office:value-type="float" office:value="74154" calcext:value-type="float">
            <text:p>74154</text:p>
          </table:table-cell>
          <table:table-cell office:value-type="float" office:value="48692" calcext:value-type="float">
            <text:p>4869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1060" calcext:value-type="float">
            <text:p>71060</text:p>
          </table:table-cell>
          <table:table-cell office:value-type="float" office:value="52395" calcext:value-type="float">
            <text:p>52395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</text:p>
          </table:table-cell>
          <table:table-cell office:value-type="float" office:value="56620" calcext:value-type="float">
            <text:p>56620</text:p>
          </table:table-cell>
          <table:table-cell office:value-type="float" office:value="37059" calcext:value-type="float">
            <text:p>37059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–Grasslands</text:p>
          </table:table-cell>
          <table:table-cell office:value-type="float" office:value="70259" calcext:value-type="float">
            <text:p>70259</text:p>
          </table:table-cell>
          <table:table-cell office:value-type="float" office:value="46900" calcext:value-type="float">
            <text:p>469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70396" calcext:value-type="float">
            <text:p>70396</text:p>
          </table:table-cell>
          <table:table-cell office:value-type="float" office:value="49063" calcext:value-type="float">
            <text:p>49063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4882" calcext:value-type="float">
            <text:p>74882</text:p>
          </table:table-cell>
          <table:table-cell office:value-type="float" office:value="51090" calcext:value-type="float">
            <text:p>5109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Qu'Appelle</text:p>
          </table:table-cell>
          <table:table-cell office:value-type="float" office:value="71145" calcext:value-type="float">
            <text:p>71145</text:p>
          </table:table-cell>
          <table:table-cell office:value-type="float" office:value="46276" calcext:value-type="float">
            <text:p>46276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–Lumsden–Lake Centre</text:p>
          </table:table-cell>
          <table:table-cell office:value-type="float" office:value="67594" calcext:value-type="float">
            <text:p>67594</text:p>
          </table:table-cell>
          <table:table-cell office:value-type="float" office:value="45296" calcext:value-type="float">
            <text:p>45296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–Humboldt</text:p>
          </table:table-cell>
          <table:table-cell office:value-type="float" office:value="69377" calcext:value-type="float">
            <text:p>69377</text:p>
          </table:table-cell>
          <table:table-cell office:value-type="float" office:value="52556" calcext:value-type="float">
            <text:p>52556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–Rosetown–Biggar</text:p>
          </table:table-cell>
          <table:table-cell office:value-type="float" office:value="70753" calcext:value-type="float">
            <text:p>70753</text:p>
          </table:table-cell>
          <table:table-cell office:value-type="float" office:value="46365" calcext:value-type="float">
            <text:p>46365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–Moose Mountain</text:p>
          </table:table-cell>
          <table:table-cell office:value-type="float" office:value="72240" calcext:value-type="float">
            <text:p>72240</text:p>
          </table:table-cell>
          <table:table-cell office:value-type="float" office:value="49991" calcext:value-type="float">
            <text:p>4999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nuskewin</text:p>
          </table:table-cell>
          <table:table-cell office:value-type="float" office:value="73968" calcext:value-type="float">
            <text:p>73968</text:p>
          </table:table-cell>
          <table:table-cell office:value-type="float" office:value="51635" calcext:value-type="float">
            <text:p>5163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0320" calcext:value-type="float">
            <text:p>70320</text:p>
          </table:table-cell>
          <table:table-cell office:value-type="float" office:value="50941" calcext:value-type="float">
            <text:p>50941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–Melville</text:p>
          </table:table-cell>
          <table:table-cell office:value-type="float" office:value="76160" calcext:value-type="float">
            <text:p>76160</text:p>
          </table:table-cell>
          <table:table-cell office:value-type="float" office:value="51547" calcext:value-type="float">
            <text:p>51547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0261" calcext:value-type="float">
            <text:p>80261</text:p>
          </table:table-cell>
          <table:table-cell office:value-type="float" office:value="54504" calcext:value-type="float">
            <text:p>54504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17418" calcext:value-type="float">
            <text:p>117418</text:p>
          </table:table-cell>
          <table:table-cell office:value-type="float" office:value="86259" calcext:value-type="float">
            <text:p>86259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98513" calcext:value-type="float">
            <text:p>98513</text:p>
          </table:table-cell>
          <table:table-cell office:value-type="float" office:value="62338" calcext:value-type="float">
            <text:p>62338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2902" calcext:value-type="float">
            <text:p>102902</text:p>
          </table:table-cell>
          <table:table-cell office:value-type="float" office:value="70789" calcext:value-type="float">
            <text:p>70789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–Nose Hill</text:p>
          </table:table-cell>
          <table:table-cell office:value-type="float" office:value="95147" calcext:value-type="float">
            <text:p>95147</text:p>
          </table:table-cell>
          <table:table-cell office:value-type="float" office:value="76891" calcext:value-type="float">
            <text:p>7689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88445" calcext:value-type="float">
            <text:p>88445</text:p>
          </table:table-cell>
          <table:table-cell office:value-type="float" office:value="70327" calcext:value-type="float">
            <text:p>70327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99987" calcext:value-type="float">
            <text:p>99987</text:p>
          </table:table-cell>
          <table:table-cell office:value-type="float" office:value="72239" calcext:value-type="float">
            <text:p>7223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7444" calcext:value-type="float">
            <text:p>107444</text:p>
          </table:table-cell>
          <table:table-cell office:value-type="float" office:value="81644" calcext:value-type="float">
            <text:p>81644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96600" calcext:value-type="float">
            <text:p>96600</text:p>
          </table:table-cell>
          <table:table-cell office:value-type="float" office:value="67387" calcext:value-type="float">
            <text:p>67387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14091" calcext:value-type="float">
            <text:p>114091</text:p>
          </table:table-cell>
          <table:table-cell office:value-type="float" office:value="67313" calcext:value-type="float">
            <text:p>67313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97448" calcext:value-type="float">
            <text:p>97448</text:p>
          </table:table-cell>
          <table:table-cell office:value-type="float" office:value="65595" calcext:value-type="float">
            <text:p>65595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88341" calcext:value-type="float">
            <text:p>88341</text:p>
          </table:table-cell>
          <table:table-cell office:value-type="float" office:value="57319" calcext:value-type="float">
            <text:p>57319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94363" calcext:value-type="float">
            <text:p>94363</text:p>
          </table:table-cell>
          <table:table-cell office:value-type="float" office:value="70689" calcext:value-type="float">
            <text:p>70689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–Strathcona</text:p>
          </table:table-cell>
          <table:table-cell office:value-type="float" office:value="111622" calcext:value-type="float">
            <text:p>111622</text:p>
          </table:table-cell>
          <table:table-cell office:value-type="float" office:value="79680" calcext:value-type="float">
            <text:p>7968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</text:p>
          </table:table-cell>
          <table:table-cell office:value-type="float" office:value="110876" calcext:value-type="float">
            <text:p>110876</text:p>
          </table:table-cell>
          <table:table-cell office:value-type="float" office:value="75514" calcext:value-type="float">
            <text:p>75514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93543" calcext:value-type="float">
            <text:p>93543</text:p>
          </table:table-cell>
          <table:table-cell office:value-type="float" office:value="68992" calcext:value-type="float">
            <text:p>68992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2222" calcext:value-type="float">
            <text:p>102222</text:p>
          </table:table-cell>
          <table:table-cell office:value-type="float" office:value="69339" calcext:value-type="float">
            <text:p>69339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5970" calcext:value-type="float">
            <text:p>95970</text:p>
          </table:table-cell>
          <table:table-cell office:value-type="float" office:value="69023" calcext:value-type="float">
            <text:p>69023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79837" calcext:value-type="float">
            <text:p>79837</text:p>
          </table:table-cell>
          <table:table-cell office:value-type="float" office:value="63052" calcext:value-type="float">
            <text:p>6305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90209" calcext:value-type="float">
            <text:p>90209</text:p>
          </table:table-cell>
          <table:table-cell office:value-type="float" office:value="65069" calcext:value-type="float">
            <text:p>65069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6962" calcext:value-type="float">
            <text:p>106962</text:p>
          </table:table-cell>
          <table:table-cell office:value-type="float" office:value="70838" calcext:value-type="float">
            <text:p>70838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3400" calcext:value-type="float">
            <text:p>103400</text:p>
          </table:table-cell>
          <table:table-cell office:value-type="float" office:value="73001" calcext:value-type="float">
            <text:p>73001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95605" calcext:value-type="float">
            <text:p>95605</text:p>
          </table:table-cell>
          <table:table-cell office:value-type="float" office:value="71184" calcext:value-type="float">
            <text:p>71184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94710" calcext:value-type="float">
            <text:p>94710</text:p>
          </table:table-cell>
          <table:table-cell office:value-type="float" office:value="65818" calcext:value-type="float">
            <text:p>65818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90276" calcext:value-type="float">
            <text:p>90276</text:p>
          </table:table-cell>
          <table:table-cell office:value-type="float" office:value="74214" calcext:value-type="float">
            <text:p>74214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9361" calcext:value-type="float">
            <text:p>89361</text:p>
          </table:table-cell>
          <table:table-cell office:value-type="float" office:value="62395" calcext:value-type="float">
            <text:p>6239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Burnaby–Douglas</text:p>
          </table:table-cell>
          <table:table-cell office:value-type="float" office:value="103220" calcext:value-type="float">
            <text:p>103220</text:p>
          </table:table-cell>
          <table:table-cell office:value-type="float" office:value="65305" calcext:value-type="float">
            <text:p>65305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Cariboo–Chilcotin</text:p>
          </table:table-cell>
          <table:table-cell office:value-type="float" office:value="74801" calcext:value-type="float">
            <text:p>74801</text:p>
          </table:table-cell>
          <table:table-cell office:value-type="float" office:value="51593" calcext:value-type="float">
            <text:p>5159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Delta–South Richmond</text:p>
          </table:table-cell>
          <table:table-cell office:value-type="float" office:value="114284" calcext:value-type="float">
            <text:p>114284</text:p>
          </table:table-cell>
          <table:table-cell office:value-type="float" office:value="74995" calcext:value-type="float">
            <text:p>74995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Dewdney–Alouette</text:p>
          </table:table-cell>
          <table:table-cell office:value-type="float" office:value="95893" calcext:value-type="float">
            <text:p>95893</text:p>
          </table:table-cell>
          <table:table-cell office:value-type="float" office:value="68878" calcext:value-type="float">
            <text:p>68878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Esquimalt–Juan de Fuca</text:p>
          </table:table-cell>
          <table:table-cell office:value-type="float" office:value="98661" calcext:value-type="float">
            <text:p>98661</text:p>
          </table:table-cell>
          <table:table-cell office:value-type="float" office:value="72411" calcext:value-type="float">
            <text:p>7241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Fraser Valley</text:p>
          </table:table-cell>
          <table:table-cell office:value-type="float" office:value="101795" calcext:value-type="float">
            <text:p>101795</text:p>
          </table:table-cell>
          <table:table-cell office:value-type="float" office:value="78853" calcext:value-type="float">
            <text:p>78853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amloops</text:p>
          </table:table-cell>
          <table:table-cell office:value-type="float" office:value="87144" calcext:value-type="float">
            <text:p>87144</text:p>
          </table:table-cell>
          <table:table-cell office:value-type="float" office:value="66657" calcext:value-type="float">
            <text:p>66657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elowna</text:p>
          </table:table-cell>
          <table:table-cell office:value-type="float" office:value="96188" calcext:value-type="float">
            <text:p>96188</text:p>
          </table:table-cell>
          <table:table-cell office:value-type="float" office:value="80568" calcext:value-type="float">
            <text:p>80568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ootenay–Columbia</text:p>
          </table:table-cell>
          <table:table-cell office:value-type="float" office:value="78621" calcext:value-type="float">
            <text:p>78621</text:p>
          </table:table-cell>
          <table:table-cell office:value-type="float" office:value="55916" calcext:value-type="float">
            <text:p>5591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Langley–Abbotsford</text:p>
          </table:table-cell>
          <table:table-cell office:value-type="float" office:value="101091" calcext:value-type="float">
            <text:p>101091</text:p>
          </table:table-cell>
          <table:table-cell office:value-type="float" office:value="76113" calcext:value-type="float">
            <text:p>76113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anaimo–Alberni</text:p>
          </table:table-cell>
          <table:table-cell office:value-type="float" office:value="93200" calcext:value-type="float">
            <text:p>93200</text:p>
          </table:table-cell>
          <table:table-cell office:value-type="float" office:value="75168" calcext:value-type="float">
            <text:p>7516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anaimo–Cowichan</text:p>
          </table:table-cell>
          <table:table-cell office:value-type="float" office:value="100652" calcext:value-type="float">
            <text:p>100652</text:p>
          </table:table-cell>
          <table:table-cell office:value-type="float" office:value="77704" calcext:value-type="float">
            <text:p>77704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ew Westminster–Coquitlam–Burnaby</text:p>
          </table:table-cell>
          <table:table-cell office:value-type="float" office:value="100650" calcext:value-type="float">
            <text:p>100650</text:p>
          </table:table-cell>
          <table:table-cell office:value-type="float" office:value="70864" calcext:value-type="float">
            <text:p>7086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orth Vancouver</text:p>
          </table:table-cell>
          <table:table-cell office:value-type="float" office:value="114130" calcext:value-type="float">
            <text:p>114130</text:p>
          </table:table-cell>
          <table:table-cell office:value-type="float" office:value="77366" calcext:value-type="float">
            <text:p>7736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Okanagan–Coquihalla</text:p>
          </table:table-cell>
          <table:table-cell office:value-type="float" office:value="87911" calcext:value-type="float">
            <text:p>87911</text:p>
          </table:table-cell>
          <table:table-cell office:value-type="float" office:value="71410" calcext:value-type="float">
            <text:p>7141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Okanagan–Shuswap</text:p>
          </table:table-cell>
          <table:table-cell office:value-type="float" office:value="88188" calcext:value-type="float">
            <text:p>88188</text:p>
          </table:table-cell>
          <table:table-cell office:value-type="float" office:value="70258" calcext:value-type="float">
            <text:p>70258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ort Moody–Coquitlam</text:p>
          </table:table-cell>
          <table:table-cell office:value-type="float" office:value="102041" calcext:value-type="float">
            <text:p>102041</text:p>
          </table:table-cell>
          <table:table-cell office:value-type="float" office:value="80027" calcext:value-type="float">
            <text:p>8002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rince George–Bulkley Valley</text:p>
          </table:table-cell>
          <table:table-cell office:value-type="float" office:value="86786" calcext:value-type="float">
            <text:p>86786</text:p>
          </table:table-cell>
          <table:table-cell office:value-type="float" office:value="55808" calcext:value-type="float">
            <text:p>5580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rince George–Peace River</text:p>
          </table:table-cell>
          <table:table-cell office:value-type="float" office:value="89740" calcext:value-type="float">
            <text:p>89740</text:p>
          </table:table-cell>
          <table:table-cell office:value-type="float" office:value="58015" calcext:value-type="float">
            <text:p>5801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Richmond</text:p>
          </table:table-cell>
          <table:table-cell office:value-type="float" office:value="101774" calcext:value-type="float">
            <text:p>101774</text:p>
          </table:table-cell>
          <table:table-cell office:value-type="float" office:value="64218" calcext:value-type="float">
            <text:p>64218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aanich–Gulf Islands</text:p>
          </table:table-cell>
          <table:table-cell office:value-type="float" office:value="99877" calcext:value-type="float">
            <text:p>99877</text:p>
          </table:table-cell>
          <table:table-cell office:value-type="float" office:value="76153" calcext:value-type="float">
            <text:p>7615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keena</text:p>
          </table:table-cell>
          <table:table-cell office:value-type="float" office:value="80172" calcext:value-type="float">
            <text:p>80172</text:p>
          </table:table-cell>
          <table:table-cell office:value-type="float" office:value="49944" calcext:value-type="float">
            <text:p>4994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outh Surrey–White Rock–Langley</text:p>
          </table:table-cell>
          <table:table-cell office:value-type="float" office:value="85079" calcext:value-type="float">
            <text:p>85079</text:p>
          </table:table-cell>
          <table:table-cell office:value-type="float" office:value="64351" calcext:value-type="float">
            <text:p>64351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urrey Central</text:p>
          </table:table-cell>
          <table:table-cell office:value-type="float" office:value="112682" calcext:value-type="float">
            <text:p>112682</text:p>
          </table:table-cell>
          <table:table-cell office:value-type="float" office:value="82322" calcext:value-type="float">
            <text:p>82322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urrey North</text:p>
          </table:table-cell>
          <table:table-cell office:value-type="float" office:value="89042" calcext:value-type="float">
            <text:p>89042</text:p>
          </table:table-cell>
          <table:table-cell office:value-type="float" office:value="56970" calcext:value-type="float">
            <text:p>56970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Centre</text:p>
          </table:table-cell>
          <table:table-cell office:value-type="float" office:value="102634" calcext:value-type="float">
            <text:p>102634</text:p>
          </table:table-cell>
          <table:table-cell office:value-type="float" office:value="79563" calcext:value-type="float">
            <text:p>79563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East</text:p>
          </table:table-cell>
          <table:table-cell office:value-type="float" office:value="102673" calcext:value-type="float">
            <text:p>102673</text:p>
          </table:table-cell>
          <table:table-cell office:value-type="float" office:value="59801" calcext:value-type="float">
            <text:p>598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Island North</text:p>
          </table:table-cell>
          <table:table-cell office:value-type="float" office:value="96625" calcext:value-type="float">
            <text:p>96625</text:p>
          </table:table-cell>
          <table:table-cell office:value-type="float" office:value="74667" calcext:value-type="float">
            <text:p>74667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Kingsway</text:p>
          </table:table-cell>
          <table:table-cell office:value-type="float" office:value="103234" calcext:value-type="float">
            <text:p>103234</text:p>
          </table:table-cell>
          <table:table-cell office:value-type="float" office:value="55760" calcext:value-type="float">
            <text:p>55760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Quadra</text:p>
          </table:table-cell>
          <table:table-cell office:value-type="float" office:value="104069" calcext:value-type="float">
            <text:p>104069</text:p>
          </table:table-cell>
          <table:table-cell office:value-type="float" office:value="66299" calcext:value-type="float">
            <text:p>6629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South–Burnaby</text:p>
          </table:table-cell>
          <table:table-cell office:value-type="float" office:value="101601" calcext:value-type="float">
            <text:p>101601</text:p>
          </table:table-cell>
          <table:table-cell office:value-type="float" office:value="61215" calcext:value-type="float">
            <text:p>61215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ictoria</text:p>
          </table:table-cell>
          <table:table-cell office:value-type="float" office:value="101012" calcext:value-type="float">
            <text:p>101012</text:p>
          </table:table-cell>
          <table:table-cell office:value-type="float" office:value="76479" calcext:value-type="float">
            <text:p>7647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West Kootenay–Okanagan</text:p>
          </table:table-cell>
          <table:table-cell office:value-type="float" office:value="84446" calcext:value-type="float">
            <text:p>84446</text:p>
          </table:table-cell>
          <table:table-cell office:value-type="float" office:value="61038" calcext:value-type="float">
            <text:p>61038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West Vancouver–Sunshine Coast</text:p>
          </table:table-cell>
          <table:table-cell office:value-type="float" office:value="102145" calcext:value-type="float">
            <text:p>102145</text:p>
          </table:table-cell>
          <table:table-cell office:value-type="float" office:value="75394" calcext:value-type="float">
            <text:p>75394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vut</text:p>
          </table:table-cell>
          <table:table-cell office:value-type="float" office:value="21242" calcext:value-type="float">
            <text:p>21242</text:p>
          </table:table-cell>
          <table:table-cell office:value-type="float" office:value="12114" calcext:value-type="float">
            <text:p>12114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 Arctic</text:p>
          </table:table-cell>
          <table:table-cell office:value-type="float" office:value="36407" calcext:value-type="float">
            <text:p>36407</text:p>
          </table:table-cell>
          <table:table-cell office:value-type="float" office:value="23053" calcext:value-type="float">
            <text:p>23053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27797" calcext:value-type="float">
            <text:p>27797</text:p>
          </table:table-cell>
          <table:table-cell office:value-type="float" office:value="19934" calcext:value-type="float">
            <text:p>1993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</table:table>
      <table:table table:name="37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91865" calcext:value-type="float">
            <text:p>91865</text:p>
          </table:table-cell>
          <table:table-cell office:value-type="float" office:value="67199" calcext:value-type="float">
            <text:p>67199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--St. George's</text:p>
          </table:table-cell>
          <table:table-cell office:value-type="float" office:value="75001" calcext:value-type="float">
            <text:p>75001</text:p>
          </table:table-cell>
          <table:table-cell office:value-type="float" office:value="53526" calcext:value-type="float">
            <text:p>53526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--Grand Falls</text:p>
          </table:table-cell>
          <table:table-cell office:value-type="float" office:value="78550" calcext:value-type="float">
            <text:p>78550</text:p>
          </table:table-cell>
          <table:table-cell office:value-type="float" office:value="57014" calcext:value-type="float">
            <text:p>5701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5347" calcext:value-type="float">
            <text:p>75347</text:p>
          </table:table-cell>
          <table:table-cell office:value-type="float" office:value="54745" calcext:value-type="float">
            <text:p>5474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9190" calcext:value-type="float">
            <text:p>29190</text:p>
          </table:table-cell>
          <table:table-cell office:value-type="float" office:value="19654" calcext:value-type="float">
            <text:p>19654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1266" calcext:value-type="float">
            <text:p>101266</text:p>
          </table:table-cell>
          <table:table-cell office:value-type="float" office:value="77449" calcext:value-type="float">
            <text:p>7744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100573" calcext:value-type="float">
            <text:p>100573</text:p>
          </table:table-cell>
          <table:table-cell office:value-type="float" office:value="75623" calcext:value-type="float">
            <text:p>75623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561" calcext:value-type="float">
            <text:p>30561</text:p>
          </table:table-cell>
          <table:table-cell office:value-type="float" office:value="22556" calcext:value-type="float">
            <text:p>2255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5282" calcext:value-type="float">
            <text:p>35282</text:p>
          </table:table-cell>
          <table:table-cell office:value-type="float" office:value="25500" calcext:value-type="float">
            <text:p>255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5284" calcext:value-type="float">
            <text:p>35284</text:p>
          </table:table-cell>
          <table:table-cell office:value-type="float" office:value="29617" calcext:value-type="float">
            <text:p>2961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430" calcext:value-type="float">
            <text:p>33430</text:p>
          </table:table-cell>
          <table:table-cell office:value-type="float" office:value="25361" calcext:value-type="float">
            <text:p>2536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Bras d'Or--Cape Breton</text:p>
          </table:table-cell>
          <table:table-cell office:value-type="float" office:value="76677" calcext:value-type="float">
            <text:p>76677</text:p>
          </table:table-cell>
          <table:table-cell office:value-type="float" office:value="56074" calcext:value-type="float">
            <text:p>56074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83066" calcext:value-type="float">
            <text:p>83066</text:p>
          </table:table-cell>
          <table:table-cell office:value-type="float" office:value="62180" calcext:value-type="float">
            <text:p>6218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83423" calcext:value-type="float">
            <text:p>83423</text:p>
          </table:table-cell>
          <table:table-cell office:value-type="float" office:value="62877" calcext:value-type="float">
            <text:p>6287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0677" calcext:value-type="float">
            <text:p>80677</text:p>
          </table:table-cell>
          <table:table-cell office:value-type="float" office:value="67849" calcext:value-type="float">
            <text:p>67849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93901" calcext:value-type="float">
            <text:p>93901</text:p>
          </table:table-cell>
          <table:table-cell office:value-type="float" office:value="77579" calcext:value-type="float">
            <text:p>77579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98676" calcext:value-type="float">
            <text:p>98676</text:p>
          </table:table-cell>
          <table:table-cell office:value-type="float" office:value="73052" calcext:value-type="float">
            <text:p>73052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Pictou--Antigonish--Guysborough</text:p>
          </table:table-cell>
          <table:table-cell office:value-type="float" office:value="79189" calcext:value-type="float">
            <text:p>79189</text:p>
          </table:table-cell>
          <table:table-cell office:value-type="float" office:value="59269" calcext:value-type="float">
            <text:p>59269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Musquodoboit Valley--Eastern Shore</text:p>
          </table:table-cell>
          <table:table-cell office:value-type="float" office:value="84965" calcext:value-type="float">
            <text:p>84965</text:p>
          </table:table-cell>
          <table:table-cell office:value-type="float" office:value="64426" calcext:value-type="float">
            <text:p>64426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6980" calcext:value-type="float">
            <text:p>76980</text:p>
          </table:table-cell>
          <table:table-cell office:value-type="float" office:value="58726" calcext:value-type="float">
            <text:p>5872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81594" calcext:value-type="float">
            <text:p>81594</text:p>
          </table:table-cell>
          <table:table-cell office:value-type="float" office:value="60499" calcext:value-type="float">
            <text:p>60499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70134" calcext:value-type="float">
            <text:p>70134</text:p>
          </table:table-cell>
          <table:table-cell office:value-type="float" office:value="52453" calcext:value-type="float">
            <text:p>52453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87601" calcext:value-type="float">
            <text:p>87601</text:p>
          </table:table-cell>
          <table:table-cell office:value-type="float" office:value="67918" calcext:value-type="float">
            <text:p>67918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--Petitcodiac</text:p>
          </table:table-cell>
          <table:table-cell office:value-type="float" office:value="83353" calcext:value-type="float">
            <text:p>83353</text:p>
          </table:table-cell>
          <table:table-cell office:value-type="float" office:value="64526" calcext:value-type="float">
            <text:p>64526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73975" calcext:value-type="float">
            <text:p>73975</text:p>
          </table:table-cell>
          <table:table-cell office:value-type="float" office:value="58845" calcext:value-type="float">
            <text:p>58845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73472" calcext:value-type="float">
            <text:p>73472</text:p>
          </table:table-cell>
          <table:table-cell office:value-type="float" office:value="55364" calcext:value-type="float">
            <text:p>55364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73175" calcext:value-type="float">
            <text:p>73175</text:p>
          </table:table-cell>
          <table:table-cell office:value-type="float" office:value="56435" calcext:value-type="float">
            <text:p>56435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9454" calcext:value-type="float">
            <text:p>59454</text:p>
          </table:table-cell>
          <table:table-cell office:value-type="float" office:value="47337" calcext:value-type="float">
            <text:p>47337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8463" calcext:value-type="float">
            <text:p>88463</text:p>
          </table:table-cell>
          <table:table-cell office:value-type="float" office:value="72640" calcext:value-type="float">
            <text:p>72640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1112" calcext:value-type="float">
            <text:p>61112</text:p>
          </table:table-cell>
          <table:table-cell office:value-type="float" office:value="45627" calcext:value-type="float">
            <text:p>45627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2668" calcext:value-type="float">
            <text:p>72668</text:p>
          </table:table-cell>
          <table:table-cell office:value-type="float" office:value="54937" calcext:value-type="float">
            <text:p>54937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4860" calcext:value-type="float">
            <text:p>64860</text:p>
          </table:table-cell>
          <table:table-cell office:value-type="float" office:value="47940" calcext:value-type="float">
            <text:p>47940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</text:p>
          </table:table-cell>
          <table:table-cell office:value-type="float" office:value="95948" calcext:value-type="float">
            <text:p>95948</text:p>
          </table:table-cell>
          <table:table-cell office:value-type="float" office:value="65934" calcext:value-type="float">
            <text:p>6593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4960" calcext:value-type="float">
            <text:p>104960</text:p>
          </table:table-cell>
          <table:table-cell office:value-type="float" office:value="81288" calcext:value-type="float">
            <text:p>81288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95099" calcext:value-type="float">
            <text:p>95099</text:p>
          </table:table-cell>
          <table:table-cell office:value-type="float" office:value="74695" calcext:value-type="float">
            <text:p>7469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01268" calcext:value-type="float">
            <text:p>101268</text:p>
          </table:table-cell>
          <table:table-cell office:value-type="float" office:value="81024" calcext:value-type="float">
            <text:p>81024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87597" calcext:value-type="float">
            <text:p>87597</text:p>
          </table:table-cell>
          <table:table-cell office:value-type="float" office:value="67815" calcext:value-type="float">
            <text:p>67815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9453" calcext:value-type="float">
            <text:p>99453</text:p>
          </table:table-cell>
          <table:table-cell office:value-type="float" office:value="75170" calcext:value-type="float">
            <text:p>75170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93685" calcext:value-type="float">
            <text:p>93685</text:p>
          </table:table-cell>
          <table:table-cell office:value-type="float" office:value="72089" calcext:value-type="float">
            <text:p>72089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Montmorency--Côte-de-Beaupré--Île-d'Orléans</text:p>
          </table:table-cell>
          <table:table-cell office:value-type="float" office:value="101444" calcext:value-type="float">
            <text:p>101444</text:p>
          </table:table-cell>
          <table:table-cell office:value-type="float" office:value="80217" calcext:value-type="float">
            <text:p>8021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--Etchemins--Montmagny--L'Islet</text:p>
          </table:table-cell>
          <table:table-cell office:value-type="float" office:value="83911" calcext:value-type="float">
            <text:p>83911</text:p>
          </table:table-cell>
          <table:table-cell office:value-type="float" office:value="64379" calcext:value-type="float">
            <text:p>64379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125619" calcext:value-type="float">
            <text:p>125619</text:p>
          </table:table-cell>
          <table:table-cell office:value-type="float" office:value="94011" calcext:value-type="float">
            <text:p>94011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Gaspé--Îles-de-la-Madeleine--Pabok</text:p>
          </table:table-cell>
          <table:table-cell office:value-type="float" office:value="75543" calcext:value-type="float">
            <text:p>75543</text:p>
          </table:table-cell>
          <table:table-cell office:value-type="float" office:value="56286" calcext:value-type="float">
            <text:p>56286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0902" calcext:value-type="float">
            <text:p>90902</text:p>
          </table:table-cell>
          <table:table-cell office:value-type="float" office:value="67488" calcext:value-type="float">
            <text:p>67488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4359" calcext:value-type="float">
            <text:p>84359</text:p>
          </table:table-cell>
          <table:table-cell office:value-type="float" office:value="66730" calcext:value-type="float">
            <text:p>66730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98516" calcext:value-type="float">
            <text:p>98516</text:p>
          </table:table-cell>
          <table:table-cell office:value-type="float" office:value="78535" calcext:value-type="float">
            <text:p>7853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102009" calcext:value-type="float">
            <text:p>102009</text:p>
          </table:table-cell>
          <table:table-cell office:value-type="float" office:value="81181" calcext:value-type="float">
            <text:p>81181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8944" calcext:value-type="float">
            <text:p>88944</text:p>
          </table:table-cell>
          <table:table-cell office:value-type="float" office:value="68914" calcext:value-type="float">
            <text:p>68914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Jacques-Cartier</text:p>
          </table:table-cell>
          <table:table-cell office:value-type="float" office:value="105007" calcext:value-type="float">
            <text:p>105007</text:p>
          </table:table-cell>
          <table:table-cell office:value-type="float" office:value="86371" calcext:value-type="float">
            <text:p>86371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8659" calcext:value-type="float">
            <text:p>78659</text:p>
          </table:table-cell>
          <table:table-cell office:value-type="float" office:value="58737" calcext:value-type="float">
            <text:p>58737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110605" calcext:value-type="float">
            <text:p>110605</text:p>
          </table:table-cell>
          <table:table-cell office:value-type="float" office:value="85512" calcext:value-type="float">
            <text:p>85512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86252" calcext:value-type="float">
            <text:p>86252</text:p>
          </table:table-cell>
          <table:table-cell office:value-type="float" office:value="67058" calcext:value-type="float">
            <text:p>67058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77974" calcext:value-type="float">
            <text:p>77974</text:p>
          </table:table-cell>
          <table:table-cell office:value-type="float" office:value="59382" calcext:value-type="float">
            <text:p>59382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4250" calcext:value-type="float">
            <text:p>84250</text:p>
          </table:table-cell>
          <table:table-cell office:value-type="float" office:value="66084" calcext:value-type="float">
            <text:p>66084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--Mégantic</text:p>
          </table:table-cell>
          <table:table-cell office:value-type="float" office:value="69701" calcext:value-type="float">
            <text:p>69701</text:p>
          </table:table-cell>
          <table:table-cell office:value-type="float" office:value="54559" calcext:value-type="float">
            <text:p>54559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20369" calcext:value-type="float">
            <text:p>120369</text:p>
          </table:table-cell>
          <table:table-cell office:value-type="float" office:value="91031" calcext:value-type="float">
            <text:p>91031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93160" calcext:value-type="float">
            <text:p>93160</text:p>
          </table:table-cell>
          <table:table-cell office:value-type="float" office:value="75947" calcext:value-type="float">
            <text:p>75947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97240" calcext:value-type="float">
            <text:p>97240</text:p>
          </table:table-cell>
          <table:table-cell office:value-type="float" office:value="74742" calcext:value-type="float">
            <text:p>74742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5470" calcext:value-type="float">
            <text:p>95470</text:p>
          </table:table-cell>
          <table:table-cell office:value-type="float" office:value="73908" calcext:value-type="float">
            <text:p>73908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8715" calcext:value-type="float">
            <text:p>68715</text:p>
          </table:table-cell>
          <table:table-cell office:value-type="float" office:value="54137" calcext:value-type="float">
            <text:p>54137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--Témiscouata--Les Basques</text:p>
          </table:table-cell>
          <table:table-cell office:value-type="float" office:value="88621" calcext:value-type="float">
            <text:p>88621</text:p>
          </table:table-cell>
          <table:table-cell office:value-type="float" office:value="67208" calcext:value-type="float">
            <text:p>67208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--Saguenay</text:p>
          </table:table-cell>
          <table:table-cell office:value-type="float" office:value="69777" calcext:value-type="float">
            <text:p>69777</text:p>
          </table:table-cell>
          <table:table-cell office:value-type="float" office:value="52895" calcext:value-type="float">
            <text:p>52895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6473" calcext:value-type="float">
            <text:p>106473</text:p>
          </table:table-cell>
          <table:table-cell office:value-type="float" office:value="82507" calcext:value-type="float">
            <text:p>82507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7542" calcext:value-type="float">
            <text:p>97542</text:p>
          </table:table-cell>
          <table:table-cell office:value-type="float" office:value="75961" calcext:value-type="float">
            <text:p>75961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24776" calcext:value-type="float">
            <text:p>124776</text:p>
          </table:table-cell>
          <table:table-cell office:value-type="float" office:value="100045" calcext:value-type="float">
            <text:p>100045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96640" calcext:value-type="float">
            <text:p>96640</text:p>
          </table:table-cell>
          <table:table-cell office:value-type="float" office:value="79109" calcext:value-type="float">
            <text:p>79109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Centre</text:p>
          </table:table-cell>
          <table:table-cell office:value-type="float" office:value="106931" calcext:value-type="float">
            <text:p>106931</text:p>
          </table:table-cell>
          <table:table-cell office:value-type="float" office:value="87535" calcext:value-type="float">
            <text:p>87535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East</text:p>
          </table:table-cell>
          <table:table-cell office:value-type="float" office:value="106942" calcext:value-type="float">
            <text:p>106942</text:p>
          </table:table-cell>
          <table:table-cell office:value-type="float" office:value="86759" calcext:value-type="float">
            <text:p>86759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West</text:p>
          </table:table-cell>
          <table:table-cell office:value-type="float" office:value="116520" calcext:value-type="float">
            <text:p>116520</text:p>
          </table:table-cell>
          <table:table-cell office:value-type="float" office:value="93243" calcext:value-type="float">
            <text:p>93243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et-Chutes-de-la-Chaudière</text:p>
          </table:table-cell>
          <table:table-cell office:value-type="float" office:value="122255" calcext:value-type="float">
            <text:p>122255</text:p>
          </table:table-cell>
          <table:table-cell office:value-type="float" office:value="97982" calcext:value-type="float">
            <text:p>97982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83442" calcext:value-type="float">
            <text:p>83442</text:p>
          </table:table-cell>
          <table:table-cell office:value-type="float" office:value="68927" calcext:value-type="float">
            <text:p>68927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L'Érable</text:p>
          </table:table-cell>
          <table:table-cell office:value-type="float" office:value="69952" calcext:value-type="float">
            <text:p>69952</text:p>
          </table:table-cell>
          <table:table-cell office:value-type="float" office:value="52350" calcext:value-type="float">
            <text:p>52350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8496" calcext:value-type="float">
            <text:p>98496</text:p>
          </table:table-cell>
          <table:table-cell office:value-type="float" office:value="83217" calcext:value-type="float">
            <text:p>83217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5018" calcext:value-type="float">
            <text:p>55018</text:p>
          </table:table-cell>
          <table:table-cell office:value-type="float" office:value="40059" calcext:value-type="float">
            <text:p>40059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74237" calcext:value-type="float">
            <text:p>74237</text:p>
          </table:table-cell>
          <table:table-cell office:value-type="float" office:value="55320" calcext:value-type="float">
            <text:p>55320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95070" calcext:value-type="float">
            <text:p>95070</text:p>
          </table:table-cell>
          <table:table-cell office:value-type="float" office:value="76437" calcext:value-type="float">
            <text:p>7643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5616" calcext:value-type="float">
            <text:p>95616</text:p>
          </table:table-cell>
          <table:table-cell office:value-type="float" office:value="68605" calcext:value-type="float">
            <text:p>68605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0927" calcext:value-type="float">
            <text:p>100927</text:p>
          </table:table-cell>
          <table:table-cell office:value-type="float" office:value="75657" calcext:value-type="float">
            <text:p>75657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665" calcext:value-type="float">
            <text:p>95665</text:p>
          </table:table-cell>
          <table:table-cell office:value-type="float" office:value="68115" calcext:value-type="float">
            <text:p>68115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Denis</text:p>
          </table:table-cell>
          <table:table-cell office:value-type="float" office:value="105607" calcext:value-type="float">
            <text:p>105607</text:p>
          </table:table-cell>
          <table:table-cell office:value-type="float" office:value="73360" calcext:value-type="float">
            <text:p>73360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10147" calcext:value-type="float">
            <text:p>110147</text:p>
          </table:table-cell>
          <table:table-cell office:value-type="float" office:value="80160" calcext:value-type="float">
            <text:p>80160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103404" calcext:value-type="float">
            <text:p>103404</text:p>
          </table:table-cell>
          <table:table-cell office:value-type="float" office:value="78429" calcext:value-type="float">
            <text:p>78429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9315" calcext:value-type="float">
            <text:p>89315</text:p>
          </table:table-cell>
          <table:table-cell office:value-type="float" office:value="69432" calcext:value-type="float">
            <text:p>69432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9661" calcext:value-type="float">
            <text:p>99661</text:p>
          </table:table-cell>
          <table:table-cell office:value-type="float" office:value="88320" calcext:value-type="float">
            <text:p>88320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 East</text:p>
          </table:table-cell>
          <table:table-cell office:value-type="float" office:value="109210" calcext:value-type="float">
            <text:p>109210</text:p>
          </table:table-cell>
          <table:table-cell office:value-type="float" office:value="91015" calcext:value-type="float">
            <text:p>91015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20562" calcext:value-type="float">
            <text:p>120562</text:p>
          </table:table-cell>
          <table:table-cell office:value-type="float" office:value="95534" calcext:value-type="float">
            <text:p>95534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98830" calcext:value-type="float">
            <text:p>98830</text:p>
          </table:table-cell>
          <table:table-cell office:value-type="float" office:value="76250" calcext:value-type="float">
            <text:p>76250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et-la Mitis</text:p>
          </table:table-cell>
          <table:table-cell office:value-type="float" office:value="72837" calcext:value-type="float">
            <text:p>72837</text:p>
          </table:table-cell>
          <table:table-cell office:value-type="float" office:value="56694" calcext:value-type="float">
            <text:p>5669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112800" calcext:value-type="float">
            <text:p>112800</text:p>
          </table:table-cell>
          <table:table-cell office:value-type="float" office:value="87100" calcext:value-type="float">
            <text:p>87100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3139" calcext:value-type="float">
            <text:p>73139</text:p>
          </table:table-cell>
          <table:table-cell office:value-type="float" office:value="54041" calcext:value-type="float">
            <text:p>54041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Petite-Patrie</text:p>
          </table:table-cell>
          <table:table-cell office:value-type="float" office:value="102375" calcext:value-type="float">
            <text:p>102375</text:p>
          </table:table-cell>
          <table:table-cell office:value-type="float" office:value="82336" calcext:value-type="float">
            <text:p>8233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0756" calcext:value-type="float">
            <text:p>100756</text:p>
          </table:table-cell>
          <table:table-cell office:value-type="float" office:value="77145" calcext:value-type="float">
            <text:p>77145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57" calcext:value-type="float">
            <text:p>94057</text:p>
          </table:table-cell>
          <table:table-cell office:value-type="float" office:value="71626" calcext:value-type="float">
            <text:p>71626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2132" calcext:value-type="float">
            <text:p>92132</text:p>
          </table:table-cell>
          <table:table-cell office:value-type="float" office:value="72281" calcext:value-type="float">
            <text:p>72281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87895" calcext:value-type="float">
            <text:p>87895</text:p>
          </table:table-cell>
          <table:table-cell office:value-type="float" office:value="70288" calcext:value-type="float">
            <text:p>70288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96788" calcext:value-type="float">
            <text:p>96788</text:p>
          </table:table-cell>
          <table:table-cell office:value-type="float" office:value="71836" calcext:value-type="float">
            <text:p>71836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3336" calcext:value-type="float">
            <text:p>103336</text:p>
          </table:table-cell>
          <table:table-cell office:value-type="float" office:value="73898" calcext:value-type="float">
            <text:p>73898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9230" calcext:value-type="float">
            <text:p>79230</text:p>
          </table:table-cell>
          <table:table-cell office:value-type="float" office:value="61810" calcext:value-type="float">
            <text:p>61810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3311" calcext:value-type="float">
            <text:p>93311</text:p>
          </table:table-cell>
          <table:table-cell office:value-type="float" office:value="68698" calcext:value-type="float">
            <text:p>68698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7084" calcext:value-type="float">
            <text:p>97084</text:p>
          </table:table-cell>
          <table:table-cell office:value-type="float" office:value="81592" calcext:value-type="float">
            <text:p>81592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5163" calcext:value-type="float">
            <text:p>85163</text:p>
          </table:table-cell>
          <table:table-cell office:value-type="float" office:value="61709" calcext:value-type="float">
            <text:p>61709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112750" calcext:value-type="float">
            <text:p>112750</text:p>
          </table:table-cell>
          <table:table-cell office:value-type="float" office:value="89796" calcext:value-type="float">
            <text:p>89796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2989" calcext:value-type="float">
            <text:p>92989</text:p>
          </table:table-cell>
          <table:table-cell office:value-type="float" office:value="75168" calcext:value-type="float">
            <text:p>7516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-Soulanges</text:p>
          </table:table-cell>
          <table:table-cell office:value-type="float" office:value="95318" calcext:value-type="float">
            <text:p>95318</text:p>
          </table:table-cell>
          <table:table-cell office:value-type="float" office:value="74800" calcext:value-type="float">
            <text:p>74800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-Patriotes</text:p>
          </table:table-cell>
          <table:table-cell office:value-type="float" office:value="103001" calcext:value-type="float">
            <text:p>103001</text:p>
          </table:table-cell>
          <table:table-cell office:value-type="float" office:value="81810" calcext:value-type="float">
            <text:p>81810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Henri--Saint-Paul--Pointe Saint-Charles</text:p>
          </table:table-cell>
          <table:table-cell office:value-type="float" office:value="91481" calcext:value-type="float">
            <text:p>91481</text:p>
          </table:table-cell>
          <table:table-cell office:value-type="float" office:value="71085" calcext:value-type="float">
            <text:p>7108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94058" calcext:value-type="float">
            <text:p>94058</text:p>
          </table:table-cell>
          <table:table-cell office:value-type="float" office:value="70801" calcext:value-type="float">
            <text:p>708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</text:p>
          </table:table-cell>
          <table:table-cell office:value-type="float" office:value="75120" calcext:value-type="float">
            <text:p>75120</text:p>
          </table:table-cell>
          <table:table-cell office:value-type="float" office:value="53781" calcext:value-type="float">
            <text:p>53781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Aldershot</text:p>
          </table:table-cell>
          <table:table-cell office:value-type="float" office:value="95568" calcext:value-type="float">
            <text:p>95568</text:p>
          </table:table-cell>
          <table:table-cell office:value-type="float" office:value="74574" calcext:value-type="float">
            <text:p>74574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Simcoe--Bradford</text:p>
          </table:table-cell>
          <table:table-cell office:value-type="float" office:value="124450" calcext:value-type="float">
            <text:p>124450</text:p>
          </table:table-cell>
          <table:table-cell office:value-type="float" office:value="99720" calcext:value-type="float">
            <text:p>9972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97" calcext:value-type="float">
            <text:p>108997</text:p>
          </table:table-cell>
          <table:table-cell office:value-type="float" office:value="75284" calcext:value-type="float">
            <text:p>75284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--Springdale</text:p>
          </table:table-cell>
          <table:table-cell office:value-type="float" office:value="120699" calcext:value-type="float">
            <text:p>120699</text:p>
          </table:table-cell>
          <table:table-cell office:value-type="float" office:value="78498" calcext:value-type="float">
            <text:p>78498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Centre</text:p>
          </table:table-cell>
          <table:table-cell office:value-type="float" office:value="106393" calcext:value-type="float">
            <text:p>106393</text:p>
          </table:table-cell>
          <table:table-cell office:value-type="float" office:value="72264" calcext:value-type="float">
            <text:p>72264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--Mississauga</text:p>
          </table:table-cell>
          <table:table-cell office:value-type="float" office:value="133554" calcext:value-type="float">
            <text:p>133554</text:p>
          </table:table-cell>
          <table:table-cell office:value-type="float" office:value="98614" calcext:value-type="float">
            <text:p>98614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5679" calcext:value-type="float">
            <text:p>105679</text:p>
          </table:table-cell>
          <table:table-cell office:value-type="float" office:value="76270" calcext:value-type="float">
            <text:p>76270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98317" calcext:value-type="float">
            <text:p>98317</text:p>
          </table:table-cell>
          <table:table-cell office:value-type="float" office:value="72569" calcext:value-type="float">
            <text:p>72569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9763" calcext:value-type="float">
            <text:p>99763</text:p>
          </table:table-cell>
          <table:table-cell office:value-type="float" office:value="77578" calcext:value-type="float">
            <text:p>77578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5848" calcext:value-type="float">
            <text:p>115848</text:p>
          </table:table-cell>
          <table:table-cell office:value-type="float" office:value="83165" calcext:value-type="float">
            <text:p>83165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-Kent Essex</text:p>
          </table:table-cell>
          <table:table-cell office:value-type="float" office:value="105174" calcext:value-type="float">
            <text:p>105174</text:p>
          </table:table-cell>
          <table:table-cell office:value-type="float" office:value="72009" calcext:value-type="float">
            <text:p>72009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3074" calcext:value-type="float">
            <text:p>103074</text:p>
          </table:table-cell>
          <table:table-cell office:value-type="float" office:value="50251" calcext:value-type="float">
            <text:p>5025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13338" calcext:value-type="float">
            <text:p>113338</text:p>
          </table:table-cell>
          <table:table-cell office:value-type="float" office:value="71351" calcext:value-type="float">
            <text:p>7135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08254" calcext:value-type="float">
            <text:p>108254</text:p>
          </table:table-cell>
          <table:table-cell office:value-type="float" office:value="75400" calcext:value-type="float">
            <text:p>754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Peel--Wellington--Grey</text:p>
          </table:table-cell>
          <table:table-cell office:value-type="float" office:value="110571" calcext:value-type="float">
            <text:p>110571</text:p>
          </table:table-cell>
          <table:table-cell office:value-type="float" office:value="81706" calcext:value-type="float">
            <text:p>8170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06045" calcext:value-type="float">
            <text:p>106045</text:p>
          </table:table-cell>
          <table:table-cell office:value-type="float" office:value="80730" calcext:value-type="float">
            <text:p>8073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8410" calcext:value-type="float">
            <text:p>108410</text:p>
          </table:table-cell>
          <table:table-cell office:value-type="float" office:value="72463" calcext:value-type="float">
            <text:p>72463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1573" calcext:value-type="float">
            <text:p>101573</text:p>
          </table:table-cell>
          <table:table-cell office:value-type="float" office:value="70962" calcext:value-type="float">
            <text:p>70962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--Lincoln</text:p>
          </table:table-cell>
          <table:table-cell office:value-type="float" office:value="94672" calcext:value-type="float">
            <text:p>94672</text:p>
          </table:table-cell>
          <table:table-cell office:value-type="float" office:value="66436" calcext:value-type="float">
            <text:p>6643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0713" calcext:value-type="float">
            <text:p>110713</text:p>
          </table:table-cell>
          <table:table-cell office:value-type="float" office:value="79532" calcext:value-type="float">
            <text:p>79532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04398" calcext:value-type="float">
            <text:p>104398</text:p>
          </table:table-cell>
          <table:table-cell office:value-type="float" office:value="74625" calcext:value-type="float">
            <text:p>7462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09253" calcext:value-type="float">
            <text:p>109253</text:p>
          </table:table-cell>
          <table:table-cell office:value-type="float" office:value="75490" calcext:value-type="float">
            <text:p>75490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15067" calcext:value-type="float">
            <text:p>115067</text:p>
          </table:table-cell>
          <table:table-cell office:value-type="float" office:value="64872" calcext:value-type="float">
            <text:p>64872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0204" calcext:value-type="float">
            <text:p>100204</text:p>
          </table:table-cell>
          <table:table-cell office:value-type="float" office:value="73451" calcext:value-type="float">
            <text:p>7345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10836" calcext:value-type="float">
            <text:p>110836</text:p>
          </table:table-cell>
          <table:table-cell office:value-type="float" office:value="90076" calcext:value-type="float">
            <text:p>9007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--Brant</text:p>
          </table:table-cell>
          <table:table-cell office:value-type="float" office:value="98989" calcext:value-type="float">
            <text:p>98989</text:p>
          </table:table-cell>
          <table:table-cell office:value-type="float" office:value="72336" calcext:value-type="float">
            <text:p>72336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Victoria--Brock</text:p>
          </table:table-cell>
          <table:table-cell office:value-type="float" office:value="108011" calcext:value-type="float">
            <text:p>108011</text:p>
          </table:table-cell>
          <table:table-cell office:value-type="float" office:value="79616" calcext:value-type="float">
            <text:p>7961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19537" calcext:value-type="float">
            <text:p>119537</text:p>
          </table:table-cell>
          <table:table-cell office:value-type="float" office:value="99079" calcext:value-type="float">
            <text:p>99079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97491" calcext:value-type="float">
            <text:p>97491</text:p>
          </table:table-cell>
          <table:table-cell office:value-type="float" office:value="64726" calcext:value-type="float">
            <text:p>64726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05316" calcext:value-type="float">
            <text:p>105316</text:p>
          </table:table-cell>
          <table:table-cell office:value-type="float" office:value="77589" calcext:value-type="float">
            <text:p>77589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100149" calcext:value-type="float">
            <text:p>100149</text:p>
          </table:table-cell>
          <table:table-cell office:value-type="float" office:value="71567" calcext:value-type="float">
            <text:p>71567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97025" calcext:value-type="float">
            <text:p>97025</text:p>
          </table:table-cell>
          <table:table-cell office:value-type="float" office:value="71314" calcext:value-type="float">
            <text:p>7131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95981" calcext:value-type="float">
            <text:p>95981</text:p>
          </table:table-cell>
          <table:table-cell office:value-type="float" office:value="67004" calcext:value-type="float">
            <text:p>6700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9550" calcext:value-type="float">
            <text:p>79550</text:p>
          </table:table-cell>
          <table:table-cell office:value-type="float" office:value="54792" calcext:value-type="float">
            <text:p>54792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1411" calcext:value-type="float">
            <text:p>111411</text:p>
          </table:table-cell>
          <table:table-cell office:value-type="float" office:value="87793" calcext:value-type="float">
            <text:p>87793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9398" calcext:value-type="float">
            <text:p>109398</text:p>
          </table:table-cell>
          <table:table-cell office:value-type="float" office:value="80566" calcext:value-type="float">
            <text:p>80566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4390" calcext:value-type="float">
            <text:p>114390</text:p>
          </table:table-cell>
          <table:table-cell office:value-type="float" office:value="91616" calcext:value-type="float">
            <text:p>91616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98542" calcext:value-type="float">
            <text:p>98542</text:p>
          </table:table-cell>
          <table:table-cell office:value-type="float" office:value="69206" calcext:value-type="float">
            <text:p>69206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24295" calcext:value-type="float">
            <text:p>124295</text:p>
          </table:table-cell>
          <table:table-cell office:value-type="float" office:value="96157" calcext:value-type="float">
            <text:p>9615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284" calcext:value-type="float">
            <text:p>96284</text:p>
          </table:table-cell>
          <table:table-cell office:value-type="float" office:value="72261" calcext:value-type="float">
            <text:p>72261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3511" calcext:value-type="float">
            <text:p>103511</text:p>
          </table:table-cell>
          <table:table-cell office:value-type="float" office:value="71274" calcext:value-type="float">
            <text:p>71274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04291" calcext:value-type="float">
            <text:p>104291</text:p>
          </table:table-cell>
          <table:table-cell office:value-type="float" office:value="82123" calcext:value-type="float">
            <text:p>82123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06531" calcext:value-type="float">
            <text:p>106531</text:p>
          </table:table-cell>
          <table:table-cell office:value-type="float" office:value="81817" calcext:value-type="float">
            <text:p>81817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19462" calcext:value-type="float">
            <text:p>119462</text:p>
          </table:table-cell>
          <table:table-cell office:value-type="float" office:value="85207" calcext:value-type="float">
            <text:p>85207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Centre</text:p>
          </table:table-cell>
          <table:table-cell office:value-type="float" office:value="114855" calcext:value-type="float">
            <text:p>114855</text:p>
          </table:table-cell>
          <table:table-cell office:value-type="float" office:value="74356" calcext:value-type="float">
            <text:p>7435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08843" calcext:value-type="float">
            <text:p>108843</text:p>
          </table:table-cell>
          <table:table-cell office:value-type="float" office:value="66397" calcext:value-type="float">
            <text:p>66397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00260" calcext:value-type="float">
            <text:p>100260</text:p>
          </table:table-cell>
          <table:table-cell office:value-type="float" office:value="68907" calcext:value-type="float">
            <text:p>68907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128029" calcext:value-type="float">
            <text:p>128029</text:p>
          </table:table-cell>
          <table:table-cell office:value-type="float" office:value="90170" calcext:value-type="float">
            <text:p>9017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11886" calcext:value-type="float">
            <text:p>111886</text:p>
          </table:table-cell>
          <table:table-cell office:value-type="float" office:value="88454" calcext:value-type="float">
            <text:p>88454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Centre</text:p>
          </table:table-cell>
          <table:table-cell office:value-type="float" office:value="102510" calcext:value-type="float">
            <text:p>102510</text:p>
          </table:table-cell>
          <table:table-cell office:value-type="float" office:value="77670" calcext:value-type="float">
            <text:p>77670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93103" calcext:value-type="float">
            <text:p>93103</text:p>
          </table:table-cell>
          <table:table-cell office:value-type="float" office:value="68854" calcext:value-type="float">
            <text:p>68854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2576" calcext:value-type="float">
            <text:p>82576</text:p>
          </table:table-cell>
          <table:table-cell office:value-type="float" office:value="57761" calcext:value-type="float">
            <text:p>5776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6047" calcext:value-type="float">
            <text:p>76047</text:p>
          </table:table-cell>
          <table:table-cell office:value-type="float" office:value="57689" calcext:value-type="float">
            <text:p>57689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8971" calcext:value-type="float">
            <text:p>98971</text:p>
          </table:table-cell>
          <table:table-cell office:value-type="float" office:value="73646" calcext:value-type="float">
            <text:p>73646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</text:p>
          </table:table-cell>
          <table:table-cell office:value-type="float" office:value="129379" calcext:value-type="float">
            <text:p>129379</text:p>
          </table:table-cell>
          <table:table-cell office:value-type="float" office:value="99152" calcext:value-type="float">
            <text:p>99152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5572" calcext:value-type="float">
            <text:p>105572</text:p>
          </table:table-cell>
          <table:table-cell office:value-type="float" office:value="76513" calcext:value-type="float">
            <text:p>76513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07771" calcext:value-type="float">
            <text:p>107771</text:p>
          </table:table-cell>
          <table:table-cell office:value-type="float" office:value="75843" calcext:value-type="float">
            <text:p>7584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09903" calcext:value-type="float">
            <text:p>109903</text:p>
          </table:table-cell>
          <table:table-cell office:value-type="float" office:value="93551" calcext:value-type="float">
            <text:p>9355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0659" calcext:value-type="float">
            <text:p>100659</text:p>
          </table:table-cell>
          <table:table-cell office:value-type="float" office:value="78516" calcext:value-type="float">
            <text:p>78516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1532" calcext:value-type="float">
            <text:p>111532</text:p>
          </table:table-cell>
          <table:table-cell office:value-type="float" office:value="83930" calcext:value-type="float">
            <text:p>83930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3418" calcext:value-type="float">
            <text:p>103418</text:p>
          </table:table-cell>
          <table:table-cell office:value-type="float" office:value="85051" calcext:value-type="float">
            <text:p>8505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08564" calcext:value-type="float">
            <text:p>108564</text:p>
          </table:table-cell>
          <table:table-cell office:value-type="float" office:value="83584" calcext:value-type="float">
            <text:p>83584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7142" calcext:value-type="float">
            <text:p>97142</text:p>
          </table:table-cell>
          <table:table-cell office:value-type="float" office:value="69900" calcext:value-type="float">
            <text:p>699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5740" calcext:value-type="float">
            <text:p>105740</text:p>
          </table:table-cell>
          <table:table-cell office:value-type="float" office:value="72274" calcext:value-type="float">
            <text:p>7227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2853" calcext:value-type="float">
            <text:p>82853</text:p>
          </table:table-cell>
          <table:table-cell office:value-type="float" office:value="64448" calcext:value-type="float">
            <text:p>64448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Middlesex</text:p>
          </table:table-cell>
          <table:table-cell office:value-type="float" office:value="94576" calcext:value-type="float">
            <text:p>94576</text:p>
          </table:table-cell>
          <table:table-cell office:value-type="float" office:value="69015" calcext:value-type="float">
            <text:p>69015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9902" calcext:value-type="float">
            <text:p>109902</text:p>
          </table:table-cell>
          <table:table-cell office:value-type="float" office:value="86319" calcext:value-type="float">
            <text:p>86319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Ajax--Uxbridge</text:p>
          </table:table-cell>
          <table:table-cell office:value-type="float" office:value="119171" calcext:value-type="float">
            <text:p>119171</text:p>
          </table:table-cell>
          <table:table-cell office:value-type="float" office:value="85627" calcext:value-type="float">
            <text:p>856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93743" calcext:value-type="float">
            <text:p>93743</text:p>
          </table:table-cell>
          <table:table-cell office:value-type="float" office:value="70962" calcext:value-type="float">
            <text:p>70962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7571" calcext:value-type="float">
            <text:p>97571</text:p>
          </table:table-cell>
          <table:table-cell office:value-type="float" office:value="73228" calcext:value-type="float">
            <text:p>73228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90697" calcext:value-type="float">
            <text:p>90697</text:p>
          </table:table-cell>
          <table:table-cell office:value-type="float" office:value="63850" calcext:value-type="float">
            <text:p>6385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0054" calcext:value-type="float">
            <text:p>80054</text:p>
          </table:table-cell>
          <table:table-cell office:value-type="float" office:value="58533" calcext:value-type="float">
            <text:p>58533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7030" calcext:value-type="float">
            <text:p>107030</text:p>
          </table:table-cell>
          <table:table-cell office:value-type="float" office:value="69996" calcext:value-type="float">
            <text:p>69996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14844" calcext:value-type="float">
            <text:p>114844</text:p>
          </table:table-cell>
          <table:table-cell office:value-type="float" office:value="74272" calcext:value-type="float">
            <text:p>74272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108644" calcext:value-type="float">
            <text:p>108644</text:p>
          </table:table-cell>
          <table:table-cell office:value-type="float" office:value="72092" calcext:value-type="float">
            <text:p>72092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20264" calcext:value-type="float">
            <text:p>120264</text:p>
          </table:table-cell>
          <table:table-cell office:value-type="float" office:value="72143" calcext:value-type="float">
            <text:p>72143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8178" calcext:value-type="float">
            <text:p>108178</text:p>
          </table:table-cell>
          <table:table-cell office:value-type="float" office:value="67382" calcext:value-type="float">
            <text:p>67382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1559" calcext:value-type="float">
            <text:p>111559</text:p>
          </table:table-cell>
          <table:table-cell office:value-type="float" office:value="83416" calcext:value-type="float">
            <text:p>83416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06630" calcext:value-type="float">
            <text:p>106630</text:p>
          </table:table-cell>
          <table:table-cell office:value-type="float" office:value="80404" calcext:value-type="float">
            <text:p>8040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06105" calcext:value-type="float">
            <text:p>106105</text:p>
          </table:table-cell>
          <table:table-cell office:value-type="float" office:value="78215" calcext:value-type="float">
            <text:p>78215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03725" calcext:value-type="float">
            <text:p>103725</text:p>
          </table:table-cell>
          <table:table-cell office:value-type="float" office:value="79543" calcext:value-type="float">
            <text:p>7954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ney Creek</text:p>
          </table:table-cell>
          <table:table-cell office:value-type="float" office:value="103863" calcext:value-type="float">
            <text:p>103863</text:p>
          </table:table-cell>
          <table:table-cell office:value-type="float" office:value="77995" calcext:value-type="float">
            <text:p>7799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Charlottenburgh</text:p>
          </table:table-cell>
          <table:table-cell office:value-type="float" office:value="95834" calcext:value-type="float">
            <text:p>95834</text:p>
          </table:table-cell>
          <table:table-cell office:value-type="float" office:value="67476" calcext:value-type="float">
            <text:p>67476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6243" calcext:value-type="float">
            <text:p>86243</text:p>
          </table:table-cell>
          <table:table-cell office:value-type="float" office:value="64220" calcext:value-type="float">
            <text:p>6422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06628" calcext:value-type="float">
            <text:p>106628</text:p>
          </table:table-cell>
          <table:table-cell office:value-type="float" office:value="73783" calcext:value-type="float">
            <text:p>7378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78360" calcext:value-type="float">
            <text:p>78360</text:p>
          </table:table-cell>
          <table:table-cell office:value-type="float" office:value="55899" calcext:value-type="float">
            <text:p>5589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79680" calcext:value-type="float">
            <text:p>79680</text:p>
          </table:table-cell>
          <table:table-cell office:value-type="float" office:value="55685" calcext:value-type="float">
            <text:p>55685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--Cochrane</text:p>
          </table:table-cell>
          <table:table-cell office:value-type="float" office:value="75769" calcext:value-type="float">
            <text:p>75769</text:p>
          </table:table-cell>
          <table:table-cell office:value-type="float" office:value="53409" calcext:value-type="float">
            <text:p>5340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79627" calcext:value-type="float">
            <text:p>79627</text:p>
          </table:table-cell>
          <table:table-cell office:value-type="float" office:value="53985" calcext:value-type="float">
            <text:p>53985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--Rosedale</text:p>
          </table:table-cell>
          <table:table-cell office:value-type="float" office:value="114416" calcext:value-type="float">
            <text:p>114416</text:p>
          </table:table-cell>
          <table:table-cell office:value-type="float" office:value="83243" calcext:value-type="float">
            <text:p>83243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0678" calcext:value-type="float">
            <text:p>100678</text:p>
          </table:table-cell>
          <table:table-cell office:value-type="float" office:value="68855" calcext:value-type="float">
            <text:p>68855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1104" calcext:value-type="float">
            <text:p>101104</text:p>
          </table:table-cell>
          <table:table-cell office:value-type="float" office:value="73147" calcext:value-type="float">
            <text:p>73147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--King--Aurora</text:p>
          </table:table-cell>
          <table:table-cell office:value-type="float" office:value="119117" calcext:value-type="float">
            <text:p>119117</text:p>
          </table:table-cell>
          <table:table-cell office:value-type="float" office:value="98805" calcext:value-type="float">
            <text:p>98805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--Wellington</text:p>
          </table:table-cell>
          <table:table-cell office:value-type="float" office:value="107797" calcext:value-type="float">
            <text:p>107797</text:p>
          </table:table-cell>
          <table:table-cell office:value-type="float" office:value="77610" calcext:value-type="float">
            <text:p>7761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Ajax</text:p>
          </table:table-cell>
          <table:table-cell office:value-type="float" office:value="113924" calcext:value-type="float">
            <text:p>113924</text:p>
          </table:table-cell>
          <table:table-cell office:value-type="float" office:value="83443" calcext:value-type="float">
            <text:p>83443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7416" calcext:value-type="float">
            <text:p>107416</text:p>
          </table:table-cell>
          <table:table-cell office:value-type="float" office:value="77817" calcext:value-type="float">
            <text:p>7781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St. Clair</text:p>
          </table:table-cell>
          <table:table-cell office:value-type="float" office:value="106108" calcext:value-type="float">
            <text:p>106108</text:p>
          </table:table-cell>
          <table:table-cell office:value-type="float" office:value="75358" calcext:value-type="float">
            <text:p>75358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08119" calcext:value-type="float">
            <text:p>108119</text:p>
          </table:table-cell>
          <table:table-cell office:value-type="float" office:value="76973" calcext:value-type="float">
            <text:p>76973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07370" calcext:value-type="float">
            <text:p>107370</text:p>
          </table:table-cell>
          <table:table-cell office:value-type="float" office:value="65136" calcext:value-type="float">
            <text:p>65136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117859" calcext:value-type="float">
            <text:p>117859</text:p>
          </table:table-cell>
          <table:table-cell office:value-type="float" office:value="85329" calcext:value-type="float">
            <text:p>85329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0264" calcext:value-type="float">
            <text:p>110264</text:p>
          </table:table-cell>
          <table:table-cell office:value-type="float" office:value="62212" calcext:value-type="float">
            <text:p>62212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4957" calcext:value-type="float">
            <text:p>104957</text:p>
          </table:table-cell>
          <table:table-cell office:value-type="float" office:value="53987" calcext:value-type="float">
            <text:p>53987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9102" calcext:value-type="float">
            <text:p>79102</text:p>
          </table:table-cell>
          <table:table-cell office:value-type="float" office:value="54829" calcext:value-type="float">
            <text:p>54829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 St. James--Assiniboia</text:p>
          </table:table-cell>
          <table:table-cell office:value-type="float" office:value="75629" calcext:value-type="float">
            <text:p>75629</text:p>
          </table:table-cell>
          <table:table-cell office:value-type="float" office:value="57406" calcext:value-type="float">
            <text:p>57406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8464" calcext:value-type="float">
            <text:p>78464</text:p>
          </table:table-cell>
          <table:table-cell office:value-type="float" office:value="45860" calcext:value-type="float">
            <text:p>4586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76797" calcext:value-type="float">
            <text:p>76797</text:p>
          </table:table-cell>
          <table:table-cell office:value-type="float" office:value="52629" calcext:value-type="float">
            <text:p>52629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1014" calcext:value-type="float">
            <text:p>81014</text:p>
          </table:table-cell>
          <table:table-cell office:value-type="float" office:value="56082" calcext:value-type="float">
            <text:p>5608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5146" calcext:value-type="float">
            <text:p>85146</text:p>
          </table:table-cell>
          <table:table-cell office:value-type="float" office:value="58020" calcext:value-type="float">
            <text:p>5802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0900" calcext:value-type="float">
            <text:p>80900</text:p>
          </table:table-cell>
          <table:table-cell office:value-type="float" office:value="60395" calcext:value-type="float">
            <text:p>60395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3154" calcext:value-type="float">
            <text:p>83154</text:p>
          </table:table-cell>
          <table:table-cell office:value-type="float" office:value="61294" calcext:value-type="float">
            <text:p>61294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76026" calcext:value-type="float">
            <text:p>76026</text:p>
          </table:table-cell>
          <table:table-cell office:value-type="float" office:value="52383" calcext:value-type="float">
            <text:p>52383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76466" calcext:value-type="float">
            <text:p>76466</text:p>
          </table:table-cell>
          <table:table-cell office:value-type="float" office:value="48254" calcext:value-type="float">
            <text:p>48254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--St. Paul</text:p>
          </table:table-cell>
          <table:table-cell office:value-type="float" office:value="80460" calcext:value-type="float">
            <text:p>80460</text:p>
          </table:table-cell>
          <table:table-cell office:value-type="float" office:value="58779" calcext:value-type="float">
            <text:p>58779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2463" calcext:value-type="float">
            <text:p>82463</text:p>
          </table:table-cell>
          <table:table-cell office:value-type="float" office:value="63562" calcext:value-type="float">
            <text:p>63562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7170" calcext:value-type="float">
            <text:p>77170</text:p>
          </table:table-cell>
          <table:table-cell office:value-type="float" office:value="60471" calcext:value-type="float">
            <text:p>60471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Transcona</text:p>
          </table:table-cell>
          <table:table-cell office:value-type="float" office:value="81107" calcext:value-type="float">
            <text:p>81107</text:p>
          </table:table-cell>
          <table:table-cell office:value-type="float" office:value="56345" calcext:value-type="float">
            <text:p>56345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555" calcext:value-type="float">
            <text:p>73555</text:p>
          </table:table-cell>
          <table:table-cell office:value-type="float" office:value="49193" calcext:value-type="float">
            <text:p>49193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2081" calcext:value-type="float">
            <text:p>72081</text:p>
          </table:table-cell>
          <table:table-cell office:value-type="float" office:value="55190" calcext:value-type="float">
            <text:p>5519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</text:p>
          </table:table-cell>
          <table:table-cell office:value-type="float" office:value="62947" calcext:value-type="float">
            <text:p>62947</text:p>
          </table:table-cell>
          <table:table-cell office:value-type="float" office:value="39807" calcext:value-type="float">
            <text:p>39807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6887" calcext:value-type="float">
            <text:p>66887</text:p>
          </table:table-cell>
          <table:table-cell office:value-type="float" office:value="46627" calcext:value-type="float">
            <text:p>4662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9112" calcext:value-type="float">
            <text:p>69112</text:p>
          </table:table-cell>
          <table:table-cell office:value-type="float" office:value="50849" calcext:value-type="float">
            <text:p>50849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4695" calcext:value-type="float">
            <text:p>74695</text:p>
          </table:table-cell>
          <table:table-cell office:value-type="float" office:value="50831" calcext:value-type="float">
            <text:p>50831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7345" calcext:value-type="float">
            <text:p>67345</text:p>
          </table:table-cell>
          <table:table-cell office:value-type="float" office:value="46570" calcext:value-type="float">
            <text:p>4657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952" calcext:value-type="float">
            <text:p>69952</text:p>
          </table:table-cell>
          <table:table-cell office:value-type="float" office:value="46711" calcext:value-type="float">
            <text:p>46711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808" calcext:value-type="float">
            <text:p>70808</text:p>
          </table:table-cell>
          <table:table-cell office:value-type="float" office:value="55795" calcext:value-type="float">
            <text:p>5579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2921" calcext:value-type="float">
            <text:p>72921</text:p>
          </table:table-cell>
          <table:table-cell office:value-type="float" office:value="48441" calcext:value-type="float">
            <text:p>48441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4817" calcext:value-type="float">
            <text:p>74817</text:p>
          </table:table-cell>
          <table:table-cell office:value-type="float" office:value="53862" calcext:value-type="float">
            <text:p>5386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0848" calcext:value-type="float">
            <text:p>70848</text:p>
          </table:table-cell>
          <table:table-cell office:value-type="float" office:value="48533" calcext:value-type="float">
            <text:p>48533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3079" calcext:value-type="float">
            <text:p>73079</text:p>
          </table:table-cell>
          <table:table-cell office:value-type="float" office:value="55698" calcext:value-type="float">
            <text:p>55698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1190" calcext:value-type="float">
            <text:p>71190</text:p>
          </table:table-cell>
          <table:table-cell office:value-type="float" office:value="50038" calcext:value-type="float">
            <text:p>50038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4541" calcext:value-type="float">
            <text:p>84541</text:p>
          </table:table-cell>
          <table:table-cell office:value-type="float" office:value="61446" calcext:value-type="float">
            <text:p>61446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16516" calcext:value-type="float">
            <text:p>116516</text:p>
          </table:table-cell>
          <table:table-cell office:value-type="float" office:value="101181" calcext:value-type="float">
            <text:p>10118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00254" calcext:value-type="float">
            <text:p>100254</text:p>
          </table:table-cell>
          <table:table-cell office:value-type="float" office:value="69624" calcext:value-type="float">
            <text:p>696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15400" calcext:value-type="float">
            <text:p>115400</text:p>
          </table:table-cell>
          <table:table-cell office:value-type="float" office:value="89878" calcext:value-type="float">
            <text:p>89878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13398" calcext:value-type="float">
            <text:p>113398</text:p>
          </table:table-cell>
          <table:table-cell office:value-type="float" office:value="100544" calcext:value-type="float">
            <text:p>100544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1810" calcext:value-type="float">
            <text:p>101810</text:p>
          </table:table-cell>
          <table:table-cell office:value-type="float" office:value="85536" calcext:value-type="float">
            <text:p>85536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3508" calcext:value-type="float">
            <text:p>103508</text:p>
          </table:table-cell>
          <table:table-cell office:value-type="float" office:value="84905" calcext:value-type="float">
            <text:p>8490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16226" calcext:value-type="float">
            <text:p>116226</text:p>
          </table:table-cell>
          <table:table-cell office:value-type="float" office:value="99550" calcext:value-type="float">
            <text:p>9955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99532" calcext:value-type="float">
            <text:p>99532</text:p>
          </table:table-cell>
          <table:table-cell office:value-type="float" office:value="72488" calcext:value-type="float">
            <text:p>72488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-East </text:p>
          </table:table-cell>
          <table:table-cell office:value-type="float" office:value="107923" calcext:value-type="float">
            <text:p>107923</text:p>
          </table:table-cell>
          <table:table-cell office:value-type="float" office:value="78673" calcext:value-type="float">
            <text:p>7867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99982" calcext:value-type="float">
            <text:p>99982</text:p>
          </table:table-cell>
          <table:table-cell office:value-type="float" office:value="75604" calcext:value-type="float">
            <text:p>75604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95287" calcext:value-type="float">
            <text:p>95287</text:p>
          </table:table-cell>
          <table:table-cell office:value-type="float" office:value="67337" calcext:value-type="float">
            <text:p>67337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02210" calcext:value-type="float">
            <text:p>102210</text:p>
          </table:table-cell>
          <table:table-cell office:value-type="float" office:value="83890" calcext:value-type="float">
            <text:p>8389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104973" calcext:value-type="float">
            <text:p>104973</text:p>
          </table:table-cell>
          <table:table-cell office:value-type="float" office:value="89248" calcext:value-type="float">
            <text:p>89248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</text:p>
          </table:table-cell>
          <table:table-cell office:value-type="float" office:value="105931" calcext:value-type="float">
            <text:p>105931</text:p>
          </table:table-cell>
          <table:table-cell office:value-type="float" office:value="88544" calcext:value-type="float">
            <text:p>8854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101628" calcext:value-type="float">
            <text:p>101628</text:p>
          </table:table-cell>
          <table:table-cell office:value-type="float" office:value="78983" calcext:value-type="float">
            <text:p>7898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4692" calcext:value-type="float">
            <text:p>104692</text:p>
          </table:table-cell>
          <table:table-cell office:value-type="float" office:value="70660" calcext:value-type="float">
            <text:p>7066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9753" calcext:value-type="float">
            <text:p>99753</text:p>
          </table:table-cell>
          <table:table-cell office:value-type="float" office:value="74568" calcext:value-type="float">
            <text:p>7456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88781" calcext:value-type="float">
            <text:p>88781</text:p>
          </table:table-cell>
          <table:table-cell office:value-type="float" office:value="70197" calcext:value-type="float">
            <text:p>70197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96769" calcext:value-type="float">
            <text:p>96769</text:p>
          </table:table-cell>
          <table:table-cell office:value-type="float" office:value="71588" calcext:value-type="float">
            <text:p>71588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14165" calcext:value-type="float">
            <text:p>114165</text:p>
          </table:table-cell>
          <table:table-cell office:value-type="float" office:value="76363" calcext:value-type="float">
            <text:p>76363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10736" calcext:value-type="float">
            <text:p>110736</text:p>
          </table:table-cell>
          <table:table-cell office:value-type="float" office:value="84409" calcext:value-type="float">
            <text:p>84409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105853" calcext:value-type="float">
            <text:p>105853</text:p>
          </table:table-cell>
          <table:table-cell office:value-type="float" office:value="83800" calcext:value-type="float">
            <text:p>838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2152" calcext:value-type="float">
            <text:p>102152</text:p>
          </table:table-cell>
          <table:table-cell office:value-type="float" office:value="75900" calcext:value-type="float">
            <text:p>759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8656" calcext:value-type="float">
            <text:p>108656</text:p>
          </table:table-cell>
          <table:table-cell office:value-type="float" office:value="91655" calcext:value-type="float">
            <text:p>91655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6150" calcext:value-type="float">
            <text:p>96150</text:p>
          </table:table-cell>
          <table:table-cell office:value-type="float" office:value="67430" calcext:value-type="float">
            <text:p>6743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13409" calcext:value-type="float">
            <text:p>113409</text:p>
          </table:table-cell>
          <table:table-cell office:value-type="float" office:value="73370" calcext:value-type="float">
            <text:p>73370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81881" calcext:value-type="float">
            <text:p>81881</text:p>
          </table:table-cell>
          <table:table-cell office:value-type="float" office:value="53434" calcext:value-type="float">
            <text:p>53434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South Richmond</text:p>
          </table:table-cell>
          <table:table-cell office:value-type="float" office:value="122064" calcext:value-type="float">
            <text:p>122064</text:p>
          </table:table-cell>
          <table:table-cell office:value-type="float" office:value="82852" calcext:value-type="float">
            <text:p>82852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wdney--Alouette</text:p>
          </table:table-cell>
          <table:table-cell office:value-type="float" office:value="111692" calcext:value-type="float">
            <text:p>111692</text:p>
          </table:table-cell>
          <table:table-cell office:value-type="float" office:value="76439" calcext:value-type="float">
            <text:p>7643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07111" calcext:value-type="float">
            <text:p>107111</text:p>
          </table:table-cell>
          <table:table-cell office:value-type="float" office:value="78669" calcext:value-type="float">
            <text:p>78669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</text:p>
          </table:table-cell>
          <table:table-cell office:value-type="float" office:value="121901" calcext:value-type="float">
            <text:p>121901</text:p>
          </table:table-cell>
          <table:table-cell office:value-type="float" office:value="86387" calcext:value-type="float">
            <text:p>8638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, Thompson and Highland Valleys</text:p>
          </table:table-cell>
          <table:table-cell office:value-type="float" office:value="99356" calcext:value-type="float">
            <text:p>99356</text:p>
          </table:table-cell>
          <table:table-cell office:value-type="float" office:value="72188" calcext:value-type="float">
            <text:p>72188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</text:p>
          </table:table-cell>
          <table:table-cell office:value-type="float" office:value="115814" calcext:value-type="float">
            <text:p>115814</text:p>
          </table:table-cell>
          <table:table-cell office:value-type="float" office:value="89153" calcext:value-type="float">
            <text:p>89153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Boundary--Okanagan</text:p>
          </table:table-cell>
          <table:table-cell office:value-type="float" office:value="92916" calcext:value-type="float">
            <text:p>92916</text:p>
          </table:table-cell>
          <table:table-cell office:value-type="float" office:value="64366" calcext:value-type="float">
            <text:p>64366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5287" calcext:value-type="float">
            <text:p>85287</text:p>
          </table:table-cell>
          <table:table-cell office:value-type="float" office:value="58326" calcext:value-type="float">
            <text:p>5832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--Abbotsford</text:p>
          </table:table-cell>
          <table:table-cell office:value-type="float" office:value="124831" calcext:value-type="float">
            <text:p>124831</text:p>
          </table:table-cell>
          <table:table-cell office:value-type="float" office:value="82972" calcext:value-type="float">
            <text:p>82972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09806" calcext:value-type="float">
            <text:p>109806</text:p>
          </table:table-cell>
          <table:table-cell office:value-type="float" office:value="81188" calcext:value-type="float">
            <text:p>8118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4986" calcext:value-type="float">
            <text:p>114986</text:p>
          </table:table-cell>
          <table:table-cell office:value-type="float" office:value="78772" calcext:value-type="float">
            <text:p>78772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--Burnaby</text:p>
          </table:table-cell>
          <table:table-cell office:value-type="float" office:value="113583" calcext:value-type="float">
            <text:p>113583</text:p>
          </table:table-cell>
          <table:table-cell office:value-type="float" office:value="78658" calcext:value-type="float">
            <text:p>78658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2713" calcext:value-type="float">
            <text:p>122713</text:p>
          </table:table-cell>
          <table:table-cell office:value-type="float" office:value="81601" calcext:value-type="float">
            <text:p>81601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2463" calcext:value-type="float">
            <text:p>102463</text:p>
          </table:table-cell>
          <table:table-cell office:value-type="float" office:value="74297" calcext:value-type="float">
            <text:p>7429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103748" calcext:value-type="float">
            <text:p>103748</text:p>
          </table:table-cell>
          <table:table-cell office:value-type="float" office:value="73143" calcext:value-type="float">
            <text:p>7314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--Port Coquitlam</text:p>
          </table:table-cell>
          <table:table-cell office:value-type="float" office:value="130605" calcext:value-type="float">
            <text:p>130605</text:p>
          </table:table-cell>
          <table:table-cell office:value-type="float" office:value="91222" calcext:value-type="float">
            <text:p>91222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93151" calcext:value-type="float">
            <text:p>93151</text:p>
          </table:table-cell>
          <table:table-cell office:value-type="float" office:value="59286" calcext:value-type="float">
            <text:p>5928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97399" calcext:value-type="float">
            <text:p>97399</text:p>
          </table:table-cell>
          <table:table-cell office:value-type="float" office:value="60658" calcext:value-type="float">
            <text:p>60658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22733" calcext:value-type="float">
            <text:p>122733</text:p>
          </table:table-cell>
          <table:table-cell office:value-type="float" office:value="77226" calcext:value-type="float">
            <text:p>77226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07104" calcext:value-type="float">
            <text:p>107104</text:p>
          </table:table-cell>
          <table:table-cell office:value-type="float" office:value="83574" calcext:value-type="float">
            <text:p>83574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83598" calcext:value-type="float">
            <text:p>83598</text:p>
          </table:table-cell>
          <table:table-cell office:value-type="float" office:value="50363" calcext:value-type="float">
            <text:p>50363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Langley</text:p>
          </table:table-cell>
          <table:table-cell office:value-type="float" office:value="93596" calcext:value-type="float">
            <text:p>93596</text:p>
          </table:table-cell>
          <table:table-cell office:value-type="float" office:value="70916" calcext:value-type="float">
            <text:p>70916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Central</text:p>
          </table:table-cell>
          <table:table-cell office:value-type="float" office:value="149468" calcext:value-type="float">
            <text:p>149468</text:p>
          </table:table-cell>
          <table:table-cell office:value-type="float" office:value="97421" calcext:value-type="float">
            <text:p>97421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6645" calcext:value-type="float">
            <text:p>106645</text:p>
          </table:table-cell>
          <table:table-cell office:value-type="float" office:value="64583" calcext:value-type="float">
            <text:p>64583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16083" calcext:value-type="float">
            <text:p>116083</text:p>
          </table:table-cell>
          <table:table-cell office:value-type="float" office:value="96399" calcext:value-type="float">
            <text:p>96399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9021" calcext:value-type="float">
            <text:p>109021</text:p>
          </table:table-cell>
          <table:table-cell office:value-type="float" office:value="71989" calcext:value-type="float">
            <text:p>71989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12267" calcext:value-type="float">
            <text:p>112267</text:p>
          </table:table-cell>
          <table:table-cell office:value-type="float" office:value="75698" calcext:value-type="float">
            <text:p>75698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3521" calcext:value-type="float">
            <text:p>113521</text:p>
          </table:table-cell>
          <table:table-cell office:value-type="float" office:value="67413" calcext:value-type="float">
            <text:p>67413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1761" calcext:value-type="float">
            <text:p>111761</text:p>
          </table:table-cell>
          <table:table-cell office:value-type="float" office:value="78664" calcext:value-type="float">
            <text:p>78664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--Burnaby</text:p>
          </table:table-cell>
          <table:table-cell office:value-type="float" office:value="113830" calcext:value-type="float">
            <text:p>113830</text:p>
          </table:table-cell>
          <table:table-cell office:value-type="float" office:value="71523" calcext:value-type="float">
            <text:p>71523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3774" calcext:value-type="float">
            <text:p>103774</text:p>
          </table:table-cell>
          <table:table-cell office:value-type="float" office:value="87866" calcext:value-type="float">
            <text:p>87866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</text:p>
          </table:table-cell>
          <table:table-cell office:value-type="float" office:value="116383" calcext:value-type="float">
            <text:p>116383</text:p>
          </table:table-cell>
          <table:table-cell office:value-type="float" office:value="83706" calcext:value-type="float">
            <text:p>8370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0766" calcext:value-type="float">
            <text:p>30766</text:p>
          </table:table-cell>
          <table:table-cell office:value-type="float" office:value="20901" calcext:value-type="float">
            <text:p>20901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24730" calcext:value-type="float">
            <text:p>24730</text:p>
          </table:table-cell>
          <table:table-cell office:value-type="float" office:value="24716" calcext:value-type="float">
            <text:p>24716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39672" calcext:value-type="float">
            <text:p>39672</text:p>
          </table:table-cell>
          <table:table-cell office:value-type="float" office:value="14369" calcext:value-type="float">
            <text:p>1436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</table:table>
      <table:table table:name="38" table:style-name="ta1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Avalon</text:p>
          </table:table-cell>
          <table:table-cell office:value-type="float" office:value="79548" calcext:value-type="float">
            <text:p>79548</text:p>
          </table:table-cell>
          <table:table-cell office:value-type="float" office:value="63745" calcext:value-type="float">
            <text:p>6374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Exploits</text:p>
          </table:table-cell>
          <table:table-cell office:value-type="float" office:value="89743" calcext:value-type="float">
            <text:p>89743</text:p>
          </table:table-cell>
          <table:table-cell office:value-type="float" office:value="71952" calcext:value-type="float">
            <text:p>71952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6467" calcext:value-type="float">
            <text:p>76467</text:p>
          </table:table-cell>
          <table:table-cell office:value-type="float" office:value="59893" calcext:value-type="float">
            <text:p>59893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7864" calcext:value-type="float">
            <text:p>27864</text:p>
          </table:table-cell>
          <table:table-cell office:value-type="float" office:value="19909" calcext:value-type="float">
            <text:p>19909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6089" calcext:value-type="float">
            <text:p>76089</text:p>
          </table:table-cell>
          <table:table-cell office:value-type="float" office:value="59256" calcext:value-type="float">
            <text:p>5925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North</text:p>
          </table:table-cell>
          <table:table-cell office:value-type="float" office:value="81007" calcext:value-type="float">
            <text:p>81007</text:p>
          </table:table-cell>
          <table:table-cell office:value-type="float" office:value="65660" calcext:value-type="float">
            <text:p>6566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South</text:p>
          </table:table-cell>
          <table:table-cell office:value-type="float" office:value="82212" calcext:value-type="float">
            <text:p>82212</text:p>
          </table:table-cell>
          <table:table-cell office:value-type="float" office:value="64617" calcext:value-type="float">
            <text:p>64617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4777" calcext:value-type="float">
            <text:p>34777</text:p>
          </table:table-cell>
          <table:table-cell office:value-type="float" office:value="27656" calcext:value-type="float">
            <text:p>2765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harlottetown</text:p>
          </table:table-cell>
          <table:table-cell office:value-type="float" office:value="32245" calcext:value-type="float">
            <text:p>32245</text:p>
          </table:table-cell>
          <table:table-cell office:value-type="float" office:value="27820" calcext:value-type="float">
            <text:p>2782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5208" calcext:value-type="float">
            <text:p>35208</text:p>
          </table:table-cell>
          <table:table-cell office:value-type="float" office:value="27545" calcext:value-type="float">
            <text:p>27545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064" calcext:value-type="float">
            <text:p>33064</text:p>
          </table:table-cell>
          <table:table-cell office:value-type="float" office:value="26010" calcext:value-type="float">
            <text:p>2601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Canso</text:p>
          </table:table-cell>
          <table:table-cell office:value-type="float" office:value="75221" calcext:value-type="float">
            <text:p>75221</text:p>
          </table:table-cell>
          <table:table-cell office:value-type="float" office:value="59825" calcext:value-type="float">
            <text:p>59825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3722" calcext:value-type="float">
            <text:p>73722</text:p>
          </table:table-cell>
          <table:table-cell office:value-type="float" office:value="58240" calcext:value-type="float">
            <text:p>5824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--Cole Harbour</text:p>
          </table:table-cell>
          <table:table-cell office:value-type="float" office:value="88507" calcext:value-type="float">
            <text:p>88507</text:p>
          </table:table-cell>
          <table:table-cell office:value-type="float" office:value="67176" calcext:value-type="float">
            <text:p>6717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8931" calcext:value-type="float">
            <text:p>88931</text:p>
          </table:table-cell>
          <table:table-cell office:value-type="float" office:value="70847" calcext:value-type="float">
            <text:p>70847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79933" calcext:value-type="float">
            <text:p>79933</text:p>
          </table:table-cell>
          <table:table-cell office:value-type="float" office:value="63479" calcext:value-type="float">
            <text:p>63479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79286" calcext:value-type="float">
            <text:p>79286</text:p>
          </table:table-cell>
          <table:table-cell office:value-type="float" office:value="60801" calcext:value-type="float">
            <text:p>608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North Nova</text:p>
          </table:table-cell>
          <table:table-cell office:value-type="float" office:value="87507" calcext:value-type="float">
            <text:p>87507</text:p>
          </table:table-cell>
          <table:table-cell office:value-type="float" office:value="66451" calcext:value-type="float">
            <text:p>66451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Eastern Shore</text:p>
          </table:table-cell>
          <table:table-cell office:value-type="float" office:value="83655" calcext:value-type="float">
            <text:p>83655</text:p>
          </table:table-cell>
          <table:table-cell office:value-type="float" office:value="64979" calcext:value-type="float">
            <text:p>64979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3694" calcext:value-type="float">
            <text:p>83694</text:p>
          </table:table-cell>
          <table:table-cell office:value-type="float" office:value="65487" calcext:value-type="float">
            <text:p>65487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79294" calcext:value-type="float">
            <text:p>79294</text:p>
          </table:table-cell>
          <table:table-cell office:value-type="float" office:value="61826" calcext:value-type="float">
            <text:p>61826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88257" calcext:value-type="float">
            <text:p>88257</text:p>
          </table:table-cell>
          <table:table-cell office:value-type="float" office:value="67821" calcext:value-type="float">
            <text:p>6782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6392" calcext:value-type="float">
            <text:p>76392</text:p>
          </table:table-cell>
          <table:table-cell office:value-type="float" office:value="63603" calcext:value-type="float">
            <text:p>63603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73871" calcext:value-type="float">
            <text:p>73871</text:p>
          </table:table-cell>
          <table:table-cell office:value-type="float" office:value="61327" calcext:value-type="float">
            <text:p>61327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2782" calcext:value-type="float">
            <text:p>82782</text:p>
          </table:table-cell>
          <table:table-cell office:value-type="float" office:value="68968" calcext:value-type="float">
            <text:p>68968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</text:p>
          </table:table-cell>
          <table:table-cell office:value-type="float" office:value="67287" calcext:value-type="float">
            <text:p>67287</text:p>
          </table:table-cell>
          <table:table-cell office:value-type="float" office:value="54113" calcext:value-type="float">
            <text:p>54113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5877" calcext:value-type="float">
            <text:p>65877</text:p>
          </table:table-cell>
          <table:table-cell office:value-type="float" office:value="54369" calcext:value-type="float">
            <text:p>54369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63001" calcext:value-type="float">
            <text:p>63001</text:p>
          </table:table-cell>
          <table:table-cell office:value-type="float" office:value="51027" calcext:value-type="float">
            <text:p>51027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3191" calcext:value-type="float">
            <text:p>83191</text:p>
          </table:table-cell>
          <table:table-cell office:value-type="float" office:value="72845" calcext:value-type="float">
            <text:p>7284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t. Croix--Belleisle</text:p>
          </table:table-cell>
          <table:table-cell office:value-type="float" office:value="63529" calcext:value-type="float">
            <text:p>63529</text:p>
          </table:table-cell>
          <table:table-cell office:value-type="float" office:value="49834" calcext:value-type="float">
            <text:p>4983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83463" calcext:value-type="float">
            <text:p>83463</text:p>
          </table:table-cell>
          <table:table-cell office:value-type="float" office:value="66423" calcext:value-type="float">
            <text:p>66423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105" calcext:value-type="float">
            <text:p>70105</text:p>
          </table:table-cell>
          <table:table-cell office:value-type="float" office:value="54931" calcext:value-type="float">
            <text:p>5493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4620" calcext:value-type="float">
            <text:p>104620</text:p>
          </table:table-cell>
          <table:table-cell office:value-type="float" office:value="79986" calcext:value-type="float">
            <text:p>79986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99848" calcext:value-type="float">
            <text:p>99848</text:p>
          </table:table-cell>
          <table:table-cell office:value-type="float" office:value="76671" calcext:value-type="float">
            <text:p>76671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lfred-Pellan</text:p>
          </table:table-cell>
          <table:table-cell office:value-type="float" office:value="99841" calcext:value-type="float">
            <text:p>99841</text:p>
          </table:table-cell>
          <table:table-cell office:value-type="float" office:value="80148" calcext:value-type="float">
            <text:p>80148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Mirabel</text:p>
          </table:table-cell>
          <table:table-cell office:value-type="float" office:value="98467" calcext:value-type="float">
            <text:p>98467</text:p>
          </table:table-cell>
          <table:table-cell office:value-type="float" office:value="83364" calcext:value-type="float">
            <text:p>83364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102072" calcext:value-type="float">
            <text:p>102072</text:p>
          </table:table-cell>
          <table:table-cell office:value-type="float" office:value="81392" calcext:value-type="float">
            <text:p>81392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103808" calcext:value-type="float">
            <text:p>103808</text:p>
          </table:table-cell>
          <table:table-cell office:value-type="float" office:value="84108" calcext:value-type="float">
            <text:p>84108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</text:p>
          </table:table-cell>
          <table:table-cell office:value-type="float" office:value="98990" calcext:value-type="float">
            <text:p>98990</text:p>
          </table:table-cell>
          <table:table-cell office:value-type="float" office:value="83685" calcext:value-type="float">
            <text:p>8368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askinongé</text:p>
          </table:table-cell>
          <table:table-cell office:value-type="float" office:value="103516" calcext:value-type="float">
            <text:p>103516</text:p>
          </table:table-cell>
          <table:table-cell office:value-type="float" office:value="83858" calcext:value-type="float">
            <text:p>83858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9862" calcext:value-type="float">
            <text:p>99862</text:p>
          </table:table-cell>
          <table:table-cell office:value-type="float" office:value="75144" calcext:value-type="float">
            <text:p>7514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8128" calcext:value-type="float">
            <text:p>88128</text:p>
          </table:table-cell>
          <table:table-cell office:value-type="float" office:value="71866" calcext:value-type="float">
            <text:p>71866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100489" calcext:value-type="float">
            <text:p>100489</text:p>
          </table:table-cell>
          <table:table-cell office:value-type="float" office:value="83766" calcext:value-type="float">
            <text:p>83766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--Borduas</text:p>
          </table:table-cell>
          <table:table-cell office:value-type="float" office:value="104995" calcext:value-type="float">
            <text:p>104995</text:p>
          </table:table-cell>
          <table:table-cell office:value-type="float" office:value="85037" calcext:value-type="float">
            <text:p>85037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90162" calcext:value-type="float">
            <text:p>90162</text:p>
          </table:table-cell>
          <table:table-cell office:value-type="float" office:value="75827" calcext:value-type="float">
            <text:p>75827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--Montmorency</text:p>
          </table:table-cell>
          <table:table-cell office:value-type="float" office:value="89257" calcext:value-type="float">
            <text:p>89257</text:p>
          </table:table-cell>
          <table:table-cell office:value-type="float" office:value="73356" calcext:value-type="float">
            <text:p>73356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2709" calcext:value-type="float">
            <text:p>102709</text:p>
          </table:table-cell>
          <table:table-cell office:value-type="float" office:value="81092" calcext:value-type="float">
            <text:p>81092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98739" calcext:value-type="float">
            <text:p>98739</text:p>
          </table:table-cell>
          <table:table-cell office:value-type="float" office:value="79028" calcext:value-type="float">
            <text:p>79028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94167" calcext:value-type="float">
            <text:p>94167</text:p>
          </table:table-cell>
          <table:table-cell office:value-type="float" office:value="73974" calcext:value-type="float">
            <text:p>73974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7808" calcext:value-type="float">
            <text:p>87808</text:p>
          </table:table-cell>
          <table:table-cell office:value-type="float" office:value="70510" calcext:value-type="float">
            <text:p>70510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4202" calcext:value-type="float">
            <text:p>84202</text:p>
          </table:table-cell>
          <table:table-cell office:value-type="float" office:value="69089" calcext:value-type="float">
            <text:p>69089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2898" calcext:value-type="float">
            <text:p>102898</text:p>
          </table:table-cell>
          <table:table-cell office:value-type="float" office:value="81644" calcext:value-type="float">
            <text:p>81644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</text:p>
          </table:table-cell>
          <table:table-cell office:value-type="float" office:value="100934" calcext:value-type="float">
            <text:p>100934</text:p>
          </table:table-cell>
          <table:table-cell office:value-type="float" office:value="80702" calcext:value-type="float">
            <text:p>80702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noré-Mercier</text:p>
          </table:table-cell>
          <table:table-cell office:value-type="float" office:value="100981" calcext:value-type="float">
            <text:p>100981</text:p>
          </table:table-cell>
          <table:table-cell office:value-type="float" office:value="79585" calcext:value-type="float">
            <text:p>79585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102331" calcext:value-type="float">
            <text:p>102331</text:p>
          </table:table-cell>
          <table:table-cell office:value-type="float" office:value="83156" calcext:value-type="float">
            <text:p>83156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eanne-Le Ber</text:p>
          </table:table-cell>
          <table:table-cell office:value-type="float" office:value="103092" calcext:value-type="float">
            <text:p>103092</text:p>
          </table:table-cell>
          <table:table-cell office:value-type="float" office:value="84223" calcext:value-type="float">
            <text:p>84223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7344" calcext:value-type="float">
            <text:p>97344</text:p>
          </table:table-cell>
          <table:table-cell office:value-type="float" office:value="82445" calcext:value-type="float">
            <text:p>82445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--Alma</text:p>
          </table:table-cell>
          <table:table-cell office:value-type="float" office:value="98167" calcext:value-type="float">
            <text:p>98167</text:p>
          </table:table-cell>
          <table:table-cell office:value-type="float" office:value="78868" calcext:value-type="float">
            <text:p>78868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1919" calcext:value-type="float">
            <text:p>101919</text:p>
          </table:table-cell>
          <table:table-cell office:value-type="float" office:value="79776" calcext:value-type="float">
            <text:p>79776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ointe-de-l'Île</text:p>
          </table:table-cell>
          <table:table-cell office:value-type="float" office:value="98878" calcext:value-type="float">
            <text:p>98878</text:p>
          </table:table-cell>
          <table:table-cell office:value-type="float" office:value="79894" calcext:value-type="float">
            <text:p>79894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9767" calcext:value-type="float">
            <text:p>99767</text:p>
          </table:table-cell>
          <table:table-cell office:value-type="float" office:value="77737" calcext:value-type="float">
            <text:p>77737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--Labelle</text:p>
          </table:table-cell>
          <table:table-cell office:value-type="float" office:value="96133" calcext:value-type="float">
            <text:p>96133</text:p>
          </table:table-cell>
          <table:table-cell office:value-type="float" office:value="84438" calcext:value-type="float">
            <text:p>84438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</text:p>
          </table:table-cell>
          <table:table-cell office:value-type="float" office:value="100488" calcext:value-type="float">
            <text:p>100488</text:p>
          </table:table-cell>
          <table:table-cell office:value-type="float" office:value="80741" calcext:value-type="float">
            <text:p>80741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98831" calcext:value-type="float">
            <text:p>98831</text:p>
          </table:table-cell>
          <table:table-cell office:value-type="float" office:value="80503" calcext:value-type="float">
            <text:p>80503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-Les Îles</text:p>
          </table:table-cell>
          <table:table-cell office:value-type="float" office:value="100137" calcext:value-type="float">
            <text:p>100137</text:p>
          </table:table-cell>
          <table:table-cell office:value-type="float" office:value="82511" calcext:value-type="float">
            <text:p>82511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-Bellechasse</text:p>
          </table:table-cell>
          <table:table-cell office:value-type="float" office:value="102310" calcext:value-type="float">
            <text:p>102310</text:p>
          </table:table-cell>
          <table:table-cell office:value-type="float" office:value="84867" calcext:value-type="float">
            <text:p>84867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96403" calcext:value-type="float">
            <text:p>96403</text:p>
          </table:table-cell>
          <table:table-cell office:value-type="float" office:value="76664" calcext:value-type="float">
            <text:p>76664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94834" calcext:value-type="float">
            <text:p>94834</text:p>
          </table:table-cell>
          <table:table-cell office:value-type="float" office:value="74647" calcext:value-type="float">
            <text:p>74647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8156" calcext:value-type="float">
            <text:p>98156</text:p>
          </table:table-cell>
          <table:table-cell office:value-type="float" office:value="82158" calcext:value-type="float">
            <text:p>82158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Saint-Laurent</text:p>
          </table:table-cell>
          <table:table-cell office:value-type="float" office:value="94294" calcext:value-type="float">
            <text:p>94294</text:p>
          </table:table-cell>
          <table:table-cell office:value-type="float" office:value="77208" calcext:value-type="float">
            <text:p>77208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84872" calcext:value-type="float">
            <text:p>84872</text:p>
          </table:table-cell>
          <table:table-cell office:value-type="float" office:value="65142" calcext:value-type="float">
            <text:p>6514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rc-Aurèle-Fortin</text:p>
          </table:table-cell>
          <table:table-cell office:value-type="float" office:value="99044" calcext:value-type="float">
            <text:p>99044</text:p>
          </table:table-cell>
          <table:table-cell office:value-type="float" office:value="79015" calcext:value-type="float">
            <text:p>7901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74475" calcext:value-type="float">
            <text:p>74475</text:p>
          </table:table-cell>
          <table:table-cell office:value-type="float" office:value="59416" calcext:value-type="float">
            <text:p>59416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L'Érable</text:p>
          </table:table-cell>
          <table:table-cell office:value-type="float" office:value="87205" calcext:value-type="float">
            <text:p>87205</text:p>
          </table:table-cell>
          <table:table-cell office:value-type="float" office:value="69703" calcext:value-type="float">
            <text:p>69703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calm</text:p>
          </table:table-cell>
          <table:table-cell office:value-type="float" office:value="105678" calcext:value-type="float">
            <text:p>105678</text:p>
          </table:table-cell>
          <table:table-cell office:value-type="float" office:value="84211" calcext:value-type="float">
            <text:p>84211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8346" calcext:value-type="float">
            <text:p>98346</text:p>
          </table:table-cell>
          <table:table-cell office:value-type="float" office:value="71537" calcext:value-type="float">
            <text:p>71537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1698" calcext:value-type="float">
            <text:p>101698</text:p>
          </table:table-cell>
          <table:table-cell office:value-type="float" office:value="77678" calcext:value-type="float">
            <text:p>77678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unavik--Eeyou</text:p>
          </table:table-cell>
          <table:table-cell office:value-type="float" office:value="80052" calcext:value-type="float">
            <text:p>80052</text:p>
          </table:table-cell>
          <table:table-cell office:value-type="float" office:value="57196" calcext:value-type="float">
            <text:p>57196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6693" calcext:value-type="float">
            <text:p>96693</text:p>
          </table:table-cell>
          <table:table-cell office:value-type="float" office:value="68855" calcext:value-type="float">
            <text:p>68855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</text:p>
          </table:table-cell>
          <table:table-cell office:value-type="float" office:value="103942" calcext:value-type="float">
            <text:p>103942</text:p>
          </table:table-cell>
          <table:table-cell office:value-type="float" office:value="73187" calcext:value-type="float">
            <text:p>73187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02542" calcext:value-type="float">
            <text:p>102542</text:p>
          </table:table-cell>
          <table:table-cell office:value-type="float" office:value="79872" calcext:value-type="float">
            <text:p>79872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</text:p>
          </table:table-cell>
          <table:table-cell office:value-type="float" office:value="89950" calcext:value-type="float">
            <text:p>89950</text:p>
          </table:table-cell>
          <table:table-cell office:value-type="float" office:value="76313" calcext:value-type="float">
            <text:p>76313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7141" calcext:value-type="float">
            <text:p>87141</text:p>
          </table:table-cell>
          <table:table-cell office:value-type="float" office:value="71703" calcext:value-type="float">
            <text:p>71703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3811" calcext:value-type="float">
            <text:p>93811</text:p>
          </table:table-cell>
          <table:table-cell office:value-type="float" office:value="80916" calcext:value-type="float">
            <text:p>80916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3977" calcext:value-type="float">
            <text:p>103977</text:p>
          </table:table-cell>
          <table:table-cell office:value-type="float" office:value="81617" calcext:value-type="float">
            <text:p>81617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92650" calcext:value-type="float">
            <text:p>92650</text:p>
          </table:table-cell>
          <table:table-cell office:value-type="float" office:value="75702" calcext:value-type="float">
            <text:p>75702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97493" calcext:value-type="float">
            <text:p>97493</text:p>
          </table:table-cell>
          <table:table-cell office:value-type="float" office:value="77650" calcext:value-type="float">
            <text:p>77650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-Témiscouata</text:p>
          </table:table-cell>
          <table:table-cell office:value-type="float" office:value="84557" calcext:value-type="float">
            <text:p>84557</text:p>
          </table:table-cell>
          <table:table-cell office:value-type="float" office:value="67686" calcext:value-type="float">
            <text:p>67686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2929" calcext:value-type="float">
            <text:p>92929</text:p>
          </table:table-cell>
          <table:table-cell office:value-type="float" office:value="72104" calcext:value-type="float">
            <text:p>72104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Loup--Montmagny</text:p>
          </table:table-cell>
          <table:table-cell office:value-type="float" office:value="97126" calcext:value-type="float">
            <text:p>97126</text:p>
          </table:table-cell>
          <table:table-cell office:value-type="float" office:value="78473" calcext:value-type="float">
            <text:p>78473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Nord</text:p>
          </table:table-cell>
          <table:table-cell office:value-type="float" office:value="90419" calcext:value-type="float">
            <text:p>90419</text:p>
          </table:table-cell>
          <table:table-cell office:value-type="float" office:value="75459" calcext:value-type="float">
            <text:p>75459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81373" calcext:value-type="float">
            <text:p>81373</text:p>
          </table:table-cell>
          <table:table-cell office:value-type="float" office:value="63497" calcext:value-type="float">
            <text:p>63497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3458" calcext:value-type="float">
            <text:p>103458</text:p>
          </table:table-cell>
          <table:table-cell office:value-type="float" office:value="83480" calcext:value-type="float">
            <text:p>83480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99755" calcext:value-type="float">
            <text:p>99755</text:p>
          </table:table-cell>
          <table:table-cell office:value-type="float" office:value="78656" calcext:value-type="float">
            <text:p>78656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84" calcext:value-type="float">
            <text:p>94084</text:p>
          </table:table-cell>
          <table:table-cell office:value-type="float" office:value="75575" calcext:value-type="float">
            <text:p>7557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5096" calcext:value-type="float">
            <text:p>95096</text:p>
          </table:table-cell>
          <table:table-cell office:value-type="float" office:value="77851" calcext:value-type="float">
            <text:p>77851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2946" calcext:value-type="float">
            <text:p>92946</text:p>
          </table:table-cell>
          <table:table-cell office:value-type="float" office:value="76119" calcext:value-type="float">
            <text:p>76119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0747" calcext:value-type="float">
            <text:p>100747</text:p>
          </table:table-cell>
          <table:table-cell office:value-type="float" office:value="78238" calcext:value-type="float">
            <text:p>78238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2302" calcext:value-type="float">
            <text:p>102302</text:p>
          </table:table-cell>
          <table:table-cell office:value-type="float" office:value="75864" calcext:value-type="float">
            <text:p>7586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7893" calcext:value-type="float">
            <text:p>97893</text:p>
          </table:table-cell>
          <table:table-cell office:value-type="float" office:value="80188" calcext:value-type="float">
            <text:p>80188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4939" calcext:value-type="float">
            <text:p>94939</text:p>
          </table:table-cell>
          <table:table-cell office:value-type="float" office:value="77134" calcext:value-type="float">
            <text:p>77134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7882" calcext:value-type="float">
            <text:p>97882</text:p>
          </table:table-cell>
          <table:table-cell office:value-type="float" office:value="80945" calcext:value-type="float">
            <text:p>80945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92086" calcext:value-type="float">
            <text:p>92086</text:p>
          </table:table-cell>
          <table:table-cell office:value-type="float" office:value="74197" calcext:value-type="float">
            <text:p>74197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2206" calcext:value-type="float">
            <text:p>92206</text:p>
          </table:table-cell>
          <table:table-cell office:value-type="float" office:value="76927" calcext:value-type="float">
            <text:p>76927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Soulanges</text:p>
          </table:table-cell>
          <table:table-cell office:value-type="float" office:value="102100" calcext:value-type="float">
            <text:p>102100</text:p>
          </table:table-cell>
          <table:table-cell office:value-type="float" office:value="84849" calcext:value-type="float">
            <text:p>84849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89209" calcext:value-type="float">
            <text:p>89209</text:p>
          </table:table-cell>
          <table:table-cell office:value-type="float" office:value="72082" calcext:value-type="float">
            <text:p>72082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97226" calcext:value-type="float">
            <text:p>97226</text:p>
          </table:table-cell>
          <table:table-cell office:value-type="float" office:value="77404" calcext:value-type="float">
            <text:p>7740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00248" calcext:value-type="float">
            <text:p>100248</text:p>
          </table:table-cell>
          <table:table-cell office:value-type="float" office:value="71583" calcext:value-type="float">
            <text:p>71583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82340" calcext:value-type="float">
            <text:p>82340</text:p>
          </table:table-cell>
          <table:table-cell office:value-type="float" office:value="60820" calcext:value-type="float">
            <text:p>60820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06245" calcext:value-type="float">
            <text:p>106245</text:p>
          </table:table-cell>
          <table:table-cell office:value-type="float" office:value="79406" calcext:value-type="float">
            <text:p>79406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03710" calcext:value-type="float">
            <text:p>103710</text:p>
          </table:table-cell>
          <table:table-cell office:value-type="float" office:value="81737" calcext:value-type="float">
            <text:p>81737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13" calcext:value-type="float">
            <text:p>108913</text:p>
          </table:table-cell>
          <table:table-cell office:value-type="float" office:value="73623" calcext:value-type="float">
            <text:p>73623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19886" calcext:value-type="float">
            <text:p>119886</text:p>
          </table:table-cell>
          <table:table-cell office:value-type="float" office:value="75611" calcext:value-type="float">
            <text:p>7561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16775" calcext:value-type="float">
            <text:p>116775</text:p>
          </table:table-cell>
          <table:table-cell office:value-type="float" office:value="74591" calcext:value-type="float">
            <text:p>7459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</text:p>
          </table:table-cell>
          <table:table-cell office:value-type="float" office:value="113638" calcext:value-type="float">
            <text:p>113638</text:p>
          </table:table-cell>
          <table:table-cell office:value-type="float" office:value="86312" calcext:value-type="float">
            <text:p>86312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18580" calcext:value-type="float">
            <text:p>118580</text:p>
          </table:table-cell>
          <table:table-cell office:value-type="float" office:value="89675" calcext:value-type="float">
            <text:p>89675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7348" calcext:value-type="float">
            <text:p>117348</text:p>
          </table:table-cell>
          <table:table-cell office:value-type="float" office:value="89022" calcext:value-type="float">
            <text:p>89022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9141" calcext:value-type="float">
            <text:p>119141</text:p>
          </table:table-cell>
          <table:table-cell office:value-type="float" office:value="86928" calcext:value-type="float">
            <text:p>8692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Lanark</text:p>
          </table:table-cell>
          <table:table-cell office:value-type="float" office:value="111149" calcext:value-type="float">
            <text:p>111149</text:p>
          </table:table-cell>
          <table:table-cell office:value-type="float" office:value="86827" calcext:value-type="float">
            <text:p>86827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6144" calcext:value-type="float">
            <text:p>106144</text:p>
          </table:table-cell>
          <table:table-cell office:value-type="float" office:value="74409" calcext:value-type="float">
            <text:p>74409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larington--Scugog--Uxbridge</text:p>
          </table:table-cell>
          <table:table-cell office:value-type="float" office:value="107435" calcext:value-type="float">
            <text:p>107435</text:p>
          </table:table-cell>
          <table:table-cell office:value-type="float" office:value="79911" calcext:value-type="float">
            <text:p>7991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11705" calcext:value-type="float">
            <text:p>111705</text:p>
          </table:table-cell>
          <table:table-cell office:value-type="float" office:value="63095" calcext:value-type="float">
            <text:p>63095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11177" calcext:value-type="float">
            <text:p>111177</text:p>
          </table:table-cell>
          <table:table-cell office:value-type="float" office:value="67782" calcext:value-type="float">
            <text:p>67782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15539" calcext:value-type="float">
            <text:p>115539</text:p>
          </table:table-cell>
          <table:table-cell office:value-type="float" office:value="77492" calcext:value-type="float">
            <text:p>77492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01608" calcext:value-type="float">
            <text:p>101608</text:p>
          </table:table-cell>
          <table:table-cell office:value-type="float" office:value="74419" calcext:value-type="float">
            <text:p>74419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6879" calcext:value-type="float">
            <text:p>106879</text:p>
          </table:table-cell>
          <table:table-cell office:value-type="float" office:value="74266" calcext:value-type="float">
            <text:p>7426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4564" calcext:value-type="float">
            <text:p>104564</text:p>
          </table:table-cell>
          <table:table-cell office:value-type="float" office:value="75833" calcext:value-type="float">
            <text:p>7583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4330" calcext:value-type="float">
            <text:p>114330</text:p>
          </table:table-cell>
          <table:table-cell office:value-type="float" office:value="84369" calcext:value-type="float">
            <text:p>84369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11792" calcext:value-type="float">
            <text:p>111792</text:p>
          </table:table-cell>
          <table:table-cell office:value-type="float" office:value="78007" calcext:value-type="float">
            <text:p>78007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3914" calcext:value-type="float">
            <text:p>113914</text:p>
          </table:table-cell>
          <table:table-cell office:value-type="float" office:value="79164" calcext:value-type="float">
            <text:p>79164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12411" calcext:value-type="float">
            <text:p>112411</text:p>
          </table:table-cell>
          <table:table-cell office:value-type="float" office:value="60589" calcext:value-type="float">
            <text:p>6058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7660" calcext:value-type="float">
            <text:p>97660</text:p>
          </table:table-cell>
          <table:table-cell office:value-type="float" office:value="75344" calcext:value-type="float">
            <text:p>75344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rey--Bruce--Owen Sound</text:p>
          </table:table-cell>
          <table:table-cell office:value-type="float" office:value="102487" calcext:value-type="float">
            <text:p>102487</text:p>
          </table:table-cell>
          <table:table-cell office:value-type="float" office:value="77845" calcext:value-type="float">
            <text:p>77845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06170" calcext:value-type="float">
            <text:p>106170</text:p>
          </table:table-cell>
          <table:table-cell office:value-type="float" office:value="82346" calcext:value-type="float">
            <text:p>82346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4575" calcext:value-type="float">
            <text:p>104575</text:p>
          </table:table-cell>
          <table:table-cell office:value-type="float" office:value="78634" calcext:value-type="float">
            <text:p>78634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1343" calcext:value-type="float">
            <text:p>111343</text:p>
          </table:table-cell>
          <table:table-cell office:value-type="float" office:value="87371" calcext:value-type="float">
            <text:p>87371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055" calcext:value-type="float">
            <text:p>100055</text:p>
          </table:table-cell>
          <table:table-cell office:value-type="float" office:value="87134" calcext:value-type="float">
            <text:p>87134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</text:p>
          </table:table-cell>
          <table:table-cell office:value-type="float" office:value="118186" calcext:value-type="float">
            <text:p>118186</text:p>
          </table:table-cell>
          <table:table-cell office:value-type="float" office:value="80778" calcext:value-type="float">
            <text:p>80778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</text:p>
          </table:table-cell>
          <table:table-cell office:value-type="float" office:value="115709" calcext:value-type="float">
            <text:p>115709</text:p>
          </table:table-cell>
          <table:table-cell office:value-type="float" office:value="84794" calcext:value-type="float">
            <text:p>84794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19830" calcext:value-type="float">
            <text:p>119830</text:p>
          </table:table-cell>
          <table:table-cell office:value-type="float" office:value="87418" calcext:value-type="float">
            <text:p>87418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063" calcext:value-type="float">
            <text:p>104063</text:p>
          </table:table-cell>
          <table:table-cell office:value-type="float" office:value="77106" calcext:value-type="float">
            <text:p>77106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0572" calcext:value-type="float">
            <text:p>60572</text:p>
          </table:table-cell>
          <table:table-cell office:value-type="float" office:value="42349" calcext:value-type="float">
            <text:p>42349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5833" calcext:value-type="float">
            <text:p>115833</text:p>
          </table:table-cell>
          <table:table-cell office:value-type="float" office:value="90523" calcext:value-type="float">
            <text:p>90523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8840" calcext:value-type="float">
            <text:p>108840</text:p>
          </table:table-cell>
          <table:table-cell office:value-type="float" office:value="77448" calcext:value-type="float">
            <text:p>77448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6708" calcext:value-type="float">
            <text:p>96708</text:p>
          </table:table-cell>
          <table:table-cell office:value-type="float" office:value="72692" calcext:value-type="float">
            <text:p>72692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3826" calcext:value-type="float">
            <text:p>113826</text:p>
          </table:table-cell>
          <table:table-cell office:value-type="float" office:value="88818" calcext:value-type="float">
            <text:p>88818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3082" calcext:value-type="float">
            <text:p>113082</text:p>
          </table:table-cell>
          <table:table-cell office:value-type="float" office:value="86191" calcext:value-type="float">
            <text:p>86191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606" calcext:value-type="float">
            <text:p>96606</text:p>
          </table:table-cell>
          <table:table-cell office:value-type="float" office:value="73485" calcext:value-type="float">
            <text:p>73485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341" calcext:value-type="float">
            <text:p>107341</text:p>
          </table:table-cell>
          <table:table-cell office:value-type="float" office:value="74391" calcext:value-type="float">
            <text:p>7439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07672" calcext:value-type="float">
            <text:p>107672</text:p>
          </table:table-cell>
          <table:table-cell office:value-type="float" office:value="83448" calcext:value-type="float">
            <text:p>83448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0988" calcext:value-type="float">
            <text:p>110988</text:p>
          </table:table-cell>
          <table:table-cell office:value-type="float" office:value="84898" calcext:value-type="float">
            <text:p>84898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12093" calcext:value-type="float">
            <text:p>112093</text:p>
          </table:table-cell>
          <table:table-cell office:value-type="float" office:value="82256" calcext:value-type="float">
            <text:p>82256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ddlesex--Kent--Lambton</text:p>
          </table:table-cell>
          <table:table-cell office:value-type="float" office:value="105291" calcext:value-type="float">
            <text:p>105291</text:p>
          </table:table-cell>
          <table:table-cell office:value-type="float" office:value="78129" calcext:value-type="float">
            <text:p>7812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</text:p>
          </table:table-cell>
          <table:table-cell office:value-type="float" office:value="113826" calcext:value-type="float">
            <text:p>113826</text:p>
          </table:table-cell>
          <table:table-cell office:value-type="float" office:value="81037" calcext:value-type="float">
            <text:p>81037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</text:p>
          </table:table-cell>
          <table:table-cell office:value-type="float" office:value="122566" calcext:value-type="float">
            <text:p>122566</text:p>
          </table:table-cell>
          <table:table-cell office:value-type="float" office:value="75883" calcext:value-type="float">
            <text:p>75883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20354" calcext:value-type="float">
            <text:p>120354</text:p>
          </table:table-cell>
          <table:table-cell office:value-type="float" office:value="86640" calcext:value-type="float">
            <text:p>8664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13003" calcext:value-type="float">
            <text:p>113003</text:p>
          </table:table-cell>
          <table:table-cell office:value-type="float" office:value="75866" calcext:value-type="float">
            <text:p>75866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305" calcext:value-type="float">
            <text:p>118305</text:p>
          </table:table-cell>
          <table:table-cell office:value-type="float" office:value="78265" calcext:value-type="float">
            <text:p>78265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09291" calcext:value-type="float">
            <text:p>109291</text:p>
          </table:table-cell>
          <table:table-cell office:value-type="float" office:value="89044" calcext:value-type="float">
            <text:p>8904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5955" calcext:value-type="float">
            <text:p>105955</text:p>
          </table:table-cell>
          <table:table-cell office:value-type="float" office:value="77203" calcext:value-type="float">
            <text:p>77203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0797" calcext:value-type="float">
            <text:p>120797</text:p>
          </table:table-cell>
          <table:table-cell office:value-type="float" office:value="90655" calcext:value-type="float">
            <text:p>90655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</text:p>
          </table:table-cell>
          <table:table-cell office:value-type="float" office:value="99747" calcext:value-type="float">
            <text:p>99747</text:p>
          </table:table-cell>
          <table:table-cell office:value-type="float" office:value="77300" calcext:value-type="float">
            <text:p>77300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859" calcext:value-type="float">
            <text:p>89859</text:p>
          </table:table-cell>
          <table:table-cell office:value-type="float" office:value="68294" calcext:value-type="float">
            <text:p>68294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89416" calcext:value-type="float">
            <text:p>89416</text:p>
          </table:table-cell>
          <table:table-cell office:value-type="float" office:value="69438" calcext:value-type="float">
            <text:p>69438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18906" calcext:value-type="float">
            <text:p>118906</text:p>
          </table:table-cell>
          <table:table-cell office:value-type="float" office:value="91717" calcext:value-type="float">
            <text:p>91717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11276" calcext:value-type="float">
            <text:p>111276</text:p>
          </table:table-cell>
          <table:table-cell office:value-type="float" office:value="98047" calcext:value-type="float">
            <text:p>98047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9642" calcext:value-type="float">
            <text:p>109642</text:p>
          </table:table-cell>
          <table:table-cell office:value-type="float" office:value="79831" calcext:value-type="float">
            <text:p>7983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3662" calcext:value-type="float">
            <text:p>113662</text:p>
          </table:table-cell>
          <table:table-cell office:value-type="float" office:value="83746" calcext:value-type="float">
            <text:p>83746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14032" calcext:value-type="float">
            <text:p>114032</text:p>
          </table:table-cell>
          <table:table-cell office:value-type="float" office:value="89488" calcext:value-type="float">
            <text:p>89488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3435" calcext:value-type="float">
            <text:p>103435</text:p>
          </table:table-cell>
          <table:table-cell office:value-type="float" office:value="79988" calcext:value-type="float">
            <text:p>79988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8808" calcext:value-type="float">
            <text:p>118808</text:p>
          </table:table-cell>
          <table:table-cell office:value-type="float" office:value="85539" calcext:value-type="float">
            <text:p>85539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5870" calcext:value-type="float">
            <text:p>105870</text:p>
          </table:table-cell>
          <table:table-cell office:value-type="float" office:value="82810" calcext:value-type="float">
            <text:p>82810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12509" calcext:value-type="float">
            <text:p>112509</text:p>
          </table:table-cell>
          <table:table-cell office:value-type="float" office:value="82294" calcext:value-type="float">
            <text:p>82294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9270" calcext:value-type="float">
            <text:p>99270</text:p>
          </table:table-cell>
          <table:table-cell office:value-type="float" office:value="73048" calcext:value-type="float">
            <text:p>73048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6559" calcext:value-type="float">
            <text:p>106559</text:p>
          </table:table-cell>
          <table:table-cell office:value-type="float" office:value="73527" calcext:value-type="float">
            <text:p>7352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4789" calcext:value-type="float">
            <text:p>84789</text:p>
          </table:table-cell>
          <table:table-cell office:value-type="float" office:value="68819" calcext:value-type="float">
            <text:p>68819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2447" calcext:value-type="float">
            <text:p>102447</text:p>
          </table:table-cell>
          <table:table-cell office:value-type="float" office:value="73126" calcext:value-type="float">
            <text:p>73126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0887" calcext:value-type="float">
            <text:p>110887</text:p>
          </table:table-cell>
          <table:table-cell office:value-type="float" office:value="88695" calcext:value-type="float">
            <text:p>88695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</text:p>
          </table:table-cell>
          <table:table-cell office:value-type="float" office:value="106722" calcext:value-type="float">
            <text:p>106722</text:p>
          </table:table-cell>
          <table:table-cell office:value-type="float" office:value="74854" calcext:value-type="float">
            <text:p>7485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09407" calcext:value-type="float">
            <text:p>109407</text:p>
          </table:table-cell>
          <table:table-cell office:value-type="float" office:value="85551" calcext:value-type="float">
            <text:p>8555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6416" calcext:value-type="float">
            <text:p>96416</text:p>
          </table:table-cell>
          <table:table-cell office:value-type="float" office:value="74734" calcext:value-type="float">
            <text:p>74734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9394" calcext:value-type="float">
            <text:p>109394</text:p>
          </table:table-cell>
          <table:table-cell office:value-type="float" office:value="79899" calcext:value-type="float">
            <text:p>79899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1452" calcext:value-type="float">
            <text:p>111452</text:p>
          </table:table-cell>
          <table:table-cell office:value-type="float" office:value="85209" calcext:value-type="float">
            <text:p>8520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2449" calcext:value-type="float">
            <text:p>112449</text:p>
          </table:table-cell>
          <table:table-cell office:value-type="float" office:value="81196" calcext:value-type="float">
            <text:p>8119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4556" calcext:value-type="float">
            <text:p>104556</text:p>
          </table:table-cell>
          <table:table-cell office:value-type="float" office:value="78473" calcext:value-type="float">
            <text:p>78473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8419" calcext:value-type="float">
            <text:p>88419</text:p>
          </table:table-cell>
          <table:table-cell office:value-type="float" office:value="68454" calcext:value-type="float">
            <text:p>68454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0669" calcext:value-type="float">
            <text:p>110669</text:p>
          </table:table-cell>
          <table:table-cell office:value-type="float" office:value="73391" calcext:value-type="float">
            <text:p>7339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02922" calcext:value-type="float">
            <text:p>102922</text:p>
          </table:table-cell>
          <table:table-cell office:value-type="float" office:value="66435" calcext:value-type="float">
            <text:p>66435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12628" calcext:value-type="float">
            <text:p>112628</text:p>
          </table:table-cell>
          <table:table-cell office:value-type="float" office:value="66307" calcext:value-type="float">
            <text:p>66307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5437" calcext:value-type="float">
            <text:p>115437</text:p>
          </table:table-cell>
          <table:table-cell office:value-type="float" office:value="76741" calcext:value-type="float">
            <text:p>7674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5237" calcext:value-type="float">
            <text:p>105237</text:p>
          </table:table-cell>
          <table:table-cell office:value-type="float" office:value="66797" calcext:value-type="float">
            <text:p>66797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7505" calcext:value-type="float">
            <text:p>117505</text:p>
          </table:table-cell>
          <table:table-cell office:value-type="float" office:value="88083" calcext:value-type="float">
            <text:p>88083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11057" calcext:value-type="float">
            <text:p>111057</text:p>
          </table:table-cell>
          <table:table-cell office:value-type="float" office:value="84781" calcext:value-type="float">
            <text:p>8478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8933" calcext:value-type="float">
            <text:p>98933</text:p>
          </table:table-cell>
          <table:table-cell office:value-type="float" office:value="75320" calcext:value-type="float">
            <text:p>75320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9443" calcext:value-type="float">
            <text:p>89443</text:p>
          </table:table-cell>
          <table:table-cell office:value-type="float" office:value="71627" calcext:value-type="float">
            <text:p>7162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6840" calcext:value-type="float">
            <text:p>116840</text:p>
          </table:table-cell>
          <table:table-cell office:value-type="float" office:value="84334" calcext:value-type="float">
            <text:p>8433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775" calcext:value-type="float">
            <text:p>85775</text:p>
          </table:table-cell>
          <table:table-cell office:value-type="float" office:value="63718" calcext:value-type="float">
            <text:p>63718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83657" calcext:value-type="float">
            <text:p>83657</text:p>
          </table:table-cell>
          <table:table-cell office:value-type="float" office:value="62441" calcext:value-type="float">
            <text:p>6244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84001" calcext:value-type="float">
            <text:p>84001</text:p>
          </table:table-cell>
          <table:table-cell office:value-type="float" office:value="61947" calcext:value-type="float">
            <text:p>61947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</text:p>
          </table:table-cell>
          <table:table-cell office:value-type="float" office:value="114581" calcext:value-type="float">
            <text:p>114581</text:p>
          </table:table-cell>
          <table:table-cell office:value-type="float" office:value="85165" calcext:value-type="float">
            <text:p>85165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9713" calcext:value-type="float">
            <text:p>109713</text:p>
          </table:table-cell>
          <table:table-cell office:value-type="float" office:value="75151" calcext:value-type="float">
            <text:p>7515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6094" calcext:value-type="float">
            <text:p>106094</text:p>
          </table:table-cell>
          <table:table-cell office:value-type="float" office:value="84145" calcext:value-type="float">
            <text:p>84145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12049" calcext:value-type="float">
            <text:p>112049</text:p>
          </table:table-cell>
          <table:table-cell office:value-type="float" office:value="90128" calcext:value-type="float">
            <text:p>90128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08876" calcext:value-type="float">
            <text:p>108876</text:p>
          </table:table-cell>
          <table:table-cell office:value-type="float" office:value="83318" calcext:value-type="float">
            <text:p>83318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00555" calcext:value-type="float">
            <text:p>100555</text:p>
          </table:table-cell>
          <table:table-cell office:value-type="float" office:value="75160" calcext:value-type="float">
            <text:p>7516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12802" calcext:value-type="float">
            <text:p>112802</text:p>
          </table:table-cell>
          <table:table-cell office:value-type="float" office:value="89296" calcext:value-type="float">
            <text:p>89296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8454" calcext:value-type="float">
            <text:p>108454</text:p>
          </table:table-cell>
          <table:table-cell office:value-type="float" office:value="82856" calcext:value-type="float">
            <text:p>82856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6466" calcext:value-type="float">
            <text:p>116466</text:p>
          </table:table-cell>
          <table:table-cell office:value-type="float" office:value="83786" calcext:value-type="float">
            <text:p>83786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17041" calcext:value-type="float">
            <text:p>117041</text:p>
          </table:table-cell>
          <table:table-cell office:value-type="float" office:value="82143" calcext:value-type="float">
            <text:p>82143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13420" calcext:value-type="float">
            <text:p>113420</text:p>
          </table:table-cell>
          <table:table-cell office:value-type="float" office:value="69802" calcext:value-type="float">
            <text:p>69802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12541" calcext:value-type="float">
            <text:p>112541</text:p>
          </table:table-cell>
          <table:table-cell office:value-type="float" office:value="80079" calcext:value-type="float">
            <text:p>8007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4539" calcext:value-type="float">
            <text:p>114539</text:p>
          </table:table-cell>
          <table:table-cell office:value-type="float" office:value="66893" calcext:value-type="float">
            <text:p>66893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10384" calcext:value-type="float">
            <text:p>110384</text:p>
          </table:table-cell>
          <table:table-cell office:value-type="float" office:value="57545" calcext:value-type="float">
            <text:p>5754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510" calcext:value-type="float">
            <text:p>83510</text:p>
          </table:table-cell>
          <table:table-cell office:value-type="float" office:value="62938" calcext:value-type="float">
            <text:p>62938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</text:p>
          </table:table-cell>
          <table:table-cell office:value-type="float" office:value="81874" calcext:value-type="float">
            <text:p>81874</text:p>
          </table:table-cell>
          <table:table-cell office:value-type="float" office:value="64627" calcext:value-type="float">
            <text:p>64627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28" calcext:value-type="float">
            <text:p>73428</text:p>
          </table:table-cell>
          <table:table-cell office:value-type="float" office:value="48106" calcext:value-type="float">
            <text:p>48106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77586" calcext:value-type="float">
            <text:p>77586</text:p>
          </table:table-cell>
          <table:table-cell office:value-type="float" office:value="57267" calcext:value-type="float">
            <text:p>57267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7997" calcext:value-type="float">
            <text:p>77997</text:p>
          </table:table-cell>
          <table:table-cell office:value-type="float" office:value="57965" calcext:value-type="float">
            <text:p>5796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77131" calcext:value-type="float">
            <text:p>77131</text:p>
          </table:table-cell>
          <table:table-cell office:value-type="float" office:value="60689" calcext:value-type="float">
            <text:p>60689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3381" calcext:value-type="float">
            <text:p>83381</text:p>
          </table:table-cell>
          <table:table-cell office:value-type="float" office:value="60922" calcext:value-type="float">
            <text:p>60922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1910" calcext:value-type="float">
            <text:p>81910</text:p>
          </table:table-cell>
          <table:table-cell office:value-type="float" office:value="60617" calcext:value-type="float">
            <text:p>60617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1239" calcext:value-type="float">
            <text:p>81239</text:p>
          </table:table-cell>
          <table:table-cell office:value-type="float" office:value="63796" calcext:value-type="float">
            <text:p>63796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6555" calcext:value-type="float">
            <text:p>86555</text:p>
          </table:table-cell>
          <table:table-cell office:value-type="float" office:value="67043" calcext:value-type="float">
            <text:p>67043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80930" calcext:value-type="float">
            <text:p>80930</text:p>
          </table:table-cell>
          <table:table-cell office:value-type="float" office:value="59801" calcext:value-type="float">
            <text:p>59801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79332" calcext:value-type="float">
            <text:p>79332</text:p>
          </table:table-cell>
          <table:table-cell office:value-type="float" office:value="55372" calcext:value-type="float">
            <text:p>55372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76871" calcext:value-type="float">
            <text:p>76871</text:p>
          </table:table-cell>
          <table:table-cell office:value-type="float" office:value="59572" calcext:value-type="float">
            <text:p>5957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7839" calcext:value-type="float">
            <text:p>77839</text:p>
          </table:table-cell>
          <table:table-cell office:value-type="float" office:value="62346" calcext:value-type="float">
            <text:p>6234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396" calcext:value-type="float">
            <text:p>73396</text:p>
          </table:table-cell>
          <table:table-cell office:value-type="float" office:value="51507" calcext:value-type="float">
            <text:p>51507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3725" calcext:value-type="float">
            <text:p>73725</text:p>
          </table:table-cell>
          <table:table-cell office:value-type="float" office:value="59042" calcext:value-type="float">
            <text:p>59042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</text:p>
          </table:table-cell>
          <table:table-cell office:value-type="float" office:value="64416" calcext:value-type="float">
            <text:p>64416</text:p>
          </table:table-cell>
          <table:table-cell office:value-type="float" office:value="41216" calcext:value-type="float">
            <text:p>41216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5216" calcext:value-type="float">
            <text:p>65216</text:p>
          </table:table-cell>
          <table:table-cell office:value-type="float" office:value="47300" calcext:value-type="float">
            <text:p>473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7282" calcext:value-type="float">
            <text:p>67282</text:p>
          </table:table-cell>
          <table:table-cell office:value-type="float" office:value="51733" calcext:value-type="float">
            <text:p>51733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3988" calcext:value-type="float">
            <text:p>73988</text:p>
          </table:table-cell>
          <table:table-cell office:value-type="float" office:value="53889" calcext:value-type="float">
            <text:p>5388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6374" calcext:value-type="float">
            <text:p>66374</text:p>
          </table:table-cell>
          <table:table-cell office:value-type="float" office:value="49449" calcext:value-type="float">
            <text:p>4944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014" calcext:value-type="float">
            <text:p>69014</text:p>
          </table:table-cell>
          <table:table-cell office:value-type="float" office:value="49942" calcext:value-type="float">
            <text:p>49942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405" calcext:value-type="float">
            <text:p>70405</text:p>
          </table:table-cell>
          <table:table-cell office:value-type="float" office:value="56176" calcext:value-type="float">
            <text:p>5617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3077" calcext:value-type="float">
            <text:p>73077</text:p>
          </table:table-cell>
          <table:table-cell office:value-type="float" office:value="50606" calcext:value-type="float">
            <text:p>50606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429" calcext:value-type="float">
            <text:p>72429</text:p>
          </table:table-cell>
          <table:table-cell office:value-type="float" office:value="54366" calcext:value-type="float">
            <text:p>54366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223" calcext:value-type="float">
            <text:p>66223</text:p>
          </table:table-cell>
          <table:table-cell office:value-type="float" office:value="48771" calcext:value-type="float">
            <text:p>48771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2508" calcext:value-type="float">
            <text:p>72508</text:p>
          </table:table-cell>
          <table:table-cell office:value-type="float" office:value="57101" calcext:value-type="float">
            <text:p>57101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0880" calcext:value-type="float">
            <text:p>70880</text:p>
          </table:table-cell>
          <table:table-cell office:value-type="float" office:value="52824" calcext:value-type="float">
            <text:p>52824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8882" calcext:value-type="float">
            <text:p>88882</text:p>
          </table:table-cell>
          <table:table-cell office:value-type="float" office:value="62427" calcext:value-type="float">
            <text:p>62427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15565" calcext:value-type="float">
            <text:p>115565</text:p>
          </table:table-cell>
          <table:table-cell office:value-type="float" office:value="75407" calcext:value-type="float">
            <text:p>75407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 Centre</text:p>
          </table:table-cell>
          <table:table-cell office:value-type="float" office:value="117252" calcext:value-type="float">
            <text:p>117252</text:p>
          </table:table-cell>
          <table:table-cell office:value-type="float" office:value="85490" calcext:value-type="float">
            <text:p>8549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9339" calcext:value-type="float">
            <text:p>109339</text:p>
          </table:table-cell>
          <table:table-cell office:value-type="float" office:value="74070" calcext:value-type="float">
            <text:p>740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00026" calcext:value-type="float">
            <text:p>100026</text:p>
          </table:table-cell>
          <table:table-cell office:value-type="float" office:value="79095" calcext:value-type="float">
            <text:p>79095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 Centre</text:p>
          </table:table-cell>
          <table:table-cell office:value-type="float" office:value="117439" calcext:value-type="float">
            <text:p>117439</text:p>
          </table:table-cell>
          <table:table-cell office:value-type="float" office:value="89334" calcext:value-type="float">
            <text:p>89334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7432" calcext:value-type="float">
            <text:p>107432</text:p>
          </table:table-cell>
          <table:table-cell office:value-type="float" office:value="81621" calcext:value-type="float">
            <text:p>81621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7920" calcext:value-type="float">
            <text:p>107920</text:p>
          </table:table-cell>
          <table:table-cell office:value-type="float" office:value="80296" calcext:value-type="float">
            <text:p>80296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3893" calcext:value-type="float">
            <text:p>103893</text:p>
          </table:table-cell>
          <table:table-cell office:value-type="float" office:value="83259" calcext:value-type="float">
            <text:p>83259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04059" calcext:value-type="float">
            <text:p>104059</text:p>
          </table:table-cell>
          <table:table-cell office:value-type="float" office:value="75409" calcext:value-type="float">
            <text:p>75409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Beaumont</text:p>
          </table:table-cell>
          <table:table-cell office:value-type="float" office:value="99508" calcext:value-type="float">
            <text:p>99508</text:p>
          </table:table-cell>
          <table:table-cell office:value-type="float" office:value="69008" calcext:value-type="float">
            <text:p>6900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</text:p>
          </table:table-cell>
          <table:table-cell office:value-type="float" office:value="115900" calcext:value-type="float">
            <text:p>115900</text:p>
          </table:table-cell>
          <table:table-cell office:value-type="float" office:value="89197" calcext:value-type="float">
            <text:p>8919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19160" calcext:value-type="float">
            <text:p>119160</text:p>
          </table:table-cell>
          <table:table-cell office:value-type="float" office:value="85602" calcext:value-type="float">
            <text:p>85602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95700" calcext:value-type="float">
            <text:p>95700</text:p>
          </table:table-cell>
          <table:table-cell office:value-type="float" office:value="74959" calcext:value-type="float">
            <text:p>74959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13146" calcext:value-type="float">
            <text:p>113146</text:p>
          </table:table-cell>
          <table:table-cell office:value-type="float" office:value="85476" calcext:value-type="float">
            <text:p>85476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03610" calcext:value-type="float">
            <text:p>103610</text:p>
          </table:table-cell>
          <table:table-cell office:value-type="float" office:value="78361" calcext:value-type="float">
            <text:p>78361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11622" calcext:value-type="float">
            <text:p>111622</text:p>
          </table:table-cell>
          <table:table-cell office:value-type="float" office:value="83859" calcext:value-type="float">
            <text:p>83859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8974" calcext:value-type="float">
            <text:p>98974</text:p>
          </table:table-cell>
          <table:table-cell office:value-type="float" office:value="74014" calcext:value-type="float">
            <text:p>7401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6132" calcext:value-type="float">
            <text:p>106132</text:p>
          </table:table-cell>
          <table:table-cell office:value-type="float" office:value="76987" calcext:value-type="float">
            <text:p>76987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7578" calcext:value-type="float">
            <text:p>97578</text:p>
          </table:table-cell>
          <table:table-cell office:value-type="float" office:value="72008" calcext:value-type="float">
            <text:p>72008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05009" calcext:value-type="float">
            <text:p>105009</text:p>
          </table:table-cell>
          <table:table-cell office:value-type="float" office:value="73884" calcext:value-type="float">
            <text:p>73884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23877" calcext:value-type="float">
            <text:p>123877</text:p>
          </table:table-cell>
          <table:table-cell office:value-type="float" office:value="80705" calcext:value-type="float">
            <text:p>80705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5070" calcext:value-type="float">
            <text:p>105070</text:p>
          </table:table-cell>
          <table:table-cell office:value-type="float" office:value="77804" calcext:value-type="float">
            <text:p>7780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07771" calcext:value-type="float">
            <text:p>107771</text:p>
          </table:table-cell>
          <table:table-cell office:value-type="float" office:value="77374" calcext:value-type="float">
            <text:p>77374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99081" calcext:value-type="float">
            <text:p>99081</text:p>
          </table:table-cell>
          <table:table-cell office:value-type="float" office:value="70219" calcext:value-type="float">
            <text:p>7021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1163" calcext:value-type="float">
            <text:p>101163</text:p>
          </table:table-cell>
          <table:table-cell office:value-type="float" office:value="70323" calcext:value-type="float">
            <text:p>70323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1690" calcext:value-type="float">
            <text:p>101690</text:p>
          </table:table-cell>
          <table:table-cell office:value-type="float" office:value="76939" calcext:value-type="float">
            <text:p>76939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009" calcext:value-type="float">
            <text:p>98009</text:p>
          </table:table-cell>
          <table:table-cell office:value-type="float" office:value="68457" calcext:value-type="float">
            <text:p>6845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Abbotsford</text:p>
          </table:table-cell>
          <table:table-cell office:value-type="float" office:value="116098" calcext:value-type="float">
            <text:p>116098</text:p>
          </table:table-cell>
          <table:table-cell office:value-type="float" office:value="74939" calcext:value-type="float">
            <text:p>74939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08891" calcext:value-type="float">
            <text:p>108891</text:p>
          </table:table-cell>
          <table:table-cell office:value-type="float" office:value="74258" calcext:value-type="float">
            <text:p>74258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New Westminster</text:p>
          </table:table-cell>
          <table:table-cell office:value-type="float" office:value="111048" calcext:value-type="float">
            <text:p>111048</text:p>
          </table:table-cell>
          <table:table-cell office:value-type="float" office:value="71097" calcext:value-type="float">
            <text:p>71097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Prince Georg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3778" calcext:value-type="float">
            <text:p>73778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hilliwack--Fraser Canyon</text:p>
          </table:table-cell>
          <table:table-cell office:value-type="float" office:value="103716" calcext:value-type="float">
            <text:p>103716</text:p>
          </table:table-cell>
          <table:table-cell office:value-type="float" office:value="72782" calcext:value-type="float">
            <text:p>7278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Richmond East</text:p>
          </table:table-cell>
          <table:table-cell office:value-type="float" office:value="103045" calcext:value-type="float">
            <text:p>103045</text:p>
          </table:table-cell>
          <table:table-cell office:value-type="float" office:value="73297" calcext:value-type="float">
            <text:p>73297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wdney--Alouette</text:p>
          </table:table-cell>
          <table:table-cell office:value-type="float" office:value="110577" calcext:value-type="float">
            <text:p>110577</text:p>
          </table:table-cell>
          <table:table-cell office:value-type="float" office:value="77280" calcext:value-type="float">
            <text:p>7728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10909" calcext:value-type="float">
            <text:p>110909</text:p>
          </table:table-cell>
          <table:table-cell office:value-type="float" office:value="83527" calcext:value-type="float">
            <text:p>83527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leetwood--Port Kells</text:p>
          </table:table-cell>
          <table:table-cell office:value-type="float" office:value="101198" calcext:value-type="float">
            <text:p>101198</text:p>
          </table:table-cell>
          <table:table-cell office:value-type="float" office:value="66821" calcext:value-type="float">
            <text:p>6682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--Thompson</text:p>
          </table:table-cell>
          <table:table-cell office:value-type="float" office:value="111721" calcext:value-type="float">
            <text:p>111721</text:p>
          </table:table-cell>
          <table:table-cell office:value-type="float" office:value="80194" calcext:value-type="float">
            <text:p>80194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</text:p>
          </table:table-cell>
          <table:table-cell office:value-type="float" office:value="111206" calcext:value-type="float">
            <text:p>111206</text:p>
          </table:table-cell>
          <table:table-cell office:value-type="float" office:value="85932" calcext:value-type="float">
            <text:p>85932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8637" calcext:value-type="float">
            <text:p>88637</text:p>
          </table:table-cell>
          <table:table-cell office:value-type="float" office:value="63216" calcext:value-type="float">
            <text:p>63216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float" office:value="111046" calcext:value-type="float">
            <text:p>111046</text:p>
          </table:table-cell>
          <table:table-cell office:value-type="float" office:value="78394" calcext:value-type="float">
            <text:p>78394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12972" calcext:value-type="float">
            <text:p>112972</text:p>
          </table:table-cell>
          <table:table-cell office:value-type="float" office:value="87088" calcext:value-type="float">
            <text:p>87088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6754" calcext:value-type="float">
            <text:p>116754</text:p>
          </table:table-cell>
          <table:table-cell office:value-type="float" office:value="86804" calcext:value-type="float">
            <text:p>86804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ton--North Delta</text:p>
          </table:table-cell>
          <table:table-cell office:value-type="float" office:value="111050" calcext:value-type="float">
            <text:p>111050</text:p>
          </table:table-cell>
          <table:table-cell office:value-type="float" office:value="65794" calcext:value-type="float">
            <text:p>6579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</text:p>
          </table:table-cell>
          <table:table-cell office:value-type="float" office:value="109301" calcext:value-type="float">
            <text:p>109301</text:p>
          </table:table-cell>
          <table:table-cell office:value-type="float" office:value="75227" calcext:value-type="float">
            <text:p>7522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Okanagan--Shuswap</text:p>
          </table:table-cell>
          <table:table-cell office:value-type="float" office:value="109711" calcext:value-type="float">
            <text:p>109711</text:p>
          </table:table-cell>
          <table:table-cell office:value-type="float" office:value="81546" calcext:value-type="float">
            <text:p>81546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0841" calcext:value-type="float">
            <text:p>120841</text:p>
          </table:table-cell>
          <table:table-cell office:value-type="float" office:value="83129" calcext:value-type="float">
            <text:p>83129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1831" calcext:value-type="float">
            <text:p>101831</text:p>
          </table:table-cell>
          <table:table-cell office:value-type="float" office:value="76878" calcext:value-type="float">
            <text:p>76878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09394" calcext:value-type="float">
            <text:p>109394</text:p>
          </table:table-cell>
          <table:table-cell office:value-type="float" office:value="72670" calcext:value-type="float">
            <text:p>7267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4257" calcext:value-type="float">
            <text:p>104257</text:p>
          </table:table-cell>
          <table:table-cell office:value-type="float" office:value="67970" calcext:value-type="float">
            <text:p>6797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06621" calcext:value-type="float">
            <text:p>106621</text:p>
          </table:table-cell>
          <table:table-cell office:value-type="float" office:value="72585" calcext:value-type="float">
            <text:p>7258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0284" calcext:value-type="float">
            <text:p>110284</text:p>
          </table:table-cell>
          <table:table-cell office:value-type="float" office:value="86429" calcext:value-type="float">
            <text:p>8642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--Bulkley Valley</text:p>
          </table:table-cell>
          <table:table-cell office:value-type="float" office:value="99474" calcext:value-type="float">
            <text:p>99474</text:p>
          </table:table-cell>
          <table:table-cell office:value-type="float" office:value="61747" calcext:value-type="float">
            <text:p>6174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ern Interior</text:p>
          </table:table-cell>
          <table:table-cell office:value-type="float" office:value="96144" calcext:value-type="float">
            <text:p>96144</text:p>
          </table:table-cell>
          <table:table-cell office:value-type="float" office:value="69507" calcext:value-type="float">
            <text:p>69507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Cloverdale</text:p>
          </table:table-cell>
          <table:table-cell office:value-type="float" office:value="99317" calcext:value-type="float">
            <text:p>99317</text:p>
          </table:table-cell>
          <table:table-cell office:value-type="float" office:value="77012" calcext:value-type="float">
            <text:p>77012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6904" calcext:value-type="float">
            <text:p>106904</text:p>
          </table:table-cell>
          <table:table-cell office:value-type="float" office:value="62644" calcext:value-type="float">
            <text:p>6264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05998" calcext:value-type="float">
            <text:p>105998</text:p>
          </table:table-cell>
          <table:table-cell office:value-type="float" office:value="86246" calcext:value-type="float">
            <text:p>86246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71942" calcext:value-type="float">
            <text:p>71942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09380" calcext:value-type="float">
            <text:p>109380</text:p>
          </table:table-cell>
          <table:table-cell office:value-type="float" office:value="80619" calcext:value-type="float">
            <text:p>80619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5325" calcext:value-type="float">
            <text:p>115325</text:p>
          </table:table-cell>
          <table:table-cell office:value-type="float" office:value="74286" calcext:value-type="float">
            <text:p>74286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2985" calcext:value-type="float">
            <text:p>112985</text:p>
          </table:table-cell>
          <table:table-cell office:value-type="float" office:value="83918" calcext:value-type="float">
            <text:p>83918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13063" calcext:value-type="float">
            <text:p>113063</text:p>
          </table:table-cell>
          <table:table-cell office:value-type="float" office:value="73738" calcext:value-type="float">
            <text:p>73738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4561" calcext:value-type="float">
            <text:p>104561</text:p>
          </table:table-cell>
          <table:table-cell office:value-type="float" office:value="85340" calcext:value-type="float">
            <text:p>8534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</text:p>
          </table:table-cell>
          <table:table-cell office:value-type="float" office:value="124572" calcext:value-type="float">
            <text:p>124572</text:p>
          </table:table-cell>
          <table:table-cell office:value-type="float" office:value="91943" calcext:value-type="float">
            <text:p>91943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28674" calcext:value-type="float">
            <text:p>28674</text:p>
          </table:table-cell>
          <table:table-cell office:value-type="float" office:value="20345" calcext:value-type="float">
            <text:p>2034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7360" calcext:value-type="float">
            <text:p>37360</text:p>
          </table:table-cell>
          <table:table-cell office:value-type="float" office:value="28619" calcext:value-type="float">
            <text:p>28619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6745" calcext:value-type="float">
            <text:p>26745</text:p>
          </table:table-cell>
          <table:table-cell office:value-type="float" office:value="17041" calcext:value-type="float">
            <text:p>17041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</table:table>
      <table:table table:name="39" table:style-name="ta1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Avalon</text:p>
          </table:table-cell>
          <table:table-cell office:value-type="float" office:value="79548" calcext:value-type="float">
            <text:p>79548</text:p>
          </table:table-cell>
          <table:table-cell office:value-type="float" office:value="63303" calcext:value-type="float">
            <text:p>633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9743" calcext:value-type="float">
            <text:p>89743</text:p>
          </table:table-cell>
          <table:table-cell office:value-type="float" office:value="70782" calcext:value-type="float">
            <text:p>70782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6467" calcext:value-type="float">
            <text:p>76467</text:p>
          </table:table-cell>
          <table:table-cell office:value-type="float" office:value="59685" calcext:value-type="float">
            <text:p>59685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7864" calcext:value-type="float">
            <text:p>27864</text:p>
          </table:table-cell>
          <table:table-cell office:value-type="float" office:value="19774" calcext:value-type="float">
            <text:p>19774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6089" calcext:value-type="float">
            <text:p>76089</text:p>
          </table:table-cell>
          <table:table-cell office:value-type="float" office:value="57869" calcext:value-type="float">
            <text:p>57869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81007" calcext:value-type="float">
            <text:p>81007</text:p>
          </table:table-cell>
          <table:table-cell office:value-type="float" office:value="68026" calcext:value-type="float">
            <text:p>68026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South--Mount Pearl</text:p>
          </table:table-cell>
          <table:table-cell office:value-type="float" office:value="82212" calcext:value-type="float">
            <text:p>82212</text:p>
          </table:table-cell>
          <table:table-cell office:value-type="float" office:value="64543" calcext:value-type="float">
            <text:p>64543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4777" calcext:value-type="float">
            <text:p>34777</text:p>
          </table:table-cell>
          <table:table-cell office:value-type="float" office:value="27411" calcext:value-type="float">
            <text:p>27411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harlottetown</text:p>
          </table:table-cell>
          <table:table-cell office:value-type="float" office:value="32245" calcext:value-type="float">
            <text:p>32245</text:p>
          </table:table-cell>
          <table:table-cell office:value-type="float" office:value="27175" calcext:value-type="float">
            <text:p>27175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5208" calcext:value-type="float">
            <text:p>35208</text:p>
          </table:table-cell>
          <table:table-cell office:value-type="float" office:value="27146" calcext:value-type="float">
            <text:p>2714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064" calcext:value-type="float">
            <text:p>33064</text:p>
          </table:table-cell>
          <table:table-cell office:value-type="float" office:value="25945" calcext:value-type="float">
            <text:p>25945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Canso</text:p>
          </table:table-cell>
          <table:table-cell office:value-type="float" office:value="75221" calcext:value-type="float">
            <text:p>75221</text:p>
          </table:table-cell>
          <table:table-cell office:value-type="float" office:value="60984" calcext:value-type="float">
            <text:p>60984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3722" calcext:value-type="float">
            <text:p>73722</text:p>
          </table:table-cell>
          <table:table-cell office:value-type="float" office:value="61137" calcext:value-type="float">
            <text:p>61137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507" calcext:value-type="float">
            <text:p>87507</text:p>
          </table:table-cell>
          <table:table-cell office:value-type="float" office:value="70036" calcext:value-type="float">
            <text:p>70036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--Cole Harbour</text:p>
          </table:table-cell>
          <table:table-cell office:value-type="float" office:value="88507" calcext:value-type="float">
            <text:p>88507</text:p>
          </table:table-cell>
          <table:table-cell office:value-type="float" office:value="72264" calcext:value-type="float">
            <text:p>72264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8931" calcext:value-type="float">
            <text:p>88931</text:p>
          </table:table-cell>
          <table:table-cell office:value-type="float" office:value="76885" calcext:value-type="float">
            <text:p>76885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79933" calcext:value-type="float">
            <text:p>79933</text:p>
          </table:table-cell>
          <table:table-cell office:value-type="float" office:value="70349" calcext:value-type="float">
            <text:p>70349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79286" calcext:value-type="float">
            <text:p>79286</text:p>
          </table:table-cell>
          <table:table-cell office:value-type="float" office:value="65898" calcext:value-type="float">
            <text:p>65898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Eastern Shore</text:p>
          </table:table-cell>
          <table:table-cell office:value-type="float" office:value="83655" calcext:value-type="float">
            <text:p>83655</text:p>
          </table:table-cell>
          <table:table-cell office:value-type="float" office:value="69311" calcext:value-type="float">
            <text:p>69311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3694" calcext:value-type="float">
            <text:p>83694</text:p>
          </table:table-cell>
          <table:table-cell office:value-type="float" office:value="67983" calcext:value-type="float">
            <text:p>67983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79294" calcext:value-type="float">
            <text:p>79294</text:p>
          </table:table-cell>
          <table:table-cell office:value-type="float" office:value="64589" calcext:value-type="float">
            <text:p>64589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88257" calcext:value-type="float">
            <text:p>88257</text:p>
          </table:table-cell>
          <table:table-cell office:value-type="float" office:value="71393" calcext:value-type="float">
            <text:p>71393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82929" calcext:value-type="float">
            <text:p>82929</text:p>
          </table:table-cell>
          <table:table-cell office:value-type="float" office:value="67608" calcext:value-type="float">
            <text:p>67608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73871" calcext:value-type="float">
            <text:p>73871</text:p>
          </table:table-cell>
          <table:table-cell office:value-type="float" office:value="62291" calcext:value-type="float">
            <text:p>62291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2782" calcext:value-type="float">
            <text:p>82782</text:p>
          </table:table-cell>
          <table:table-cell office:value-type="float" office:value="69453" calcext:value-type="float">
            <text:p>69453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 Royal</text:p>
          </table:table-cell>
          <table:table-cell office:value-type="float" office:value="67287" calcext:value-type="float">
            <text:p>67287</text:p>
          </table:table-cell>
          <table:table-cell office:value-type="float" office:value="54154" calcext:value-type="float">
            <text:p>54154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5877" calcext:value-type="float">
            <text:p>65877</text:p>
          </table:table-cell>
          <table:table-cell office:value-type="float" office:value="53233" calcext:value-type="float">
            <text:p>53233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6464" calcext:value-type="float">
            <text:p>56464</text:p>
          </table:table-cell>
          <table:table-cell office:value-type="float" office:value="45284" calcext:value-type="float">
            <text:p>45284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3191" calcext:value-type="float">
            <text:p>83191</text:p>
          </table:table-cell>
          <table:table-cell office:value-type="float" office:value="72386" calcext:value-type="float">
            <text:p>72386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3529" calcext:value-type="float">
            <text:p>63529</text:p>
          </table:table-cell>
          <table:table-cell office:value-type="float" office:value="49921" calcext:value-type="float">
            <text:p>4992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83463" calcext:value-type="float">
            <text:p>83463</text:p>
          </table:table-cell>
          <table:table-cell office:value-type="float" office:value="65639" calcext:value-type="float">
            <text:p>65639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105" calcext:value-type="float">
            <text:p>70105</text:p>
          </table:table-cell>
          <table:table-cell office:value-type="float" office:value="54135" calcext:value-type="float">
            <text:p>54135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052" calcext:value-type="float">
            <text:p>80052</text:p>
          </table:table-cell>
          <table:table-cell office:value-type="float" office:value="56615" calcext:value-type="float">
            <text:p>56615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4620" calcext:value-type="float">
            <text:p>104620</text:p>
          </table:table-cell>
          <table:table-cell office:value-type="float" office:value="79435" calcext:value-type="float">
            <text:p>79435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99848" calcext:value-type="float">
            <text:p>99848</text:p>
          </table:table-cell>
          <table:table-cell office:value-type="float" office:value="75100" calcext:value-type="float">
            <text:p>7510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lfred-Pellan</text:p>
          </table:table-cell>
          <table:table-cell office:value-type="float" office:value="99841" calcext:value-type="float">
            <text:p>99841</text:p>
          </table:table-cell>
          <table:table-cell office:value-type="float" office:value="80328" calcext:value-type="float">
            <text:p>80328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98467" calcext:value-type="float">
            <text:p>98467</text:p>
          </table:table-cell>
          <table:table-cell office:value-type="float" office:value="86627" calcext:value-type="float">
            <text:p>86627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2650" calcext:value-type="float">
            <text:p>92650</text:p>
          </table:table-cell>
          <table:table-cell office:value-type="float" office:value="75514" calcext:value-type="float">
            <text:p>7551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102072" calcext:value-type="float">
            <text:p>102072</text:p>
          </table:table-cell>
          <table:table-cell office:value-type="float" office:value="82123" calcext:value-type="float">
            <text:p>82123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103808" calcext:value-type="float">
            <text:p>103808</text:p>
          </table:table-cell>
          <table:table-cell office:value-type="float" office:value="84563" calcext:value-type="float">
            <text:p>84563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Limoilou</text:p>
          </table:table-cell>
          <table:table-cell office:value-type="float" office:value="98990" calcext:value-type="float">
            <text:p>98990</text:p>
          </table:table-cell>
          <table:table-cell office:value-type="float" office:value="83327" calcext:value-type="float">
            <text:p>83327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askinongé</text:p>
          </table:table-cell>
          <table:table-cell office:value-type="float" office:value="103516" calcext:value-type="float">
            <text:p>103516</text:p>
          </table:table-cell>
          <table:table-cell office:value-type="float" office:value="85642" calcext:value-type="float">
            <text:p>85642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9862" calcext:value-type="float">
            <text:p>99862</text:p>
          </table:table-cell>
          <table:table-cell office:value-type="float" office:value="73571" calcext:value-type="float">
            <text:p>73571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8128" calcext:value-type="float">
            <text:p>88128</text:p>
          </table:table-cell>
          <table:table-cell office:value-type="float" office:value="74088" calcext:value-type="float">
            <text:p>74088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100489" calcext:value-type="float">
            <text:p>100489</text:p>
          </table:table-cell>
          <table:table-cell office:value-type="float" office:value="86808" calcext:value-type="float">
            <text:p>86808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--Borduas</text:p>
          </table:table-cell>
          <table:table-cell office:value-type="float" office:value="104995" calcext:value-type="float">
            <text:p>104995</text:p>
          </table:table-cell>
          <table:table-cell office:value-type="float" office:value="88601" calcext:value-type="float">
            <text:p>88601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0162" calcext:value-type="float">
            <text:p>90162</text:p>
          </table:table-cell>
          <table:table-cell office:value-type="float" office:value="77036" calcext:value-type="float">
            <text:p>77036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2709" calcext:value-type="float">
            <text:p>102709</text:p>
          </table:table-cell>
          <table:table-cell office:value-type="float" office:value="82326" calcext:value-type="float">
            <text:p>82326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98739" calcext:value-type="float">
            <text:p>98739</text:p>
          </table:table-cell>
          <table:table-cell office:value-type="float" office:value="78073" calcext:value-type="float">
            <text:p>78073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94167" calcext:value-type="float">
            <text:p>94167</text:p>
          </table:table-cell>
          <table:table-cell office:value-type="float" office:value="75670" calcext:value-type="float">
            <text:p>7567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7808" calcext:value-type="float">
            <text:p>87808</text:p>
          </table:table-cell>
          <table:table-cell office:value-type="float" office:value="71725" calcext:value-type="float">
            <text:p>71725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4202" calcext:value-type="float">
            <text:p>84202</text:p>
          </table:table-cell>
          <table:table-cell office:value-type="float" office:value="68494" calcext:value-type="float">
            <text:p>68494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2898" calcext:value-type="float">
            <text:p>102898</text:p>
          </table:table-cell>
          <table:table-cell office:value-type="float" office:value="83480" calcext:value-type="float">
            <text:p>83480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4475" calcext:value-type="float">
            <text:p>74475</text:p>
          </table:table-cell>
          <table:table-cell office:value-type="float" office:value="59403" calcext:value-type="float">
            <text:p>59403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</text:p>
          </table:table-cell>
          <table:table-cell office:value-type="float" office:value="100934" calcext:value-type="float">
            <text:p>100934</text:p>
          </table:table-cell>
          <table:table-cell office:value-type="float" office:value="80142" calcext:value-type="float">
            <text:p>80142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noré-Mercier</text:p>
          </table:table-cell>
          <table:table-cell office:value-type="float" office:value="100981" calcext:value-type="float">
            <text:p>100981</text:p>
          </table:table-cell>
          <table:table-cell office:value-type="float" office:value="80122" calcext:value-type="float">
            <text:p>80122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102331" calcext:value-type="float">
            <text:p>102331</text:p>
          </table:table-cell>
          <table:table-cell office:value-type="float" office:value="84233" calcext:value-type="float">
            <text:p>84233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eanne-Le Ber</text:p>
          </table:table-cell>
          <table:table-cell office:value-type="float" office:value="103092" calcext:value-type="float">
            <text:p>103092</text:p>
          </table:table-cell>
          <table:table-cell office:value-type="float" office:value="86427" calcext:value-type="float">
            <text:p>86427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7344" calcext:value-type="float">
            <text:p>97344</text:p>
          </table:table-cell>
          <table:table-cell office:value-type="float" office:value="84494" calcext:value-type="float">
            <text:p>8449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--Alma</text:p>
          </table:table-cell>
          <table:table-cell office:value-type="float" office:value="98167" calcext:value-type="float">
            <text:p>98167</text:p>
          </table:table-cell>
          <table:table-cell office:value-type="float" office:value="78153" calcext:value-type="float">
            <text:p>78153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1919" calcext:value-type="float">
            <text:p>101919</text:p>
          </table:table-cell>
          <table:table-cell office:value-type="float" office:value="80536" calcext:value-type="float">
            <text:p>80536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ointe-de-l'Île</text:p>
          </table:table-cell>
          <table:table-cell office:value-type="float" office:value="98878" calcext:value-type="float">
            <text:p>98878</text:p>
          </table:table-cell>
          <table:table-cell office:value-type="float" office:value="79135" calcext:value-type="float">
            <text:p>79135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9767" calcext:value-type="float">
            <text:p>99767</text:p>
          </table:table-cell>
          <table:table-cell office:value-type="float" office:value="76647" calcext:value-type="float">
            <text:p>76647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--Labelle</text:p>
          </table:table-cell>
          <table:table-cell office:value-type="float" office:value="96133" calcext:value-type="float">
            <text:p>96133</text:p>
          </table:table-cell>
          <table:table-cell office:value-type="float" office:value="86438" calcext:value-type="float">
            <text:p>86438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100488" calcext:value-type="float">
            <text:p>100488</text:p>
          </table:table-cell>
          <table:table-cell office:value-type="float" office:value="80549" calcext:value-type="float">
            <text:p>80549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98831" calcext:value-type="float">
            <text:p>98831</text:p>
          </table:table-cell>
          <table:table-cell office:value-type="float" office:value="80699" calcext:value-type="float">
            <text:p>80699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-Les Îles</text:p>
          </table:table-cell>
          <table:table-cell office:value-type="float" office:value="100137" calcext:value-type="float">
            <text:p>100137</text:p>
          </table:table-cell>
          <table:table-cell office:value-type="float" office:value="84662" calcext:value-type="float">
            <text:p>84662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-Bellechasse</text:p>
          </table:table-cell>
          <table:table-cell office:value-type="float" office:value="102310" calcext:value-type="float">
            <text:p>102310</text:p>
          </table:table-cell>
          <table:table-cell office:value-type="float" office:value="85635" calcext:value-type="float">
            <text:p>85635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6403" calcext:value-type="float">
            <text:p>96403</text:p>
          </table:table-cell>
          <table:table-cell office:value-type="float" office:value="76473" calcext:value-type="float">
            <text:p>7647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94834" calcext:value-type="float">
            <text:p>94834</text:p>
          </table:table-cell>
          <table:table-cell office:value-type="float" office:value="76764" calcext:value-type="float">
            <text:p>76764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8156" calcext:value-type="float">
            <text:p>98156</text:p>
          </table:table-cell>
          <table:table-cell office:value-type="float" office:value="82671" calcext:value-type="float">
            <text:p>82671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Saint-Laurent</text:p>
          </table:table-cell>
          <table:table-cell office:value-type="float" office:value="94294" calcext:value-type="float">
            <text:p>94294</text:p>
          </table:table-cell>
          <table:table-cell office:value-type="float" office:value="78209" calcext:value-type="float">
            <text:p>78209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84872" calcext:value-type="float">
            <text:p>84872</text:p>
          </table:table-cell>
          <table:table-cell office:value-type="float" office:value="64537" calcext:value-type="float">
            <text:p>64537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rc-Aurèle-Fortin</text:p>
          </table:table-cell>
          <table:table-cell office:value-type="float" office:value="99044" calcext:value-type="float">
            <text:p>99044</text:p>
          </table:table-cell>
          <table:table-cell office:value-type="float" office:value="80351" calcext:value-type="float">
            <text:p>80351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L'Érable</text:p>
          </table:table-cell>
          <table:table-cell office:value-type="float" office:value="87205" calcext:value-type="float">
            <text:p>87205</text:p>
          </table:table-cell>
          <table:table-cell office:value-type="float" office:value="69617" calcext:value-type="float">
            <text:p>69617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calm</text:p>
          </table:table-cell>
          <table:table-cell office:value-type="float" office:value="105678" calcext:value-type="float">
            <text:p>105678</text:p>
          </table:table-cell>
          <table:table-cell office:value-type="float" office:value="90186" calcext:value-type="float">
            <text:p>90186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126" calcext:value-type="float">
            <text:p>97126</text:p>
          </table:table-cell>
          <table:table-cell office:value-type="float" office:value="78382" calcext:value-type="float">
            <text:p>78382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89257" calcext:value-type="float">
            <text:p>89257</text:p>
          </table:table-cell>
          <table:table-cell office:value-type="float" office:value="74190" calcext:value-type="float">
            <text:p>74190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8346" calcext:value-type="float">
            <text:p>98346</text:p>
          </table:table-cell>
          <table:table-cell office:value-type="float" office:value="70492" calcext:value-type="float">
            <text:p>70492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1698" calcext:value-type="float">
            <text:p>101698</text:p>
          </table:table-cell>
          <table:table-cell office:value-type="float" office:value="76534" calcext:value-type="float">
            <text:p>76534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6693" calcext:value-type="float">
            <text:p>96693</text:p>
          </table:table-cell>
          <table:table-cell office:value-type="float" office:value="67253" calcext:value-type="float">
            <text:p>67253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</text:p>
          </table:table-cell>
          <table:table-cell office:value-type="float" office:value="103942" calcext:value-type="float">
            <text:p>103942</text:p>
          </table:table-cell>
          <table:table-cell office:value-type="float" office:value="72319" calcext:value-type="float">
            <text:p>72319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02542" calcext:value-type="float">
            <text:p>102542</text:p>
          </table:table-cell>
          <table:table-cell office:value-type="float" office:value="80211" calcext:value-type="float">
            <text:p>8021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</text:p>
          </table:table-cell>
          <table:table-cell office:value-type="float" office:value="89950" calcext:value-type="float">
            <text:p>89950</text:p>
          </table:table-cell>
          <table:table-cell office:value-type="float" office:value="77772" calcext:value-type="float">
            <text:p>77772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87141" calcext:value-type="float">
            <text:p>87141</text:p>
          </table:table-cell>
          <table:table-cell office:value-type="float" office:value="73483" calcext:value-type="float">
            <text:p>73483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3811" calcext:value-type="float">
            <text:p>93811</text:p>
          </table:table-cell>
          <table:table-cell office:value-type="float" office:value="80576" calcext:value-type="float">
            <text:p>80576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3977" calcext:value-type="float">
            <text:p>103977</text:p>
          </table:table-cell>
          <table:table-cell office:value-type="float" office:value="84312" calcext:value-type="float">
            <text:p>84312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97493" calcext:value-type="float">
            <text:p>97493</text:p>
          </table:table-cell>
          <table:table-cell office:value-type="float" office:value="78478" calcext:value-type="float">
            <text:p>78478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557" calcext:value-type="float">
            <text:p>84557</text:p>
          </table:table-cell>
          <table:table-cell office:value-type="float" office:value="67793" calcext:value-type="float">
            <text:p>67793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2929" calcext:value-type="float">
            <text:p>92929</text:p>
          </table:table-cell>
          <table:table-cell office:value-type="float" office:value="73369" calcext:value-type="float">
            <text:p>73369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Nord</text:p>
          </table:table-cell>
          <table:table-cell office:value-type="float" office:value="90419" calcext:value-type="float">
            <text:p>90419</text:p>
          </table:table-cell>
          <table:table-cell office:value-type="float" office:value="79116" calcext:value-type="float">
            <text:p>79116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--Lac-Saint-Jean</text:p>
          </table:table-cell>
          <table:table-cell office:value-type="float" office:value="81373" calcext:value-type="float">
            <text:p>81373</text:p>
          </table:table-cell>
          <table:table-cell office:value-type="float" office:value="63236" calcext:value-type="float">
            <text:p>6323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3458" calcext:value-type="float">
            <text:p>103458</text:p>
          </table:table-cell>
          <table:table-cell office:value-type="float" office:value="82790" calcext:value-type="float">
            <text:p>82790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99755" calcext:value-type="float">
            <text:p>99755</text:p>
          </table:table-cell>
          <table:table-cell office:value-type="float" office:value="78608" calcext:value-type="float">
            <text:p>78608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84" calcext:value-type="float">
            <text:p>94084</text:p>
          </table:table-cell>
          <table:table-cell office:value-type="float" office:value="76101" calcext:value-type="float">
            <text:p>76101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5096" calcext:value-type="float">
            <text:p>95096</text:p>
          </table:table-cell>
          <table:table-cell office:value-type="float" office:value="79885" calcext:value-type="float">
            <text:p>79885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2946" calcext:value-type="float">
            <text:p>92946</text:p>
          </table:table-cell>
          <table:table-cell office:value-type="float" office:value="75114" calcext:value-type="float">
            <text:p>75114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0747" calcext:value-type="float">
            <text:p>100747</text:p>
          </table:table-cell>
          <table:table-cell office:value-type="float" office:value="77419" calcext:value-type="float">
            <text:p>77419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2302" calcext:value-type="float">
            <text:p>102302</text:p>
          </table:table-cell>
          <table:table-cell office:value-type="float" office:value="73869" calcext:value-type="float">
            <text:p>73869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7893" calcext:value-type="float">
            <text:p>97893</text:p>
          </table:table-cell>
          <table:table-cell office:value-type="float" office:value="79959" calcext:value-type="float">
            <text:p>79959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4939" calcext:value-type="float">
            <text:p>94939</text:p>
          </table:table-cell>
          <table:table-cell office:value-type="float" office:value="78345" calcext:value-type="float">
            <text:p>78345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7882" calcext:value-type="float">
            <text:p>97882</text:p>
          </table:table-cell>
          <table:table-cell office:value-type="float" office:value="81896" calcext:value-type="float">
            <text:p>81896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92086" calcext:value-type="float">
            <text:p>92086</text:p>
          </table:table-cell>
          <table:table-cell office:value-type="float" office:value="77964" calcext:value-type="float">
            <text:p>7796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2206" calcext:value-type="float">
            <text:p>92206</text:p>
          </table:table-cell>
          <table:table-cell office:value-type="float" office:value="76988" calcext:value-type="float">
            <text:p>76988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Soulanges</text:p>
          </table:table-cell>
          <table:table-cell office:value-type="float" office:value="102100" calcext:value-type="float">
            <text:p>102100</text:p>
          </table:table-cell>
          <table:table-cell office:value-type="float" office:value="89306" calcext:value-type="float">
            <text:p>89306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89209" calcext:value-type="float">
            <text:p>89209</text:p>
          </table:table-cell>
          <table:table-cell office:value-type="float" office:value="74053" calcext:value-type="float">
            <text:p>7405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97226" calcext:value-type="float">
            <text:p>97226</text:p>
          </table:table-cell>
          <table:table-cell office:value-type="float" office:value="77486" calcext:value-type="float">
            <text:p>77486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00248" calcext:value-type="float">
            <text:p>100248</text:p>
          </table:table-cell>
          <table:table-cell office:value-type="float" office:value="76987" calcext:value-type="float">
            <text:p>76987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82340" calcext:value-type="float">
            <text:p>82340</text:p>
          </table:table-cell>
          <table:table-cell office:value-type="float" office:value="60311" calcext:value-type="float">
            <text:p>6031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06245" calcext:value-type="float">
            <text:p>106245</text:p>
          </table:table-cell>
          <table:table-cell office:value-type="float" office:value="84121" calcext:value-type="float">
            <text:p>84121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03710" calcext:value-type="float">
            <text:p>103710</text:p>
          </table:table-cell>
          <table:table-cell office:value-type="float" office:value="87983" calcext:value-type="float">
            <text:p>87983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13" calcext:value-type="float">
            <text:p>108913</text:p>
          </table:table-cell>
          <table:table-cell office:value-type="float" office:value="72844" calcext:value-type="float">
            <text:p>72844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19886" calcext:value-type="float">
            <text:p>119886</text:p>
          </table:table-cell>
          <table:table-cell office:value-type="float" office:value="84395" calcext:value-type="float">
            <text:p>84395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16775" calcext:value-type="float">
            <text:p>116775</text:p>
          </table:table-cell>
          <table:table-cell office:value-type="float" office:value="77368" calcext:value-type="float">
            <text:p>77368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</text:p>
          </table:table-cell>
          <table:table-cell office:value-type="float" office:value="113638" calcext:value-type="float">
            <text:p>113638</text:p>
          </table:table-cell>
          <table:table-cell office:value-type="float" office:value="96838" calcext:value-type="float">
            <text:p>96838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18580" calcext:value-type="float">
            <text:p>118580</text:p>
          </table:table-cell>
          <table:table-cell office:value-type="float" office:value="91872" calcext:value-type="float">
            <text:p>91872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2487" calcext:value-type="float">
            <text:p>102487</text:p>
          </table:table-cell>
          <table:table-cell office:value-type="float" office:value="77109" calcext:value-type="float">
            <text:p>77109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7348" calcext:value-type="float">
            <text:p>117348</text:p>
          </table:table-cell>
          <table:table-cell office:value-type="float" office:value="89433" calcext:value-type="float">
            <text:p>89433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9141" calcext:value-type="float">
            <text:p>119141</text:p>
          </table:table-cell>
          <table:table-cell office:value-type="float" office:value="89262" calcext:value-type="float">
            <text:p>89262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11149" calcext:value-type="float">
            <text:p>111149</text:p>
          </table:table-cell>
          <table:table-cell office:value-type="float" office:value="92129" calcext:value-type="float">
            <text:p>92129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6144" calcext:value-type="float">
            <text:p>106144</text:p>
          </table:table-cell>
          <table:table-cell office:value-type="float" office:value="74875" calcext:value-type="float">
            <text:p>74875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11705" calcext:value-type="float">
            <text:p>111705</text:p>
          </table:table-cell>
          <table:table-cell office:value-type="float" office:value="64599" calcext:value-type="float">
            <text:p>6459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11177" calcext:value-type="float">
            <text:p>111177</text:p>
          </table:table-cell>
          <table:table-cell office:value-type="float" office:value="68366" calcext:value-type="float">
            <text:p>68366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15539" calcext:value-type="float">
            <text:p>115539</text:p>
          </table:table-cell>
          <table:table-cell office:value-type="float" office:value="78824" calcext:value-type="float">
            <text:p>78824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01608" calcext:value-type="float">
            <text:p>101608</text:p>
          </table:table-cell>
          <table:table-cell office:value-type="float" office:value="76190" calcext:value-type="float">
            <text:p>7619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07435" calcext:value-type="float">
            <text:p>107435</text:p>
          </table:table-cell>
          <table:table-cell office:value-type="float" office:value="83426" calcext:value-type="float">
            <text:p>83426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6879" calcext:value-type="float">
            <text:p>106879</text:p>
          </table:table-cell>
          <table:table-cell office:value-type="float" office:value="73201" calcext:value-type="float">
            <text:p>732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4564" calcext:value-type="float">
            <text:p>104564</text:p>
          </table:table-cell>
          <table:table-cell office:value-type="float" office:value="77902" calcext:value-type="float">
            <text:p>77902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4330" calcext:value-type="float">
            <text:p>114330</text:p>
          </table:table-cell>
          <table:table-cell office:value-type="float" office:value="86571" calcext:value-type="float">
            <text:p>8657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11792" calcext:value-type="float">
            <text:p>111792</text:p>
          </table:table-cell>
          <table:table-cell office:value-type="float" office:value="78511" calcext:value-type="float">
            <text:p>785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3914" calcext:value-type="float">
            <text:p>113914</text:p>
          </table:table-cell>
          <table:table-cell office:value-type="float" office:value="81150" calcext:value-type="float">
            <text:p>81150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12411" calcext:value-type="float">
            <text:p>112411</text:p>
          </table:table-cell>
          <table:table-cell office:value-type="float" office:value="61424" calcext:value-type="float">
            <text:p>61424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7660" calcext:value-type="float">
            <text:p>97660</text:p>
          </table:table-cell>
          <table:table-cell office:value-type="float" office:value="78207" calcext:value-type="float">
            <text:p>78207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06170" calcext:value-type="float">
            <text:p>106170</text:p>
          </table:table-cell>
          <table:table-cell office:value-type="float" office:value="87410" calcext:value-type="float">
            <text:p>8741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4575" calcext:value-type="float">
            <text:p>104575</text:p>
          </table:table-cell>
          <table:table-cell office:value-type="float" office:value="79358" calcext:value-type="float">
            <text:p>7935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1343" calcext:value-type="float">
            <text:p>111343</text:p>
          </table:table-cell>
          <table:table-cell office:value-type="float" office:value="89166" calcext:value-type="float">
            <text:p>89166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055" calcext:value-type="float">
            <text:p>100055</text:p>
          </table:table-cell>
          <table:table-cell office:value-type="float" office:value="98768" calcext:value-type="float">
            <text:p>98768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</text:p>
          </table:table-cell>
          <table:table-cell office:value-type="float" office:value="118186" calcext:value-type="float">
            <text:p>118186</text:p>
          </table:table-cell>
          <table:table-cell office:value-type="float" office:value="81161" calcext:value-type="float">
            <text:p>8116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</text:p>
          </table:table-cell>
          <table:table-cell office:value-type="float" office:value="115709" calcext:value-type="float">
            <text:p>115709</text:p>
          </table:table-cell>
          <table:table-cell office:value-type="float" office:value="85635" calcext:value-type="float">
            <text:p>85635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19830" calcext:value-type="float">
            <text:p>119830</text:p>
          </table:table-cell>
          <table:table-cell office:value-type="float" office:value="87642" calcext:value-type="float">
            <text:p>87642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063" calcext:value-type="float">
            <text:p>104063</text:p>
          </table:table-cell>
          <table:table-cell office:value-type="float" office:value="76301" calcext:value-type="float">
            <text:p>76301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0572" calcext:value-type="float">
            <text:p>60572</text:p>
          </table:table-cell>
          <table:table-cell office:value-type="float" office:value="43000" calcext:value-type="float">
            <text:p>43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5833" calcext:value-type="float">
            <text:p>115833</text:p>
          </table:table-cell>
          <table:table-cell office:value-type="float" office:value="94720" calcext:value-type="float">
            <text:p>94720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8840" calcext:value-type="float">
            <text:p>108840</text:p>
          </table:table-cell>
          <table:table-cell office:value-type="float" office:value="77942" calcext:value-type="float">
            <text:p>77942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6708" calcext:value-type="float">
            <text:p>96708</text:p>
          </table:table-cell>
          <table:table-cell office:value-type="float" office:value="77594" calcext:value-type="float">
            <text:p>7759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3826" calcext:value-type="float">
            <text:p>113826</text:p>
          </table:table-cell>
          <table:table-cell office:value-type="float" office:value="94749" calcext:value-type="float">
            <text:p>9474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5291" calcext:value-type="float">
            <text:p>105291</text:p>
          </table:table-cell>
          <table:table-cell office:value-type="float" office:value="78907" calcext:value-type="float">
            <text:p>7890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3082" calcext:value-type="float">
            <text:p>113082</text:p>
          </table:table-cell>
          <table:table-cell office:value-type="float" office:value="88185" calcext:value-type="float">
            <text:p>8818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606" calcext:value-type="float">
            <text:p>96606</text:p>
          </table:table-cell>
          <table:table-cell office:value-type="float" office:value="74055" calcext:value-type="float">
            <text:p>74055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341" calcext:value-type="float">
            <text:p>107341</text:p>
          </table:table-cell>
          <table:table-cell office:value-type="float" office:value="75174" calcext:value-type="float">
            <text:p>75174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07672" calcext:value-type="float">
            <text:p>107672</text:p>
          </table:table-cell>
          <table:table-cell office:value-type="float" office:value="91328" calcext:value-type="float">
            <text:p>91328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0988" calcext:value-type="float">
            <text:p>110988</text:p>
          </table:table-cell>
          <table:table-cell office:value-type="float" office:value="86830" calcext:value-type="float">
            <text:p>86830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12093" calcext:value-type="float">
            <text:p>112093</text:p>
          </table:table-cell>
          <table:table-cell office:value-type="float" office:value="86146" calcext:value-type="float">
            <text:p>86146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</text:p>
          </table:table-cell>
          <table:table-cell office:value-type="float" office:value="113826" calcext:value-type="float">
            <text:p>113826</text:p>
          </table:table-cell>
          <table:table-cell office:value-type="float" office:value="85068" calcext:value-type="float">
            <text:p>85068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</text:p>
          </table:table-cell>
          <table:table-cell office:value-type="float" office:value="122566" calcext:value-type="float">
            <text:p>122566</text:p>
          </table:table-cell>
          <table:table-cell office:value-type="float" office:value="78492" calcext:value-type="float">
            <text:p>7849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20354" calcext:value-type="float">
            <text:p>120354</text:p>
          </table:table-cell>
          <table:table-cell office:value-type="float" office:value="91874" calcext:value-type="float">
            <text:p>91874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13003" calcext:value-type="float">
            <text:p>113003</text:p>
          </table:table-cell>
          <table:table-cell office:value-type="float" office:value="76614" calcext:value-type="float">
            <text:p>7661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305" calcext:value-type="float">
            <text:p>118305</text:p>
          </table:table-cell>
          <table:table-cell office:value-type="float" office:value="81440" calcext:value-type="float">
            <text:p>8144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09291" calcext:value-type="float">
            <text:p>109291</text:p>
          </table:table-cell>
          <table:table-cell office:value-type="float" office:value="95156" calcext:value-type="float">
            <text:p>9515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5955" calcext:value-type="float">
            <text:p>105955</text:p>
          </table:table-cell>
          <table:table-cell office:value-type="float" office:value="81755" calcext:value-type="float">
            <text:p>81755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0797" calcext:value-type="float">
            <text:p>120797</text:p>
          </table:table-cell>
          <table:table-cell office:value-type="float" office:value="92481" calcext:value-type="float">
            <text:p>9248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</text:p>
          </table:table-cell>
          <table:table-cell office:value-type="float" office:value="99747" calcext:value-type="float">
            <text:p>99747</text:p>
          </table:table-cell>
          <table:table-cell office:value-type="float" office:value="80076" calcext:value-type="float">
            <text:p>80076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859" calcext:value-type="float">
            <text:p>89859</text:p>
          </table:table-cell>
          <table:table-cell office:value-type="float" office:value="69202" calcext:value-type="float">
            <text:p>69202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89416" calcext:value-type="float">
            <text:p>89416</text:p>
          </table:table-cell>
          <table:table-cell office:value-type="float" office:value="71136" calcext:value-type="float">
            <text:p>71136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18906" calcext:value-type="float">
            <text:p>118906</text:p>
          </table:table-cell>
          <table:table-cell office:value-type="float" office:value="93243" calcext:value-type="float">
            <text:p>9324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11276" calcext:value-type="float">
            <text:p>111276</text:p>
          </table:table-cell>
          <table:table-cell office:value-type="float" office:value="111882" calcext:value-type="float">
            <text:p>111882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9642" calcext:value-type="float">
            <text:p>109642</text:p>
          </table:table-cell>
          <table:table-cell office:value-type="float" office:value="81117" calcext:value-type="float">
            <text:p>81117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3662" calcext:value-type="float">
            <text:p>113662</text:p>
          </table:table-cell>
          <table:table-cell office:value-type="float" office:value="84063" calcext:value-type="float">
            <text:p>84063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14032" calcext:value-type="float">
            <text:p>114032</text:p>
          </table:table-cell>
          <table:table-cell office:value-type="float" office:value="91958" calcext:value-type="float">
            <text:p>91958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3435" calcext:value-type="float">
            <text:p>103435</text:p>
          </table:table-cell>
          <table:table-cell office:value-type="float" office:value="82891" calcext:value-type="float">
            <text:p>8289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8808" calcext:value-type="float">
            <text:p>118808</text:p>
          </table:table-cell>
          <table:table-cell office:value-type="float" office:value="86188" calcext:value-type="float">
            <text:p>86188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5870" calcext:value-type="float">
            <text:p>105870</text:p>
          </table:table-cell>
          <table:table-cell office:value-type="float" office:value="81885" calcext:value-type="float">
            <text:p>81885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12509" calcext:value-type="float">
            <text:p>112509</text:p>
          </table:table-cell>
          <table:table-cell office:value-type="float" office:value="83662" calcext:value-type="float">
            <text:p>83662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9270" calcext:value-type="float">
            <text:p>99270</text:p>
          </table:table-cell>
          <table:table-cell office:value-type="float" office:value="74292" calcext:value-type="float">
            <text:p>74292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6559" calcext:value-type="float">
            <text:p>106559</text:p>
          </table:table-cell>
          <table:table-cell office:value-type="float" office:value="73499" calcext:value-type="float">
            <text:p>7349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4789" calcext:value-type="float">
            <text:p>84789</text:p>
          </table:table-cell>
          <table:table-cell office:value-type="float" office:value="68577" calcext:value-type="float">
            <text:p>68577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2447" calcext:value-type="float">
            <text:p>102447</text:p>
          </table:table-cell>
          <table:table-cell office:value-type="float" office:value="72646" calcext:value-type="float">
            <text:p>7264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0887" calcext:value-type="float">
            <text:p>110887</text:p>
          </table:table-cell>
          <table:table-cell office:value-type="float" office:value="91361" calcext:value-type="float">
            <text:p>9136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</text:p>
          </table:table-cell>
          <table:table-cell office:value-type="float" office:value="106722" calcext:value-type="float">
            <text:p>106722</text:p>
          </table:table-cell>
          <table:table-cell office:value-type="float" office:value="76137" calcext:value-type="float">
            <text:p>76137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09407" calcext:value-type="float">
            <text:p>109407</text:p>
          </table:table-cell>
          <table:table-cell office:value-type="float" office:value="87340" calcext:value-type="float">
            <text:p>8734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6416" calcext:value-type="float">
            <text:p>96416</text:p>
          </table:table-cell>
          <table:table-cell office:value-type="float" office:value="75194" calcext:value-type="float">
            <text:p>75194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9394" calcext:value-type="float">
            <text:p>109394</text:p>
          </table:table-cell>
          <table:table-cell office:value-type="float" office:value="84433" calcext:value-type="float">
            <text:p>8443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1452" calcext:value-type="float">
            <text:p>111452</text:p>
          </table:table-cell>
          <table:table-cell office:value-type="float" office:value="84967" calcext:value-type="float">
            <text:p>84967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2449" calcext:value-type="float">
            <text:p>112449</text:p>
          </table:table-cell>
          <table:table-cell office:value-type="float" office:value="81121" calcext:value-type="float">
            <text:p>8112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4556" calcext:value-type="float">
            <text:p>104556</text:p>
          </table:table-cell>
          <table:table-cell office:value-type="float" office:value="78909" calcext:value-type="float">
            <text:p>78909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8419" calcext:value-type="float">
            <text:p>88419</text:p>
          </table:table-cell>
          <table:table-cell office:value-type="float" office:value="68537" calcext:value-type="float">
            <text:p>6853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0669" calcext:value-type="float">
            <text:p>110669</text:p>
          </table:table-cell>
          <table:table-cell office:value-type="float" office:value="72895" calcext:value-type="float">
            <text:p>72895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02922" calcext:value-type="float">
            <text:p>102922</text:p>
          </table:table-cell>
          <table:table-cell office:value-type="float" office:value="68205" calcext:value-type="float">
            <text:p>6820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12628" calcext:value-type="float">
            <text:p>112628</text:p>
          </table:table-cell>
          <table:table-cell office:value-type="float" office:value="66291" calcext:value-type="float">
            <text:p>6629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5437" calcext:value-type="float">
            <text:p>115437</text:p>
          </table:table-cell>
          <table:table-cell office:value-type="float" office:value="81392" calcext:value-type="float">
            <text:p>81392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5237" calcext:value-type="float">
            <text:p>105237</text:p>
          </table:table-cell>
          <table:table-cell office:value-type="float" office:value="67109" calcext:value-type="float">
            <text:p>6710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7505" calcext:value-type="float">
            <text:p>117505</text:p>
          </table:table-cell>
          <table:table-cell office:value-type="float" office:value="89841" calcext:value-type="float">
            <text:p>89841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11057" calcext:value-type="float">
            <text:p>111057</text:p>
          </table:table-cell>
          <table:table-cell office:value-type="float" office:value="86287" calcext:value-type="float">
            <text:p>86287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8933" calcext:value-type="float">
            <text:p>98933</text:p>
          </table:table-cell>
          <table:table-cell office:value-type="float" office:value="75745" calcext:value-type="float">
            <text:p>75745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9443" calcext:value-type="float">
            <text:p>89443</text:p>
          </table:table-cell>
          <table:table-cell office:value-type="float" office:value="72552" calcext:value-type="float">
            <text:p>7255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6840" calcext:value-type="float">
            <text:p>116840</text:p>
          </table:table-cell>
          <table:table-cell office:value-type="float" office:value="88793" calcext:value-type="float">
            <text:p>88793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775" calcext:value-type="float">
            <text:p>85775</text:p>
          </table:table-cell>
          <table:table-cell office:value-type="float" office:value="63180" calcext:value-type="float">
            <text:p>6318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83657" calcext:value-type="float">
            <text:p>83657</text:p>
          </table:table-cell>
          <table:table-cell office:value-type="float" office:value="62592" calcext:value-type="float">
            <text:p>6259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84001" calcext:value-type="float">
            <text:p>84001</text:p>
          </table:table-cell>
          <table:table-cell office:value-type="float" office:value="61083" calcext:value-type="float">
            <text:p>61083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</text:p>
          </table:table-cell>
          <table:table-cell office:value-type="float" office:value="114581" calcext:value-type="float">
            <text:p>114581</text:p>
          </table:table-cell>
          <table:table-cell office:value-type="float" office:value="89230" calcext:value-type="float">
            <text:p>8923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9713" calcext:value-type="float">
            <text:p>109713</text:p>
          </table:table-cell>
          <table:table-cell office:value-type="float" office:value="74862" calcext:value-type="float">
            <text:p>7486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6094" calcext:value-type="float">
            <text:p>106094</text:p>
          </table:table-cell>
          <table:table-cell office:value-type="float" office:value="88515" calcext:value-type="float">
            <text:p>88515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12049" calcext:value-type="float">
            <text:p>112049</text:p>
          </table:table-cell>
          <table:table-cell office:value-type="float" office:value="97445" calcext:value-type="float">
            <text:p>9744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08876" calcext:value-type="float">
            <text:p>108876</text:p>
          </table:table-cell>
          <table:table-cell office:value-type="float" office:value="85417" calcext:value-type="float">
            <text:p>8541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00555" calcext:value-type="float">
            <text:p>100555</text:p>
          </table:table-cell>
          <table:table-cell office:value-type="float" office:value="77756" calcext:value-type="float">
            <text:p>77756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12802" calcext:value-type="float">
            <text:p>112802</text:p>
          </table:table-cell>
          <table:table-cell office:value-type="float" office:value="94938" calcext:value-type="float">
            <text:p>94938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8454" calcext:value-type="float">
            <text:p>108454</text:p>
          </table:table-cell>
          <table:table-cell office:value-type="float" office:value="88671" calcext:value-type="float">
            <text:p>8867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6466" calcext:value-type="float">
            <text:p>116466</text:p>
          </table:table-cell>
          <table:table-cell office:value-type="float" office:value="84717" calcext:value-type="float">
            <text:p>84717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17041" calcext:value-type="float">
            <text:p>117041</text:p>
          </table:table-cell>
          <table:table-cell office:value-type="float" office:value="83839" calcext:value-type="float">
            <text:p>83839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13420" calcext:value-type="float">
            <text:p>113420</text:p>
          </table:table-cell>
          <table:table-cell office:value-type="float" office:value="70396" calcext:value-type="float">
            <text:p>70396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12541" calcext:value-type="float">
            <text:p>112541</text:p>
          </table:table-cell>
          <table:table-cell office:value-type="float" office:value="83680" calcext:value-type="float">
            <text:p>8368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4539" calcext:value-type="float">
            <text:p>114539</text:p>
          </table:table-cell>
          <table:table-cell office:value-type="float" office:value="67313" calcext:value-type="float">
            <text:p>67313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10384" calcext:value-type="float">
            <text:p>110384</text:p>
          </table:table-cell>
          <table:table-cell office:value-type="float" office:value="58450" calcext:value-type="float">
            <text:p>58450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510" calcext:value-type="float">
            <text:p>83510</text:p>
          </table:table-cell>
          <table:table-cell office:value-type="float" office:value="61903" calcext:value-type="float">
            <text:p>6190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874" calcext:value-type="float">
            <text:p>81874</text:p>
          </table:table-cell>
          <table:table-cell office:value-type="float" office:value="64011" calcext:value-type="float">
            <text:p>64011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28" calcext:value-type="float">
            <text:p>73428</text:p>
          </table:table-cell>
          <table:table-cell office:value-type="float" office:value="46718" calcext:value-type="float">
            <text:p>4671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7586" calcext:value-type="float">
            <text:p>77586</text:p>
          </table:table-cell>
          <table:table-cell office:value-type="float" office:value="55069" calcext:value-type="float">
            <text:p>5506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7997" calcext:value-type="float">
            <text:p>77997</text:p>
          </table:table-cell>
          <table:table-cell office:value-type="float" office:value="57561" calcext:value-type="float">
            <text:p>57561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77131" calcext:value-type="float">
            <text:p>77131</text:p>
          </table:table-cell>
          <table:table-cell office:value-type="float" office:value="61774" calcext:value-type="float">
            <text:p>6177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3381" calcext:value-type="float">
            <text:p>83381</text:p>
          </table:table-cell>
          <table:table-cell office:value-type="float" office:value="59970" calcext:value-type="float">
            <text:p>5997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1910" calcext:value-type="float">
            <text:p>81910</text:p>
          </table:table-cell>
          <table:table-cell office:value-type="float" office:value="60397" calcext:value-type="float">
            <text:p>60397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1239" calcext:value-type="float">
            <text:p>81239</text:p>
          </table:table-cell>
          <table:table-cell office:value-type="float" office:value="64058" calcext:value-type="float">
            <text:p>6405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6555" calcext:value-type="float">
            <text:p>86555</text:p>
          </table:table-cell>
          <table:table-cell office:value-type="float" office:value="66637" calcext:value-type="float">
            <text:p>66637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80930" calcext:value-type="float">
            <text:p>80930</text:p>
          </table:table-cell>
          <table:table-cell office:value-type="float" office:value="58612" calcext:value-type="float">
            <text:p>58612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79332" calcext:value-type="float">
            <text:p>79332</text:p>
          </table:table-cell>
          <table:table-cell office:value-type="float" office:value="54167" calcext:value-type="float">
            <text:p>54167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76871" calcext:value-type="float">
            <text:p>76871</text:p>
          </table:table-cell>
          <table:table-cell office:value-type="float" office:value="60430" calcext:value-type="float">
            <text:p>6043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7839" calcext:value-type="float">
            <text:p>77839</text:p>
          </table:table-cell>
          <table:table-cell office:value-type="float" office:value="59971" calcext:value-type="float">
            <text:p>5997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396" calcext:value-type="float">
            <text:p>73396</text:p>
          </table:table-cell>
          <table:table-cell office:value-type="float" office:value="50801" calcext:value-type="float">
            <text:p>50801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3725" calcext:value-type="float">
            <text:p>73725</text:p>
          </table:table-cell>
          <table:table-cell office:value-type="float" office:value="58882" calcext:value-type="float">
            <text:p>58882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5216" calcext:value-type="float">
            <text:p>65216</text:p>
          </table:table-cell>
          <table:table-cell office:value-type="float" office:value="45426" calcext:value-type="float">
            <text:p>4542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</text:p>
          </table:table-cell>
          <table:table-cell office:value-type="float" office:value="64416" calcext:value-type="float">
            <text:p>64416</text:p>
          </table:table-cell>
          <table:table-cell office:value-type="float" office:value="42315" calcext:value-type="float">
            <text:p>4231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7282" calcext:value-type="float">
            <text:p>67282</text:p>
          </table:table-cell>
          <table:table-cell office:value-type="float" office:value="50604" calcext:value-type="float">
            <text:p>5060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3988" calcext:value-type="float">
            <text:p>73988</text:p>
          </table:table-cell>
          <table:table-cell office:value-type="float" office:value="52071" calcext:value-type="float">
            <text:p>52071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6374" calcext:value-type="float">
            <text:p>66374</text:p>
          </table:table-cell>
          <table:table-cell office:value-type="float" office:value="49242" calcext:value-type="float">
            <text:p>49242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014" calcext:value-type="float">
            <text:p>69014</text:p>
          </table:table-cell>
          <table:table-cell office:value-type="float" office:value="48709" calcext:value-type="float">
            <text:p>48709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405" calcext:value-type="float">
            <text:p>70405</text:p>
          </table:table-cell>
          <table:table-cell office:value-type="float" office:value="55529" calcext:value-type="float">
            <text:p>5552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3077" calcext:value-type="float">
            <text:p>73077</text:p>
          </table:table-cell>
          <table:table-cell office:value-type="float" office:value="49152" calcext:value-type="float">
            <text:p>49152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429" calcext:value-type="float">
            <text:p>72429</text:p>
          </table:table-cell>
          <table:table-cell office:value-type="float" office:value="54357" calcext:value-type="float">
            <text:p>5435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223" calcext:value-type="float">
            <text:p>66223</text:p>
          </table:table-cell>
          <table:table-cell office:value-type="float" office:value="47145" calcext:value-type="float">
            <text:p>47145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2508" calcext:value-type="float">
            <text:p>72508</text:p>
          </table:table-cell>
          <table:table-cell office:value-type="float" office:value="57280" calcext:value-type="float">
            <text:p>5728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0880" calcext:value-type="float">
            <text:p>70880</text:p>
          </table:table-cell>
          <table:table-cell office:value-type="float" office:value="50914" calcext:value-type="float">
            <text:p>50914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17439" calcext:value-type="float">
            <text:p>117439</text:p>
          </table:table-cell>
          <table:table-cell office:value-type="float" office:value="88354" calcext:value-type="float">
            <text:p>8835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</text:p>
          </table:table-cell>
          <table:table-cell office:value-type="float" office:value="117252" calcext:value-type="float">
            <text:p>117252</text:p>
          </table:table-cell>
          <table:table-cell office:value-type="float" office:value="87581" calcext:value-type="float">
            <text:p>8758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15565" calcext:value-type="float">
            <text:p>115565</text:p>
          </table:table-cell>
          <table:table-cell office:value-type="float" office:value="79435" calcext:value-type="float">
            <text:p>7943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9339" calcext:value-type="float">
            <text:p>109339</text:p>
          </table:table-cell>
          <table:table-cell office:value-type="float" office:value="80760" calcext:value-type="float">
            <text:p>80760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00026" calcext:value-type="float">
            <text:p>100026</text:p>
          </table:table-cell>
          <table:table-cell office:value-type="float" office:value="86703" calcext:value-type="float">
            <text:p>86703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7432" calcext:value-type="float">
            <text:p>107432</text:p>
          </table:table-cell>
          <table:table-cell office:value-type="float" office:value="89391" calcext:value-type="float">
            <text:p>89391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7920" calcext:value-type="float">
            <text:p>107920</text:p>
          </table:table-cell>
          <table:table-cell office:value-type="float" office:value="86426" calcext:value-type="float">
            <text:p>864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3893" calcext:value-type="float">
            <text:p>103893</text:p>
          </table:table-cell>
          <table:table-cell office:value-type="float" office:value="92857" calcext:value-type="float">
            <text:p>92857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04059" calcext:value-type="float">
            <text:p>104059</text:p>
          </table:table-cell>
          <table:table-cell office:value-type="float" office:value="80980" calcext:value-type="float">
            <text:p>8098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</text:p>
          </table:table-cell>
          <table:table-cell office:value-type="float" office:value="115900" calcext:value-type="float">
            <text:p>115900</text:p>
          </table:table-cell>
          <table:table-cell office:value-type="float" office:value="92286" calcext:value-type="float">
            <text:p>9228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19160" calcext:value-type="float">
            <text:p>119160</text:p>
          </table:table-cell>
          <table:table-cell office:value-type="float" office:value="90861" calcext:value-type="float">
            <text:p>90861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95700" calcext:value-type="float">
            <text:p>95700</text:p>
          </table:table-cell>
          <table:table-cell office:value-type="float" office:value="83677" calcext:value-type="float">
            <text:p>83677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99508" calcext:value-type="float">
            <text:p>99508</text:p>
          </table:table-cell>
          <table:table-cell office:value-type="float" office:value="75171" calcext:value-type="float">
            <text:p>7517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13146" calcext:value-type="float">
            <text:p>113146</text:p>
          </table:table-cell>
          <table:table-cell office:value-type="float" office:value="92394" calcext:value-type="float">
            <text:p>9239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03610" calcext:value-type="float">
            <text:p>103610</text:p>
          </table:table-cell>
          <table:table-cell office:value-type="float" office:value="84329" calcext:value-type="float">
            <text:p>84329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11622" calcext:value-type="float">
            <text:p>111622</text:p>
          </table:table-cell>
          <table:table-cell office:value-type="float" office:value="91735" calcext:value-type="float">
            <text:p>91735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8974" calcext:value-type="float">
            <text:p>98974</text:p>
          </table:table-cell>
          <table:table-cell office:value-type="float" office:value="77560" calcext:value-type="float">
            <text:p>7756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88882" calcext:value-type="float">
            <text:p>88882</text:p>
          </table:table-cell>
          <table:table-cell office:value-type="float" office:value="65496" calcext:value-type="float">
            <text:p>65496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6132" calcext:value-type="float">
            <text:p>106132</text:p>
          </table:table-cell>
          <table:table-cell office:value-type="float" office:value="83315" calcext:value-type="float">
            <text:p>83315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7578" calcext:value-type="float">
            <text:p>97578</text:p>
          </table:table-cell>
          <table:table-cell office:value-type="float" office:value="75975" calcext:value-type="float">
            <text:p>75975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05009" calcext:value-type="float">
            <text:p>105009</text:p>
          </table:table-cell>
          <table:table-cell office:value-type="float" office:value="79634" calcext:value-type="float">
            <text:p>79634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23877" calcext:value-type="float">
            <text:p>123877</text:p>
          </table:table-cell>
          <table:table-cell office:value-type="float" office:value="89318" calcext:value-type="float">
            <text:p>89318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5070" calcext:value-type="float">
            <text:p>105070</text:p>
          </table:table-cell>
          <table:table-cell office:value-type="float" office:value="86457" calcext:value-type="float">
            <text:p>86457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07771" calcext:value-type="float">
            <text:p>107771</text:p>
          </table:table-cell>
          <table:table-cell office:value-type="float" office:value="79393" calcext:value-type="float">
            <text:p>79393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99081" calcext:value-type="float">
            <text:p>99081</text:p>
          </table:table-cell>
          <table:table-cell office:value-type="float" office:value="72231" calcext:value-type="float">
            <text:p>72231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1163" calcext:value-type="float">
            <text:p>101163</text:p>
          </table:table-cell>
          <table:table-cell office:value-type="float" office:value="75895" calcext:value-type="float">
            <text:p>7589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1690" calcext:value-type="float">
            <text:p>101690</text:p>
          </table:table-cell>
          <table:table-cell office:value-type="float" office:value="82230" calcext:value-type="float">
            <text:p>8223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009" calcext:value-type="float">
            <text:p>98009</text:p>
          </table:table-cell>
          <table:table-cell office:value-type="float" office:value="71664" calcext:value-type="float">
            <text:p>71664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Abbotsford</text:p>
          </table:table-cell>
          <table:table-cell office:value-type="float" office:value="116098" calcext:value-type="float">
            <text:p>116098</text:p>
          </table:table-cell>
          <table:table-cell office:value-type="float" office:value="78433" calcext:value-type="float">
            <text:p>78433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ritish Columbia Southern Interior</text:p>
          </table:table-cell>
          <table:table-cell office:value-type="float" office:value="96144" calcext:value-type="float">
            <text:p>96144</text:p>
          </table:table-cell>
          <table:table-cell office:value-type="float" office:value="71531" calcext:value-type="float">
            <text:p>7153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08891" calcext:value-type="float">
            <text:p>108891</text:p>
          </table:table-cell>
          <table:table-cell office:value-type="float" office:value="78481" calcext:value-type="float">
            <text:p>78481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New Westminster</text:p>
          </table:table-cell>
          <table:table-cell office:value-type="float" office:value="111048" calcext:value-type="float">
            <text:p>111048</text:p>
          </table:table-cell>
          <table:table-cell office:value-type="float" office:value="74848" calcext:value-type="float">
            <text:p>7484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Prince Georg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3985" calcext:value-type="float">
            <text:p>73985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hilliwack--Fraser Canyon</text:p>
          </table:table-cell>
          <table:table-cell office:value-type="float" office:value="103716" calcext:value-type="float">
            <text:p>103716</text:p>
          </table:table-cell>
          <table:table-cell office:value-type="float" office:value="76522" calcext:value-type="float">
            <text:p>76522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Richmond East</text:p>
          </table:table-cell>
          <table:table-cell office:value-type="float" office:value="103045" calcext:value-type="float">
            <text:p>103045</text:p>
          </table:table-cell>
          <table:table-cell office:value-type="float" office:value="76200" calcext:value-type="float">
            <text:p>762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10909" calcext:value-type="float">
            <text:p>110909</text:p>
          </table:table-cell>
          <table:table-cell office:value-type="float" office:value="87456" calcext:value-type="float">
            <text:p>87456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leetwood--Port Kells</text:p>
          </table:table-cell>
          <table:table-cell office:value-type="float" office:value="101198" calcext:value-type="float">
            <text:p>101198</text:p>
          </table:table-cell>
          <table:table-cell office:value-type="float" office:value="73477" calcext:value-type="float">
            <text:p>73477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1721" calcext:value-type="float">
            <text:p>111721</text:p>
          </table:table-cell>
          <table:table-cell office:value-type="float" office:value="84802" calcext:value-type="float">
            <text:p>8480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--Lake Country</text:p>
          </table:table-cell>
          <table:table-cell office:value-type="float" office:value="111206" calcext:value-type="float">
            <text:p>111206</text:p>
          </table:table-cell>
          <table:table-cell office:value-type="float" office:value="90574" calcext:value-type="float">
            <text:p>90574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8637" calcext:value-type="float">
            <text:p>88637</text:p>
          </table:table-cell>
          <table:table-cell office:value-type="float" office:value="63571" calcext:value-type="float">
            <text:p>63571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float" office:value="111046" calcext:value-type="float">
            <text:p>111046</text:p>
          </table:table-cell>
          <table:table-cell office:value-type="float" office:value="82432" calcext:value-type="float">
            <text:p>82432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12972" calcext:value-type="float">
            <text:p>112972</text:p>
          </table:table-cell>
          <table:table-cell office:value-type="float" office:value="91974" calcext:value-type="float">
            <text:p>91974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6754" calcext:value-type="float">
            <text:p>116754</text:p>
          </table:table-cell>
          <table:table-cell office:value-type="float" office:value="91842" calcext:value-type="float">
            <text:p>9184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ton--North Delta</text:p>
          </table:table-cell>
          <table:table-cell office:value-type="float" office:value="111050" calcext:value-type="float">
            <text:p>111050</text:p>
          </table:table-cell>
          <table:table-cell office:value-type="float" office:value="69725" calcext:value-type="float">
            <text:p>69725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</text:p>
          </table:table-cell>
          <table:table-cell office:value-type="float" office:value="109301" calcext:value-type="float">
            <text:p>109301</text:p>
          </table:table-cell>
          <table:table-cell office:value-type="float" office:value="77916" calcext:value-type="float">
            <text:p>7791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0841" calcext:value-type="float">
            <text:p>120841</text:p>
          </table:table-cell>
          <table:table-cell office:value-type="float" office:value="85876" calcext:value-type="float">
            <text:p>8587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1831" calcext:value-type="float">
            <text:p>101831</text:p>
          </table:table-cell>
          <table:table-cell office:value-type="float" office:value="80290" calcext:value-type="float">
            <text:p>8029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109711" calcext:value-type="float">
            <text:p>109711</text:p>
          </table:table-cell>
          <table:table-cell office:value-type="float" office:value="84961" calcext:value-type="float">
            <text:p>84961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10577" calcext:value-type="float">
            <text:p>110577</text:p>
          </table:table-cell>
          <table:table-cell office:value-type="float" office:value="81461" calcext:value-type="float">
            <text:p>8146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09394" calcext:value-type="float">
            <text:p>109394</text:p>
          </table:table-cell>
          <table:table-cell office:value-type="float" office:value="77033" calcext:value-type="float">
            <text:p>77033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4257" calcext:value-type="float">
            <text:p>104257</text:p>
          </table:table-cell>
          <table:table-cell office:value-type="float" office:value="70345" calcext:value-type="float">
            <text:p>70345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06621" calcext:value-type="float">
            <text:p>106621</text:p>
          </table:table-cell>
          <table:table-cell office:value-type="float" office:value="77979" calcext:value-type="float">
            <text:p>77979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0284" calcext:value-type="float">
            <text:p>110284</text:p>
          </table:table-cell>
          <table:table-cell office:value-type="float" office:value="89920" calcext:value-type="float">
            <text:p>8992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--Bulkley Valley</text:p>
          </table:table-cell>
          <table:table-cell office:value-type="float" office:value="99474" calcext:value-type="float">
            <text:p>99474</text:p>
          </table:table-cell>
          <table:table-cell office:value-type="float" office:value="60810" calcext:value-type="float">
            <text:p>6081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Cloverdale</text:p>
          </table:table-cell>
          <table:table-cell office:value-type="float" office:value="99317" calcext:value-type="float">
            <text:p>99317</text:p>
          </table:table-cell>
          <table:table-cell office:value-type="float" office:value="81122" calcext:value-type="float">
            <text:p>81122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6904" calcext:value-type="float">
            <text:p>106904</text:p>
          </table:table-cell>
          <table:table-cell office:value-type="float" office:value="64897" calcext:value-type="float">
            <text:p>64897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05998" calcext:value-type="float">
            <text:p>105998</text:p>
          </table:table-cell>
          <table:table-cell office:value-type="float" office:value="92284" calcext:value-type="float">
            <text:p>92284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76678" calcext:value-type="float">
            <text:p>7667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09380" calcext:value-type="float">
            <text:p>109380</text:p>
          </table:table-cell>
          <table:table-cell office:value-type="float" office:value="84200" calcext:value-type="float">
            <text:p>842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5325" calcext:value-type="float">
            <text:p>115325</text:p>
          </table:table-cell>
          <table:table-cell office:value-type="float" office:value="79058" calcext:value-type="float">
            <text:p>7905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2985" calcext:value-type="float">
            <text:p>112985</text:p>
          </table:table-cell>
          <table:table-cell office:value-type="float" office:value="86513" calcext:value-type="float">
            <text:p>86513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13063" calcext:value-type="float">
            <text:p>113063</text:p>
          </table:table-cell>
          <table:table-cell office:value-type="float" office:value="77848" calcext:value-type="float">
            <text:p>7784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4561" calcext:value-type="float">
            <text:p>104561</text:p>
          </table:table-cell>
          <table:table-cell office:value-type="float" office:value="87546" calcext:value-type="float">
            <text:p>8754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4572" calcext:value-type="float">
            <text:p>124572</text:p>
          </table:table-cell>
          <table:table-cell office:value-type="float" office:value="93360" calcext:value-type="float">
            <text:p>9336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28674" calcext:value-type="float">
            <text:p>28674</text:p>
          </table:table-cell>
          <table:table-cell office:value-type="float" office:value="21493" calcext:value-type="float">
            <text:p>21493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7360" calcext:value-type="float">
            <text:p>37360</text:p>
          </table:table-cell>
          <table:table-cell office:value-type="float" office:value="28792" calcext:value-type="float">
            <text:p>2879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6745" calcext:value-type="float">
            <text:p>26745</text:p>
          </table:table-cell>
          <table:table-cell office:value-type="float" office:value="17088" calcext:value-type="float">
            <text:p>17088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</table:table>
      <table:table table:name="40" table:style-name="ta1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Avalon</text:p>
          </table:table-cell>
          <table:table-cell office:value-type="float" office:value="78381" calcext:value-type="float">
            <text:p>78381</text:p>
          </table:table-cell>
          <table:table-cell office:value-type="float" office:value="63882" calcext:value-type="float">
            <text:p>63882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6394" calcext:value-type="float">
            <text:p>86394</text:p>
          </table:table-cell>
          <table:table-cell office:value-type="float" office:value="69828" calcext:value-type="float">
            <text:p>69828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3171" calcext:value-type="float">
            <text:p>73171</text:p>
          </table:table-cell>
          <table:table-cell office:value-type="float" office:value="59797" calcext:value-type="float">
            <text:p>5979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6364" calcext:value-type="float">
            <text:p>26364</text:p>
          </table:table-cell>
          <table:table-cell office:value-type="float" office:value="20175" calcext:value-type="float">
            <text:p>2017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1219" calcext:value-type="float">
            <text:p>71219</text:p>
          </table:table-cell>
          <table:table-cell office:value-type="float" office:value="57209" calcext:value-type="float">
            <text:p>57209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88002" calcext:value-type="float">
            <text:p>88002</text:p>
          </table:table-cell>
          <table:table-cell office:value-type="float" office:value="73053" calcext:value-type="float">
            <text:p>7305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South--Mount Pearl</text:p>
          </table:table-cell>
          <table:table-cell office:value-type="float" office:value="81938" calcext:value-type="float">
            <text:p>81938</text:p>
          </table:table-cell>
          <table:table-cell office:value-type="float" office:value="66467" calcext:value-type="float">
            <text:p>66467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5067" calcext:value-type="float">
            <text:p>35067</text:p>
          </table:table-cell>
          <table:table-cell office:value-type="float" office:value="27374" calcext:value-type="float">
            <text:p>27374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harlottetown</text:p>
          </table:table-cell>
          <table:table-cell office:value-type="float" office:value="32174" calcext:value-type="float">
            <text:p>32174</text:p>
          </table:table-cell>
          <table:table-cell office:value-type="float" office:value="27083" calcext:value-type="float">
            <text:p>2708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814" calcext:value-type="float">
            <text:p>34814</text:p>
          </table:table-cell>
          <table:table-cell office:value-type="float" office:value="27256" calcext:value-type="float">
            <text:p>2725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796" calcext:value-type="float">
            <text:p>33796</text:p>
          </table:table-cell>
          <table:table-cell office:value-type="float" office:value="26498" calcext:value-type="float">
            <text:p>26498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Canso</text:p>
          </table:table-cell>
          <table:table-cell office:value-type="float" office:value="71968" calcext:value-type="float">
            <text:p>71968</text:p>
          </table:table-cell>
          <table:table-cell office:value-type="float" office:value="57753" calcext:value-type="float">
            <text:p>57753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2966" calcext:value-type="float">
            <text:p>72966</text:p>
          </table:table-cell>
          <table:table-cell office:value-type="float" office:value="58863" calcext:value-type="float">
            <text:p>58863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895" calcext:value-type="float">
            <text:p>87895</text:p>
          </table:table-cell>
          <table:table-cell office:value-type="float" office:value="68831" calcext:value-type="float">
            <text:p>68831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--Cole Harbour</text:p>
          </table:table-cell>
          <table:table-cell office:value-type="float" office:value="87886" calcext:value-type="float">
            <text:p>87886</text:p>
          </table:table-cell>
          <table:table-cell office:value-type="float" office:value="69469" calcext:value-type="float">
            <text:p>6946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9448" calcext:value-type="float">
            <text:p>89448</text:p>
          </table:table-cell>
          <table:table-cell office:value-type="float" office:value="74717" calcext:value-type="float">
            <text:p>74717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88756" calcext:value-type="float">
            <text:p>88756</text:p>
          </table:table-cell>
          <table:table-cell office:value-type="float" office:value="69960" calcext:value-type="float">
            <text:p>6996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81531" calcext:value-type="float">
            <text:p>81531</text:p>
          </table:table-cell>
          <table:table-cell office:value-type="float" office:value="64593" calcext:value-type="float">
            <text:p>6459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Eastern Shore</text:p>
          </table:table-cell>
          <table:table-cell office:value-type="float" office:value="86963" calcext:value-type="float">
            <text:p>86963</text:p>
          </table:table-cell>
          <table:table-cell office:value-type="float" office:value="67786" calcext:value-type="float">
            <text:p>6778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2855" calcext:value-type="float">
            <text:p>82855</text:p>
          </table:table-cell>
          <table:table-cell office:value-type="float" office:value="66733" calcext:value-type="float">
            <text:p>66733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76801" calcext:value-type="float">
            <text:p>76801</text:p>
          </table:table-cell>
          <table:table-cell office:value-type="float" office:value="61448" calcext:value-type="float">
            <text:p>61448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86393" calcext:value-type="float">
            <text:p>86393</text:p>
          </table:table-cell>
          <table:table-cell office:value-type="float" office:value="67722" calcext:value-type="float">
            <text:p>67722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8948" calcext:value-type="float">
            <text:p>78948</text:p>
          </table:table-cell>
          <table:table-cell office:value-type="float" office:value="66509" calcext:value-type="float">
            <text:p>66509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76259" calcext:value-type="float">
            <text:p>76259</text:p>
          </table:table-cell>
          <table:table-cell office:value-type="float" office:value="62790" calcext:value-type="float">
            <text:p>6279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5886" calcext:value-type="float">
            <text:p>85886</text:p>
          </table:table-cell>
          <table:table-cell office:value-type="float" office:value="68368" calcext:value-type="float">
            <text:p>68368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 Royal</text:p>
          </table:table-cell>
          <table:table-cell office:value-type="float" office:value="69471" calcext:value-type="float">
            <text:p>69471</text:p>
          </table:table-cell>
          <table:table-cell office:value-type="float" office:value="54978" calcext:value-type="float">
            <text:p>54978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93" calcext:value-type="float">
            <text:p>62593</text:p>
          </table:table-cell>
          <table:table-cell office:value-type="float" office:value="52222" calcext:value-type="float">
            <text:p>5222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3844" calcext:value-type="float">
            <text:p>53844</text:p>
          </table:table-cell>
          <table:table-cell office:value-type="float" office:value="44113" calcext:value-type="float">
            <text:p>44113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334" calcext:value-type="float">
            <text:p>89334</text:p>
          </table:table-cell>
          <table:table-cell office:value-type="float" office:value="74660" calcext:value-type="float">
            <text:p>74660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3232" calcext:value-type="float">
            <text:p>63232</text:p>
          </table:table-cell>
          <table:table-cell office:value-type="float" office:value="49273" calcext:value-type="float">
            <text:p>4927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82078" calcext:value-type="float">
            <text:p>82078</text:p>
          </table:table-cell>
          <table:table-cell office:value-type="float" office:value="64868" calcext:value-type="float">
            <text:p>64868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8352" calcext:value-type="float">
            <text:p>68352</text:p>
          </table:table-cell>
          <table:table-cell office:value-type="float" office:value="53203" calcext:value-type="float">
            <text:p>53203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894" calcext:value-type="float">
            <text:p>80894</text:p>
          </table:table-cell>
          <table:table-cell office:value-type="float" office:value="57492" calcext:value-type="float">
            <text:p>5749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5" calcext:value-type="float">
            <text:p>102795</text:p>
          </table:table-cell>
          <table:table-cell office:value-type="float" office:value="80456" calcext:value-type="float">
            <text:p>80456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0471" calcext:value-type="float">
            <text:p>100471</text:p>
          </table:table-cell>
          <table:table-cell office:value-type="float" office:value="73391" calcext:value-type="float">
            <text:p>73391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lfred-Pellan</text:p>
          </table:table-cell>
          <table:table-cell office:value-type="float" office:value="104765" calcext:value-type="float">
            <text:p>104765</text:p>
          </table:table-cell>
          <table:table-cell office:value-type="float" office:value="81766" calcext:value-type="float">
            <text:p>81766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11534" calcext:value-type="float">
            <text:p>111534</text:p>
          </table:table-cell>
          <table:table-cell office:value-type="float" office:value="91705" calcext:value-type="float">
            <text:p>91705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1745" calcext:value-type="float">
            <text:p>91745</text:p>
          </table:table-cell>
          <table:table-cell office:value-type="float" office:value="76352" calcext:value-type="float">
            <text:p>76352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103617" calcext:value-type="float">
            <text:p>103617</text:p>
          </table:table-cell>
          <table:table-cell office:value-type="float" office:value="83205" calcext:value-type="float">
            <text:p>83205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106856" calcext:value-type="float">
            <text:p>106856</text:p>
          </table:table-cell>
          <table:table-cell office:value-type="float" office:value="86431" calcext:value-type="float">
            <text:p>86431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Limoilou</text:p>
          </table:table-cell>
          <table:table-cell office:value-type="float" office:value="101331" calcext:value-type="float">
            <text:p>101331</text:p>
          </table:table-cell>
          <table:table-cell office:value-type="float" office:value="83834" calcext:value-type="float">
            <text:p>8383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askinongé</text:p>
          </table:table-cell>
          <table:table-cell office:value-type="float" office:value="107911" calcext:value-type="float">
            <text:p>107911</text:p>
          </table:table-cell>
          <table:table-cell office:value-type="float" office:value="88326" calcext:value-type="float">
            <text:p>88326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100683" calcext:value-type="float">
            <text:p>100683</text:p>
          </table:table-cell>
          <table:table-cell office:value-type="float" office:value="69612" calcext:value-type="float">
            <text:p>69612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92591" calcext:value-type="float">
            <text:p>92591</text:p>
          </table:table-cell>
          <table:table-cell office:value-type="float" office:value="76636" calcext:value-type="float">
            <text:p>76636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113985" calcext:value-type="float">
            <text:p>113985</text:p>
          </table:table-cell>
          <table:table-cell office:value-type="float" office:value="91662" calcext:value-type="float">
            <text:p>9166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--Borduas</text:p>
          </table:table-cell>
          <table:table-cell office:value-type="float" office:value="116925" calcext:value-type="float">
            <text:p>116925</text:p>
          </table:table-cell>
          <table:table-cell office:value-type="float" office:value="93922" calcext:value-type="float">
            <text:p>93922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4522" calcext:value-type="float">
            <text:p>94522</text:p>
          </table:table-cell>
          <table:table-cell office:value-type="float" office:value="79791" calcext:value-type="float">
            <text:p>79791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7165" calcext:value-type="float">
            <text:p>107165</text:p>
          </table:table-cell>
          <table:table-cell office:value-type="float" office:value="84347" calcext:value-type="float">
            <text:p>84347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96483" calcext:value-type="float">
            <text:p>96483</text:p>
          </table:table-cell>
          <table:table-cell office:value-type="float" office:value="77959" calcext:value-type="float">
            <text:p>77959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100148" calcext:value-type="float">
            <text:p>100148</text:p>
          </table:table-cell>
          <table:table-cell office:value-type="float" office:value="78050" calcext:value-type="float">
            <text:p>78050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92982" calcext:value-type="float">
            <text:p>92982</text:p>
          </table:table-cell>
          <table:table-cell office:value-type="float" office:value="74630" calcext:value-type="float">
            <text:p>74630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2007" calcext:value-type="float">
            <text:p>82007</text:p>
          </table:table-cell>
          <table:table-cell office:value-type="float" office:value="68270" calcext:value-type="float">
            <text:p>68270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8742" calcext:value-type="float">
            <text:p>108742</text:p>
          </table:table-cell>
          <table:table-cell office:value-type="float" office:value="85970" calcext:value-type="float">
            <text:p>85970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3140" calcext:value-type="float">
            <text:p>73140</text:p>
          </table:table-cell>
          <table:table-cell office:value-type="float" office:value="59340" calcext:value-type="float">
            <text:p>59340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</text:p>
          </table:table-cell>
          <table:table-cell office:value-type="float" office:value="100915" calcext:value-type="float">
            <text:p>100915</text:p>
          </table:table-cell>
          <table:table-cell office:value-type="float" office:value="79542" calcext:value-type="float">
            <text:p>79542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noré-Mercier</text:p>
          </table:table-cell>
          <table:table-cell office:value-type="float" office:value="106196" calcext:value-type="float">
            <text:p>106196</text:p>
          </table:table-cell>
          <table:table-cell office:value-type="float" office:value="80429" calcext:value-type="float">
            <text:p>80429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110902" calcext:value-type="float">
            <text:p>110902</text:p>
          </table:table-cell>
          <table:table-cell office:value-type="float" office:value="87036" calcext:value-type="float">
            <text:p>87036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eanne-Le Ber</text:p>
          </table:table-cell>
          <table:table-cell office:value-type="float" office:value="112863" calcext:value-type="float">
            <text:p>112863</text:p>
          </table:table-cell>
          <table:table-cell office:value-type="float" office:value="86201" calcext:value-type="float">
            <text:p>86201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108169" calcext:value-type="float">
            <text:p>108169</text:p>
          </table:table-cell>
          <table:table-cell office:value-type="float" office:value="87702" calcext:value-type="float">
            <text:p>87702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--Alma</text:p>
          </table:table-cell>
          <table:table-cell office:value-type="float" office:value="97232" calcext:value-type="float">
            <text:p>97232</text:p>
          </table:table-cell>
          <table:table-cell office:value-type="float" office:value="79322" calcext:value-type="float">
            <text:p>79322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5622" calcext:value-type="float">
            <text:p>105622</text:p>
          </table:table-cell>
          <table:table-cell office:value-type="float" office:value="80707" calcext:value-type="float">
            <text:p>80707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ointe-de-l'Île</text:p>
          </table:table-cell>
          <table:table-cell office:value-type="float" office:value="99685" calcext:value-type="float">
            <text:p>99685</text:p>
          </table:table-cell>
          <table:table-cell office:value-type="float" office:value="79049" calcext:value-type="float">
            <text:p>79049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100327" calcext:value-type="float">
            <text:p>100327</text:p>
          </table:table-cell>
          <table:table-cell office:value-type="float" office:value="74505" calcext:value-type="float">
            <text:p>74505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--Labelle</text:p>
          </table:table-cell>
          <table:table-cell office:value-type="float" office:value="105884" calcext:value-type="float">
            <text:p>105884</text:p>
          </table:table-cell>
          <table:table-cell office:value-type="float" office:value="88692" calcext:value-type="float">
            <text:p>8869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101758" calcext:value-type="float">
            <text:p>101758</text:p>
          </table:table-cell>
          <table:table-cell office:value-type="float" office:value="79182" calcext:value-type="float">
            <text:p>79182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102230" calcext:value-type="float">
            <text:p>102230</text:p>
          </table:table-cell>
          <table:table-cell office:value-type="float" office:value="82362" calcext:value-type="float">
            <text:p>82362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-Les Îles</text:p>
          </table:table-cell>
          <table:table-cell office:value-type="float" office:value="111958" calcext:value-type="float">
            <text:p>111958</text:p>
          </table:table-cell>
          <table:table-cell office:value-type="float" office:value="87749" calcext:value-type="float">
            <text:p>87749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-Bellechasse</text:p>
          </table:table-cell>
          <table:table-cell office:value-type="float" office:value="105927" calcext:value-type="float">
            <text:p>105927</text:p>
          </table:table-cell>
          <table:table-cell office:value-type="float" office:value="87830" calcext:value-type="float">
            <text:p>87830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8032" calcext:value-type="float">
            <text:p>98032</text:p>
          </table:table-cell>
          <table:table-cell office:value-type="float" office:value="77111" calcext:value-type="float">
            <text:p>77111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100454" calcext:value-type="float">
            <text:p>100454</text:p>
          </table:table-cell>
          <table:table-cell office:value-type="float" office:value="79721" calcext:value-type="float">
            <text:p>79721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101730" calcext:value-type="float">
            <text:p>101730</text:p>
          </table:table-cell>
          <table:table-cell office:value-type="float" office:value="83272" calcext:value-type="float">
            <text:p>8327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Saint-Laurent</text:p>
          </table:table-cell>
          <table:table-cell office:value-type="float" office:value="96286" calcext:value-type="float">
            <text:p>96286</text:p>
          </table:table-cell>
          <table:table-cell office:value-type="float" office:value="81053" calcext:value-type="float">
            <text:p>8105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83608" calcext:value-type="float">
            <text:p>83608</text:p>
          </table:table-cell>
          <table:table-cell office:value-type="float" office:value="63886" calcext:value-type="float">
            <text:p>63886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rc-Aurèle-Fortin</text:p>
          </table:table-cell>
          <table:table-cell office:value-type="float" office:value="107149" calcext:value-type="float">
            <text:p>107149</text:p>
          </table:table-cell>
          <table:table-cell office:value-type="float" office:value="84243" calcext:value-type="float">
            <text:p>8424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L'Érable</text:p>
          </table:table-cell>
          <table:table-cell office:value-type="float" office:value="87078" calcext:value-type="float">
            <text:p>87078</text:p>
          </table:table-cell>
          <table:table-cell office:value-type="float" office:value="69864" calcext:value-type="float">
            <text:p>69864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calm</text:p>
          </table:table-cell>
          <table:table-cell office:value-type="float" office:value="122825" calcext:value-type="float">
            <text:p>122825</text:p>
          </table:table-cell>
          <table:table-cell office:value-type="float" office:value="99604" calcext:value-type="float">
            <text:p>99604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492" calcext:value-type="float">
            <text:p>97492</text:p>
          </table:table-cell>
          <table:table-cell office:value-type="float" office:value="78377" calcext:value-type="float">
            <text:p>78377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90535" calcext:value-type="float">
            <text:p>90535</text:p>
          </table:table-cell>
          <table:table-cell office:value-type="float" office:value="74813" calcext:value-type="float">
            <text:p>74813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8888" calcext:value-type="float">
            <text:p>98888</text:p>
          </table:table-cell>
          <table:table-cell office:value-type="float" office:value="68211" calcext:value-type="float">
            <text:p>6821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4715" calcext:value-type="float">
            <text:p>104715</text:p>
          </table:table-cell>
          <table:table-cell office:value-type="float" office:value="76119" calcext:value-type="float">
            <text:p>76119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771" calcext:value-type="float">
            <text:p>95771</text:p>
          </table:table-cell>
          <table:table-cell office:value-type="float" office:value="64556" calcext:value-type="float">
            <text:p>64556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</text:p>
          </table:table-cell>
          <table:table-cell office:value-type="float" office:value="101019" calcext:value-type="float">
            <text:p>101019</text:p>
          </table:table-cell>
          <table:table-cell office:value-type="float" office:value="70115" calcext:value-type="float">
            <text:p>70115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05504" calcext:value-type="float">
            <text:p>105504</text:p>
          </table:table-cell>
          <table:table-cell office:value-type="float" office:value="79630" calcext:value-type="float">
            <text:p>7963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</text:p>
          </table:table-cell>
          <table:table-cell office:value-type="float" office:value="99589" calcext:value-type="float">
            <text:p>99589</text:p>
          </table:table-cell>
          <table:table-cell office:value-type="float" office:value="79149" calcext:value-type="float">
            <text:p>79149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93526" calcext:value-type="float">
            <text:p>93526</text:p>
          </table:table-cell>
          <table:table-cell office:value-type="float" office:value="75771" calcext:value-type="float">
            <text:p>75771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5433" calcext:value-type="float">
            <text:p>95433</text:p>
          </table:table-cell>
          <table:table-cell office:value-type="float" office:value="81468" calcext:value-type="float">
            <text:p>81468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9636" calcext:value-type="float">
            <text:p>109636</text:p>
          </table:table-cell>
          <table:table-cell office:value-type="float" office:value="90070" calcext:value-type="float">
            <text:p>90070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100116" calcext:value-type="float">
            <text:p>100116</text:p>
          </table:table-cell>
          <table:table-cell office:value-type="float" office:value="80362" calcext:value-type="float">
            <text:p>80362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453" calcext:value-type="float">
            <text:p>84453</text:p>
          </table:table-cell>
          <table:table-cell office:value-type="float" office:value="68055" calcext:value-type="float">
            <text:p>68055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7258" calcext:value-type="float">
            <text:p>97258</text:p>
          </table:table-cell>
          <table:table-cell office:value-type="float" office:value="77006" calcext:value-type="float">
            <text:p>77006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Nord</text:p>
          </table:table-cell>
          <table:table-cell office:value-type="float" office:value="101576" calcext:value-type="float">
            <text:p>101576</text:p>
          </table:table-cell>
          <table:table-cell office:value-type="float" office:value="85179" calcext:value-type="float">
            <text:p>85179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--Lac-Saint-Jean</text:p>
          </table:table-cell>
          <table:table-cell office:value-type="float" office:value="78895" calcext:value-type="float">
            <text:p>78895</text:p>
          </table:table-cell>
          <table:table-cell office:value-type="float" office:value="63240" calcext:value-type="float">
            <text:p>63240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5864" calcext:value-type="float">
            <text:p>105864</text:p>
          </table:table-cell>
          <table:table-cell office:value-type="float" office:value="82037" calcext:value-type="float">
            <text:p>82037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1416" calcext:value-type="float">
            <text:p>101416</text:p>
          </table:table-cell>
          <table:table-cell office:value-type="float" office:value="79183" calcext:value-type="float">
            <text:p>7918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5983" calcext:value-type="float">
            <text:p>95983</text:p>
          </table:table-cell>
          <table:table-cell office:value-type="float" office:value="77536" calcext:value-type="float">
            <text:p>77536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102902" calcext:value-type="float">
            <text:p>102902</text:p>
          </table:table-cell>
          <table:table-cell office:value-type="float" office:value="82869" calcext:value-type="float">
            <text:p>82869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4541" calcext:value-type="float">
            <text:p>94541</text:p>
          </table:table-cell>
          <table:table-cell office:value-type="float" office:value="73935" calcext:value-type="float">
            <text:p>73935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9015" calcext:value-type="float">
            <text:p>109015</text:p>
          </table:table-cell>
          <table:table-cell office:value-type="float" office:value="76777" calcext:value-type="float">
            <text:p>76777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4786" calcext:value-type="float">
            <text:p>104786</text:p>
          </table:table-cell>
          <table:table-cell office:value-type="float" office:value="71692" calcext:value-type="float">
            <text:p>7169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6968" calcext:value-type="float">
            <text:p>96968</text:p>
          </table:table-cell>
          <table:table-cell office:value-type="float" office:value="80032" calcext:value-type="float">
            <text:p>80032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651" calcext:value-type="float">
            <text:p>81651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101681" calcext:value-type="float">
            <text:p>101681</text:p>
          </table:table-cell>
          <table:table-cell office:value-type="float" office:value="81990" calcext:value-type="float">
            <text:p>81990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107694" calcext:value-type="float">
            <text:p>107694</text:p>
          </table:table-cell>
          <table:table-cell office:value-type="float" office:value="83300" calcext:value-type="float">
            <text:p>83300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4272" calcext:value-type="float">
            <text:p>94272</text:p>
          </table:table-cell>
          <table:table-cell office:value-type="float" office:value="78105" calcext:value-type="float">
            <text:p>78105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Soulanges</text:p>
          </table:table-cell>
          <table:table-cell office:value-type="float" office:value="120395" calcext:value-type="float">
            <text:p>120395</text:p>
          </table:table-cell>
          <table:table-cell office:value-type="float" office:value="97618" calcext:value-type="float">
            <text:p>97618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97726" calcext:value-type="float">
            <text:p>97726</text:p>
          </table:table-cell>
          <table:table-cell office:value-type="float" office:value="76596" calcext:value-type="float">
            <text:p>76596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100360" calcext:value-type="float">
            <text:p>100360</text:p>
          </table:table-cell>
          <table:table-cell office:value-type="float" office:value="77112" calcext:value-type="float">
            <text:p>77112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17183" calcext:value-type="float">
            <text:p>117183</text:p>
          </table:table-cell>
          <table:table-cell office:value-type="float" office:value="86159" calcext:value-type="float">
            <text:p>8615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7961" calcext:value-type="float">
            <text:p>77961</text:p>
          </table:table-cell>
          <table:table-cell office:value-type="float" office:value="59595" calcext:value-type="float">
            <text:p>59595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11844" calcext:value-type="float">
            <text:p>111844</text:p>
          </table:table-cell>
          <table:table-cell office:value-type="float" office:value="85039" calcext:value-type="float">
            <text:p>8503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28430" calcext:value-type="float">
            <text:p>128430</text:p>
          </table:table-cell>
          <table:table-cell office:value-type="float" office:value="91447" calcext:value-type="float">
            <text:p>9144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4831" calcext:value-type="float">
            <text:p>104831</text:p>
          </table:table-cell>
          <table:table-cell office:value-type="float" office:value="73832" calcext:value-type="float">
            <text:p>73832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52698" calcext:value-type="float">
            <text:p>152698</text:p>
          </table:table-cell>
          <table:table-cell office:value-type="float" office:value="100002" calcext:value-type="float">
            <text:p>10000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31797" calcext:value-type="float">
            <text:p>131797</text:p>
          </table:table-cell>
          <table:table-cell office:value-type="float" office:value="84239" calcext:value-type="float">
            <text:p>84239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</text:p>
          </table:table-cell>
          <table:table-cell office:value-type="float" office:value="170422" calcext:value-type="float">
            <text:p>170422</text:p>
          </table:table-cell>
          <table:table-cell office:value-type="float" office:value="109151" calcext:value-type="float">
            <text:p>10915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25136" calcext:value-type="float">
            <text:p>125136</text:p>
          </table:table-cell>
          <table:table-cell office:value-type="float" office:value="93181" calcext:value-type="float">
            <text:p>93181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5947" calcext:value-type="float">
            <text:p>105947</text:p>
          </table:table-cell>
          <table:table-cell office:value-type="float" office:value="78882" calcext:value-type="float">
            <text:p>78882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8310" calcext:value-type="float">
            <text:p>118310</text:p>
          </table:table-cell>
          <table:table-cell office:value-type="float" office:value="90949" calcext:value-type="float">
            <text:p>90949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9434" calcext:value-type="float">
            <text:p>129434</text:p>
          </table:table-cell>
          <table:table-cell office:value-type="float" office:value="91935" calcext:value-type="float">
            <text:p>9193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28915" calcext:value-type="float">
            <text:p>128915</text:p>
          </table:table-cell>
          <table:table-cell office:value-type="float" office:value="99002" calcext:value-type="float">
            <text:p>99002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9484" calcext:value-type="float">
            <text:p>109484</text:p>
          </table:table-cell>
          <table:table-cell office:value-type="float" office:value="74973" calcext:value-type="float">
            <text:p>74973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4615" calcext:value-type="float">
            <text:p>104615</text:p>
          </table:table-cell>
          <table:table-cell office:value-type="float" office:value="66189" calcext:value-type="float">
            <text:p>6618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09640" calcext:value-type="float">
            <text:p>109640</text:p>
          </table:table-cell>
          <table:table-cell office:value-type="float" office:value="71366" calcext:value-type="float">
            <text:p>71366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17083" calcext:value-type="float">
            <text:p>117083</text:p>
          </table:table-cell>
          <table:table-cell office:value-type="float" office:value="80864" calcext:value-type="float">
            <text:p>80864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1486" calcext:value-type="float">
            <text:p>111486</text:p>
          </table:table-cell>
          <table:table-cell office:value-type="float" office:value="77607" calcext:value-type="float">
            <text:p>77607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8500" calcext:value-type="float">
            <text:p>118500</text:p>
          </table:table-cell>
          <table:table-cell office:value-type="float" office:value="87636" calcext:value-type="float">
            <text:p>87636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0066" calcext:value-type="float">
            <text:p>110066</text:p>
          </table:table-cell>
          <table:table-cell office:value-type="float" office:value="73168" calcext:value-type="float">
            <text:p>73168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028" calcext:value-type="float">
            <text:p>110028</text:p>
          </table:table-cell>
          <table:table-cell office:value-type="float" office:value="79894" calcext:value-type="float">
            <text:p>79894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3872" calcext:value-type="float">
            <text:p>123872</text:p>
          </table:table-cell>
          <table:table-cell office:value-type="float" office:value="88847" calcext:value-type="float">
            <text:p>88847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11349" calcext:value-type="float">
            <text:p>111349</text:p>
          </table:table-cell>
          <table:table-cell office:value-type="float" office:value="80789" calcext:value-type="float">
            <text:p>80789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4641" calcext:value-type="float">
            <text:p>114641</text:p>
          </table:table-cell>
          <table:table-cell office:value-type="float" office:value="86386" calcext:value-type="float">
            <text:p>86386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8501" calcext:value-type="float">
            <text:p>108501</text:p>
          </table:table-cell>
          <table:table-cell office:value-type="float" office:value="63700" calcext:value-type="float">
            <text:p>6370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4309" calcext:value-type="float">
            <text:p>104309</text:p>
          </table:table-cell>
          <table:table-cell office:value-type="float" office:value="81182" calcext:value-type="float">
            <text:p>81182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14943" calcext:value-type="float">
            <text:p>114943</text:p>
          </table:table-cell>
          <table:table-cell office:value-type="float" office:value="91463" calcext:value-type="float">
            <text:p>9146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7775" calcext:value-type="float">
            <text:p>107775</text:p>
          </table:table-cell>
          <table:table-cell office:value-type="float" office:value="79362" calcext:value-type="float">
            <text:p>79362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9141" calcext:value-type="float">
            <text:p>119141</text:p>
          </table:table-cell>
          <table:table-cell office:value-type="float" office:value="90680" calcext:value-type="float">
            <text:p>9068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51943" calcext:value-type="float">
            <text:p>151943</text:p>
          </table:table-cell>
          <table:table-cell office:value-type="float" office:value="115255" calcext:value-type="float">
            <text:p>115255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</text:p>
          </table:table-cell>
          <table:table-cell office:value-type="float" office:value="117509" calcext:value-type="float">
            <text:p>117509</text:p>
          </table:table-cell>
          <table:table-cell office:value-type="float" office:value="81170" calcext:value-type="float">
            <text:p>8117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</text:p>
          </table:table-cell>
          <table:table-cell office:value-type="float" office:value="116434" calcext:value-type="float">
            <text:p>116434</text:p>
          </table:table-cell>
          <table:table-cell office:value-type="float" office:value="85802" calcext:value-type="float">
            <text:p>8580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22729" calcext:value-type="float">
            <text:p>122729</text:p>
          </table:table-cell>
          <table:table-cell office:value-type="float" office:value="88620" calcext:value-type="float">
            <text:p>88620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313" calcext:value-type="float">
            <text:p>104313</text:p>
          </table:table-cell>
          <table:table-cell office:value-type="float" office:value="76964" calcext:value-type="float">
            <text:p>76964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4291" calcext:value-type="float">
            <text:p>64291</text:p>
          </table:table-cell>
          <table:table-cell office:value-type="float" office:value="42794" calcext:value-type="float">
            <text:p>42794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9069" calcext:value-type="float">
            <text:p>119069</text:p>
          </table:table-cell>
          <table:table-cell office:value-type="float" office:value="96955" calcext:value-type="float">
            <text:p>96955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7540" calcext:value-type="float">
            <text:p>107540</text:p>
          </table:table-cell>
          <table:table-cell office:value-type="float" office:value="79062" calcext:value-type="float">
            <text:p>79062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114405" calcext:value-type="float">
            <text:p>114405</text:p>
          </table:table-cell>
          <table:table-cell office:value-type="float" office:value="84665" calcext:value-type="float">
            <text:p>84665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26742" calcext:value-type="float">
            <text:p>126742</text:p>
          </table:table-cell>
          <table:table-cell office:value-type="float" office:value="97511" calcext:value-type="float">
            <text:p>9751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7635" calcext:value-type="float">
            <text:p>107635</text:p>
          </table:table-cell>
          <table:table-cell office:value-type="float" office:value="78559" calcext:value-type="float">
            <text:p>78559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7389" calcext:value-type="float">
            <text:p>117389</text:p>
          </table:table-cell>
          <table:table-cell office:value-type="float" office:value="88966" calcext:value-type="float">
            <text:p>8896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9206" calcext:value-type="float">
            <text:p>99206</text:p>
          </table:table-cell>
          <table:table-cell office:value-type="float" office:value="75075" calcext:value-type="float">
            <text:p>75075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218" calcext:value-type="float">
            <text:p>107218</text:p>
          </table:table-cell>
          <table:table-cell office:value-type="float" office:value="74810" calcext:value-type="float">
            <text:p>7481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15250" calcext:value-type="float">
            <text:p>115250</text:p>
          </table:table-cell>
          <table:table-cell office:value-type="float" office:value="94684" calcext:value-type="float">
            <text:p>94684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8335" calcext:value-type="float">
            <text:p>118335</text:p>
          </table:table-cell>
          <table:table-cell office:value-type="float" office:value="91711" calcext:value-type="float">
            <text:p>9171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27191" calcext:value-type="float">
            <text:p>127191</text:p>
          </table:table-cell>
          <table:table-cell office:value-type="float" office:value="88931" calcext:value-type="float">
            <text:p>8893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</text:p>
          </table:table-cell>
          <table:table-cell office:value-type="float" office:value="136470" calcext:value-type="float">
            <text:p>136470</text:p>
          </table:table-cell>
          <table:table-cell office:value-type="float" office:value="90777" calcext:value-type="float">
            <text:p>90777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</text:p>
          </table:table-cell>
          <table:table-cell office:value-type="float" office:value="126642" calcext:value-type="float">
            <text:p>126642</text:p>
          </table:table-cell>
          <table:table-cell office:value-type="float" office:value="83582" calcext:value-type="float">
            <text:p>83582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43361" calcext:value-type="float">
            <text:p>143361</text:p>
          </table:table-cell>
          <table:table-cell office:value-type="float" office:value="99774" calcext:value-type="float">
            <text:p>9977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10932" calcext:value-type="float">
            <text:p>110932</text:p>
          </table:table-cell>
          <table:table-cell office:value-type="float" office:value="77479" calcext:value-type="float">
            <text:p>77479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30033" calcext:value-type="float">
            <text:p>130033</text:p>
          </table:table-cell>
          <table:table-cell office:value-type="float" office:value="85008" calcext:value-type="float">
            <text:p>85008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33245" calcext:value-type="float">
            <text:p>133245</text:p>
          </table:table-cell>
          <table:table-cell office:value-type="float" office:value="103414" calcext:value-type="float">
            <text:p>10341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21924" calcext:value-type="float">
            <text:p>121924</text:p>
          </table:table-cell>
          <table:table-cell office:value-type="float" office:value="86113" calcext:value-type="float">
            <text:p>8611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6696" calcext:value-type="float">
            <text:p>126696</text:p>
          </table:table-cell>
          <table:table-cell office:value-type="float" office:value="94676" calcext:value-type="float">
            <text:p>94676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</text:p>
          </table:table-cell>
          <table:table-cell office:value-type="float" office:value="111024" calcext:value-type="float">
            <text:p>111024</text:p>
          </table:table-cell>
          <table:table-cell office:value-type="float" office:value="85132" calcext:value-type="float">
            <text:p>85132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377" calcext:value-type="float">
            <text:p>89377</text:p>
          </table:table-cell>
          <table:table-cell office:value-type="float" office:value="71107" calcext:value-type="float">
            <text:p>71107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63" calcext:value-type="float">
            <text:p>90963</text:p>
          </table:table-cell>
          <table:table-cell office:value-type="float" office:value="70178" calcext:value-type="float">
            <text:p>70178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23706" calcext:value-type="float">
            <text:p>123706</text:p>
          </table:table-cell>
          <table:table-cell office:value-type="float" office:value="93620" calcext:value-type="float">
            <text:p>9362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69642" calcext:value-type="float">
            <text:p>169642</text:p>
          </table:table-cell>
          <table:table-cell office:value-type="float" office:value="136755" calcext:value-type="float">
            <text:p>136755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3714" calcext:value-type="float">
            <text:p>113714</text:p>
          </table:table-cell>
          <table:table-cell office:value-type="float" office:value="83752" calcext:value-type="float">
            <text:p>83752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6881" calcext:value-type="float">
            <text:p>116881</text:p>
          </table:table-cell>
          <table:table-cell office:value-type="float" office:value="87638" calcext:value-type="float">
            <text:p>87638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09336" calcext:value-type="float">
            <text:p>109336</text:p>
          </table:table-cell>
          <table:table-cell office:value-type="float" office:value="92877" calcext:value-type="float">
            <text:p>92877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9950" calcext:value-type="float">
            <text:p>109950</text:p>
          </table:table-cell>
          <table:table-cell office:value-type="float" office:value="85456" calcext:value-type="float">
            <text:p>85456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7581" calcext:value-type="float">
            <text:p>117581</text:p>
          </table:table-cell>
          <table:table-cell office:value-type="float" office:value="87579" calcext:value-type="float">
            <text:p>87579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1611" calcext:value-type="float">
            <text:p>101611</text:p>
          </table:table-cell>
          <table:table-cell office:value-type="float" office:value="81373" calcext:value-type="float">
            <text:p>81373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09735" calcext:value-type="float">
            <text:p>109735</text:p>
          </table:table-cell>
          <table:table-cell office:value-type="float" office:value="84427" calcext:value-type="float">
            <text:p>84427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2756" calcext:value-type="float">
            <text:p>102756</text:p>
          </table:table-cell>
          <table:table-cell office:value-type="float" office:value="75290" calcext:value-type="float">
            <text:p>7529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2142" calcext:value-type="float">
            <text:p>102142</text:p>
          </table:table-cell>
          <table:table-cell office:value-type="float" office:value="74899" calcext:value-type="float">
            <text:p>74899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0281" calcext:value-type="float">
            <text:p>90281</text:p>
          </table:table-cell>
          <table:table-cell office:value-type="float" office:value="69514" calcext:value-type="float">
            <text:p>69514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3874" calcext:value-type="float">
            <text:p>103874</text:p>
          </table:table-cell>
          <table:table-cell office:value-type="float" office:value="72944" calcext:value-type="float">
            <text:p>72944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6626" calcext:value-type="float">
            <text:p>116626</text:p>
          </table:table-cell>
          <table:table-cell office:value-type="float" office:value="92317" calcext:value-type="float">
            <text:p>9231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</text:p>
          </table:table-cell>
          <table:table-cell office:value-type="float" office:value="106602" calcext:value-type="float">
            <text:p>106602</text:p>
          </table:table-cell>
          <table:table-cell office:value-type="float" office:value="76709" calcext:value-type="float">
            <text:p>7670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13227" calcext:value-type="float">
            <text:p>113227</text:p>
          </table:table-cell>
          <table:table-cell office:value-type="float" office:value="88198" calcext:value-type="float">
            <text:p>88198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8803" calcext:value-type="float">
            <text:p>98803</text:p>
          </table:table-cell>
          <table:table-cell office:value-type="float" office:value="75223" calcext:value-type="float">
            <text:p>75223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22614" calcext:value-type="float">
            <text:p>122614</text:p>
          </table:table-cell>
          <table:table-cell office:value-type="float" office:value="88261" calcext:value-type="float">
            <text:p>8826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2869" calcext:value-type="float">
            <text:p>112869</text:p>
          </table:table-cell>
          <table:table-cell office:value-type="float" office:value="83836" calcext:value-type="float">
            <text:p>83836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1131" calcext:value-type="float">
            <text:p>111131</text:p>
          </table:table-cell>
          <table:table-cell office:value-type="float" office:value="81588" calcext:value-type="float">
            <text:p>81588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5360" calcext:value-type="float">
            <text:p>105360</text:p>
          </table:table-cell>
          <table:table-cell office:value-type="float" office:value="79371" calcext:value-type="float">
            <text:p>79371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9028" calcext:value-type="float">
            <text:p>89028</text:p>
          </table:table-cell>
          <table:table-cell office:value-type="float" office:value="69272" calcext:value-type="float">
            <text:p>69272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1867" calcext:value-type="float">
            <text:p>111867</text:p>
          </table:table-cell>
          <table:table-cell office:value-type="float" office:value="74734" calcext:value-type="float">
            <text:p>74734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08010" calcext:value-type="float">
            <text:p>108010</text:p>
          </table:table-cell>
          <table:table-cell office:value-type="float" office:value="71094" calcext:value-type="float">
            <text:p>71094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8813" calcext:value-type="float">
            <text:p>108813</text:p>
          </table:table-cell>
          <table:table-cell office:value-type="float" office:value="67124" calcext:value-type="float">
            <text:p>67124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30974" calcext:value-type="float">
            <text:p>130974</text:p>
          </table:table-cell>
          <table:table-cell office:value-type="float" office:value="85505" calcext:value-type="float">
            <text:p>8550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2196" calcext:value-type="float">
            <text:p>102196</text:p>
          </table:table-cell>
          <table:table-cell office:value-type="float" office:value="67988" calcext:value-type="float">
            <text:p>6798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25985" calcext:value-type="float">
            <text:p>125985</text:p>
          </table:table-cell>
          <table:table-cell office:value-type="float" office:value="93705" calcext:value-type="float">
            <text:p>93705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19400" calcext:value-type="float">
            <text:p>119400</text:p>
          </table:table-cell>
          <table:table-cell office:value-type="float" office:value="88470" calcext:value-type="float">
            <text:p>8847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9764" calcext:value-type="float">
            <text:p>99764</text:p>
          </table:table-cell>
          <table:table-cell office:value-type="float" office:value="75244" calcext:value-type="float">
            <text:p>75244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161" calcext:value-type="float">
            <text:p>92161</text:p>
          </table:table-cell>
          <table:table-cell office:value-type="float" office:value="74228" calcext:value-type="float">
            <text:p>74228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31978" calcext:value-type="float">
            <text:p>131978</text:p>
          </table:table-cell>
          <table:table-cell office:value-type="float" office:value="96209" calcext:value-type="float">
            <text:p>96209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153" calcext:value-type="float">
            <text:p>85153</text:p>
          </table:table-cell>
          <table:table-cell office:value-type="float" office:value="63128" calcext:value-type="float">
            <text:p>6312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82589" calcext:value-type="float">
            <text:p>82589</text:p>
          </table:table-cell>
          <table:table-cell office:value-type="float" office:value="62338" calcext:value-type="float">
            <text:p>62338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80791" calcext:value-type="float">
            <text:p>80791</text:p>
          </table:table-cell>
          <table:table-cell office:value-type="float" office:value="59876" calcext:value-type="float">
            <text:p>59876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</text:p>
          </table:table-cell>
          <table:table-cell office:value-type="float" office:value="121407" calcext:value-type="float">
            <text:p>121407</text:p>
          </table:table-cell>
          <table:table-cell office:value-type="float" office:value="89851" calcext:value-type="float">
            <text:p>8985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3655" calcext:value-type="float">
            <text:p>103655</text:p>
          </table:table-cell>
          <table:table-cell office:value-type="float" office:value="74826" calcext:value-type="float">
            <text:p>74826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15361" calcext:value-type="float">
            <text:p>115361</text:p>
          </table:table-cell>
          <table:table-cell office:value-type="float" office:value="96793" calcext:value-type="float">
            <text:p>96793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54206" calcext:value-type="float">
            <text:p>154206</text:p>
          </table:table-cell>
          <table:table-cell office:value-type="float" office:value="109604" calcext:value-type="float">
            <text:p>109604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12875" calcext:value-type="float">
            <text:p>112875</text:p>
          </table:table-cell>
          <table:table-cell office:value-type="float" office:value="86257" calcext:value-type="float">
            <text:p>86257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1241" calcext:value-type="float">
            <text:p>111241</text:p>
          </table:table-cell>
          <table:table-cell office:value-type="float" office:value="80378" calcext:value-type="float">
            <text:p>80378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35893" calcext:value-type="float">
            <text:p>135893</text:p>
          </table:table-cell>
          <table:table-cell office:value-type="float" office:value="99155" calcext:value-type="float">
            <text:p>99155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29356" calcext:value-type="float">
            <text:p>129356</text:p>
          </table:table-cell>
          <table:table-cell office:value-type="float" office:value="94934" calcext:value-type="float">
            <text:p>9493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8478" calcext:value-type="float">
            <text:p>118478</text:p>
          </table:table-cell>
          <table:table-cell office:value-type="float" office:value="85287" calcext:value-type="float">
            <text:p>85287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22219" calcext:value-type="float">
            <text:p>122219</text:p>
          </table:table-cell>
          <table:table-cell office:value-type="float" office:value="84245" calcext:value-type="float">
            <text:p>84245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13457" calcext:value-type="float">
            <text:p>113457</text:p>
          </table:table-cell>
          <table:table-cell office:value-type="float" office:value="71709" calcext:value-type="float">
            <text:p>71709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20371" calcext:value-type="float">
            <text:p>120371</text:p>
          </table:table-cell>
          <table:table-cell office:value-type="float" office:value="86461" calcext:value-type="float">
            <text:p>8646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4458" calcext:value-type="float">
            <text:p>114458</text:p>
          </table:table-cell>
          <table:table-cell office:value-type="float" office:value="68978" calcext:value-type="float">
            <text:p>68978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3948" calcext:value-type="float">
            <text:p>103948</text:p>
          </table:table-cell>
          <table:table-cell office:value-type="float" office:value="59674" calcext:value-type="float">
            <text:p>59674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4602" calcext:value-type="float">
            <text:p>84602</text:p>
          </table:table-cell>
          <table:table-cell office:value-type="float" office:value="61449" calcext:value-type="float">
            <text:p>61449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469" calcext:value-type="float">
            <text:p>81469</text:p>
          </table:table-cell>
          <table:table-cell office:value-type="float" office:value="63508" calcext:value-type="float">
            <text:p>63508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5232" calcext:value-type="float">
            <text:p>75232</text:p>
          </table:table-cell>
          <table:table-cell office:value-type="float" office:value="46088" calcext:value-type="float">
            <text:p>46088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5103" calcext:value-type="float">
            <text:p>75103</text:p>
          </table:table-cell>
          <table:table-cell office:value-type="float" office:value="54209" calcext:value-type="float">
            <text:p>5420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8700" calcext:value-type="float">
            <text:p>78700</text:p>
          </table:table-cell>
          <table:table-cell office:value-type="float" office:value="58216" calcext:value-type="float">
            <text:p>58216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532" calcext:value-type="float">
            <text:p>81532</text:p>
          </table:table-cell>
          <table:table-cell office:value-type="float" office:value="63508" calcext:value-type="float">
            <text:p>63508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5653" calcext:value-type="float">
            <text:p>85653</text:p>
          </table:table-cell>
          <table:table-cell office:value-type="float" office:value="60246" calcext:value-type="float">
            <text:p>60246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7737" calcext:value-type="float">
            <text:p>87737</text:p>
          </table:table-cell>
          <table:table-cell office:value-type="float" office:value="62392" calcext:value-type="float">
            <text:p>62392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4473" calcext:value-type="float">
            <text:p>84473</text:p>
          </table:table-cell>
          <table:table-cell office:value-type="float" office:value="65460" calcext:value-type="float">
            <text:p>6546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90807" calcext:value-type="float">
            <text:p>90807</text:p>
          </table:table-cell>
          <table:table-cell office:value-type="float" office:value="66937" calcext:value-type="float">
            <text:p>6693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81017" calcext:value-type="float">
            <text:p>81017</text:p>
          </table:table-cell>
          <table:table-cell office:value-type="float" office:value="58595" calcext:value-type="float">
            <text:p>5859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79366" calcext:value-type="float">
            <text:p>79366</text:p>
          </table:table-cell>
          <table:table-cell office:value-type="float" office:value="52817" calcext:value-type="float">
            <text:p>52817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4424" calcext:value-type="float">
            <text:p>84424</text:p>
          </table:table-cell>
          <table:table-cell office:value-type="float" office:value="62532" calcext:value-type="float">
            <text:p>62532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8286" calcext:value-type="float">
            <text:p>78286</text:p>
          </table:table-cell>
          <table:table-cell office:value-type="float" office:value="59444" calcext:value-type="float">
            <text:p>59444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1184" calcext:value-type="float">
            <text:p>71184</text:p>
          </table:table-cell>
          <table:table-cell office:value-type="float" office:value="51039" calcext:value-type="float">
            <text:p>51039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6273" calcext:value-type="float">
            <text:p>76273</text:p>
          </table:table-cell>
          <table:table-cell office:value-type="float" office:value="59797" calcext:value-type="float">
            <text:p>59797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0551" calcext:value-type="float">
            <text:p>60551</text:p>
          </table:table-cell>
          <table:table-cell office:value-type="float" office:value="44478" calcext:value-type="float">
            <text:p>44478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</text:p>
          </table:table-cell>
          <table:table-cell office:value-type="float" office:value="67937" calcext:value-type="float">
            <text:p>67937</text:p>
          </table:table-cell>
          <table:table-cell office:value-type="float" office:value="43160" calcext:value-type="float">
            <text:p>4316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5956" calcext:value-type="float">
            <text:p>65956</text:p>
          </table:table-cell>
          <table:table-cell office:value-type="float" office:value="50094" calcext:value-type="float">
            <text:p>50094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1159" calcext:value-type="float">
            <text:p>71159</text:p>
          </table:table-cell>
          <table:table-cell office:value-type="float" office:value="51707" calcext:value-type="float">
            <text:p>51707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5885" calcext:value-type="float">
            <text:p>65885</text:p>
          </table:table-cell>
          <table:table-cell office:value-type="float" office:value="49937" calcext:value-type="float">
            <text:p>49937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6698" calcext:value-type="float">
            <text:p>66698</text:p>
          </table:table-cell>
          <table:table-cell office:value-type="float" office:value="48075" calcext:value-type="float">
            <text:p>4807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5051" calcext:value-type="float">
            <text:p>75051</text:p>
          </table:table-cell>
          <table:table-cell office:value-type="float" office:value="56377" calcext:value-type="float">
            <text:p>56377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69547" calcext:value-type="float">
            <text:p>69547</text:p>
          </table:table-cell>
          <table:table-cell office:value-type="float" office:value="49314" calcext:value-type="float">
            <text:p>49314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867" calcext:value-type="float">
            <text:p>72867</text:p>
          </table:table-cell>
          <table:table-cell office:value-type="float" office:value="55327" calcext:value-type="float">
            <text:p>5532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3238" calcext:value-type="float">
            <text:p>63238</text:p>
          </table:table-cell>
          <table:table-cell office:value-type="float" office:value="46796" calcext:value-type="float">
            <text:p>4679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5717" calcext:value-type="float">
            <text:p>75717</text:p>
          </table:table-cell>
          <table:table-cell office:value-type="float" office:value="57746" calcext:value-type="float">
            <text:p>57746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094" calcext:value-type="float">
            <text:p>66094</text:p>
          </table:table-cell>
          <table:table-cell office:value-type="float" office:value="51444" calcext:value-type="float">
            <text:p>51444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24197" calcext:value-type="float">
            <text:p>124197</text:p>
          </table:table-cell>
          <table:table-cell office:value-type="float" office:value="88677" calcext:value-type="float">
            <text:p>88677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</text:p>
          </table:table-cell>
          <table:table-cell office:value-type="float" office:value="114615" calcext:value-type="float">
            <text:p>114615</text:p>
          </table:table-cell>
          <table:table-cell office:value-type="float" office:value="86287" calcext:value-type="float">
            <text:p>8628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10479" calcext:value-type="float">
            <text:p>110479</text:p>
          </table:table-cell>
          <table:table-cell office:value-type="float" office:value="77083" calcext:value-type="float">
            <text:p>77083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29015" calcext:value-type="float">
            <text:p>129015</text:p>
          </table:table-cell>
          <table:table-cell office:value-type="float" office:value="83214" calcext:value-type="float">
            <text:p>83214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30942" calcext:value-type="float">
            <text:p>130942</text:p>
          </table:table-cell>
          <table:table-cell office:value-type="float" office:value="93731" calcext:value-type="float">
            <text:p>93731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25738" calcext:value-type="float">
            <text:p>125738</text:p>
          </table:table-cell>
          <table:table-cell office:value-type="float" office:value="98343" calcext:value-type="float">
            <text:p>9834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20750" calcext:value-type="float">
            <text:p>120750</text:p>
          </table:table-cell>
          <table:table-cell office:value-type="float" office:value="90756" calcext:value-type="float">
            <text:p>90756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32162" calcext:value-type="float">
            <text:p>132162</text:p>
          </table:table-cell>
          <table:table-cell office:value-type="float" office:value="99255" calcext:value-type="float">
            <text:p>99255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14825" calcext:value-type="float">
            <text:p>114825</text:p>
          </table:table-cell>
          <table:table-cell office:value-type="float" office:value="87644" calcext:value-type="float">
            <text:p>87644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</text:p>
          </table:table-cell>
          <table:table-cell office:value-type="float" office:value="120326" calcext:value-type="float">
            <text:p>120326</text:p>
          </table:table-cell>
          <table:table-cell office:value-type="float" office:value="89777" calcext:value-type="float">
            <text:p>89777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28199" calcext:value-type="float">
            <text:p>128199</text:p>
          </table:table-cell>
          <table:table-cell office:value-type="float" office:value="92495" calcext:value-type="float">
            <text:p>92495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116986" calcext:value-type="float">
            <text:p>116986</text:p>
          </table:table-cell>
          <table:table-cell office:value-type="float" office:value="92861" calcext:value-type="float">
            <text:p>92861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112919" calcext:value-type="float">
            <text:p>112919</text:p>
          </table:table-cell>
          <table:table-cell office:value-type="float" office:value="80250" calcext:value-type="float">
            <text:p>8025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26447" calcext:value-type="float">
            <text:p>126447</text:p>
          </table:table-cell>
          <table:table-cell office:value-type="float" office:value="95226" calcext:value-type="float">
            <text:p>952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18073" calcext:value-type="float">
            <text:p>118073</text:p>
          </table:table-cell>
          <table:table-cell office:value-type="float" office:value="89520" calcext:value-type="float">
            <text:p>8952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28945" calcext:value-type="float">
            <text:p>128945</text:p>
          </table:table-cell>
          <table:table-cell office:value-type="float" office:value="99397" calcext:value-type="float">
            <text:p>99397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9267" calcext:value-type="float">
            <text:p>99267</text:p>
          </table:table-cell>
          <table:table-cell office:value-type="float" office:value="75254" calcext:value-type="float">
            <text:p>7525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100805" calcext:value-type="float">
            <text:p>100805</text:p>
          </table:table-cell>
          <table:table-cell office:value-type="float" office:value="71621" calcext:value-type="float">
            <text:p>71621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13531" calcext:value-type="float">
            <text:p>113531</text:p>
          </table:table-cell>
          <table:table-cell office:value-type="float" office:value="89136" calcext:value-type="float">
            <text:p>89136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107638" calcext:value-type="float">
            <text:p>107638</text:p>
          </table:table-cell>
          <table:table-cell office:value-type="float" office:value="81141" calcext:value-type="float">
            <text:p>81141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13085" calcext:value-type="float">
            <text:p>113085</text:p>
          </table:table-cell>
          <table:table-cell office:value-type="float" office:value="82528" calcext:value-type="float">
            <text:p>82528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38009" calcext:value-type="float">
            <text:p>138009</text:p>
          </table:table-cell>
          <table:table-cell office:value-type="float" office:value="96378" calcext:value-type="float">
            <text:p>96378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24063" calcext:value-type="float">
            <text:p>124063</text:p>
          </table:table-cell>
          <table:table-cell office:value-type="float" office:value="91201" calcext:value-type="float">
            <text:p>91201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11427" calcext:value-type="float">
            <text:p>111427</text:p>
          </table:table-cell>
          <table:table-cell office:value-type="float" office:value="83038" calcext:value-type="float">
            <text:p>8303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101010" calcext:value-type="float">
            <text:p>101010</text:p>
          </table:table-cell>
          <table:table-cell office:value-type="float" office:value="73791" calcext:value-type="float">
            <text:p>7379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7914" calcext:value-type="float">
            <text:p>107914</text:p>
          </table:table-cell>
          <table:table-cell office:value-type="float" office:value="79862" calcext:value-type="float">
            <text:p>79862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15872" calcext:value-type="float">
            <text:p>115872</text:p>
          </table:table-cell>
          <table:table-cell office:value-type="float" office:value="90193" calcext:value-type="float">
            <text:p>90193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103111" calcext:value-type="float">
            <text:p>103111</text:p>
          </table:table-cell>
          <table:table-cell office:value-type="float" office:value="75036" calcext:value-type="float">
            <text:p>75036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Abbotsford</text:p>
          </table:table-cell>
          <table:table-cell office:value-type="float" office:value="124515" calcext:value-type="float">
            <text:p>124515</text:p>
          </table:table-cell>
          <table:table-cell office:value-type="float" office:value="82332" calcext:value-type="float">
            <text:p>82332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ritish Columbia Southern Interior</text:p>
          </table:table-cell>
          <table:table-cell office:value-type="float" office:value="95477" calcext:value-type="float">
            <text:p>95477</text:p>
          </table:table-cell>
          <table:table-cell office:value-type="float" office:value="74996" calcext:value-type="float">
            <text:p>7499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12119" calcext:value-type="float">
            <text:p>112119</text:p>
          </table:table-cell>
          <table:table-cell office:value-type="float" office:value="82291" calcext:value-type="float">
            <text:p>8229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New Westminster</text:p>
          </table:table-cell>
          <table:table-cell office:value-type="float" office:value="118713" calcext:value-type="float">
            <text:p>118713</text:p>
          </table:table-cell>
          <table:table-cell office:value-type="float" office:value="80110" calcext:value-type="float">
            <text:p>8011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Prince George</text:p>
          </table:table-cell>
          <table:table-cell office:value-type="float" office:value="106382" calcext:value-type="float">
            <text:p>106382</text:p>
          </table:table-cell>
          <table:table-cell office:value-type="float" office:value="75516" calcext:value-type="float">
            <text:p>75516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hilliwack--Fraser Canyon</text:p>
          </table:table-cell>
          <table:table-cell office:value-type="float" office:value="112118" calcext:value-type="float">
            <text:p>112118</text:p>
          </table:table-cell>
          <table:table-cell office:value-type="float" office:value="81677" calcext:value-type="float">
            <text:p>81677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Richmond East</text:p>
          </table:table-cell>
          <table:table-cell office:value-type="float" office:value="106103" calcext:value-type="float">
            <text:p>106103</text:p>
          </table:table-cell>
          <table:table-cell office:value-type="float" office:value="78706" calcext:value-type="float">
            <text:p>78706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20669" calcext:value-type="float">
            <text:p>120669</text:p>
          </table:table-cell>
          <table:table-cell office:value-type="float" office:value="91003" calcext:value-type="float">
            <text:p>91003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leetwood--Port Kells</text:p>
          </table:table-cell>
          <table:table-cell office:value-type="float" office:value="123243" calcext:value-type="float">
            <text:p>123243</text:p>
          </table:table-cell>
          <table:table-cell office:value-type="float" office:value="86503" calcext:value-type="float">
            <text:p>86503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4675" calcext:value-type="float">
            <text:p>114675</text:p>
          </table:table-cell>
          <table:table-cell office:value-type="float" office:value="88275" calcext:value-type="float">
            <text:p>88275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--Lake Country</text:p>
          </table:table-cell>
          <table:table-cell office:value-type="float" office:value="122214" calcext:value-type="float">
            <text:p>122214</text:p>
          </table:table-cell>
          <table:table-cell office:value-type="float" office:value="97351" calcext:value-type="float">
            <text:p>97351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6811" calcext:value-type="float">
            <text:p>86811</text:p>
          </table:table-cell>
          <table:table-cell office:value-type="float" office:value="65932" calcext:value-type="float">
            <text:p>65932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float" office:value="117858" calcext:value-type="float">
            <text:p>117858</text:p>
          </table:table-cell>
          <table:table-cell office:value-type="float" office:value="85861" calcext:value-type="float">
            <text:p>85861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21434" calcext:value-type="float">
            <text:p>121434</text:p>
          </table:table-cell>
          <table:table-cell office:value-type="float" office:value="95882" calcext:value-type="float">
            <text:p>95882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034" calcext:value-type="float">
            <text:p>9603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ton--North Delta</text:p>
          </table:table-cell>
          <table:table-cell office:value-type="float" office:value="118649" calcext:value-type="float">
            <text:p>118649</text:p>
          </table:table-cell>
          <table:table-cell office:value-type="float" office:value="73317" calcext:value-type="float">
            <text:p>73317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</text:p>
          </table:table-cell>
          <table:table-cell office:value-type="float" office:value="111231" calcext:value-type="float">
            <text:p>111231</text:p>
          </table:table-cell>
          <table:table-cell office:value-type="float" office:value="80755" calcext:value-type="float">
            <text:p>80755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2371" calcext:value-type="float">
            <text:p>122371</text:p>
          </table:table-cell>
          <table:table-cell office:value-type="float" office:value="87034" calcext:value-type="float">
            <text:p>87034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7316" calcext:value-type="float">
            <text:p>107316</text:p>
          </table:table-cell>
          <table:table-cell office:value-type="float" office:value="83242" calcext:value-type="float">
            <text:p>83242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116236" calcext:value-type="float">
            <text:p>116236</text:p>
          </table:table-cell>
          <table:table-cell office:value-type="float" office:value="89400" calcext:value-type="float">
            <text:p>894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20662" calcext:value-type="float">
            <text:p>120662</text:p>
          </table:table-cell>
          <table:table-cell office:value-type="float" office:value="85174" calcext:value-type="float">
            <text:p>8517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16563" calcext:value-type="float">
            <text:p>116563</text:p>
          </table:table-cell>
          <table:table-cell office:value-type="float" office:value="79772" calcext:value-type="float">
            <text:p>7977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5865" calcext:value-type="float">
            <text:p>105865</text:p>
          </table:table-cell>
          <table:table-cell office:value-type="float" office:value="72063" calcext:value-type="float">
            <text:p>72063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14137" calcext:value-type="float">
            <text:p>114137</text:p>
          </table:table-cell>
          <table:table-cell office:value-type="float" office:value="82850" calcext:value-type="float">
            <text:p>8285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5724" calcext:value-type="float">
            <text:p>115724</text:p>
          </table:table-cell>
          <table:table-cell office:value-type="float" office:value="91822" calcext:value-type="float">
            <text:p>91822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--Bulkley Valley</text:p>
          </table:table-cell>
          <table:table-cell office:value-type="float" office:value="91926" calcext:value-type="float">
            <text:p>91926</text:p>
          </table:table-cell>
          <table:table-cell office:value-type="float" office:value="61318" calcext:value-type="float">
            <text:p>61318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Cloverdale</text:p>
          </table:table-cell>
          <table:table-cell office:value-type="float" office:value="111756" calcext:value-type="float">
            <text:p>111756</text:p>
          </table:table-cell>
          <table:table-cell office:value-type="float" office:value="84964" calcext:value-type="float">
            <text:p>84964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11960" calcext:value-type="float">
            <text:p>111960</text:p>
          </table:table-cell>
          <table:table-cell office:value-type="float" office:value="68137" calcext:value-type="float">
            <text:p>68137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23701" calcext:value-type="float">
            <text:p>123701</text:p>
          </table:table-cell>
          <table:table-cell office:value-type="float" office:value="95537" calcext:value-type="float">
            <text:p>95537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6816" calcext:value-type="float">
            <text:p>106816</text:p>
          </table:table-cell>
          <table:table-cell office:value-type="float" office:value="77817" calcext:value-type="float">
            <text:p>77817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13356" calcext:value-type="float">
            <text:p>113356</text:p>
          </table:table-cell>
          <table:table-cell office:value-type="float" office:value="88077" calcext:value-type="float">
            <text:p>8807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9815" calcext:value-type="float">
            <text:p>119815</text:p>
          </table:table-cell>
          <table:table-cell office:value-type="float" office:value="80817" calcext:value-type="float">
            <text:p>80817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9627" calcext:value-type="float">
            <text:p>119627</text:p>
          </table:table-cell>
          <table:table-cell office:value-type="float" office:value="88146" calcext:value-type="float">
            <text:p>88146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20284" calcext:value-type="float">
            <text:p>120284</text:p>
          </table:table-cell>
          <table:table-cell office:value-type="float" office:value="80271" calcext:value-type="float">
            <text:p>8027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8771" calcext:value-type="float">
            <text:p>108771</text:p>
          </table:table-cell>
          <table:table-cell office:value-type="float" office:value="88118" calcext:value-type="float">
            <text:p>88118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9241" calcext:value-type="float">
            <text:p>129241</text:p>
          </table:table-cell>
          <table:table-cell office:value-type="float" office:value="95764" calcext:value-type="float">
            <text:p>95764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0372" calcext:value-type="float">
            <text:p>30372</text:p>
          </table:table-cell>
          <table:table-cell office:value-type="float" office:value="23281" calcext:value-type="float">
            <text:p>2328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41464" calcext:value-type="float">
            <text:p>41464</text:p>
          </table:table-cell>
          <table:table-cell office:value-type="float" office:value="28787" calcext:value-type="float">
            <text:p>28787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9474" calcext:value-type="float">
            <text:p>29474</text:p>
          </table:table-cell>
          <table:table-cell office:value-type="float" office:value="17089" calcext:value-type="float">
            <text:p>1708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</table:table>
      <table:table table:name="41" table:style-name="ta1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Avalon</text:p>
          </table:table-cell>
          <table:table-cell office:value-type="float" office:value="78381" calcext:value-type="float">
            <text:p>78381</text:p>
          </table:table-cell>
          <table:table-cell office:value-type="float" office:value="64424" calcext:value-type="float">
            <text:p>64424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6394" calcext:value-type="float">
            <text:p>86394</text:p>
          </table:table-cell>
          <table:table-cell office:value-type="float" office:value="69936" calcext:value-type="float">
            <text:p>69936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3171" calcext:value-type="float">
            <text:p>73171</text:p>
          </table:table-cell>
          <table:table-cell office:value-type="float" office:value="59109" calcext:value-type="float">
            <text:p>59109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6364" calcext:value-type="float">
            <text:p>26364</text:p>
          </table:table-cell>
          <table:table-cell office:value-type="float" office:value="20305" calcext:value-type="float">
            <text:p>2030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1219" calcext:value-type="float">
            <text:p>71219</text:p>
          </table:table-cell>
          <table:table-cell office:value-type="float" office:value="57556" calcext:value-type="float">
            <text:p>5755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88002" calcext:value-type="float">
            <text:p>88002</text:p>
          </table:table-cell>
          <table:table-cell office:value-type="float" office:value="76424" calcext:value-type="float">
            <text:p>7642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South--Mount Pearl</text:p>
          </table:table-cell>
          <table:table-cell office:value-type="float" office:value="81938" calcext:value-type="float">
            <text:p>81938</text:p>
          </table:table-cell>
          <table:table-cell office:value-type="float" office:value="67025" calcext:value-type="float">
            <text:p>67025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5067" calcext:value-type="float">
            <text:p>35067</text:p>
          </table:table-cell>
          <table:table-cell office:value-type="float" office:value="27581" calcext:value-type="float">
            <text:p>2758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harlottetown</text:p>
          </table:table-cell>
          <table:table-cell office:value-type="float" office:value="32174" calcext:value-type="float">
            <text:p>32174</text:p>
          </table:table-cell>
          <table:table-cell office:value-type="float" office:value="26760" calcext:value-type="float">
            <text:p>2676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814" calcext:value-type="float">
            <text:p>34814</text:p>
          </table:table-cell>
          <table:table-cell office:value-type="float" office:value="27197" calcext:value-type="float">
            <text:p>27197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796" calcext:value-type="float">
            <text:p>33796</text:p>
          </table:table-cell>
          <table:table-cell office:value-type="float" office:value="26918" calcext:value-type="float">
            <text:p>2691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Canso</text:p>
          </table:table-cell>
          <table:table-cell office:value-type="float" office:value="71968" calcext:value-type="float">
            <text:p>71968</text:p>
          </table:table-cell>
          <table:table-cell office:value-type="float" office:value="57331" calcext:value-type="float">
            <text:p>5733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2966" calcext:value-type="float">
            <text:p>72966</text:p>
          </table:table-cell>
          <table:table-cell office:value-type="float" office:value="57963" calcext:value-type="float">
            <text:p>57963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895" calcext:value-type="float">
            <text:p>87895</text:p>
          </table:table-cell>
          <table:table-cell office:value-type="float" office:value="69188" calcext:value-type="float">
            <text:p>69188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--Cole Harbour</text:p>
          </table:table-cell>
          <table:table-cell office:value-type="float" office:value="87886" calcext:value-type="float">
            <text:p>87886</text:p>
          </table:table-cell>
          <table:table-cell office:value-type="float" office:value="70756" calcext:value-type="float">
            <text:p>70756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9448" calcext:value-type="float">
            <text:p>89448</text:p>
          </table:table-cell>
          <table:table-cell office:value-type="float" office:value="73357" calcext:value-type="float">
            <text:p>73357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88756" calcext:value-type="float">
            <text:p>88756</text:p>
          </table:table-cell>
          <table:table-cell office:value-type="float" office:value="72862" calcext:value-type="float">
            <text:p>7286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81531" calcext:value-type="float">
            <text:p>81531</text:p>
          </table:table-cell>
          <table:table-cell office:value-type="float" office:value="65355" calcext:value-type="float">
            <text:p>6535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Eastern Shore</text:p>
          </table:table-cell>
          <table:table-cell office:value-type="float" office:value="86963" calcext:value-type="float">
            <text:p>86963</text:p>
          </table:table-cell>
          <table:table-cell office:value-type="float" office:value="70329" calcext:value-type="float">
            <text:p>70329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2855" calcext:value-type="float">
            <text:p>82855</text:p>
          </table:table-cell>
          <table:table-cell office:value-type="float" office:value="67296" calcext:value-type="float">
            <text:p>67296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76801" calcext:value-type="float">
            <text:p>76801</text:p>
          </table:table-cell>
          <table:table-cell office:value-type="float" office:value="60719" calcext:value-type="float">
            <text:p>60719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86393" calcext:value-type="float">
            <text:p>86393</text:p>
          </table:table-cell>
          <table:table-cell office:value-type="float" office:value="67938" calcext:value-type="float">
            <text:p>6793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8948" calcext:value-type="float">
            <text:p>78948</text:p>
          </table:table-cell>
          <table:table-cell office:value-type="float" office:value="66298" calcext:value-type="float">
            <text:p>66298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76259" calcext:value-type="float">
            <text:p>76259</text:p>
          </table:table-cell>
          <table:table-cell office:value-type="float" office:value="63267" calcext:value-type="float">
            <text:p>63267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5886" calcext:value-type="float">
            <text:p>85886</text:p>
          </table:table-cell>
          <table:table-cell office:value-type="float" office:value="69732" calcext:value-type="float">
            <text:p>69732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 Royal</text:p>
          </table:table-cell>
          <table:table-cell office:value-type="float" office:value="69471" calcext:value-type="float">
            <text:p>69471</text:p>
          </table:table-cell>
          <table:table-cell office:value-type="float" office:value="56795" calcext:value-type="float">
            <text:p>56795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93" calcext:value-type="float">
            <text:p>62593</text:p>
          </table:table-cell>
          <table:table-cell office:value-type="float" office:value="50966" calcext:value-type="float">
            <text:p>50966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3844" calcext:value-type="float">
            <text:p>53844</text:p>
          </table:table-cell>
          <table:table-cell office:value-type="float" office:value="43547" calcext:value-type="float">
            <text:p>43547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334" calcext:value-type="float">
            <text:p>89334</text:p>
          </table:table-cell>
          <table:table-cell office:value-type="float" office:value="75298" calcext:value-type="float">
            <text:p>75298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3232" calcext:value-type="float">
            <text:p>63232</text:p>
          </table:table-cell>
          <table:table-cell office:value-type="float" office:value="49578" calcext:value-type="float">
            <text:p>49578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82078" calcext:value-type="float">
            <text:p>82078</text:p>
          </table:table-cell>
          <table:table-cell office:value-type="float" office:value="64264" calcext:value-type="float">
            <text:p>6426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8352" calcext:value-type="float">
            <text:p>68352</text:p>
          </table:table-cell>
          <table:table-cell office:value-type="float" office:value="53073" calcext:value-type="float">
            <text:p>53073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894" calcext:value-type="float">
            <text:p>80894</text:p>
          </table:table-cell>
          <table:table-cell office:value-type="float" office:value="59325" calcext:value-type="float">
            <text:p>59325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5" calcext:value-type="float">
            <text:p>102795</text:p>
          </table:table-cell>
          <table:table-cell office:value-type="float" office:value="82079" calcext:value-type="float">
            <text:p>82079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0471" calcext:value-type="float">
            <text:p>100471</text:p>
          </table:table-cell>
          <table:table-cell office:value-type="float" office:value="73254" calcext:value-type="float">
            <text:p>73254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lfred-Pellan</text:p>
          </table:table-cell>
          <table:table-cell office:value-type="float" office:value="104765" calcext:value-type="float">
            <text:p>104765</text:p>
          </table:table-cell>
          <table:table-cell office:value-type="float" office:value="84630" calcext:value-type="float">
            <text:p>84630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11534" calcext:value-type="float">
            <text:p>111534</text:p>
          </table:table-cell>
          <table:table-cell office:value-type="float" office:value="96723" calcext:value-type="float">
            <text:p>9672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1745" calcext:value-type="float">
            <text:p>91745</text:p>
          </table:table-cell>
          <table:table-cell office:value-type="float" office:value="77290" calcext:value-type="float">
            <text:p>77290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103617" calcext:value-type="float">
            <text:p>103617</text:p>
          </table:table-cell>
          <table:table-cell office:value-type="float" office:value="84941" calcext:value-type="float">
            <text:p>84941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106856" calcext:value-type="float">
            <text:p>106856</text:p>
          </table:table-cell>
          <table:table-cell office:value-type="float" office:value="89454" calcext:value-type="float">
            <text:p>89454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Limoilou</text:p>
          </table:table-cell>
          <table:table-cell office:value-type="float" office:value="101331" calcext:value-type="float">
            <text:p>101331</text:p>
          </table:table-cell>
          <table:table-cell office:value-type="float" office:value="84859" calcext:value-type="float">
            <text:p>84859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askinongé</text:p>
          </table:table-cell>
          <table:table-cell office:value-type="float" office:value="107911" calcext:value-type="float">
            <text:p>107911</text:p>
          </table:table-cell>
          <table:table-cell office:value-type="float" office:value="90838" calcext:value-type="float">
            <text:p>90838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100683" calcext:value-type="float">
            <text:p>100683</text:p>
          </table:table-cell>
          <table:table-cell office:value-type="float" office:value="70207" calcext:value-type="float">
            <text:p>70207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92591" calcext:value-type="float">
            <text:p>92591</text:p>
          </table:table-cell>
          <table:table-cell office:value-type="float" office:value="80371" calcext:value-type="float">
            <text:p>80371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113985" calcext:value-type="float">
            <text:p>113985</text:p>
          </table:table-cell>
          <table:table-cell office:value-type="float" office:value="96795" calcext:value-type="float">
            <text:p>96795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--Borduas</text:p>
          </table:table-cell>
          <table:table-cell office:value-type="float" office:value="116925" calcext:value-type="float">
            <text:p>116925</text:p>
          </table:table-cell>
          <table:table-cell office:value-type="float" office:value="99210" calcext:value-type="float">
            <text:p>99210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4522" calcext:value-type="float">
            <text:p>94522</text:p>
          </table:table-cell>
          <table:table-cell office:value-type="float" office:value="82345" calcext:value-type="float">
            <text:p>82345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7165" calcext:value-type="float">
            <text:p>107165</text:p>
          </table:table-cell>
          <table:table-cell office:value-type="float" office:value="88908" calcext:value-type="float">
            <text:p>88908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96483" calcext:value-type="float">
            <text:p>96483</text:p>
          </table:table-cell>
          <table:table-cell office:value-type="float" office:value="79369" calcext:value-type="float">
            <text:p>79369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100148" calcext:value-type="float">
            <text:p>100148</text:p>
          </table:table-cell>
          <table:table-cell office:value-type="float" office:value="80470" calcext:value-type="float">
            <text:p>80470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92982" calcext:value-type="float">
            <text:p>92982</text:p>
          </table:table-cell>
          <table:table-cell office:value-type="float" office:value="77280" calcext:value-type="float">
            <text:p>77280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2007" calcext:value-type="float">
            <text:p>82007</text:p>
          </table:table-cell>
          <table:table-cell office:value-type="float" office:value="69429" calcext:value-type="float">
            <text:p>69429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8742" calcext:value-type="float">
            <text:p>108742</text:p>
          </table:table-cell>
          <table:table-cell office:value-type="float" office:value="89537" calcext:value-type="float">
            <text:p>89537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3140" calcext:value-type="float">
            <text:p>73140</text:p>
          </table:table-cell>
          <table:table-cell office:value-type="float" office:value="59397" calcext:value-type="float">
            <text:p>59397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</text:p>
          </table:table-cell>
          <table:table-cell office:value-type="float" office:value="100915" calcext:value-type="float">
            <text:p>100915</text:p>
          </table:table-cell>
          <table:table-cell office:value-type="float" office:value="80515" calcext:value-type="float">
            <text:p>80515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noré-Mercier</text:p>
          </table:table-cell>
          <table:table-cell office:value-type="float" office:value="106196" calcext:value-type="float">
            <text:p>106196</text:p>
          </table:table-cell>
          <table:table-cell office:value-type="float" office:value="81736" calcext:value-type="float">
            <text:p>81736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110902" calcext:value-type="float">
            <text:p>110902</text:p>
          </table:table-cell>
          <table:table-cell office:value-type="float" office:value="91958" calcext:value-type="float">
            <text:p>91958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eanne-Le Ber</text:p>
          </table:table-cell>
          <table:table-cell office:value-type="float" office:value="112863" calcext:value-type="float">
            <text:p>112863</text:p>
          </table:table-cell>
          <table:table-cell office:value-type="float" office:value="89365" calcext:value-type="float">
            <text:p>89365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108169" calcext:value-type="float">
            <text:p>108169</text:p>
          </table:table-cell>
          <table:table-cell office:value-type="float" office:value="91695" calcext:value-type="float">
            <text:p>91695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--Alma</text:p>
          </table:table-cell>
          <table:table-cell office:value-type="float" office:value="97232" calcext:value-type="float">
            <text:p>97232</text:p>
          </table:table-cell>
          <table:table-cell office:value-type="float" office:value="81098" calcext:value-type="float">
            <text:p>81098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5622" calcext:value-type="float">
            <text:p>105622</text:p>
          </table:table-cell>
          <table:table-cell office:value-type="float" office:value="82542" calcext:value-type="float">
            <text:p>82542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ointe-de-l'Île</text:p>
          </table:table-cell>
          <table:table-cell office:value-type="float" office:value="99685" calcext:value-type="float">
            <text:p>99685</text:p>
          </table:table-cell>
          <table:table-cell office:value-type="float" office:value="80201" calcext:value-type="float">
            <text:p>80201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100327" calcext:value-type="float">
            <text:p>100327</text:p>
          </table:table-cell>
          <table:table-cell office:value-type="float" office:value="74755" calcext:value-type="float">
            <text:p>74755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--Labelle</text:p>
          </table:table-cell>
          <table:table-cell office:value-type="float" office:value="105884" calcext:value-type="float">
            <text:p>105884</text:p>
          </table:table-cell>
          <table:table-cell office:value-type="float" office:value="92025" calcext:value-type="float">
            <text:p>92025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101758" calcext:value-type="float">
            <text:p>101758</text:p>
          </table:table-cell>
          <table:table-cell office:value-type="float" office:value="79772" calcext:value-type="float">
            <text:p>7977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102230" calcext:value-type="float">
            <text:p>102230</text:p>
          </table:table-cell>
          <table:table-cell office:value-type="float" office:value="85204" calcext:value-type="float">
            <text:p>85204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-Les Îles</text:p>
          </table:table-cell>
          <table:table-cell office:value-type="float" office:value="111958" calcext:value-type="float">
            <text:p>111958</text:p>
          </table:table-cell>
          <table:table-cell office:value-type="float" office:value="92755" calcext:value-type="float">
            <text:p>92755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-Bellechasse</text:p>
          </table:table-cell>
          <table:table-cell office:value-type="float" office:value="105927" calcext:value-type="float">
            <text:p>105927</text:p>
          </table:table-cell>
          <table:table-cell office:value-type="float" office:value="90515" calcext:value-type="float">
            <text:p>90515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8032" calcext:value-type="float">
            <text:p>98032</text:p>
          </table:table-cell>
          <table:table-cell office:value-type="float" office:value="78791" calcext:value-type="float">
            <text:p>78791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100454" calcext:value-type="float">
            <text:p>100454</text:p>
          </table:table-cell>
          <table:table-cell office:value-type="float" office:value="82725" calcext:value-type="float">
            <text:p>82725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101730" calcext:value-type="float">
            <text:p>101730</text:p>
          </table:table-cell>
          <table:table-cell office:value-type="float" office:value="82760" calcext:value-type="float">
            <text:p>82760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Saint-Laurent</text:p>
          </table:table-cell>
          <table:table-cell office:value-type="float" office:value="96286" calcext:value-type="float">
            <text:p>96286</text:p>
          </table:table-cell>
          <table:table-cell office:value-type="float" office:value="86945" calcext:value-type="float">
            <text:p>8694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83608" calcext:value-type="float">
            <text:p>83608</text:p>
          </table:table-cell>
          <table:table-cell office:value-type="float" office:value="65648" calcext:value-type="float">
            <text:p>65648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rc-Aurèle-Fortin</text:p>
          </table:table-cell>
          <table:table-cell office:value-type="float" office:value="107149" calcext:value-type="float">
            <text:p>107149</text:p>
          </table:table-cell>
          <table:table-cell office:value-type="float" office:value="87923" calcext:value-type="float">
            <text:p>8792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L'Érable</text:p>
          </table:table-cell>
          <table:table-cell office:value-type="float" office:value="87078" calcext:value-type="float">
            <text:p>87078</text:p>
          </table:table-cell>
          <table:table-cell office:value-type="float" office:value="70238" calcext:value-type="float">
            <text:p>70238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calm</text:p>
          </table:table-cell>
          <table:table-cell office:value-type="float" office:value="122825" calcext:value-type="float">
            <text:p>122825</text:p>
          </table:table-cell>
          <table:table-cell office:value-type="float" office:value="107677" calcext:value-type="float">
            <text:p>107677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492" calcext:value-type="float">
            <text:p>97492</text:p>
          </table:table-cell>
          <table:table-cell office:value-type="float" office:value="78969" calcext:value-type="float">
            <text:p>78969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90535" calcext:value-type="float">
            <text:p>90535</text:p>
          </table:table-cell>
          <table:table-cell office:value-type="float" office:value="76661" calcext:value-type="float">
            <text:p>76661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8888" calcext:value-type="float">
            <text:p>98888</text:p>
          </table:table-cell>
          <table:table-cell office:value-type="float" office:value="68556" calcext:value-type="float">
            <text:p>68556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4715" calcext:value-type="float">
            <text:p>104715</text:p>
          </table:table-cell>
          <table:table-cell office:value-type="float" office:value="77977" calcext:value-type="float">
            <text:p>77977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771" calcext:value-type="float">
            <text:p>95771</text:p>
          </table:table-cell>
          <table:table-cell office:value-type="float" office:value="65573" calcext:value-type="float">
            <text:p>65573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</text:p>
          </table:table-cell>
          <table:table-cell office:value-type="float" office:value="101019" calcext:value-type="float">
            <text:p>101019</text:p>
          </table:table-cell>
          <table:table-cell office:value-type="float" office:value="70973" calcext:value-type="float">
            <text:p>70973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05504" calcext:value-type="float">
            <text:p>105504</text:p>
          </table:table-cell>
          <table:table-cell office:value-type="float" office:value="81767" calcext:value-type="float">
            <text:p>81767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</text:p>
          </table:table-cell>
          <table:table-cell office:value-type="float" office:value="99589" calcext:value-type="float">
            <text:p>99589</text:p>
          </table:table-cell>
          <table:table-cell office:value-type="float" office:value="82670" calcext:value-type="float">
            <text:p>82670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93526" calcext:value-type="float">
            <text:p>93526</text:p>
          </table:table-cell>
          <table:table-cell office:value-type="float" office:value="81093" calcext:value-type="float">
            <text:p>81093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5433" calcext:value-type="float">
            <text:p>95433</text:p>
          </table:table-cell>
          <table:table-cell office:value-type="float" office:value="80608" calcext:value-type="float">
            <text:p>80608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9636" calcext:value-type="float">
            <text:p>109636</text:p>
          </table:table-cell>
          <table:table-cell office:value-type="float" office:value="94047" calcext:value-type="float">
            <text:p>94047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100116" calcext:value-type="float">
            <text:p>100116</text:p>
          </table:table-cell>
          <table:table-cell office:value-type="float" office:value="82637" calcext:value-type="float">
            <text:p>82637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453" calcext:value-type="float">
            <text:p>84453</text:p>
          </table:table-cell>
          <table:table-cell office:value-type="float" office:value="68625" calcext:value-type="float">
            <text:p>68625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7258" calcext:value-type="float">
            <text:p>97258</text:p>
          </table:table-cell>
          <table:table-cell office:value-type="float" office:value="79689" calcext:value-type="float">
            <text:p>79689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Nord</text:p>
          </table:table-cell>
          <table:table-cell office:value-type="float" office:value="101576" calcext:value-type="float">
            <text:p>101576</text:p>
          </table:table-cell>
          <table:table-cell office:value-type="float" office:value="90638" calcext:value-type="float">
            <text:p>90638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--Lac-Saint-Jean</text:p>
          </table:table-cell>
          <table:table-cell office:value-type="float" office:value="78895" calcext:value-type="float">
            <text:p>78895</text:p>
          </table:table-cell>
          <table:table-cell office:value-type="float" office:value="63645" calcext:value-type="float">
            <text:p>63645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5864" calcext:value-type="float">
            <text:p>105864</text:p>
          </table:table-cell>
          <table:table-cell office:value-type="float" office:value="81961" calcext:value-type="float">
            <text:p>81961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1416" calcext:value-type="float">
            <text:p>101416</text:p>
          </table:table-cell>
          <table:table-cell office:value-type="float" office:value="82381" calcext:value-type="float">
            <text:p>82381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5983" calcext:value-type="float">
            <text:p>95983</text:p>
          </table:table-cell>
          <table:table-cell office:value-type="float" office:value="79289" calcext:value-type="float">
            <text:p>79289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102902" calcext:value-type="float">
            <text:p>102902</text:p>
          </table:table-cell>
          <table:table-cell office:value-type="float" office:value="85777" calcext:value-type="float">
            <text:p>85777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4541" calcext:value-type="float">
            <text:p>94541</text:p>
          </table:table-cell>
          <table:table-cell office:value-type="float" office:value="73523" calcext:value-type="float">
            <text:p>73523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9015" calcext:value-type="float">
            <text:p>109015</text:p>
          </table:table-cell>
          <table:table-cell office:value-type="float" office:value="78870" calcext:value-type="float">
            <text:p>78870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4786" calcext:value-type="float">
            <text:p>104786</text:p>
          </table:table-cell>
          <table:table-cell office:value-type="float" office:value="71999" calcext:value-type="float">
            <text:p>71999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6968" calcext:value-type="float">
            <text:p>96968</text:p>
          </table:table-cell>
          <table:table-cell office:value-type="float" office:value="80534" calcext:value-type="float">
            <text:p>80534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666" calcext:value-type="float">
            <text:p>84666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101681" calcext:value-type="float">
            <text:p>101681</text:p>
          </table:table-cell>
          <table:table-cell office:value-type="float" office:value="82918" calcext:value-type="float">
            <text:p>82918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107694" calcext:value-type="float">
            <text:p>107694</text:p>
          </table:table-cell>
          <table:table-cell office:value-type="float" office:value="88734" calcext:value-type="float">
            <text:p>88734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4272" calcext:value-type="float">
            <text:p>94272</text:p>
          </table:table-cell>
          <table:table-cell office:value-type="float" office:value="79520" calcext:value-type="float">
            <text:p>79520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Soulanges</text:p>
          </table:table-cell>
          <table:table-cell office:value-type="float" office:value="120395" calcext:value-type="float">
            <text:p>120395</text:p>
          </table:table-cell>
          <table:table-cell office:value-type="float" office:value="104325" calcext:value-type="float">
            <text:p>104325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97726" calcext:value-type="float">
            <text:p>97726</text:p>
          </table:table-cell>
          <table:table-cell office:value-type="float" office:value="80472" calcext:value-type="float">
            <text:p>80472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100360" calcext:value-type="float">
            <text:p>100360</text:p>
          </table:table-cell>
          <table:table-cell office:value-type="float" office:value="77656" calcext:value-type="float">
            <text:p>77656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17183" calcext:value-type="float">
            <text:p>117183</text:p>
          </table:table-cell>
          <table:table-cell office:value-type="float" office:value="93565" calcext:value-type="float">
            <text:p>93565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7961" calcext:value-type="float">
            <text:p>77961</text:p>
          </table:table-cell>
          <table:table-cell office:value-type="float" office:value="58857" calcext:value-type="float">
            <text:p>5885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11844" calcext:value-type="float">
            <text:p>111844</text:p>
          </table:table-cell>
          <table:table-cell office:value-type="float" office:value="86382" calcext:value-type="float">
            <text:p>86382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28430" calcext:value-type="float">
            <text:p>128430</text:p>
          </table:table-cell>
          <table:table-cell office:value-type="float" office:value="94939" calcext:value-type="float">
            <text:p>94939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4831" calcext:value-type="float">
            <text:p>104831</text:p>
          </table:table-cell>
          <table:table-cell office:value-type="float" office:value="73302" calcext:value-type="float">
            <text:p>73302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52698" calcext:value-type="float">
            <text:p>152698</text:p>
          </table:table-cell>
          <table:table-cell office:value-type="float" office:value="108751" calcext:value-type="float">
            <text:p>108751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31797" calcext:value-type="float">
            <text:p>131797</text:p>
          </table:table-cell>
          <table:table-cell office:value-type="float" office:value="89017" calcext:value-type="float">
            <text:p>89017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</text:p>
          </table:table-cell>
          <table:table-cell office:value-type="float" office:value="170422" calcext:value-type="float">
            <text:p>170422</text:p>
          </table:table-cell>
          <table:table-cell office:value-type="float" office:value="117926" calcext:value-type="float">
            <text:p>117926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25136" calcext:value-type="float">
            <text:p>125136</text:p>
          </table:table-cell>
          <table:table-cell office:value-type="float" office:value="95508" calcext:value-type="float">
            <text:p>95508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5947" calcext:value-type="float">
            <text:p>105947</text:p>
          </table:table-cell>
          <table:table-cell office:value-type="float" office:value="79977" calcext:value-type="float">
            <text:p>79977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8310" calcext:value-type="float">
            <text:p>118310</text:p>
          </table:table-cell>
          <table:table-cell office:value-type="float" office:value="91716" calcext:value-type="float">
            <text:p>91716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9434" calcext:value-type="float">
            <text:p>129434</text:p>
          </table:table-cell>
          <table:table-cell office:value-type="float" office:value="94591" calcext:value-type="float">
            <text:p>9459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28915" calcext:value-type="float">
            <text:p>128915</text:p>
          </table:table-cell>
          <table:table-cell office:value-type="float" office:value="107407" calcext:value-type="float">
            <text:p>107407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9484" calcext:value-type="float">
            <text:p>109484</text:p>
          </table:table-cell>
          <table:table-cell office:value-type="float" office:value="74231" calcext:value-type="float">
            <text:p>7423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4615" calcext:value-type="float">
            <text:p>104615</text:p>
          </table:table-cell>
          <table:table-cell office:value-type="float" office:value="66731" calcext:value-type="float">
            <text:p>6673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09640" calcext:value-type="float">
            <text:p>109640</text:p>
          </table:table-cell>
          <table:table-cell office:value-type="float" office:value="69690" calcext:value-type="float">
            <text:p>6969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17083" calcext:value-type="float">
            <text:p>117083</text:p>
          </table:table-cell>
          <table:table-cell office:value-type="float" office:value="82107" calcext:value-type="float">
            <text:p>82107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1486" calcext:value-type="float">
            <text:p>111486</text:p>
          </table:table-cell>
          <table:table-cell office:value-type="float" office:value="81155" calcext:value-type="float">
            <text:p>81155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8500" calcext:value-type="float">
            <text:p>118500</text:p>
          </table:table-cell>
          <table:table-cell office:value-type="float" office:value="92470" calcext:value-type="float">
            <text:p>9247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0066" calcext:value-type="float">
            <text:p>110066</text:p>
          </table:table-cell>
          <table:table-cell office:value-type="float" office:value="73522" calcext:value-type="float">
            <text:p>73522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028" calcext:value-type="float">
            <text:p>110028</text:p>
          </table:table-cell>
          <table:table-cell office:value-type="float" office:value="81661" calcext:value-type="float">
            <text:p>8166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3872" calcext:value-type="float">
            <text:p>123872</text:p>
          </table:table-cell>
          <table:table-cell office:value-type="float" office:value="90421" calcext:value-type="float">
            <text:p>9042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11349" calcext:value-type="float">
            <text:p>111349</text:p>
          </table:table-cell>
          <table:table-cell office:value-type="float" office:value="81765" calcext:value-type="float">
            <text:p>81765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4641" calcext:value-type="float">
            <text:p>114641</text:p>
          </table:table-cell>
          <table:table-cell office:value-type="float" office:value="87188" calcext:value-type="float">
            <text:p>87188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8501" calcext:value-type="float">
            <text:p>108501</text:p>
          </table:table-cell>
          <table:table-cell office:value-type="float" office:value="63014" calcext:value-type="float">
            <text:p>63014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4309" calcext:value-type="float">
            <text:p>104309</text:p>
          </table:table-cell>
          <table:table-cell office:value-type="float" office:value="85413" calcext:value-type="float">
            <text:p>85413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14943" calcext:value-type="float">
            <text:p>114943</text:p>
          </table:table-cell>
          <table:table-cell office:value-type="float" office:value="91316" calcext:value-type="float">
            <text:p>91316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7775" calcext:value-type="float">
            <text:p>107775</text:p>
          </table:table-cell>
          <table:table-cell office:value-type="float" office:value="80640" calcext:value-type="float">
            <text:p>80640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9141" calcext:value-type="float">
            <text:p>119141</text:p>
          </table:table-cell>
          <table:table-cell office:value-type="float" office:value="93250" calcext:value-type="float">
            <text:p>9325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51943" calcext:value-type="float">
            <text:p>151943</text:p>
          </table:table-cell>
          <table:table-cell office:value-type="float" office:value="131924" calcext:value-type="float">
            <text:p>131924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</text:p>
          </table:table-cell>
          <table:table-cell office:value-type="float" office:value="117509" calcext:value-type="float">
            <text:p>117509</text:p>
          </table:table-cell>
          <table:table-cell office:value-type="float" office:value="78562" calcext:value-type="float">
            <text:p>78562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</text:p>
          </table:table-cell>
          <table:table-cell office:value-type="float" office:value="116434" calcext:value-type="float">
            <text:p>116434</text:p>
          </table:table-cell>
          <table:table-cell office:value-type="float" office:value="85710" calcext:value-type="float">
            <text:p>85710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22729" calcext:value-type="float">
            <text:p>122729</text:p>
          </table:table-cell>
          <table:table-cell office:value-type="float" office:value="89312" calcext:value-type="float">
            <text:p>8931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313" calcext:value-type="float">
            <text:p>104313</text:p>
          </table:table-cell>
          <table:table-cell office:value-type="float" office:value="78695" calcext:value-type="float">
            <text:p>78695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4291" calcext:value-type="float">
            <text:p>64291</text:p>
          </table:table-cell>
          <table:table-cell office:value-type="float" office:value="42036" calcext:value-type="float">
            <text:p>4203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9069" calcext:value-type="float">
            <text:p>119069</text:p>
          </table:table-cell>
          <table:table-cell office:value-type="float" office:value="96049" calcext:value-type="float">
            <text:p>96049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7540" calcext:value-type="float">
            <text:p>107540</text:p>
          </table:table-cell>
          <table:table-cell office:value-type="float" office:value="80480" calcext:value-type="float">
            <text:p>8048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114405" calcext:value-type="float">
            <text:p>114405</text:p>
          </table:table-cell>
          <table:table-cell office:value-type="float" office:value="88766" calcext:value-type="float">
            <text:p>8876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26742" calcext:value-type="float">
            <text:p>126742</text:p>
          </table:table-cell>
          <table:table-cell office:value-type="float" office:value="95966" calcext:value-type="float">
            <text:p>9596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7635" calcext:value-type="float">
            <text:p>107635</text:p>
          </table:table-cell>
          <table:table-cell office:value-type="float" office:value="79754" calcext:value-type="float">
            <text:p>7975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7389" calcext:value-type="float">
            <text:p>117389</text:p>
          </table:table-cell>
          <table:table-cell office:value-type="float" office:value="91463" calcext:value-type="float">
            <text:p>9146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9206" calcext:value-type="float">
            <text:p>99206</text:p>
          </table:table-cell>
          <table:table-cell office:value-type="float" office:value="76802" calcext:value-type="float">
            <text:p>76802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218" calcext:value-type="float">
            <text:p>107218</text:p>
          </table:table-cell>
          <table:table-cell office:value-type="float" office:value="75138" calcext:value-type="float">
            <text:p>75138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15250" calcext:value-type="float">
            <text:p>115250</text:p>
          </table:table-cell>
          <table:table-cell office:value-type="float" office:value="88478" calcext:value-type="float">
            <text:p>88478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8335" calcext:value-type="float">
            <text:p>118335</text:p>
          </table:table-cell>
          <table:table-cell office:value-type="float" office:value="93915" calcext:value-type="float">
            <text:p>93915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27191" calcext:value-type="float">
            <text:p>127191</text:p>
          </table:table-cell>
          <table:table-cell office:value-type="float" office:value="92638" calcext:value-type="float">
            <text:p>92638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</text:p>
          </table:table-cell>
          <table:table-cell office:value-type="float" office:value="136470" calcext:value-type="float">
            <text:p>136470</text:p>
          </table:table-cell>
          <table:table-cell office:value-type="float" office:value="94531" calcext:value-type="float">
            <text:p>9453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</text:p>
          </table:table-cell>
          <table:table-cell office:value-type="float" office:value="126642" calcext:value-type="float">
            <text:p>126642</text:p>
          </table:table-cell>
          <table:table-cell office:value-type="float" office:value="85018" calcext:value-type="float">
            <text:p>85018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43361" calcext:value-type="float">
            <text:p>143361</text:p>
          </table:table-cell>
          <table:table-cell office:value-type="float" office:value="105430" calcext:value-type="float">
            <text:p>105430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10932" calcext:value-type="float">
            <text:p>110932</text:p>
          </table:table-cell>
          <table:table-cell office:value-type="float" office:value="78551" calcext:value-type="float">
            <text:p>78551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30033" calcext:value-type="float">
            <text:p>130033</text:p>
          </table:table-cell>
          <table:table-cell office:value-type="float" office:value="87480" calcext:value-type="float">
            <text:p>87480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33245" calcext:value-type="float">
            <text:p>133245</text:p>
          </table:table-cell>
          <table:table-cell office:value-type="float" office:value="112535" calcext:value-type="float">
            <text:p>112535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21924" calcext:value-type="float">
            <text:p>121924</text:p>
          </table:table-cell>
          <table:table-cell office:value-type="float" office:value="92731" calcext:value-type="float">
            <text:p>9273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6696" calcext:value-type="float">
            <text:p>126696</text:p>
          </table:table-cell>
          <table:table-cell office:value-type="float" office:value="96176" calcext:value-type="float">
            <text:p>96176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</text:p>
          </table:table-cell>
          <table:table-cell office:value-type="float" office:value="111024" calcext:value-type="float">
            <text:p>111024</text:p>
          </table:table-cell>
          <table:table-cell office:value-type="float" office:value="89763" calcext:value-type="float">
            <text:p>89763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377" calcext:value-type="float">
            <text:p>89377</text:p>
          </table:table-cell>
          <table:table-cell office:value-type="float" office:value="72280" calcext:value-type="float">
            <text:p>7228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63" calcext:value-type="float">
            <text:p>90963</text:p>
          </table:table-cell>
          <table:table-cell office:value-type="float" office:value="70754" calcext:value-type="float">
            <text:p>7075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23706" calcext:value-type="float">
            <text:p>123706</text:p>
          </table:table-cell>
          <table:table-cell office:value-type="float" office:value="96154" calcext:value-type="float">
            <text:p>96154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69642" calcext:value-type="float">
            <text:p>169642</text:p>
          </table:table-cell>
          <table:table-cell office:value-type="float" office:value="153972" calcext:value-type="float">
            <text:p>15397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3714" calcext:value-type="float">
            <text:p>113714</text:p>
          </table:table-cell>
          <table:table-cell office:value-type="float" office:value="85920" calcext:value-type="float">
            <text:p>8592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6881" calcext:value-type="float">
            <text:p>116881</text:p>
          </table:table-cell>
          <table:table-cell office:value-type="float" office:value="89635" calcext:value-type="float">
            <text:p>8963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09336" calcext:value-type="float">
            <text:p>109336</text:p>
          </table:table-cell>
          <table:table-cell office:value-type="float" office:value="90008" calcext:value-type="float">
            <text:p>90008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9950" calcext:value-type="float">
            <text:p>109950</text:p>
          </table:table-cell>
          <table:table-cell office:value-type="float" office:value="89802" calcext:value-type="float">
            <text:p>89802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7581" calcext:value-type="float">
            <text:p>117581</text:p>
          </table:table-cell>
          <table:table-cell office:value-type="float" office:value="87399" calcext:value-type="float">
            <text:p>87399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1611" calcext:value-type="float">
            <text:p>101611</text:p>
          </table:table-cell>
          <table:table-cell office:value-type="float" office:value="79309" calcext:value-type="float">
            <text:p>79309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09735" calcext:value-type="float">
            <text:p>109735</text:p>
          </table:table-cell>
          <table:table-cell office:value-type="float" office:value="82874" calcext:value-type="float">
            <text:p>82874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2756" calcext:value-type="float">
            <text:p>102756</text:p>
          </table:table-cell>
          <table:table-cell office:value-type="float" office:value="77035" calcext:value-type="float">
            <text:p>77035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2142" calcext:value-type="float">
            <text:p>102142</text:p>
          </table:table-cell>
          <table:table-cell office:value-type="float" office:value="74463" calcext:value-type="float">
            <text:p>74463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0281" calcext:value-type="float">
            <text:p>90281</text:p>
          </table:table-cell>
          <table:table-cell office:value-type="float" office:value="71477" calcext:value-type="float">
            <text:p>7147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3874" calcext:value-type="float">
            <text:p>103874</text:p>
          </table:table-cell>
          <table:table-cell office:value-type="float" office:value="73391" calcext:value-type="float">
            <text:p>73391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6626" calcext:value-type="float">
            <text:p>116626</text:p>
          </table:table-cell>
          <table:table-cell office:value-type="float" office:value="91709" calcext:value-type="float">
            <text:p>9170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</text:p>
          </table:table-cell>
          <table:table-cell office:value-type="float" office:value="106602" calcext:value-type="float">
            <text:p>106602</text:p>
          </table:table-cell>
          <table:table-cell office:value-type="float" office:value="78501" calcext:value-type="float">
            <text:p>78501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13227" calcext:value-type="float">
            <text:p>113227</text:p>
          </table:table-cell>
          <table:table-cell office:value-type="float" office:value="89208" calcext:value-type="float">
            <text:p>89208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8803" calcext:value-type="float">
            <text:p>98803</text:p>
          </table:table-cell>
          <table:table-cell office:value-type="float" office:value="78307" calcext:value-type="float">
            <text:p>7830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22614" calcext:value-type="float">
            <text:p>122614</text:p>
          </table:table-cell>
          <table:table-cell office:value-type="float" office:value="90924" calcext:value-type="float">
            <text:p>90924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2869" calcext:value-type="float">
            <text:p>112869</text:p>
          </table:table-cell>
          <table:table-cell office:value-type="float" office:value="83475" calcext:value-type="float">
            <text:p>8347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1131" calcext:value-type="float">
            <text:p>111131</text:p>
          </table:table-cell>
          <table:table-cell office:value-type="float" office:value="83367" calcext:value-type="float">
            <text:p>83367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5360" calcext:value-type="float">
            <text:p>105360</text:p>
          </table:table-cell>
          <table:table-cell office:value-type="float" office:value="79688" calcext:value-type="float">
            <text:p>79688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9028" calcext:value-type="float">
            <text:p>89028</text:p>
          </table:table-cell>
          <table:table-cell office:value-type="float" office:value="69259" calcext:value-type="float">
            <text:p>69259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1867" calcext:value-type="float">
            <text:p>111867</text:p>
          </table:table-cell>
          <table:table-cell office:value-type="float" office:value="73205" calcext:value-type="float">
            <text:p>73205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08010" calcext:value-type="float">
            <text:p>108010</text:p>
          </table:table-cell>
          <table:table-cell office:value-type="float" office:value="70274" calcext:value-type="float">
            <text:p>70274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8813" calcext:value-type="float">
            <text:p>108813</text:p>
          </table:table-cell>
          <table:table-cell office:value-type="float" office:value="67728" calcext:value-type="float">
            <text:p>67728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30974" calcext:value-type="float">
            <text:p>130974</text:p>
          </table:table-cell>
          <table:table-cell office:value-type="float" office:value="85183" calcext:value-type="float">
            <text:p>85183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2196" calcext:value-type="float">
            <text:p>102196</text:p>
          </table:table-cell>
          <table:table-cell office:value-type="float" office:value="69389" calcext:value-type="float">
            <text:p>69389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25985" calcext:value-type="float">
            <text:p>125985</text:p>
          </table:table-cell>
          <table:table-cell office:value-type="float" office:value="99354" calcext:value-type="float">
            <text:p>9935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19400" calcext:value-type="float">
            <text:p>119400</text:p>
          </table:table-cell>
          <table:table-cell office:value-type="float" office:value="90779" calcext:value-type="float">
            <text:p>9077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9764" calcext:value-type="float">
            <text:p>99764</text:p>
          </table:table-cell>
          <table:table-cell office:value-type="float" office:value="76915" calcext:value-type="float">
            <text:p>76915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161" calcext:value-type="float">
            <text:p>92161</text:p>
          </table:table-cell>
          <table:table-cell office:value-type="float" office:value="72019" calcext:value-type="float">
            <text:p>72019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31978" calcext:value-type="float">
            <text:p>131978</text:p>
          </table:table-cell>
          <table:table-cell office:value-type="float" office:value="99867" calcext:value-type="float">
            <text:p>99867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153" calcext:value-type="float">
            <text:p>85153</text:p>
          </table:table-cell>
          <table:table-cell office:value-type="float" office:value="62765" calcext:value-type="float">
            <text:p>62765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82589" calcext:value-type="float">
            <text:p>82589</text:p>
          </table:table-cell>
          <table:table-cell office:value-type="float" office:value="61546" calcext:value-type="float">
            <text:p>61546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80791" calcext:value-type="float">
            <text:p>80791</text:p>
          </table:table-cell>
          <table:table-cell office:value-type="float" office:value="60095" calcext:value-type="float">
            <text:p>60095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</text:p>
          </table:table-cell>
          <table:table-cell office:value-type="float" office:value="121407" calcext:value-type="float">
            <text:p>121407</text:p>
          </table:table-cell>
          <table:table-cell office:value-type="float" office:value="88810" calcext:value-type="float">
            <text:p>8881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3655" calcext:value-type="float">
            <text:p>103655</text:p>
          </table:table-cell>
          <table:table-cell office:value-type="float" office:value="74409" calcext:value-type="float">
            <text:p>74409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15361" calcext:value-type="float">
            <text:p>115361</text:p>
          </table:table-cell>
          <table:table-cell office:value-type="float" office:value="101020" calcext:value-type="float">
            <text:p>101020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54206" calcext:value-type="float">
            <text:p>154206</text:p>
          </table:table-cell>
          <table:table-cell office:value-type="float" office:value="125059" calcext:value-type="float">
            <text:p>125059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12875" calcext:value-type="float">
            <text:p>112875</text:p>
          </table:table-cell>
          <table:table-cell office:value-type="float" office:value="85007" calcext:value-type="float">
            <text:p>85007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1241" calcext:value-type="float">
            <text:p>111241</text:p>
          </table:table-cell>
          <table:table-cell office:value-type="float" office:value="83499" calcext:value-type="float">
            <text:p>8349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35893" calcext:value-type="float">
            <text:p>135893</text:p>
          </table:table-cell>
          <table:table-cell office:value-type="float" office:value="103125" calcext:value-type="float">
            <text:p>103125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29356" calcext:value-type="float">
            <text:p>129356</text:p>
          </table:table-cell>
          <table:table-cell office:value-type="float" office:value="93584" calcext:value-type="float">
            <text:p>93584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8478" calcext:value-type="float">
            <text:p>118478</text:p>
          </table:table-cell>
          <table:table-cell office:value-type="float" office:value="84458" calcext:value-type="float">
            <text:p>84458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22219" calcext:value-type="float">
            <text:p>122219</text:p>
          </table:table-cell>
          <table:table-cell office:value-type="float" office:value="81984" calcext:value-type="float">
            <text:p>81984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13457" calcext:value-type="float">
            <text:p>113457</text:p>
          </table:table-cell>
          <table:table-cell office:value-type="float" office:value="71753" calcext:value-type="float">
            <text:p>71753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20371" calcext:value-type="float">
            <text:p>120371</text:p>
          </table:table-cell>
          <table:table-cell office:value-type="float" office:value="91662" calcext:value-type="float">
            <text:p>91662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4458" calcext:value-type="float">
            <text:p>114458</text:p>
          </table:table-cell>
          <table:table-cell office:value-type="float" office:value="68361" calcext:value-type="float">
            <text:p>6836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3948" calcext:value-type="float">
            <text:p>103948</text:p>
          </table:table-cell>
          <table:table-cell office:value-type="float" office:value="58090" calcext:value-type="float">
            <text:p>5809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4602" calcext:value-type="float">
            <text:p>84602</text:p>
          </table:table-cell>
          <table:table-cell office:value-type="float" office:value="61289" calcext:value-type="float">
            <text:p>61289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469" calcext:value-type="float">
            <text:p>81469</text:p>
          </table:table-cell>
          <table:table-cell office:value-type="float" office:value="62609" calcext:value-type="float">
            <text:p>62609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5232" calcext:value-type="float">
            <text:p>75232</text:p>
          </table:table-cell>
          <table:table-cell office:value-type="float" office:value="46068" calcext:value-type="float">
            <text:p>46068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5103" calcext:value-type="float">
            <text:p>75103</text:p>
          </table:table-cell>
          <table:table-cell office:value-type="float" office:value="53701" calcext:value-type="float">
            <text:p>53701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8700" calcext:value-type="float">
            <text:p>78700</text:p>
          </table:table-cell>
          <table:table-cell office:value-type="float" office:value="59154" calcext:value-type="float">
            <text:p>59154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532" calcext:value-type="float">
            <text:p>81532</text:p>
          </table:table-cell>
          <table:table-cell office:value-type="float" office:value="63866" calcext:value-type="float">
            <text:p>63866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5653" calcext:value-type="float">
            <text:p>85653</text:p>
          </table:table-cell>
          <table:table-cell office:value-type="float" office:value="59799" calcext:value-type="float">
            <text:p>59799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7737" calcext:value-type="float">
            <text:p>87737</text:p>
          </table:table-cell>
          <table:table-cell office:value-type="float" office:value="64104" calcext:value-type="float">
            <text:p>6410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4473" calcext:value-type="float">
            <text:p>84473</text:p>
          </table:table-cell>
          <table:table-cell office:value-type="float" office:value="65604" calcext:value-type="float">
            <text:p>65604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90807" calcext:value-type="float">
            <text:p>90807</text:p>
          </table:table-cell>
          <table:table-cell office:value-type="float" office:value="66370" calcext:value-type="float">
            <text:p>6637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81017" calcext:value-type="float">
            <text:p>81017</text:p>
          </table:table-cell>
          <table:table-cell office:value-type="float" office:value="54364" calcext:value-type="float">
            <text:p>54364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79366" calcext:value-type="float">
            <text:p>79366</text:p>
          </table:table-cell>
          <table:table-cell office:value-type="float" office:value="51894" calcext:value-type="float">
            <text:p>5189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4424" calcext:value-type="float">
            <text:p>84424</text:p>
          </table:table-cell>
          <table:table-cell office:value-type="float" office:value="64144" calcext:value-type="float">
            <text:p>64144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8286" calcext:value-type="float">
            <text:p>78286</text:p>
          </table:table-cell>
          <table:table-cell office:value-type="float" office:value="58075" calcext:value-type="float">
            <text:p>58075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1184" calcext:value-type="float">
            <text:p>71184</text:p>
          </table:table-cell>
          <table:table-cell office:value-type="float" office:value="50655" calcext:value-type="float">
            <text:p>50655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6273" calcext:value-type="float">
            <text:p>76273</text:p>
          </table:table-cell>
          <table:table-cell office:value-type="float" office:value="61955" calcext:value-type="float">
            <text:p>61955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0551" calcext:value-type="float">
            <text:p>60551</text:p>
          </table:table-cell>
          <table:table-cell office:value-type="float" office:value="44539" calcext:value-type="float">
            <text:p>4453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</text:p>
          </table:table-cell>
          <table:table-cell office:value-type="float" office:value="67937" calcext:value-type="float">
            <text:p>67937</text:p>
          </table:table-cell>
          <table:table-cell office:value-type="float" office:value="43739" calcext:value-type="float">
            <text:p>43739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5956" calcext:value-type="float">
            <text:p>65956</text:p>
          </table:table-cell>
          <table:table-cell office:value-type="float" office:value="50175" calcext:value-type="float">
            <text:p>50175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1159" calcext:value-type="float">
            <text:p>71159</text:p>
          </table:table-cell>
          <table:table-cell office:value-type="float" office:value="51656" calcext:value-type="float">
            <text:p>51656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5885" calcext:value-type="float">
            <text:p>65885</text:p>
          </table:table-cell>
          <table:table-cell office:value-type="float" office:value="51380" calcext:value-type="float">
            <text:p>5138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6698" calcext:value-type="float">
            <text:p>66698</text:p>
          </table:table-cell>
          <table:table-cell office:value-type="float" office:value="49386" calcext:value-type="float">
            <text:p>49386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5051" calcext:value-type="float">
            <text:p>75051</text:p>
          </table:table-cell>
          <table:table-cell office:value-type="float" office:value="57055" calcext:value-type="float">
            <text:p>5705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69547" calcext:value-type="float">
            <text:p>69547</text:p>
          </table:table-cell>
          <table:table-cell office:value-type="float" office:value="49947" calcext:value-type="float">
            <text:p>49947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867" calcext:value-type="float">
            <text:p>72867</text:p>
          </table:table-cell>
          <table:table-cell office:value-type="float" office:value="57654" calcext:value-type="float">
            <text:p>57654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3238" calcext:value-type="float">
            <text:p>63238</text:p>
          </table:table-cell>
          <table:table-cell office:value-type="float" office:value="47061" calcext:value-type="float">
            <text:p>47061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5717" calcext:value-type="float">
            <text:p>75717</text:p>
          </table:table-cell>
          <table:table-cell office:value-type="float" office:value="57815" calcext:value-type="float">
            <text:p>5781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094" calcext:value-type="float">
            <text:p>66094</text:p>
          </table:table-cell>
          <table:table-cell office:value-type="float" office:value="50797" calcext:value-type="float">
            <text:p>5079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24197" calcext:value-type="float">
            <text:p>124197</text:p>
          </table:table-cell>
          <table:table-cell office:value-type="float" office:value="89536" calcext:value-type="float">
            <text:p>89536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</text:p>
          </table:table-cell>
          <table:table-cell office:value-type="float" office:value="114615" calcext:value-type="float">
            <text:p>114615</text:p>
          </table:table-cell>
          <table:table-cell office:value-type="float" office:value="84609" calcext:value-type="float">
            <text:p>84609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10479" calcext:value-type="float">
            <text:p>110479</text:p>
          </table:table-cell>
          <table:table-cell office:value-type="float" office:value="75850" calcext:value-type="float">
            <text:p>7585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29015" calcext:value-type="float">
            <text:p>129015</text:p>
          </table:table-cell>
          <table:table-cell office:value-type="float" office:value="87307" calcext:value-type="float">
            <text:p>87307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30942" calcext:value-type="float">
            <text:p>130942</text:p>
          </table:table-cell>
          <table:table-cell office:value-type="float" office:value="101910" calcext:value-type="float">
            <text:p>10191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25738" calcext:value-type="float">
            <text:p>125738</text:p>
          </table:table-cell>
          <table:table-cell office:value-type="float" office:value="106439" calcext:value-type="float">
            <text:p>106439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20750" calcext:value-type="float">
            <text:p>120750</text:p>
          </table:table-cell>
          <table:table-cell office:value-type="float" office:value="95026" calcext:value-type="float">
            <text:p>95026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32162" calcext:value-type="float">
            <text:p>132162</text:p>
          </table:table-cell>
          <table:table-cell office:value-type="float" office:value="103812" calcext:value-type="float">
            <text:p>103812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14825" calcext:value-type="float">
            <text:p>114825</text:p>
          </table:table-cell>
          <table:table-cell office:value-type="float" office:value="88881" calcext:value-type="float">
            <text:p>8888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</text:p>
          </table:table-cell>
          <table:table-cell office:value-type="float" office:value="120326" calcext:value-type="float">
            <text:p>120326</text:p>
          </table:table-cell>
          <table:table-cell office:value-type="float" office:value="86408" calcext:value-type="float">
            <text:p>86408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28199" calcext:value-type="float">
            <text:p>128199</text:p>
          </table:table-cell>
          <table:table-cell office:value-type="float" office:value="92507" calcext:value-type="float">
            <text:p>92507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116986" calcext:value-type="float">
            <text:p>116986</text:p>
          </table:table-cell>
          <table:table-cell office:value-type="float" office:value="101532" calcext:value-type="float">
            <text:p>101532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112919" calcext:value-type="float">
            <text:p>112919</text:p>
          </table:table-cell>
          <table:table-cell office:value-type="float" office:value="86529" calcext:value-type="float">
            <text:p>86529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26447" calcext:value-type="float">
            <text:p>126447</text:p>
          </table:table-cell>
          <table:table-cell office:value-type="float" office:value="97504" calcext:value-type="float">
            <text:p>97504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18073" calcext:value-type="float">
            <text:p>118073</text:p>
          </table:table-cell>
          <table:table-cell office:value-type="float" office:value="94602" calcext:value-type="float">
            <text:p>94602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28945" calcext:value-type="float">
            <text:p>128945</text:p>
          </table:table-cell>
          <table:table-cell office:value-type="float" office:value="105599" calcext:value-type="float">
            <text:p>105599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9267" calcext:value-type="float">
            <text:p>99267</text:p>
          </table:table-cell>
          <table:table-cell office:value-type="float" office:value="73444" calcext:value-type="float">
            <text:p>73444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100805" calcext:value-type="float">
            <text:p>100805</text:p>
          </table:table-cell>
          <table:table-cell office:value-type="float" office:value="76298" calcext:value-type="float">
            <text:p>7629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13531" calcext:value-type="float">
            <text:p>113531</text:p>
          </table:table-cell>
          <table:table-cell office:value-type="float" office:value="90036" calcext:value-type="float">
            <text:p>90036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107638" calcext:value-type="float">
            <text:p>107638</text:p>
          </table:table-cell>
          <table:table-cell office:value-type="float" office:value="85720" calcext:value-type="float">
            <text:p>8572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13085" calcext:value-type="float">
            <text:p>113085</text:p>
          </table:table-cell>
          <table:table-cell office:value-type="float" office:value="82599" calcext:value-type="float">
            <text:p>82599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38009" calcext:value-type="float">
            <text:p>138009</text:p>
          </table:table-cell>
          <table:table-cell office:value-type="float" office:value="98135" calcext:value-type="float">
            <text:p>98135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24063" calcext:value-type="float">
            <text:p>124063</text:p>
          </table:table-cell>
          <table:table-cell office:value-type="float" office:value="93723" calcext:value-type="float">
            <text:p>937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11427" calcext:value-type="float">
            <text:p>111427</text:p>
          </table:table-cell>
          <table:table-cell office:value-type="float" office:value="83790" calcext:value-type="float">
            <text:p>8379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101010" calcext:value-type="float">
            <text:p>101010</text:p>
          </table:table-cell>
          <table:table-cell office:value-type="float" office:value="76291" calcext:value-type="float">
            <text:p>76291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7914" calcext:value-type="float">
            <text:p>107914</text:p>
          </table:table-cell>
          <table:table-cell office:value-type="float" office:value="80262" calcext:value-type="float">
            <text:p>8026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15872" calcext:value-type="float">
            <text:p>115872</text:p>
          </table:table-cell>
          <table:table-cell office:value-type="float" office:value="95631" calcext:value-type="float">
            <text:p>9563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103111" calcext:value-type="float">
            <text:p>103111</text:p>
          </table:table-cell>
          <table:table-cell office:value-type="float" office:value="75410" calcext:value-type="float">
            <text:p>7541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Abbotsford</text:p>
          </table:table-cell>
          <table:table-cell office:value-type="float" office:value="124515" calcext:value-type="float">
            <text:p>124515</text:p>
          </table:table-cell>
          <table:table-cell office:value-type="float" office:value="85143" calcext:value-type="float">
            <text:p>85143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ritish Columbia Southern Interior</text:p>
          </table:table-cell>
          <table:table-cell office:value-type="float" office:value="95477" calcext:value-type="float">
            <text:p>95477</text:p>
          </table:table-cell>
          <table:table-cell office:value-type="float" office:value="75751" calcext:value-type="float">
            <text:p>7575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12119" calcext:value-type="float">
            <text:p>112119</text:p>
          </table:table-cell>
          <table:table-cell office:value-type="float" office:value="84911" calcext:value-type="float">
            <text:p>849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New Westminster</text:p>
          </table:table-cell>
          <table:table-cell office:value-type="float" office:value="118713" calcext:value-type="float">
            <text:p>118713</text:p>
          </table:table-cell>
          <table:table-cell office:value-type="float" office:value="84271" calcext:value-type="float">
            <text:p>84271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Prince George</text:p>
          </table:table-cell>
          <table:table-cell office:value-type="float" office:value="106382" calcext:value-type="float">
            <text:p>106382</text:p>
          </table:table-cell>
          <table:table-cell office:value-type="float" office:value="76216" calcext:value-type="float">
            <text:p>7621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hilliwack--Fraser Canyon</text:p>
          </table:table-cell>
          <table:table-cell office:value-type="float" office:value="112118" calcext:value-type="float">
            <text:p>112118</text:p>
          </table:table-cell>
          <table:table-cell office:value-type="float" office:value="84930" calcext:value-type="float">
            <text:p>8493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Richmond East</text:p>
          </table:table-cell>
          <table:table-cell office:value-type="float" office:value="106103" calcext:value-type="float">
            <text:p>106103</text:p>
          </table:table-cell>
          <table:table-cell office:value-type="float" office:value="80821" calcext:value-type="float">
            <text:p>80821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20669" calcext:value-type="float">
            <text:p>120669</text:p>
          </table:table-cell>
          <table:table-cell office:value-type="float" office:value="98477" calcext:value-type="float">
            <text:p>98477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leetwood--Port Kells</text:p>
          </table:table-cell>
          <table:table-cell office:value-type="float" office:value="123243" calcext:value-type="float">
            <text:p>123243</text:p>
          </table:table-cell>
          <table:table-cell office:value-type="float" office:value="95797" calcext:value-type="float">
            <text:p>95797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4675" calcext:value-type="float">
            <text:p>114675</text:p>
          </table:table-cell>
          <table:table-cell office:value-type="float" office:value="90855" calcext:value-type="float">
            <text:p>90855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--Lake Country</text:p>
          </table:table-cell>
          <table:table-cell office:value-type="float" office:value="122214" calcext:value-type="float">
            <text:p>122214</text:p>
          </table:table-cell>
          <table:table-cell office:value-type="float" office:value="100884" calcext:value-type="float">
            <text:p>100884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6811" calcext:value-type="float">
            <text:p>86811</text:p>
          </table:table-cell>
          <table:table-cell office:value-type="float" office:value="67663" calcext:value-type="float">
            <text:p>67663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float" office:value="117858" calcext:value-type="float">
            <text:p>117858</text:p>
          </table:table-cell>
          <table:table-cell office:value-type="float" office:value="90225" calcext:value-type="float">
            <text:p>9022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21434" calcext:value-type="float">
            <text:p>121434</text:p>
          </table:table-cell>
          <table:table-cell office:value-type="float" office:value="98657" calcext:value-type="float">
            <text:p>98657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25149" calcext:value-type="float">
            <text:p>125149</text:p>
          </table:table-cell>
          <table:table-cell office:value-type="float" office:value="99872" calcext:value-type="float">
            <text:p>99872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ton--North Delta</text:p>
          </table:table-cell>
          <table:table-cell office:value-type="float" office:value="118649" calcext:value-type="float">
            <text:p>118649</text:p>
          </table:table-cell>
          <table:table-cell office:value-type="float" office:value="75535" calcext:value-type="float">
            <text:p>75535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</text:p>
          </table:table-cell>
          <table:table-cell office:value-type="float" office:value="111231" calcext:value-type="float">
            <text:p>111231</text:p>
          </table:table-cell>
          <table:table-cell office:value-type="float" office:value="84337" calcext:value-type="float">
            <text:p>84337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2371" calcext:value-type="float">
            <text:p>122371</text:p>
          </table:table-cell>
          <table:table-cell office:value-type="float" office:value="89416" calcext:value-type="float">
            <text:p>89416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7316" calcext:value-type="float">
            <text:p>107316</text:p>
          </table:table-cell>
          <table:table-cell office:value-type="float" office:value="86195" calcext:value-type="float">
            <text:p>86195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116236" calcext:value-type="float">
            <text:p>116236</text:p>
          </table:table-cell>
          <table:table-cell office:value-type="float" office:value="91762" calcext:value-type="float">
            <text:p>9176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20662" calcext:value-type="float">
            <text:p>120662</text:p>
          </table:table-cell>
          <table:table-cell office:value-type="float" office:value="89613" calcext:value-type="float">
            <text:p>89613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16563" calcext:value-type="float">
            <text:p>116563</text:p>
          </table:table-cell>
          <table:table-cell office:value-type="float" office:value="86190" calcext:value-type="float">
            <text:p>8619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5865" calcext:value-type="float">
            <text:p>105865</text:p>
          </table:table-cell>
          <table:table-cell office:value-type="float" office:value="72580" calcext:value-type="float">
            <text:p>7258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14137" calcext:value-type="float">
            <text:p>114137</text:p>
          </table:table-cell>
          <table:table-cell office:value-type="float" office:value="85643" calcext:value-type="float">
            <text:p>85643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5724" calcext:value-type="float">
            <text:p>115724</text:p>
          </table:table-cell>
          <table:table-cell office:value-type="float" office:value="93380" calcext:value-type="float">
            <text:p>9338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--Bulkley Valley</text:p>
          </table:table-cell>
          <table:table-cell office:value-type="float" office:value="91926" calcext:value-type="float">
            <text:p>91926</text:p>
          </table:table-cell>
          <table:table-cell office:value-type="float" office:value="61043" calcext:value-type="float">
            <text:p>61043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Cloverdale</text:p>
          </table:table-cell>
          <table:table-cell office:value-type="float" office:value="111756" calcext:value-type="float">
            <text:p>111756</text:p>
          </table:table-cell>
          <table:table-cell office:value-type="float" office:value="91485" calcext:value-type="float">
            <text:p>9148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11960" calcext:value-type="float">
            <text:p>111960</text:p>
          </table:table-cell>
          <table:table-cell office:value-type="float" office:value="72145" calcext:value-type="float">
            <text:p>7214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23701" calcext:value-type="float">
            <text:p>123701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6816" calcext:value-type="float">
            <text:p>106816</text:p>
          </table:table-cell>
          <table:table-cell office:value-type="float" office:value="81801" calcext:value-type="float">
            <text:p>818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13356" calcext:value-type="float">
            <text:p>113356</text:p>
          </table:table-cell>
          <table:table-cell office:value-type="float" office:value="90374" calcext:value-type="float">
            <text:p>90374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9815" calcext:value-type="float">
            <text:p>119815</text:p>
          </table:table-cell>
          <table:table-cell office:value-type="float" office:value="82619" calcext:value-type="float">
            <text:p>82619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9627" calcext:value-type="float">
            <text:p>119627</text:p>
          </table:table-cell>
          <table:table-cell office:value-type="float" office:value="87224" calcext:value-type="float">
            <text:p>87224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20284" calcext:value-type="float">
            <text:p>120284</text:p>
          </table:table-cell>
          <table:table-cell office:value-type="float" office:value="82509" calcext:value-type="float">
            <text:p>82509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8771" calcext:value-type="float">
            <text:p>108771</text:p>
          </table:table-cell>
          <table:table-cell office:value-type="float" office:value="89750" calcext:value-type="float">
            <text:p>89750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9241" calcext:value-type="float">
            <text:p>129241</text:p>
          </table:table-cell>
          <table:table-cell office:value-type="float" office:value="99642" calcext:value-type="float">
            <text:p>99642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0372" calcext:value-type="float">
            <text:p>30372</text:p>
          </table:table-cell>
          <table:table-cell office:value-type="float" office:value="24341" calcext:value-type="float">
            <text:p>24341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41464" calcext:value-type="float">
            <text:p>41464</text:p>
          </table:table-cell>
          <table:table-cell office:value-type="float" office:value="29020" calcext:value-type="float">
            <text:p>2902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9474" calcext:value-type="float">
            <text:p>29474</text:p>
          </table:table-cell>
          <table:table-cell office:value-type="float" office:value="17349" calcext:value-type="float">
            <text:p>17349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</table:table>
      <table:table table:name="42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Avalon</text:p>
          </table:table-cell>
          <table:table-cell office:value-type="float" office:value="81540" calcext:value-type="float">
            <text:p>81540</text:p>
          </table:table-cell>
          <table:table-cell office:value-type="float" office:value="68487" calcext:value-type="float">
            <text:p>68487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Burin--Trinity</text:p>
          </table:table-cell>
          <table:table-cell office:value-type="float" office:value="76704" calcext:value-type="float">
            <text:p>76704</text:p>
          </table:table-cell>
          <table:table-cell office:value-type="float" office:value="62462" calcext:value-type="float">
            <text:p>62462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Coast of Bays--Central--Notre Dame</text:p>
          </table:table-cell>
          <table:table-cell office:value-type="float" office:value="78092" calcext:value-type="float">
            <text:p>78092</text:p>
          </table:table-cell>
          <table:table-cell office:value-type="float" office:value="64226" calcext:value-type="float">
            <text:p>64226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6728" calcext:value-type="float">
            <text:p>26728</text:p>
          </table:table-cell>
          <table:table-cell office:value-type="float" office:value="20045" calcext:value-type="float">
            <text:p>2004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ong Range Mountains</text:p>
          </table:table-cell>
          <table:table-cell office:value-type="float" office:value="87592" calcext:value-type="float">
            <text:p>87592</text:p>
          </table:table-cell>
          <table:table-cell office:value-type="float" office:value="71918" calcext:value-type="float">
            <text:p>71918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81936" calcext:value-type="float">
            <text:p>81936</text:p>
          </table:table-cell>
          <table:table-cell office:value-type="float" office:value="66304" calcext:value-type="float">
            <text:p>66304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South--Mount Pearl</text:p>
          </table:table-cell>
          <table:table-cell office:value-type="float" office:value="81944" calcext:value-type="float">
            <text:p>81944</text:p>
          </table:table-cell>
          <table:table-cell office:value-type="float" office:value="67596" calcext:value-type="float">
            <text:p>67596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6005" calcext:value-type="float">
            <text:p>36005</text:p>
          </table:table-cell>
          <table:table-cell office:value-type="float" office:value="28889" calcext:value-type="float">
            <text:p>28889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harlottetown</text:p>
          </table:table-cell>
          <table:table-cell office:value-type="float" office:value="34562" calcext:value-type="float">
            <text:p>34562</text:p>
          </table:table-cell>
          <table:table-cell office:value-type="float" office:value="28129" calcext:value-type="float">
            <text:p>28129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598" calcext:value-type="float">
            <text:p>34598</text:p>
          </table:table-cell>
          <table:table-cell office:value-type="float" office:value="27858" calcext:value-type="float">
            <text:p>27858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5039" calcext:value-type="float">
            <text:p>35039</text:p>
          </table:table-cell>
          <table:table-cell office:value-type="float" office:value="28629" calcext:value-type="float">
            <text:p>28629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Canso</text:p>
          </table:table-cell>
          <table:table-cell office:value-type="float" office:value="75247" calcext:value-type="float">
            <text:p>75247</text:p>
          </table:table-cell>
          <table:table-cell office:value-type="float" office:value="60785" calcext:value-type="float">
            <text:p>60785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4597" calcext:value-type="float">
            <text:p>74597</text:p>
          </table:table-cell>
          <table:table-cell office:value-type="float" office:value="60594" calcext:value-type="float">
            <text:p>60594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82321" calcext:value-type="float">
            <text:p>82321</text:p>
          </table:table-cell>
          <table:table-cell office:value-type="float" office:value="65461" calcext:value-type="float">
            <text:p>65461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--Cole Harbour</text:p>
          </table:table-cell>
          <table:table-cell office:value-type="float" office:value="91212" calcext:value-type="float">
            <text:p>91212</text:p>
          </table:table-cell>
          <table:table-cell office:value-type="float" office:value="73710" calcext:value-type="float">
            <text:p>7371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92643" calcext:value-type="float">
            <text:p>92643</text:p>
          </table:table-cell>
          <table:table-cell office:value-type="float" office:value="73379" calcext:value-type="float">
            <text:p>73379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87275" calcext:value-type="float">
            <text:p>87275</text:p>
          </table:table-cell>
          <table:table-cell office:value-type="float" office:value="70515" calcext:value-type="float">
            <text:p>7051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83306" calcext:value-type="float">
            <text:p>83306</text:p>
          </table:table-cell>
          <table:table-cell office:value-type="float" office:value="67213" calcext:value-type="float">
            <text:p>67213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Preston--Chezzetcook</text:p>
          </table:table-cell>
          <table:table-cell office:value-type="float" office:value="85583" calcext:value-type="float">
            <text:p>85583</text:p>
          </table:table-cell>
          <table:table-cell office:value-type="float" office:value="68040" calcext:value-type="float">
            <text:p>6804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--St. Margarets</text:p>
          </table:table-cell>
          <table:table-cell office:value-type="float" office:value="92561" calcext:value-type="float">
            <text:p>92561</text:p>
          </table:table-cell>
          <table:table-cell office:value-type="float" office:value="76181" calcext:value-type="float">
            <text:p>7618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73328" calcext:value-type="float">
            <text:p>73328</text:p>
          </table:table-cell>
          <table:table-cell office:value-type="float" office:value="59994" calcext:value-type="float">
            <text:p>59994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83654" calcext:value-type="float">
            <text:p>83654</text:p>
          </table:table-cell>
          <table:table-cell office:value-type="float" office:value="67059" calcext:value-type="float">
            <text:p>67059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9340" calcext:value-type="float">
            <text:p>79340</text:p>
          </table:table-cell>
          <table:table-cell office:value-type="float" office:value="66799" calcext:value-type="float">
            <text:p>66799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80416" calcext:value-type="float">
            <text:p>80416</text:p>
          </table:table-cell>
          <table:table-cell office:value-type="float" office:value="66891" calcext:value-type="float">
            <text:p>6689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1759" calcext:value-type="float">
            <text:p>81759</text:p>
          </table:table-cell>
          <table:table-cell office:value-type="float" office:value="61947" calcext:value-type="float">
            <text:p>61947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 Royal</text:p>
          </table:table-cell>
          <table:table-cell office:value-type="float" office:value="79331" calcext:value-type="float">
            <text:p>79331</text:p>
          </table:table-cell>
          <table:table-cell office:value-type="float" office:value="63089" calcext:value-type="float">
            <text:p>6308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40" calcext:value-type="float">
            <text:p>62540</text:p>
          </table:table-cell>
          <table:table-cell office:value-type="float" office:value="50907" calcext:value-type="float">
            <text:p>50907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--Grand Lake</text:p>
          </table:table-cell>
          <table:table-cell office:value-type="float" office:value="59343" calcext:value-type="float">
            <text:p>59343</text:p>
          </table:table-cell>
          <table:table-cell office:value-type="float" office:value="48331" calcext:value-type="float">
            <text:p>4833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484" calcext:value-type="float">
            <text:p>89484</text:p>
          </table:table-cell>
          <table:table-cell office:value-type="float" office:value="71982" calcext:value-type="float">
            <text:p>7198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6197" calcext:value-type="float">
            <text:p>66197</text:p>
          </table:table-cell>
          <table:table-cell office:value-type="float" office:value="51729" calcext:value-type="float">
            <text:p>51729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--Rothesay</text:p>
          </table:table-cell>
          <table:table-cell office:value-type="float" office:value="82129" calcext:value-type="float">
            <text:p>82129</text:p>
          </table:table-cell>
          <table:table-cell office:value-type="float" office:value="61722" calcext:value-type="float">
            <text:p>61722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632" calcext:value-type="float">
            <text:p>70632</text:p>
          </table:table-cell>
          <table:table-cell office:value-type="float" office:value="54145" calcext:value-type="float">
            <text:p>5414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5475" calcext:value-type="float">
            <text:p>85475</text:p>
          </table:table-cell>
          <table:table-cell office:value-type="float" office:value="63632" calcext:value-type="float">
            <text:p>6363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4" calcext:value-type="float">
            <text:p>102794</text:p>
          </table:table-cell>
          <table:table-cell office:value-type="float" office:value="82968" calcext:value-type="float">
            <text:p>82968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-Cartierville</text:p>
          </table:table-cell>
          <table:table-cell office:value-type="float" office:value="110473" calcext:value-type="float">
            <text:p>110473</text:p>
          </table:table-cell>
          <table:table-cell office:value-type="float" office:value="83208" calcext:value-type="float">
            <text:p>83208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lfred-Pellan</text:p>
          </table:table-cell>
          <table:table-cell office:value-type="float" office:value="98045" calcext:value-type="float">
            <text:p>98045</text:p>
          </table:table-cell>
          <table:table-cell office:value-type="float" office:value="78524" calcext:value-type="float">
            <text:p>7852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La Petite-Nation</text:p>
          </table:table-cell>
          <table:table-cell office:value-type="float" office:value="94208" calcext:value-type="float">
            <text:p>94208</text:p>
          </table:table-cell>
          <table:table-cell office:value-type="float" office:value="78836" calcext:value-type="float">
            <text:p>78836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vignon--La Mitis--Matane--Matapédia</text:p>
          </table:table-cell>
          <table:table-cell office:value-type="float" office:value="74547" calcext:value-type="float">
            <text:p>74547</text:p>
          </table:table-cell>
          <table:table-cell office:value-type="float" office:value="60890" calcext:value-type="float">
            <text:p>60890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106337" calcext:value-type="float">
            <text:p>106337</text:p>
          </table:table-cell>
          <table:table-cell office:value-type="float" office:value="85698" calcext:value-type="float">
            <text:p>85698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Côte-de-Beaupré--Île d'Orléans--Charlevoix</text:p>
          </table:table-cell>
          <table:table-cell office:value-type="float" office:value="92496" calcext:value-type="float">
            <text:p>92496</text:p>
          </table:table-cell>
          <table:table-cell office:value-type="float" office:value="76528" calcext:value-type="float">
            <text:p>76528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Limoilou</text:p>
          </table:table-cell>
          <table:table-cell office:value-type="float" office:value="92944" calcext:value-type="float">
            <text:p>92944</text:p>
          </table:table-cell>
          <table:table-cell office:value-type="float" office:value="78799" calcext:value-type="float">
            <text:p>78799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écancour--Nicolet--Saurel</text:p>
          </table:table-cell>
          <table:table-cell office:value-type="float" office:value="93779" calcext:value-type="float">
            <text:p>93779</text:p>
          </table:table-cell>
          <table:table-cell office:value-type="float" office:value="78734" calcext:value-type="float">
            <text:p>7873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--Les Etchemins--Lévis</text:p>
          </table:table-cell>
          <table:table-cell office:value-type="float" office:value="112385" calcext:value-type="float">
            <text:p>112385</text:p>
          </table:table-cell>
          <table:table-cell office:value-type="float" office:value="92719" calcext:value-type="float">
            <text:p>92719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oeil--Chambly</text:p>
          </table:table-cell>
          <table:table-cell office:value-type="float" office:value="109955" calcext:value-type="float">
            <text:p>109955</text:p>
          </table:table-cell>
          <table:table-cell office:value-type="float" office:value="91204" calcext:value-type="float">
            <text:p>912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askinongé</text:p>
          </table:table-cell>
          <table:table-cell office:value-type="float" office:value="98590" calcext:value-type="float">
            <text:p>98590</text:p>
          </table:table-cell>
          <table:table-cell office:value-type="float" office:value="82996" calcext:value-type="float">
            <text:p>82996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100286" calcext:value-type="float">
            <text:p>100286</text:p>
          </table:table-cell>
          <table:table-cell office:value-type="float" office:value="71070" calcext:value-type="float">
            <text:p>71070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98616" calcext:value-type="float">
            <text:p>98616</text:p>
          </table:table-cell>
          <table:table-cell office:value-type="float" office:value="85118" calcext:value-type="float">
            <text:p>85118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Saint-Lambert</text:p>
          </table:table-cell>
          <table:table-cell office:value-type="float" office:value="100828" calcext:value-type="float">
            <text:p>100828</text:p>
          </table:table-cell>
          <table:table-cell office:value-type="float" office:value="83766" calcext:value-type="float">
            <text:p>83766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103331" calcext:value-type="float">
            <text:p>103331</text:p>
          </table:table-cell>
          <table:table-cell office:value-type="float" office:value="84830" calcext:value-type="float">
            <text:p>84830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--Lacolle</text:p>
          </table:table-cell>
          <table:table-cell office:value-type="float" office:value="92169" calcext:value-type="float">
            <text:p>92169</text:p>
          </table:table-cell>
          <table:table-cell office:value-type="float" office:value="76129" calcext:value-type="float">
            <text:p>76129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81501" calcext:value-type="float">
            <text:p>81501</text:p>
          </table:table-cell>
          <table:table-cell office:value-type="float" office:value="66821" calcext:value-type="float">
            <text:p>66821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101946" calcext:value-type="float">
            <text:p>101946</text:p>
          </table:table-cell>
          <table:table-cell office:value-type="float" office:value="82237" calcext:value-type="float">
            <text:p>82237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orval--Lachine--LaSalle</text:p>
          </table:table-cell>
          <table:table-cell office:value-type="float" office:value="106886" calcext:value-type="float">
            <text:p>106886</text:p>
          </table:table-cell>
          <table:table-cell office:value-type="float" office:value="85769" calcext:value-type="float">
            <text:p>85769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98681" calcext:value-type="float">
            <text:p>98681</text:p>
          </table:table-cell>
          <table:table-cell office:value-type="float" office:value="81455" calcext:value-type="float">
            <text:p>8145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sie--Les Îles-de-la-Madeleine</text:p>
          </table:table-cell>
          <table:table-cell office:value-type="float" office:value="78833" calcext:value-type="float">
            <text:p>78833</text:p>
          </table:table-cell>
          <table:table-cell office:value-type="float" office:value="65783" calcext:value-type="float">
            <text:p>65783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6424" calcext:value-type="float">
            <text:p>106424</text:p>
          </table:table-cell>
          <table:table-cell office:value-type="float" office:value="84377" calcext:value-type="float">
            <text:p>84377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</text:p>
          </table:table-cell>
          <table:table-cell office:value-type="float" office:value="103436" calcext:value-type="float">
            <text:p>103436</text:p>
          </table:table-cell>
          <table:table-cell office:value-type="float" office:value="83088" calcext:value-type="float">
            <text:p>83088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noré-Mercier</text:p>
          </table:table-cell>
          <table:table-cell office:value-type="float" office:value="102587" calcext:value-type="float">
            <text:p>102587</text:p>
          </table:table-cell>
          <table:table-cell office:value-type="float" office:value="79033" calcext:value-type="float">
            <text:p>7903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103447" calcext:value-type="float">
            <text:p>103447</text:p>
          </table:table-cell>
          <table:table-cell office:value-type="float" office:value="79329" calcext:value-type="float">
            <text:p>79329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100683" calcext:value-type="float">
            <text:p>100683</text:p>
          </table:table-cell>
          <table:table-cell office:value-type="float" office:value="86287" calcext:value-type="float">
            <text:p>86287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87596" calcext:value-type="float">
            <text:p>87596</text:p>
          </table:table-cell>
          <table:table-cell office:value-type="float" office:value="73099" calcext:value-type="float">
            <text:p>73099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ointe-de-l'Île</text:p>
          </table:table-cell>
          <table:table-cell office:value-type="float" office:value="103512" calcext:value-type="float">
            <text:p>103512</text:p>
          </table:table-cell>
          <table:table-cell office:value-type="float" office:value="84769" calcext:value-type="float">
            <text:p>84769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rairie</text:p>
          </table:table-cell>
          <table:table-cell office:value-type="float" office:value="99811" calcext:value-type="float">
            <text:p>99811</text:p>
          </table:table-cell>
          <table:table-cell office:value-type="float" office:value="82472" calcext:value-type="float">
            <text:p>82472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105783" calcext:value-type="float">
            <text:p>105783</text:p>
          </table:table-cell>
          <table:table-cell office:value-type="float" office:value="85445" calcext:value-type="float">
            <text:p>85445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8795" calcext:value-type="float">
            <text:p>108795</text:p>
          </table:table-cell>
          <table:table-cell office:value-type="float" office:value="85870" calcext:value-type="float">
            <text:p>85870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--Verdun</text:p>
          </table:table-cell>
          <table:table-cell office:value-type="float" office:value="105317" calcext:value-type="float">
            <text:p>105317</text:p>
          </table:table-cell>
          <table:table-cell office:value-type="float" office:value="84192" calcext:value-type="float">
            <text:p>84192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--Labelle</text:p>
          </table:table-cell>
          <table:table-cell office:value-type="float" office:value="111357" calcext:value-type="float">
            <text:p>111357</text:p>
          </table:table-cell>
          <table:table-cell office:value-type="float" office:value="96848" calcext:value-type="float">
            <text:p>96848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107034" calcext:value-type="float">
            <text:p>107034</text:p>
          </table:table-cell>
          <table:table-cell office:value-type="float" office:value="85056" calcext:value-type="float">
            <text:p>85056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-Les Îles</text:p>
          </table:table-cell>
          <table:table-cell office:value-type="float" office:value="103053" calcext:value-type="float">
            <text:p>103053</text:p>
          </table:table-cell>
          <table:table-cell office:value-type="float" office:value="82438" calcext:value-type="float">
            <text:p>82438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-Lotbinière</text:p>
          </table:table-cell>
          <table:table-cell office:value-type="float" office:value="107593" calcext:value-type="float">
            <text:p>107593</text:p>
          </table:table-cell>
          <table:table-cell office:value-type="float" office:value="87339" calcext:value-type="float">
            <text:p>87339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--Charles-LeMoyne</text:p>
          </table:table-cell>
          <table:table-cell office:value-type="float" office:value="104895" calcext:value-type="float">
            <text:p>104895</text:p>
          </table:table-cell>
          <table:table-cell office:value-type="float" office:value="83844" calcext:value-type="float">
            <text:p>8384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--Saint-Hubert</text:p>
          </table:table-cell>
          <table:table-cell office:value-type="float" office:value="104366" calcext:value-type="float">
            <text:p>104366</text:p>
          </table:table-cell>
          <table:table-cell office:value-type="float" office:value="85972" calcext:value-type="float">
            <text:p>85972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104038" calcext:value-type="float">
            <text:p>104038</text:p>
          </table:table-cell>
          <table:table-cell office:value-type="float" office:value="81376" calcext:value-type="float">
            <text:p>81376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Saint-Laurent</text:p>
          </table:table-cell>
          <table:table-cell office:value-type="float" office:value="106888" calcext:value-type="float">
            <text:p>106888</text:p>
          </table:table-cell>
          <table:table-cell office:value-type="float" office:value="92372" calcext:value-type="float">
            <text:p>92372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94766" calcext:value-type="float">
            <text:p>94766</text:p>
          </table:table-cell>
          <table:table-cell office:value-type="float" office:value="75229" calcext:value-type="float">
            <text:p>75229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rc-Aurèle-Fortin</text:p>
          </table:table-cell>
          <table:table-cell office:value-type="float" office:value="96082" calcext:value-type="float">
            <text:p>96082</text:p>
          </table:table-cell>
          <table:table-cell office:value-type="float" office:value="76396" calcext:value-type="float">
            <text:p>76396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L'Érable</text:p>
          </table:table-cell>
          <table:table-cell office:value-type="float" office:value="88745" calcext:value-type="float">
            <text:p>88745</text:p>
          </table:table-cell>
          <table:table-cell office:value-type="float" office:value="71653" calcext:value-type="float">
            <text:p>71653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irabel</text:p>
          </table:table-cell>
          <table:table-cell office:value-type="float" office:value="103536" calcext:value-type="float">
            <text:p>103536</text:p>
          </table:table-cell>
          <table:table-cell office:value-type="float" office:value="87938" calcext:value-type="float">
            <text:p>87938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arville</text:p>
          </table:table-cell>
          <table:table-cell office:value-type="float" office:value="95095" calcext:value-type="float">
            <text:p>95095</text:p>
          </table:table-cell>
          <table:table-cell office:value-type="float" office:value="75693" calcext:value-type="float">
            <text:p>75693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calm</text:p>
          </table:table-cell>
          <table:table-cell office:value-type="float" office:value="99518" calcext:value-type="float">
            <text:p>99518</text:p>
          </table:table-cell>
          <table:table-cell office:value-type="float" office:value="83808" calcext:value-type="float">
            <text:p>83808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261" calcext:value-type="float">
            <text:p>97261</text:p>
          </table:table-cell>
          <table:table-cell office:value-type="float" office:value="78672" calcext:value-type="float">
            <text:p>78672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101258" calcext:value-type="float">
            <text:p>101258</text:p>
          </table:table-cell>
          <table:table-cell office:value-type="float" office:value="74416" calcext:value-type="float">
            <text:p>74416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Westmount</text:p>
          </table:table-cell>
          <table:table-cell office:value-type="float" office:value="104410" calcext:value-type="float">
            <text:p>104410</text:p>
          </table:table-cell>
          <table:table-cell office:value-type="float" office:value="79832" calcext:value-type="float">
            <text:p>7983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100916" calcext:value-type="float">
            <text:p>100916</text:p>
          </table:table-cell>
          <table:table-cell office:value-type="float" office:value="71136" calcext:value-type="float">
            <text:p>71136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</text:p>
          </table:table-cell>
          <table:table-cell office:value-type="float" office:value="108977" calcext:value-type="float">
            <text:p>108977</text:p>
          </table:table-cell>
          <table:table-cell office:value-type="float" office:value="79136" calcext:value-type="float">
            <text:p>79136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-Boucher--Les Patriotes--Verchères</text:p>
          </table:table-cell>
          <table:table-cell office:value-type="float" office:value="95326" calcext:value-type="float">
            <text:p>95326</text:p>
          </table:table-cell>
          <table:table-cell office:value-type="float" office:value="78855" calcext:value-type="float">
            <text:p>7885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08740" calcext:value-type="float">
            <text:p>108740</text:p>
          </table:table-cell>
          <table:table-cell office:value-type="float" office:value="85333" calcext:value-type="float">
            <text:p>85333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</text:p>
          </table:table-cell>
          <table:table-cell office:value-type="float" office:value="106499" calcext:value-type="float">
            <text:p>106499</text:p>
          </table:table-cell>
          <table:table-cell office:value-type="float" office:value="87922" calcext:value-type="float">
            <text:p>8792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104394" calcext:value-type="float">
            <text:p>104394</text:p>
          </table:table-cell>
          <table:table-cell office:value-type="float" office:value="88337" calcext:value-type="float">
            <text:p>88337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6525" calcext:value-type="float">
            <text:p>96525</text:p>
          </table:table-cell>
          <table:table-cell office:value-type="float" office:value="79593" calcext:value-type="float">
            <text:p>79593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11191" calcext:value-type="float">
            <text:p>111191</text:p>
          </table:table-cell>
          <table:table-cell office:value-type="float" office:value="92117" calcext:value-type="float">
            <text:p>92117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103897" calcext:value-type="float">
            <text:p>103897</text:p>
          </table:table-cell>
          <table:table-cell office:value-type="float" office:value="85894" calcext:value-type="float">
            <text:p>8589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809" calcext:value-type="float">
            <text:p>84809</text:p>
          </table:table-cell>
          <table:table-cell office:value-type="float" office:value="70182" calcext:value-type="float">
            <text:p>7018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102816" calcext:value-type="float">
            <text:p>102816</text:p>
          </table:table-cell>
          <table:table-cell office:value-type="float" office:value="81528" calcext:value-type="float">
            <text:p>81528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u-Nord</text:p>
          </table:table-cell>
          <table:table-cell office:value-type="float" office:value="102085" calcext:value-type="float">
            <text:p>102085</text:p>
          </table:table-cell>
          <table:table-cell office:value-type="float" office:value="89667" calcext:value-type="float">
            <text:p>89667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6293" calcext:value-type="float">
            <text:p>106293</text:p>
          </table:table-cell>
          <table:table-cell office:value-type="float" office:value="84884" calcext:value-type="float">
            <text:p>84884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9629" calcext:value-type="float">
            <text:p>99629</text:p>
          </table:table-cell>
          <table:table-cell office:value-type="float" office:value="81016" calcext:value-type="float">
            <text:p>81016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108244" calcext:value-type="float">
            <text:p>108244</text:p>
          </table:table-cell>
          <table:table-cell office:value-type="float" office:value="88519" calcext:value-type="float">
            <text:p>88519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</text:p>
          </table:table-cell>
          <table:table-cell office:value-type="float" office:value="93842" calcext:value-type="float">
            <text:p>93842</text:p>
          </table:table-cell>
          <table:table-cell office:value-type="float" office:value="69138" calcext:value-type="float">
            <text:p>69138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10649" calcext:value-type="float">
            <text:p>110649</text:p>
          </table:table-cell>
          <table:table-cell office:value-type="float" office:value="76746" calcext:value-type="float">
            <text:p>76746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--Champlain</text:p>
          </table:table-cell>
          <table:table-cell office:value-type="float" office:value="110273" calcext:value-type="float">
            <text:p>110273</text:p>
          </table:table-cell>
          <table:table-cell office:value-type="float" office:value="92352" calcext:value-type="float">
            <text:p>92352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laberry--Suroît</text:p>
          </table:table-cell>
          <table:table-cell office:value-type="float" office:value="107036" calcext:value-type="float">
            <text:p>107036</text:p>
          </table:table-cell>
          <table:table-cell office:value-type="float" office:value="92604" calcext:value-type="float">
            <text:p>926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107538" calcext:value-type="float">
            <text:p>107538</text:p>
          </table:table-cell>
          <table:table-cell office:value-type="float" office:value="88533" calcext:value-type="float">
            <text:p>88533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107988" calcext:value-type="float">
            <text:p>107988</text:p>
          </table:table-cell>
          <table:table-cell office:value-type="float" office:value="87658" calcext:value-type="float">
            <text:p>87658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</text:p>
          </table:table-cell>
          <table:table-cell office:value-type="float" office:value="106322" calcext:value-type="float">
            <text:p>106322</text:p>
          </table:table-cell>
          <table:table-cell office:value-type="float" office:value="84502" calcext:value-type="float">
            <text:p>84502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hérèse-De Blainville</text:p>
          </table:table-cell>
          <table:table-cell office:value-type="float" office:value="98499" calcext:value-type="float">
            <text:p>98499</text:p>
          </table:table-cell>
          <table:table-cell office:value-type="float" office:value="79440" calcext:value-type="float">
            <text:p>79440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108774" calcext:value-type="float">
            <text:p>108774</text:p>
          </table:table-cell>
          <table:table-cell office:value-type="float" office:value="91098" calcext:value-type="float">
            <text:p>91098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-Soulanges</text:p>
          </table:table-cell>
          <table:table-cell office:value-type="float" office:value="111905" calcext:value-type="float">
            <text:p>111905</text:p>
          </table:table-cell>
          <table:table-cell office:value-type="float" office:value="90804" calcext:value-type="float">
            <text:p>90804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ille-Marie--Le Sud-Ouest--Île-des-Soeurs</text:p>
          </table:table-cell>
          <table:table-cell office:value-type="float" office:value="103070" calcext:value-type="float">
            <text:p>103070</text:p>
          </table:table-cell>
          <table:table-cell office:value-type="float" office:value="85702" calcext:value-type="float">
            <text:p>857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imy</text:p>
          </table:table-cell>
          <table:table-cell office:value-type="float" office:value="104373" calcext:value-type="float">
            <text:p>104373</text:p>
          </table:table-cell>
          <table:table-cell office:value-type="float" office:value="86225" calcext:value-type="float">
            <text:p>86225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</text:p>
          </table:table-cell>
          <table:table-cell office:value-type="float" office:value="109600" calcext:value-type="float">
            <text:p>109600</text:p>
          </table:table-cell>
          <table:table-cell office:value-type="float" office:value="85251" calcext:value-type="float">
            <text:p>8525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9801" calcext:value-type="float">
            <text:p>79801</text:p>
          </table:table-cell>
          <table:table-cell office:value-type="float" office:value="63253" calcext:value-type="float">
            <text:p>63253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urora--Oak Ridges--Richmond Hill</text:p>
          </table:table-cell>
          <table:table-cell office:value-type="float" office:value="106064" calcext:value-type="float">
            <text:p>106064</text:p>
          </table:table-cell>
          <table:table-cell office:value-type="float" office:value="79127" calcext:value-type="float">
            <text:p>79127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Innisfil</text:p>
          </table:table-cell>
          <table:table-cell office:value-type="float" office:value="101584" calcext:value-type="float">
            <text:p>101584</text:p>
          </table:table-cell>
          <table:table-cell office:value-type="float" office:value="77320" calcext:value-type="float">
            <text:p>7732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Springwater--Oro-Medonte</text:p>
          </table:table-cell>
          <table:table-cell office:value-type="float" office:value="97876" calcext:value-type="float">
            <text:p>97876</text:p>
          </table:table-cell>
          <table:table-cell office:value-type="float" office:value="76084" calcext:value-type="float">
            <text:p>76084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y of Quinte</text:p>
          </table:table-cell>
          <table:table-cell office:value-type="float" office:value="109488" calcext:value-type="float">
            <text:p>109488</text:p>
          </table:table-cell>
          <table:table-cell office:value-type="float" office:value="85021" calcext:value-type="float">
            <text:p>8502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7084" calcext:value-type="float">
            <text:p>107084</text:p>
          </table:table-cell>
          <table:table-cell office:value-type="float" office:value="77440" calcext:value-type="float">
            <text:p>77440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Centre</text:p>
          </table:table-cell>
          <table:table-cell office:value-type="float" office:value="103122" calcext:value-type="float">
            <text:p>103122</text:p>
          </table:table-cell>
          <table:table-cell office:value-type="float" office:value="65460" calcext:value-type="float">
            <text:p>65460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East</text:p>
          </table:table-cell>
          <table:table-cell office:value-type="float" office:value="99712" calcext:value-type="float">
            <text:p>99712</text:p>
          </table:table-cell>
          <table:table-cell office:value-type="float" office:value="69251" calcext:value-type="float">
            <text:p>6925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North</text:p>
          </table:table-cell>
          <table:table-cell office:value-type="float" office:value="111951" calcext:value-type="float">
            <text:p>111951</text:p>
          </table:table-cell>
          <table:table-cell office:value-type="float" office:value="74148" calcext:value-type="float">
            <text:p>74148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South</text:p>
          </table:table-cell>
          <table:table-cell office:value-type="float" office:value="107364" calcext:value-type="float">
            <text:p>107364</text:p>
          </table:table-cell>
          <table:table-cell office:value-type="float" office:value="73019" calcext:value-type="float">
            <text:p>73019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</text:p>
          </table:table-cell>
          <table:table-cell office:value-type="float" office:value="101762" calcext:value-type="float">
            <text:p>101762</text:p>
          </table:table-cell>
          <table:table-cell office:value-type="float" office:value="71990" calcext:value-type="float">
            <text:p>71990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ford--Brant</text:p>
          </table:table-cell>
          <table:table-cell office:value-type="float" office:value="132443" calcext:value-type="float">
            <text:p>132443</text:p>
          </table:table-cell>
          <table:table-cell office:value-type="float" office:value="97409" calcext:value-type="float">
            <text:p>97409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6475" calcext:value-type="float">
            <text:p>106475</text:p>
          </table:table-cell>
          <table:table-cell office:value-type="float" office:value="82607" calcext:value-type="float">
            <text:p>82607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20569" calcext:value-type="float">
            <text:p>120569</text:p>
          </table:table-cell>
          <table:table-cell office:value-type="float" office:value="96126" calcext:value-type="float">
            <text:p>96126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1693" calcext:value-type="float">
            <text:p>111693</text:p>
          </table:table-cell>
          <table:table-cell office:value-type="float" office:value="83514" calcext:value-type="float">
            <text:p>8351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</text:p>
          </table:table-cell>
          <table:table-cell office:value-type="float" office:value="89522" calcext:value-type="float">
            <text:p>89522</text:p>
          </table:table-cell>
          <table:table-cell office:value-type="float" office:value="74185" calcext:value-type="float">
            <text:p>74185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Leamington</text:p>
          </table:table-cell>
          <table:table-cell office:value-type="float" office:value="111866" calcext:value-type="float">
            <text:p>111866</text:p>
          </table:table-cell>
          <table:table-cell office:value-type="float" office:value="79755" calcext:value-type="float">
            <text:p>79755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2360" calcext:value-type="float">
            <text:p>102360</text:p>
          </table:table-cell>
          <table:table-cell office:value-type="float" office:value="74413" calcext:value-type="float">
            <text:p>74413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93007" calcext:value-type="float">
            <text:p>93007</text:p>
          </table:table-cell>
          <table:table-cell office:value-type="float" office:value="63547" calcext:value-type="float">
            <text:p>63547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</text:p>
          </table:table-cell>
          <table:table-cell office:value-type="float" office:value="103073" calcext:value-type="float">
            <text:p>103073</text:p>
          </table:table-cell>
          <table:table-cell office:value-type="float" office:value="72787" calcext:value-type="float">
            <text:p>72787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99820" calcext:value-type="float">
            <text:p>99820</text:p>
          </table:table-cell>
          <table:table-cell office:value-type="float" office:value="71037" calcext:value-type="float">
            <text:p>71037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6341" calcext:value-type="float">
            <text:p>116341</text:p>
          </table:table-cell>
          <table:table-cell office:value-type="float" office:value="92598" calcext:value-type="float">
            <text:p>92598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5395" calcext:value-type="float">
            <text:p>115395</text:p>
          </table:table-cell>
          <table:table-cell office:value-type="float" office:value="94069" calcext:value-type="float">
            <text:p>94069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3150" calcext:value-type="float">
            <text:p>113150</text:p>
          </table:table-cell>
          <table:table-cell office:value-type="float" office:value="78535" calcext:value-type="float">
            <text:p>78535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109" calcext:value-type="float">
            <text:p>110109</text:p>
          </table:table-cell>
          <table:table-cell office:value-type="float" office:value="83446" calcext:value-type="float">
            <text:p>83446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0477" calcext:value-type="float">
            <text:p>120477</text:p>
          </table:table-cell>
          <table:table-cell office:value-type="float" office:value="92489" calcext:value-type="float">
            <text:p>9248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14910" calcext:value-type="float">
            <text:p>114910</text:p>
          </table:table-cell>
          <table:table-cell office:value-type="float" office:value="88440" calcext:value-type="float">
            <text:p>88440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17601" calcext:value-type="float">
            <text:p>117601</text:p>
          </table:table-cell>
          <table:table-cell office:value-type="float" office:value="69942" calcext:value-type="float">
            <text:p>69942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5437" calcext:value-type="float">
            <text:p>115437</text:p>
          </table:table-cell>
          <table:table-cell office:value-type="float" office:value="93880" calcext:value-type="float">
            <text:p>9388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Flamborough--Glanbrook</text:p>
          </table:table-cell>
          <table:table-cell office:value-type="float" office:value="97081" calcext:value-type="float">
            <text:p>97081</text:p>
          </table:table-cell>
          <table:table-cell office:value-type="float" office:value="79397" calcext:value-type="float">
            <text:p>79397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6240" calcext:value-type="float">
            <text:p>106240</text:p>
          </table:table-cell>
          <table:table-cell office:value-type="float" office:value="86010" calcext:value-type="float">
            <text:p>86010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21688" calcext:value-type="float">
            <text:p>121688</text:p>
          </table:table-cell>
          <table:table-cell office:value-type="float" office:value="98453" calcext:value-type="float">
            <text:p>98453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8051" calcext:value-type="float">
            <text:p>108051</text:p>
          </table:table-cell>
          <table:table-cell office:value-type="float" office:value="83220" calcext:value-type="float">
            <text:p>8322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0182" calcext:value-type="float">
            <text:p>110182</text:p>
          </table:table-cell>
          <table:table-cell office:value-type="float" office:value="91802" calcext:value-type="float">
            <text:p>91802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</text:p>
          </table:table-cell>
          <table:table-cell office:value-type="float" office:value="101932" calcext:value-type="float">
            <text:p>101932</text:p>
          </table:table-cell>
          <table:table-cell office:value-type="float" office:value="69598" calcext:value-type="float">
            <text:p>69598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</text:p>
          </table:table-cell>
          <table:table-cell office:value-type="float" office:value="107786" calcext:value-type="float">
            <text:p>107786</text:p>
          </table:table-cell>
          <table:table-cell office:value-type="float" office:value="80639" calcext:value-type="float">
            <text:p>80639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03615" calcext:value-type="float">
            <text:p>103615</text:p>
          </table:table-cell>
          <table:table-cell office:value-type="float" office:value="77581" calcext:value-type="float">
            <text:p>7758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--Ancaster--Dundas</text:p>
          </table:table-cell>
          <table:table-cell office:value-type="float" office:value="109535" calcext:value-type="float">
            <text:p>109535</text:p>
          </table:table-cell>
          <table:table-cell office:value-type="float" office:value="86222" calcext:value-type="float">
            <text:p>86222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Lennox and Addington</text:p>
          </table:table-cell>
          <table:table-cell office:value-type="float" office:value="92528" calcext:value-type="float">
            <text:p>92528</text:p>
          </table:table-cell>
          <table:table-cell office:value-type="float" office:value="72972" calcext:value-type="float">
            <text:p>72972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mber River--Black Creek</text:p>
          </table:table-cell>
          <table:table-cell office:value-type="float" office:value="108198" calcext:value-type="float">
            <text:p>108198</text:p>
          </table:table-cell>
          <table:table-cell office:value-type="float" office:value="62928" calcext:value-type="float">
            <text:p>62928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842" calcext:value-type="float">
            <text:p>104842</text:p>
          </table:table-cell>
          <table:table-cell office:value-type="float" office:value="80731" calcext:value-type="float">
            <text:p>8073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anata--Carleton</text:p>
          </table:table-cell>
          <table:table-cell office:value-type="float" office:value="100846" calcext:value-type="float">
            <text:p>100846</text:p>
          </table:table-cell>
          <table:table-cell office:value-type="float" office:value="80433" calcext:value-type="float">
            <text:p>8043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55977" calcext:value-type="float">
            <text:p>55977</text:p>
          </table:table-cell>
          <table:table-cell office:value-type="float" office:value="44306" calcext:value-type="float">
            <text:p>44306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--Vaughan</text:p>
          </table:table-cell>
          <table:table-cell office:value-type="float" office:value="109235" calcext:value-type="float">
            <text:p>109235</text:p>
          </table:table-cell>
          <table:table-cell office:value-type="float" office:value="86158" calcext:value-type="float">
            <text:p>86158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6996" calcext:value-type="float">
            <text:p>116996</text:p>
          </table:table-cell>
          <table:table-cell office:value-type="float" office:value="93872" calcext:value-type="float">
            <text:p>9387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2433" calcext:value-type="float">
            <text:p>102433</text:p>
          </table:table-cell>
          <table:table-cell office:value-type="float" office:value="77887" calcext:value-type="float">
            <text:p>77887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South--Hespeler</text:p>
          </table:table-cell>
          <table:table-cell office:value-type="float" office:value="97673" calcext:value-type="float">
            <text:p>97673</text:p>
          </table:table-cell>
          <table:table-cell office:value-type="float" office:value="72953" calcext:value-type="float">
            <text:p>72953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3827" calcext:value-type="float">
            <text:p>93827</text:p>
          </table:table-cell>
          <table:table-cell office:value-type="float" office:value="69166" calcext:value-type="float">
            <text:p>69166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5919" calcext:value-type="float">
            <text:p>105919</text:p>
          </table:table-cell>
          <table:table-cell office:value-type="float" office:value="81135" calcext:value-type="float">
            <text:p>81135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Kingston</text:p>
          </table:table-cell>
          <table:table-cell office:value-type="float" office:value="98409" calcext:value-type="float">
            <text:p>98409</text:p>
          </table:table-cell>
          <table:table-cell office:value-type="float" office:value="79461" calcext:value-type="float">
            <text:p>7946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--Thousand Islands and Rideau Lakes</text:p>
          </table:table-cell>
          <table:table-cell office:value-type="float" office:value="99306" calcext:value-type="float">
            <text:p>99306</text:p>
          </table:table-cell>
          <table:table-cell office:value-type="float" office:value="79669" calcext:value-type="float">
            <text:p>7966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18079" calcext:value-type="float">
            <text:p>118079</text:p>
          </table:table-cell>
          <table:table-cell office:value-type="float" office:value="92950" calcext:value-type="float">
            <text:p>9295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9090" calcext:value-type="float">
            <text:p>119090</text:p>
          </table:table-cell>
          <table:table-cell office:value-type="float" office:value="93138" calcext:value-type="float">
            <text:p>93138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19334" calcext:value-type="float">
            <text:p>119334</text:p>
          </table:table-cell>
          <table:table-cell office:value-type="float" office:value="87298" calcext:value-type="float">
            <text:p>87298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Stouffville</text:p>
          </table:table-cell>
          <table:table-cell office:value-type="float" office:value="109780" calcext:value-type="float">
            <text:p>109780</text:p>
          </table:table-cell>
          <table:table-cell office:value-type="float" office:value="87952" calcext:value-type="float">
            <text:p>87952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Thornhill</text:p>
          </table:table-cell>
          <table:table-cell office:value-type="float" office:value="102221" calcext:value-type="float">
            <text:p>102221</text:p>
          </table:table-cell>
          <table:table-cell office:value-type="float" office:value="70864" calcext:value-type="float">
            <text:p>70864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04693" calcext:value-type="float">
            <text:p>104693</text:p>
          </table:table-cell>
          <table:table-cell office:value-type="float" office:value="82965" calcext:value-type="float">
            <text:p>82965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lton</text:p>
          </table:table-cell>
          <table:table-cell office:value-type="float" office:value="88065" calcext:value-type="float">
            <text:p>88065</text:p>
          </table:table-cell>
          <table:table-cell office:value-type="float" office:value="72329" calcext:value-type="float">
            <text:p>7232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Centre</text:p>
          </table:table-cell>
          <table:table-cell office:value-type="float" office:value="118756" calcext:value-type="float">
            <text:p>118756</text:p>
          </table:table-cell>
          <table:table-cell office:value-type="float" office:value="83787" calcext:value-type="float">
            <text:p>83787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</text:p>
          </table:table-cell>
          <table:table-cell office:value-type="float" office:value="121792" calcext:value-type="float">
            <text:p>121792</text:p>
          </table:table-cell>
          <table:table-cell office:value-type="float" office:value="82765" calcext:value-type="float">
            <text:p>82765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 Mills</text:p>
          </table:table-cell>
          <table:table-cell office:value-type="float" office:value="117199" calcext:value-type="float">
            <text:p>117199</text:p>
          </table:table-cell>
          <table:table-cell office:value-type="float" office:value="83062" calcext:value-type="float">
            <text:p>8306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Lakeshore</text:p>
          </table:table-cell>
          <table:table-cell office:value-type="float" office:value="118893" calcext:value-type="float">
            <text:p>118893</text:p>
          </table:table-cell>
          <table:table-cell office:value-type="float" office:value="86675" calcext:value-type="float">
            <text:p>86675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Malton</text:p>
          </table:table-cell>
          <table:table-cell office:value-type="float" office:value="118046" calcext:value-type="float">
            <text:p>118046</text:p>
          </table:table-cell>
          <table:table-cell office:value-type="float" office:value="75277" calcext:value-type="float">
            <text:p>75277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757" calcext:value-type="float">
            <text:p>118757</text:p>
          </table:table-cell>
          <table:table-cell office:value-type="float" office:value="83361" calcext:value-type="float">
            <text:p>8336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104775" calcext:value-type="float">
            <text:p>104775</text:p>
          </table:table-cell>
          <table:table-cell office:value-type="float" office:value="84049" calcext:value-type="float">
            <text:p>84049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9457" calcext:value-type="float">
            <text:p>109457</text:p>
          </table:table-cell>
          <table:table-cell office:value-type="float" office:value="83351" calcext:value-type="float">
            <text:p>8335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Centre</text:p>
          </table:table-cell>
          <table:table-cell office:value-type="float" office:value="105860" calcext:value-type="float">
            <text:p>105860</text:p>
          </table:table-cell>
          <table:table-cell office:value-type="float" office:value="83799" calcext:value-type="float">
            <text:p>83799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8357" calcext:value-type="float">
            <text:p>128357</text:p>
          </table:table-cell>
          <table:table-cell office:value-type="float" office:value="103291" calcext:value-type="float">
            <text:p>10329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</text:p>
          </table:table-cell>
          <table:table-cell office:value-type="float" office:value="86533" calcext:value-type="float">
            <text:p>86533</text:p>
          </table:table-cell>
          <table:table-cell office:value-type="float" office:value="69414" calcext:value-type="float">
            <text:p>69414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90962" calcext:value-type="float">
            <text:p>90962</text:p>
          </table:table-cell>
          <table:table-cell office:value-type="float" office:value="73466" calcext:value-type="float">
            <text:p>7346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96" calcext:value-type="float">
            <text:p>90996</text:p>
          </table:table-cell>
          <table:table-cell office:value-type="float" office:value="71879" calcext:value-type="float">
            <text:p>71879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Peterborough South</text:p>
          </table:table-cell>
          <table:table-cell office:value-type="float" office:value="107840" calcext:value-type="float">
            <text:p>107840</text:p>
          </table:table-cell>
          <table:table-cell office:value-type="float" office:value="89605" calcext:value-type="float">
            <text:p>8960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9649" calcext:value-type="float">
            <text:p>119649</text:p>
          </table:table-cell>
          <table:table-cell office:value-type="float" office:value="88425" calcext:value-type="float">
            <text:p>88425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 North--Burlington</text:p>
          </table:table-cell>
          <table:table-cell office:value-type="float" office:value="114378" calcext:value-type="float">
            <text:p>114378</text:p>
          </table:table-cell>
          <table:table-cell office:value-type="float" office:value="85747" calcext:value-type="float">
            <text:p>85747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rléans</text:p>
          </table:table-cell>
          <table:table-cell office:value-type="float" office:value="119247" calcext:value-type="float">
            <text:p>119247</text:p>
          </table:table-cell>
          <table:table-cell office:value-type="float" office:value="97144" calcext:value-type="float">
            <text:p>97144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25771" calcext:value-type="float">
            <text:p>125771</text:p>
          </table:table-cell>
          <table:table-cell office:value-type="float" office:value="96372" calcext:value-type="float">
            <text:p>9637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13619" calcext:value-type="float">
            <text:p>113619</text:p>
          </table:table-cell>
          <table:table-cell office:value-type="float" office:value="94858" calcext:value-type="float">
            <text:p>94858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21894" calcext:value-type="float">
            <text:p>121894</text:p>
          </table:table-cell>
          <table:table-cell office:value-type="float" office:value="88368" calcext:value-type="float">
            <text:p>88368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11881" calcext:value-type="float">
            <text:p>111881</text:p>
          </table:table-cell>
          <table:table-cell office:value-type="float" office:value="84557" calcext:value-type="float">
            <text:p>8455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10999" calcext:value-type="float">
            <text:p>110999</text:p>
          </table:table-cell>
          <table:table-cell office:value-type="float" office:value="86591" calcext:value-type="float">
            <text:p>86591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8656" calcext:value-type="float">
            <text:p>108656</text:p>
          </table:table-cell>
          <table:table-cell office:value-type="float" office:value="84045" calcext:value-type="float">
            <text:p>84045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5103" calcext:value-type="float">
            <text:p>105103</text:p>
          </table:table-cell>
          <table:table-cell office:value-type="float" office:value="80262" calcext:value-type="float">
            <text:p>80262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1263" calcext:value-type="float">
            <text:p>91263</text:p>
          </table:table-cell>
          <table:table-cell office:value-type="float" office:value="76070" calcext:value-type="float">
            <text:p>7607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4912" calcext:value-type="float">
            <text:p>104912</text:p>
          </table:table-cell>
          <table:table-cell office:value-type="float" office:value="76496" calcext:value-type="float">
            <text:p>76496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--Kawartha</text:p>
          </table:table-cell>
          <table:table-cell office:value-type="float" office:value="115269" calcext:value-type="float">
            <text:p>115269</text:p>
          </table:table-cell>
          <table:table-cell office:value-type="float" office:value="93190" calcext:value-type="float">
            <text:p>9319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Uxbridge</text:p>
          </table:table-cell>
          <table:table-cell office:value-type="float" office:value="109344" calcext:value-type="float">
            <text:p>109344</text:p>
          </table:table-cell>
          <table:table-cell office:value-type="float" office:value="86036" calcext:value-type="float">
            <text:p>86036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102537" calcext:value-type="float">
            <text:p>102537</text:p>
          </table:table-cell>
          <table:table-cell office:value-type="float" office:value="78959" calcext:value-type="float">
            <text:p>78959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8658" calcext:value-type="float">
            <text:p>108658</text:p>
          </table:table-cell>
          <table:table-cell office:value-type="float" office:value="80834" calcext:value-type="float">
            <text:p>80834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0596" calcext:value-type="float">
            <text:p>110596</text:p>
          </table:table-cell>
          <table:table-cell office:value-type="float" office:value="85377" calcext:value-type="float">
            <text:p>85377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6293" calcext:value-type="float">
            <text:p>106293</text:p>
          </table:table-cell>
          <table:table-cell office:value-type="float" office:value="81362" calcext:value-type="float">
            <text:p>81362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2052" calcext:value-type="float">
            <text:p>82052</text:p>
          </table:table-cell>
          <table:table-cell office:value-type="float" office:value="64365" calcext:value-type="float">
            <text:p>6436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08826" calcext:value-type="float">
            <text:p>108826</text:p>
          </table:table-cell>
          <table:table-cell office:value-type="float" office:value="71847" calcext:value-type="float">
            <text:p>71847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North</text:p>
          </table:table-cell>
          <table:table-cell office:value-type="float" office:value="101080" calcext:value-type="float">
            <text:p>101080</text:p>
          </table:table-cell>
          <table:table-cell office:value-type="float" office:value="65651" calcext:value-type="float">
            <text:p>6565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6733" calcext:value-type="float">
            <text:p>106733</text:p>
          </table:table-cell>
          <table:table-cell office:value-type="float" office:value="73580" calcext:value-type="float">
            <text:p>73580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4499" calcext:value-type="float">
            <text:p>104499</text:p>
          </table:table-cell>
          <table:table-cell office:value-type="float" office:value="70355" calcext:value-type="float">
            <text:p>7035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1914" calcext:value-type="float">
            <text:p>101914</text:p>
          </table:table-cell>
          <table:table-cell office:value-type="float" office:value="65217" calcext:value-type="float">
            <text:p>6521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Park</text:p>
          </table:table-cell>
          <table:table-cell office:value-type="float" office:value="102646" calcext:value-type="float">
            <text:p>102646</text:p>
          </table:table-cell>
          <table:table-cell office:value-type="float" office:value="73347" calcext:value-type="float">
            <text:p>7334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08672" calcext:value-type="float">
            <text:p>108672</text:p>
          </table:table-cell>
          <table:table-cell office:value-type="float" office:value="86859" calcext:value-type="float">
            <text:p>8685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6307" calcext:value-type="float">
            <text:p>116307</text:p>
          </table:table-cell>
          <table:table-cell office:value-type="float" office:value="97975" calcext:value-type="float">
            <text:p>97975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padina--Fort York</text:p>
          </table:table-cell>
          <table:table-cell office:value-type="float" office:value="82480" calcext:value-type="float">
            <text:p>82480</text:p>
          </table:table-cell>
          <table:table-cell office:value-type="float" office:value="79917" calcext:value-type="float">
            <text:p>79917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100913" calcext:value-type="float">
            <text:p>100913</text:p>
          </table:table-cell>
          <table:table-cell office:value-type="float" office:value="79274" calcext:value-type="float">
            <text:p>7927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048" calcext:value-type="float">
            <text:p>92048</text:p>
          </table:table-cell>
          <table:table-cell office:value-type="float" office:value="73050" calcext:value-type="float">
            <text:p>7305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0427" calcext:value-type="float">
            <text:p>110427</text:p>
          </table:table-cell>
          <table:table-cell office:value-type="float" office:value="81672" calcext:value-type="float">
            <text:p>81672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2984" calcext:value-type="float">
            <text:p>82984</text:p>
          </table:table-cell>
          <table:table-cell office:value-type="float" office:value="63708" calcext:value-type="float">
            <text:p>63708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82827" calcext:value-type="float">
            <text:p>82827</text:p>
          </table:table-cell>
          <table:table-cell office:value-type="float" office:value="65195" calcext:value-type="float">
            <text:p>65195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83104" calcext:value-type="float">
            <text:p>83104</text:p>
          </table:table-cell>
          <table:table-cell office:value-type="float" office:value="61411" calcext:value-type="float">
            <text:p>6141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</text:p>
          </table:table-cell>
          <table:table-cell office:value-type="float" office:value="93971" calcext:value-type="float">
            <text:p>93971</text:p>
          </table:table-cell>
          <table:table-cell office:value-type="float" office:value="73351" calcext:value-type="float">
            <text:p>7335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4017" calcext:value-type="float">
            <text:p>104017</text:p>
          </table:table-cell>
          <table:table-cell office:value-type="float" office:value="78540" calcext:value-type="float">
            <text:p>7854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St. Paul's</text:p>
          </table:table-cell>
          <table:table-cell office:value-type="float" office:value="103983" calcext:value-type="float">
            <text:p>103983</text:p>
          </table:table-cell>
          <table:table-cell office:value-type="float" office:value="78885" calcext:value-type="float">
            <text:p>78885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University--Rosedale</text:p>
          </table:table-cell>
          <table:table-cell office:value-type="float" office:value="98605" calcext:value-type="float">
            <text:p>98605</text:p>
          </table:table-cell>
          <table:table-cell office:value-type="float" office:value="77205" calcext:value-type="float">
            <text:p>77205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--Woodbridge</text:p>
          </table:table-cell>
          <table:table-cell office:value-type="float" office:value="105450" calcext:value-type="float">
            <text:p>105450</text:p>
          </table:table-cell>
          <table:table-cell office:value-type="float" office:value="74742" calcext:value-type="float">
            <text:p>7474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03192" calcext:value-type="float">
            <text:p>103192</text:p>
          </table:table-cell>
          <table:table-cell office:value-type="float" office:value="81988" calcext:value-type="float">
            <text:p>81988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5880" calcext:value-type="float">
            <text:p>115880</text:p>
          </table:table-cell>
          <table:table-cell office:value-type="float" office:value="90117" calcext:value-type="float">
            <text:p>90117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</text:p>
          </table:table-cell>
          <table:table-cell office:value-type="float" office:value="122022" calcext:value-type="float">
            <text:p>122022</text:p>
          </table:table-cell>
          <table:table-cell office:value-type="float" office:value="92465" calcext:value-type="float">
            <text:p>92465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9680" calcext:value-type="float">
            <text:p>109680</text:p>
          </table:table-cell>
          <table:table-cell office:value-type="float" office:value="76301" calcext:value-type="float">
            <text:p>763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18973" calcext:value-type="float">
            <text:p>118973</text:p>
          </table:table-cell>
          <table:table-cell office:value-type="float" office:value="86166" calcext:value-type="float">
            <text:p>8616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5528" calcext:value-type="float">
            <text:p>115528</text:p>
          </table:table-cell>
          <table:table-cell office:value-type="float" office:value="87644" calcext:value-type="float">
            <text:p>87644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00277" calcext:value-type="float">
            <text:p>100277</text:p>
          </table:table-cell>
          <table:table-cell office:value-type="float" office:value="65832" calcext:value-type="float">
            <text:p>65832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6606" calcext:value-type="float">
            <text:p>116606</text:p>
          </table:table-cell>
          <table:table-cell office:value-type="float" office:value="72097" calcext:value-type="float">
            <text:p>72097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94616" calcext:value-type="float">
            <text:p>94616</text:p>
          </table:table-cell>
          <table:table-cell office:value-type="float" office:value="76055" calcext:value-type="float">
            <text:p>76055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814" calcext:value-type="float">
            <text:p>83814</text:p>
          </table:table-cell>
          <table:table-cell office:value-type="float" office:value="61327" calcext:value-type="float">
            <text:p>6132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--Headingley</text:p>
          </table:table-cell>
          <table:table-cell office:value-type="float" office:value="81864" calcext:value-type="float">
            <text:p>81864</text:p>
          </table:table-cell>
          <table:table-cell office:value-type="float" office:value="64081" calcext:value-type="float">
            <text:p>64081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--Keewatinook Aski</text:p>
          </table:table-cell>
          <table:table-cell office:value-type="float" office:value="85148" calcext:value-type="float">
            <text:p>85148</text:p>
          </table:table-cell>
          <table:table-cell office:value-type="float" office:value="51994" calcext:value-type="float">
            <text:p>51994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Neepawa</text:p>
          </table:table-cell>
          <table:table-cell office:value-type="float" office:value="87374" calcext:value-type="float">
            <text:p>87374</text:p>
          </table:table-cell>
          <table:table-cell office:value-type="float" office:value="63926" calcext:value-type="float">
            <text:p>63926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85906" calcext:value-type="float">
            <text:p>85906</text:p>
          </table:table-cell>
          <table:table-cell office:value-type="float" office:value="65961" calcext:value-type="float">
            <text:p>65961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794" calcext:value-type="float">
            <text:p>81794</text:p>
          </table:table-cell>
          <table:table-cell office:value-type="float" office:value="62299" calcext:value-type="float">
            <text:p>6229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91019" calcext:value-type="float">
            <text:p>91019</text:p>
          </table:table-cell>
          <table:table-cell office:value-type="float" office:value="63180" calcext:value-type="float">
            <text:p>6318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8640" calcext:value-type="float">
            <text:p>88640</text:p>
          </table:table-cell>
          <table:table-cell office:value-type="float" office:value="66108" calcext:value-type="float">
            <text:p>66108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--Saint Vital</text:p>
          </table:table-cell>
          <table:table-cell office:value-type="float" office:value="84353" calcext:value-type="float">
            <text:p>84353</text:p>
          </table:table-cell>
          <table:table-cell office:value-type="float" office:value="66205" calcext:value-type="float">
            <text:p>66205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--Eastman</text:p>
          </table:table-cell>
          <table:table-cell office:value-type="float" office:value="91463" calcext:value-type="float">
            <text:p>91463</text:p>
          </table:table-cell>
          <table:table-cell office:value-type="float" office:value="72259" calcext:value-type="float">
            <text:p>72259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82026" calcext:value-type="float">
            <text:p>82026</text:p>
          </table:table-cell>
          <table:table-cell office:value-type="float" office:value="56988" calcext:value-type="float">
            <text:p>56988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88616" calcext:value-type="float">
            <text:p>88616</text:p>
          </table:table-cell>
          <table:table-cell office:value-type="float" office:value="58573" calcext:value-type="float">
            <text:p>58573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5540" calcext:value-type="float">
            <text:p>85540</text:p>
          </table:table-cell>
          <table:table-cell office:value-type="float" office:value="64595" calcext:value-type="float">
            <text:p>64595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90711" calcext:value-type="float">
            <text:p>90711</text:p>
          </table:table-cell>
          <table:table-cell office:value-type="float" office:value="70487" calcext:value-type="float">
            <text:p>70487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0034" calcext:value-type="float">
            <text:p>70034</text:p>
          </table:table-cell>
          <table:table-cell office:value-type="float" office:value="50917" calcext:value-type="float">
            <text:p>50917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arlton Trail--Eagle Creek</text:p>
          </table:table-cell>
          <table:table-cell office:value-type="float" office:value="72607" calcext:value-type="float">
            <text:p>72607</text:p>
          </table:table-cell>
          <table:table-cell office:value-type="float" office:value="56074" calcext:value-type="float">
            <text:p>56074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7834" calcext:value-type="float">
            <text:p>67834</text:p>
          </table:table-cell>
          <table:table-cell office:value-type="float" office:value="50874" calcext:value-type="float">
            <text:p>5087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</text:p>
          </table:table-cell>
          <table:table-cell office:value-type="float" office:value="69471" calcext:value-type="float">
            <text:p>69471</text:p>
          </table:table-cell>
          <table:table-cell office:value-type="float" office:value="46824" calcext:value-type="float">
            <text:p>46824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--Lanigan</text:p>
          </table:table-cell>
          <table:table-cell office:value-type="float" office:value="76106" calcext:value-type="float">
            <text:p>76106</text:p>
          </table:table-cell>
          <table:table-cell office:value-type="float" office:value="58335" calcext:value-type="float">
            <text:p>58335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9344" calcext:value-type="float">
            <text:p>79344</text:p>
          </table:table-cell>
          <table:table-cell office:value-type="float" office:value="57794" calcext:value-type="float">
            <text:p>57794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ewvan</text:p>
          </table:table-cell>
          <table:table-cell office:value-type="float" office:value="79587" calcext:value-type="float">
            <text:p>79587</text:p>
          </table:table-cell>
          <table:table-cell office:value-type="float" office:value="64325" calcext:value-type="float">
            <text:p>6432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72891" calcext:value-type="float">
            <text:p>72891</text:p>
          </table:table-cell>
          <table:table-cell office:value-type="float" office:value="54240" calcext:value-type="float">
            <text:p>5424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7208" calcext:value-type="float">
            <text:p>77208</text:p>
          </table:table-cell>
          <table:table-cell office:value-type="float" office:value="57504" calcext:value-type="float">
            <text:p>5750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 West</text:p>
          </table:table-cell>
          <table:table-cell office:value-type="float" office:value="76704" calcext:value-type="float">
            <text:p>76704</text:p>
          </table:table-cell>
          <table:table-cell office:value-type="float" office:value="57021" calcext:value-type="float">
            <text:p>5702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Grasswood</text:p>
          </table:table-cell>
          <table:table-cell office:value-type="float" office:value="72010" calcext:value-type="float">
            <text:p>72010</text:p>
          </table:table-cell>
          <table:table-cell office:value-type="float" office:value="59665" calcext:value-type="float">
            <text:p>59665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University</text:p>
          </table:table-cell>
          <table:table-cell office:value-type="float" office:value="76257" calcext:value-type="float">
            <text:p>76257</text:p>
          </table:table-cell>
          <table:table-cell office:value-type="float" office:value="58394" calcext:value-type="float">
            <text:p>58394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2058" calcext:value-type="float">
            <text:p>72058</text:p>
          </table:table-cell>
          <table:table-cell office:value-type="float" office:value="52963" calcext:value-type="float">
            <text:p>52963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1270" calcext:value-type="float">
            <text:p>71270</text:p>
          </table:table-cell>
          <table:table-cell office:value-type="float" office:value="54475" calcext:value-type="float">
            <text:p>5447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anff--Airdrie</text:p>
          </table:table-cell>
          <table:table-cell office:value-type="float" office:value="105442" calcext:value-type="float">
            <text:p>105442</text:p>
          </table:table-cell>
          <table:table-cell office:value-type="float" office:value="93079" calcext:value-type="float">
            <text:p>93079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attle River--Crowfoot</text:p>
          </table:table-cell>
          <table:table-cell office:value-type="float" office:value="107140" calcext:value-type="float">
            <text:p>107140</text:p>
          </table:table-cell>
          <table:table-cell office:value-type="float" office:value="81746" calcext:value-type="float">
            <text:p>81746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ow River</text:p>
          </table:table-cell>
          <table:table-cell office:value-type="float" office:value="103871" calcext:value-type="float">
            <text:p>103871</text:p>
          </table:table-cell>
          <table:table-cell office:value-type="float" office:value="76093" calcext:value-type="float">
            <text:p>76093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08931" calcext:value-type="float">
            <text:p>108931</text:p>
          </table:table-cell>
          <table:table-cell office:value-type="float" office:value="87697" calcext:value-type="float">
            <text:p>87697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onfederation</text:p>
          </table:table-cell>
          <table:table-cell office:value-type="float" office:value="111785" calcext:value-type="float">
            <text:p>111785</text:p>
          </table:table-cell>
          <table:table-cell office:value-type="float" office:value="91061" calcext:value-type="float">
            <text:p>9106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Forest Lawn</text:p>
          </table:table-cell>
          <table:table-cell office:value-type="float" office:value="108251" calcext:value-type="float">
            <text:p>108251</text:p>
          </table:table-cell>
          <table:table-cell office:value-type="float" office:value="75336" calcext:value-type="float">
            <text:p>75336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Heritage</text:p>
          </table:table-cell>
          <table:table-cell office:value-type="float" office:value="108320" calcext:value-type="float">
            <text:p>108320</text:p>
          </table:table-cell>
          <table:table-cell office:value-type="float" office:value="80767" calcext:value-type="float">
            <text:p>80767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Midnapore</text:p>
          </table:table-cell>
          <table:table-cell office:value-type="float" office:value="111227" calcext:value-type="float">
            <text:p>111227</text:p>
          </table:table-cell>
          <table:table-cell office:value-type="float" office:value="87848" calcext:value-type="float">
            <text:p>87848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se Hill</text:p>
          </table:table-cell>
          <table:table-cell office:value-type="float" office:value="109286" calcext:value-type="float">
            <text:p>109286</text:p>
          </table:table-cell>
          <table:table-cell office:value-type="float" office:value="82243" calcext:value-type="float">
            <text:p>82243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Rocky Ridge</text:p>
          </table:table-cell>
          <table:table-cell office:value-type="float" office:value="108901" calcext:value-type="float">
            <text:p>108901</text:p>
          </table:table-cell>
          <table:table-cell office:value-type="float" office:value="88007" calcext:value-type="float">
            <text:p>88007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hepard</text:p>
          </table:table-cell>
          <table:table-cell office:value-type="float" office:value="110296" calcext:value-type="float">
            <text:p>110296</text:p>
          </table:table-cell>
          <table:table-cell office:value-type="float" office:value="98085" calcext:value-type="float">
            <text:p>98085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ignal Hill</text:p>
          </table:table-cell>
          <table:table-cell office:value-type="float" office:value="109647" calcext:value-type="float">
            <text:p>109647</text:p>
          </table:table-cell>
          <table:table-cell office:value-type="float" office:value="85530" calcext:value-type="float">
            <text:p>8553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kyview</text:p>
          </table:table-cell>
          <table:table-cell office:value-type="float" office:value="110189" calcext:value-type="float">
            <text:p>110189</text:p>
          </table:table-cell>
          <table:table-cell office:value-type="float" office:value="74604" calcext:value-type="float">
            <text:p>7460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</text:p>
          </table:table-cell>
          <table:table-cell office:value-type="float" office:value="106121" calcext:value-type="float">
            <text:p>106121</text:p>
          </table:table-cell>
          <table:table-cell office:value-type="float" office:value="80173" calcext:value-type="float">
            <text:p>80173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Griesbach</text:p>
          </table:table-cell>
          <table:table-cell office:value-type="float" office:value="107809" calcext:value-type="float">
            <text:p>107809</text:p>
          </table:table-cell>
          <table:table-cell office:value-type="float" office:value="81625" calcext:value-type="float">
            <text:p>81625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Manning</text:p>
          </table:table-cell>
          <table:table-cell office:value-type="float" office:value="106262" calcext:value-type="float">
            <text:p>106262</text:p>
          </table:table-cell>
          <table:table-cell office:value-type="float" office:value="81361" calcext:value-type="float">
            <text:p>81361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Mill Woods</text:p>
          </table:table-cell>
          <table:table-cell office:value-type="float" office:value="106103" calcext:value-type="float">
            <text:p>106103</text:p>
          </table:table-cell>
          <table:table-cell office:value-type="float" office:value="74651" calcext:value-type="float">
            <text:p>7465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Riverbend</text:p>
          </table:table-cell>
          <table:table-cell office:value-type="float" office:value="106302" calcext:value-type="float">
            <text:p>106302</text:p>
          </table:table-cell>
          <table:table-cell office:value-type="float" office:value="82290" calcext:value-type="float">
            <text:p>8229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trathcona</text:p>
          </table:table-cell>
          <table:table-cell office:value-type="float" office:value="103183" calcext:value-type="float">
            <text:p>103183</text:p>
          </table:table-cell>
          <table:table-cell office:value-type="float" office:value="78635" calcext:value-type="float">
            <text:p>7863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</text:p>
          </table:table-cell>
          <table:table-cell office:value-type="float" office:value="104422" calcext:value-type="float">
            <text:p>104422</text:p>
          </table:table-cell>
          <table:table-cell office:value-type="float" office:value="81144" calcext:value-type="float">
            <text:p>81144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Wetaskiwin</text:p>
          </table:table-cell>
          <table:table-cell office:value-type="float" office:value="110644" calcext:value-type="float">
            <text:p>110644</text:p>
          </table:table-cell>
          <table:table-cell office:value-type="float" office:value="100871" calcext:value-type="float">
            <text:p>100871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othills</text:p>
          </table:table-cell>
          <table:table-cell office:value-type="float" office:value="105515" calcext:value-type="float">
            <text:p>105515</text:p>
          </table:table-cell>
          <table:table-cell office:value-type="float" office:value="83675" calcext:value-type="float">
            <text:p>83675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Cold Lake</text:p>
          </table:table-cell>
          <table:table-cell office:value-type="float" office:value="101538" calcext:value-type="float">
            <text:p>101538</text:p>
          </table:table-cell>
          <table:table-cell office:value-type="float" office:value="77960" calcext:value-type="float">
            <text:p>7796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Grande Prairie--Mackenzie</text:p>
          </table:table-cell>
          <table:table-cell office:value-type="float" office:value="106738" calcext:value-type="float">
            <text:p>106738</text:p>
          </table:table-cell>
          <table:table-cell office:value-type="float" office:value="82665" calcext:value-type="float">
            <text:p>8266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4616" calcext:value-type="float">
            <text:p>104616</text:p>
          </table:table-cell>
          <table:table-cell office:value-type="float" office:value="79721" calcext:value-type="float">
            <text:p>79721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5999" calcext:value-type="float">
            <text:p>105999</text:p>
          </table:table-cell>
          <table:table-cell office:value-type="float" office:value="84335" calcext:value-type="float">
            <text:p>8433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--Cardston--Warner</text:p>
          </table:table-cell>
          <table:table-cell office:value-type="float" office:value="102847" calcext:value-type="float">
            <text:p>102847</text:p>
          </table:table-cell>
          <table:table-cell office:value-type="float" office:value="77892" calcext:value-type="float">
            <text:p>77892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--Westlock</text:p>
          </table:table-cell>
          <table:table-cell office:value-type="float" office:value="108095" calcext:value-type="float">
            <text:p>108095</text:p>
          </table:table-cell>
          <table:table-cell office:value-type="float" office:value="77515" calcext:value-type="float">
            <text:p>7751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--Lacombe</text:p>
          </table:table-cell>
          <table:table-cell office:value-type="float" office:value="113693" calcext:value-type="float">
            <text:p>113693</text:p>
          </table:table-cell>
          <table:table-cell office:value-type="float" office:value="89092" calcext:value-type="float">
            <text:p>89092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--Mountain View</text:p>
          </table:table-cell>
          <table:table-cell office:value-type="float" office:value="110793" calcext:value-type="float">
            <text:p>110793</text:p>
          </table:table-cell>
          <table:table-cell office:value-type="float" office:value="88322" calcext:value-type="float">
            <text:p>8832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--Edmonton</text:p>
          </table:table-cell>
          <table:table-cell office:value-type="float" office:value="105162" calcext:value-type="float">
            <text:p>105162</text:p>
          </table:table-cell>
          <table:table-cell office:value-type="float" office:value="85187" calcext:value-type="float">
            <text:p>85187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herwood Park--Fort Saskatchewan</text:p>
          </table:table-cell>
          <table:table-cell office:value-type="float" office:value="111541" calcext:value-type="float">
            <text:p>111541</text:p>
          </table:table-cell>
          <table:table-cell office:value-type="float" office:value="90289" calcext:value-type="float">
            <text:p>90289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urgeon River--Parkland</text:p>
          </table:table-cell>
          <table:table-cell office:value-type="float" office:value="105733" calcext:value-type="float">
            <text:p>105733</text:p>
          </table:table-cell>
          <table:table-cell office:value-type="float" office:value="86994" calcext:value-type="float">
            <text:p>86994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855" calcext:value-type="float">
            <text:p>98855</text:p>
          </table:table-cell>
          <table:table-cell office:value-type="float" office:value="76011" calcext:value-type="float">
            <text:p>76011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Abbotsford</text:p>
          </table:table-cell>
          <table:table-cell office:value-type="float" office:value="96819" calcext:value-type="float">
            <text:p>96819</text:p>
          </table:table-cell>
          <table:table-cell office:value-type="float" office:value="69299" calcext:value-type="float">
            <text:p>6929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 North--Seymour</text:p>
          </table:table-cell>
          <table:table-cell office:value-type="float" office:value="100632" calcext:value-type="float">
            <text:p>100632</text:p>
          </table:table-cell>
          <table:table-cell office:value-type="float" office:value="74982" calcext:value-type="float">
            <text:p>74982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 South</text:p>
          </table:table-cell>
          <table:table-cell office:value-type="float" office:value="105037" calcext:value-type="float">
            <text:p>105037</text:p>
          </table:table-cell>
          <table:table-cell office:value-type="float" office:value="75950" calcext:value-type="float">
            <text:p>75950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Prince George</text:p>
          </table:table-cell>
          <table:table-cell office:value-type="float" office:value="108252" calcext:value-type="float">
            <text:p>108252</text:p>
          </table:table-cell>
          <table:table-cell office:value-type="float" office:value="79517" calcext:value-type="float">
            <text:p>79517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entral Okanagan--Similkameen--Nicola</text:p>
          </table:table-cell>
          <table:table-cell office:value-type="float" office:value="104398" calcext:value-type="float">
            <text:p>104398</text:p>
          </table:table-cell>
          <table:table-cell office:value-type="float" office:value="87600" calcext:value-type="float">
            <text:p>876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hilliwack--Hope</text:p>
          </table:table-cell>
          <table:table-cell office:value-type="float" office:value="92734" calcext:value-type="float">
            <text:p>92734</text:p>
          </table:table-cell>
          <table:table-cell office:value-type="float" office:value="72874" calcext:value-type="float">
            <text:p>72874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loverdale--Langley City</text:p>
          </table:table-cell>
          <table:table-cell office:value-type="float" office:value="100318" calcext:value-type="float">
            <text:p>100318</text:p>
          </table:table-cell>
          <table:table-cell office:value-type="float" office:value="78189" calcext:value-type="float">
            <text:p>7818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quitlam--Port Coquitlam</text:p>
          </table:table-cell>
          <table:table-cell office:value-type="float" office:value="110277" calcext:value-type="float">
            <text:p>110277</text:p>
          </table:table-cell>
          <table:table-cell office:value-type="float" office:value="85122" calcext:value-type="float">
            <text:p>85122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urtenay--Alberni</text:p>
          </table:table-cell>
          <table:table-cell office:value-type="float" office:value="110391" calcext:value-type="float">
            <text:p>110391</text:p>
          </table:table-cell>
          <table:table-cell office:value-type="float" office:value="92266" calcext:value-type="float">
            <text:p>92266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wichan--Malahat--Langford</text:p>
          </table:table-cell>
          <table:table-cell office:value-type="float" office:value="99160" calcext:value-type="float">
            <text:p>99160</text:p>
          </table:table-cell>
          <table:table-cell office:value-type="float" office:value="81888" calcext:value-type="float">
            <text:p>81888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</text:p>
          </table:table-cell>
          <table:table-cell office:value-type="float" office:value="100588" calcext:value-type="float">
            <text:p>100588</text:p>
          </table:table-cell>
          <table:table-cell office:value-type="float" office:value="75044" calcext:value-type="float">
            <text:p>7504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Saanich--Sooke</text:p>
          </table:table-cell>
          <table:table-cell office:value-type="float" office:value="113004" calcext:value-type="float">
            <text:p>113004</text:p>
          </table:table-cell>
          <table:table-cell office:value-type="float" office:value="91056" calcext:value-type="float">
            <text:p>91056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leetwood--Port Kells</text:p>
          </table:table-cell>
          <table:table-cell office:value-type="float" office:value="109742" calcext:value-type="float">
            <text:p>109742</text:p>
          </table:table-cell>
          <table:table-cell office:value-type="float" office:value="75150" calcext:value-type="float">
            <text:p>7515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8618" calcext:value-type="float">
            <text:p>118618</text:p>
          </table:table-cell>
          <table:table-cell office:value-type="float" office:value="95347" calcext:value-type="float">
            <text:p>95347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--Lake Country</text:p>
          </table:table-cell>
          <table:table-cell office:value-type="float" office:value="110051" calcext:value-type="float">
            <text:p>110051</text:p>
          </table:table-cell>
          <table:table-cell office:value-type="float" office:value="91131" calcext:value-type="float">
            <text:p>9113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107589" calcext:value-type="float">
            <text:p>107589</text:p>
          </table:table-cell>
          <table:table-cell office:value-type="float" office:value="86895" calcext:value-type="float">
            <text:p>86895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--Aldergrove</text:p>
          </table:table-cell>
          <table:table-cell office:value-type="float" office:value="103084" calcext:value-type="float">
            <text:p>103084</text:p>
          </table:table-cell>
          <table:table-cell office:value-type="float" office:value="83065" calcext:value-type="float">
            <text:p>83065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Mission--Matsqui--Fraser Canyon</text:p>
          </table:table-cell>
          <table:table-cell office:value-type="float" office:value="90871" calcext:value-type="float">
            <text:p>90871</text:p>
          </table:table-cell>
          <table:table-cell office:value-type="float" office:value="63744" calcext:value-type="float">
            <text:p>63744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Ladysmith</text:p>
          </table:table-cell>
          <table:table-cell office:value-type="float" office:value="114998" calcext:value-type="float">
            <text:p>114998</text:p>
          </table:table-cell>
          <table:table-cell office:value-type="float" office:value="95200" calcext:value-type="float">
            <text:p>952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Burnaby</text:p>
          </table:table-cell>
          <table:table-cell office:value-type="float" office:value="108652" calcext:value-type="float">
            <text:p>108652</text:p>
          </table:table-cell>
          <table:table-cell office:value-type="float" office:value="80394" calcext:value-type="float">
            <text:p>80394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Island--Powell River</text:p>
          </table:table-cell>
          <table:table-cell office:value-type="float" office:value="103458" calcext:value-type="float">
            <text:p>103458</text:p>
          </table:table-cell>
          <table:table-cell office:value-type="float" office:value="81377" calcext:value-type="float">
            <text:p>8137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Okanagan--Shuswap</text:p>
          </table:table-cell>
          <table:table-cell office:value-type="float" office:value="121474" calcext:value-type="float">
            <text:p>121474</text:p>
          </table:table-cell>
          <table:table-cell office:value-type="float" office:value="97554" calcext:value-type="float">
            <text:p>97554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09639" calcext:value-type="float">
            <text:p>109639</text:p>
          </table:table-cell>
          <table:table-cell office:value-type="float" office:value="85219" calcext:value-type="float">
            <text:p>85219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itt Meadows--Maple Ridge</text:p>
          </table:table-cell>
          <table:table-cell office:value-type="float" office:value="94111" calcext:value-type="float">
            <text:p>94111</text:p>
          </table:table-cell>
          <table:table-cell office:value-type="float" office:value="72635" calcext:value-type="float">
            <text:p>72635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</text:p>
          </table:table-cell>
          <table:table-cell office:value-type="float" office:value="108326" calcext:value-type="float">
            <text:p>108326</text:p>
          </table:table-cell>
          <table:table-cell office:value-type="float" office:value="79555" calcext:value-type="float">
            <text:p>79555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--Northern Rockies</text:p>
          </table:table-cell>
          <table:table-cell office:value-type="float" office:value="107382" calcext:value-type="float">
            <text:p>107382</text:p>
          </table:table-cell>
          <table:table-cell office:value-type="float" office:value="78250" calcext:value-type="float">
            <text:p>7825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 Centre</text:p>
          </table:table-cell>
          <table:table-cell office:value-type="float" office:value="93863" calcext:value-type="float">
            <text:p>93863</text:p>
          </table:table-cell>
          <table:table-cell office:value-type="float" office:value="69678" calcext:value-type="float">
            <text:p>69678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04285" calcext:value-type="float">
            <text:p>104285</text:p>
          </table:table-cell>
          <table:table-cell office:value-type="float" office:value="86863" calcext:value-type="float">
            <text:p>86863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--Bulkley Valley</text:p>
          </table:table-cell>
          <table:table-cell office:value-type="float" office:value="90586" calcext:value-type="float">
            <text:p>90586</text:p>
          </table:table-cell>
          <table:table-cell office:value-type="float" office:value="64846" calcext:value-type="float">
            <text:p>64846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Okanagan--West Kootenay</text:p>
          </table:table-cell>
          <table:table-cell office:value-type="float" office:value="112096" calcext:value-type="float">
            <text:p>112096</text:p>
          </table:table-cell>
          <table:table-cell office:value-type="float" office:value="91999" calcext:value-type="float">
            <text:p>91999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</text:p>
          </table:table-cell>
          <table:table-cell office:value-type="float" office:value="94678" calcext:value-type="float">
            <text:p>94678</text:p>
          </table:table-cell>
          <table:table-cell office:value-type="float" office:value="76833" calcext:value-type="float">
            <text:p>76833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teveston--Richmond East</text:p>
          </table:table-cell>
          <table:table-cell office:value-type="float" office:value="96610" calcext:value-type="float">
            <text:p>96610</text:p>
          </table:table-cell>
          <table:table-cell office:value-type="float" office:value="72225" calcext:value-type="float">
            <text:p>72225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Centr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1966" calcext:value-type="float">
            <text:p>71966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--Newton</text:p>
          </table:table-cell>
          <table:table-cell office:value-type="float" office:value="105183" calcext:value-type="float">
            <text:p>105183</text:p>
          </table:table-cell>
          <table:table-cell office:value-type="float" office:value="65954" calcext:value-type="float">
            <text:p>65954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02480" calcext:value-type="float">
            <text:p>102480</text:p>
          </table:table-cell>
          <table:table-cell office:value-type="float" office:value="88470" calcext:value-type="float">
            <text:p>8847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10097" calcext:value-type="float">
            <text:p>110097</text:p>
          </table:table-cell>
          <table:table-cell office:value-type="float" office:value="89324" calcext:value-type="float">
            <text:p>89324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Granville</text:p>
          </table:table-cell>
          <table:table-cell office:value-type="float" office:value="99886" calcext:value-type="float">
            <text:p>99886</text:p>
          </table:table-cell>
          <table:table-cell office:value-type="float" office:value="80488" calcext:value-type="float">
            <text:p>80488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02003" calcext:value-type="float">
            <text:p>102003</text:p>
          </table:table-cell>
          <table:table-cell office:value-type="float" office:value="72438" calcext:value-type="float">
            <text:p>72438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02416" calcext:value-type="float">
            <text:p>102416</text:p>
          </table:table-cell>
          <table:table-cell office:value-type="float" office:value="76038" calcext:value-type="float">
            <text:p>7603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00966" calcext:value-type="float">
            <text:p>100966</text:p>
          </table:table-cell>
          <table:table-cell office:value-type="float" office:value="70992" calcext:value-type="float">
            <text:p>70992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10942" calcext:value-type="float">
            <text:p>110942</text:p>
          </table:table-cell>
          <table:table-cell office:value-type="float" office:value="94627" calcext:value-type="float">
            <text:p>94627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12875" calcext:value-type="float">
            <text:p>112875</text:p>
          </table:table-cell>
          <table:table-cell office:value-type="float" office:value="90554" calcext:value-type="float">
            <text:p>90554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3897" calcext:value-type="float">
            <text:p>33897</text:p>
          </table:table-cell>
          <table:table-cell office:value-type="float" office:value="26879" calcext:value-type="float">
            <text:p>26879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orthwest Territories</text:p>
          </table:table-cell>
          <table:table-cell office:value-type="float" office:value="41462" calcext:value-type="float">
            <text:p>41462</text:p>
          </table:table-cell>
          <table:table-cell office:value-type="float" office:value="30110" calcext:value-type="float">
            <text:p>3011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31906" calcext:value-type="float">
            <text:p>31906</text:p>
          </table:table-cell>
          <table:table-cell office:value-type="float" office:value="20252" calcext:value-type="float">
            <text:p>2025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00-00-00</text:date>, <text:time style:data-style-name="N2" text:time-value="07:51:04.66377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07:31.325010212</meta:creation-date>
    <dc:date>2017-05-09T08:19:29.859653752</dc:date>
    <meta:editing-duration>PT13H22M30S</meta:editing-duration>
    <meta:editing-cycles>38</meta:editing-cycles>
    <meta:generator>LibreOffice/5.1.6.2$Linux_X86_64 LibreOffice_project/10m0$Build-2</meta:generator>
    <meta:document-statistic meta:table-count="9" meta:cell-count="13855" meta:object-count="0"/>
  </office:meta>
</office:document-meta>
</file>